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BEL Unicode" svg:font-family="'BABEL Unicode'"/>
    <style:font-face style:name="Georgia" svg:font-family="Georgia"/>
    <style:font-face style:name="LM Roman 10" svg:font-family="'LM Roman 10'"/>
    <style:font-face style:name="LM Roman 12" svg:font-family="'LM Roman 12'"/>
    <style:font-face style:name="LM Roman 17" svg:font-family="'LM Roman 17'"/>
    <style:font-face style:name="LM Roman 7" svg:font-family="'LM Roman 7'"/>
    <style:font-face style:name="LM Roman 8" svg:font-family="'LM Roman 8'"/>
    <style:font-face style:name="LM Roman Caps 10" svg:font-family="'LM Roman Caps 10'"/>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text-properties fo:font-weight="bold" style:font-weight-asian="bold" style:font-weight-complex="bold"/>
    </style:style>
    <style:style style:name="P4" style:family="paragraph" style:parent-style-name="Quotations" style:list-style-name="L1">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text-properties fo:font-style="italic" style:font-style-asian="italic" style:font-style-complex="italic"/>
    </style:style>
    <style:style style:name="P6" style:family="paragraph" style:parent-style-name="Heading_20_2" style:list-style-name="L23"/>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fo:letter-spacing="normal"/>
    </style:style>
    <style:style style:name="P38" style:family="paragraph" style:parent-style-name="Text_20_body">
      <style:paragraph-properties fo:margin-left="0in" fo:margin-right="0in" fo:margin-top="0.0071in" fo:margin-bottom="0in" loext:contextual-spacing="false" fo:orphans="2" fo:widows="2" fo:text-indent="0in" style:auto-text-indent="false"/>
      <style:text-properties fo:font-variant="normal" fo:text-transform="none" fo:color="#000000" fo:letter-spacing="normal"/>
    </style:style>
    <style:style style:name="P39" style:family="paragraph" style:parent-style-name="Text_20_body">
      <style:paragraph-properties fo:margin-left="0in" fo:margin-right="0in" fo:margin-top="0.0043in" fo:margin-bottom="0in" loext:contextual-spacing="false" fo:orphans="2" fo:widows="2" fo:text-indent="0in" style:auto-text-indent="false"/>
      <style:text-properties fo:font-variant="normal" fo:text-transform="none" fo:color="#000000" fo:letter-spacing="normal"/>
    </style:style>
    <style:style style:name="P40" style:family="paragraph" style:parent-style-name="Text_20_body">
      <style:paragraph-properties fo:margin-left="0in" fo:margin-right="0in" fo:margin-top="0.0043in" fo:margin-bottom="0in" loext:contextual-spacing="false" fo:orphans="2" fo:widows="2" fo:text-indent="0in" style:auto-text-indent="false"/>
    </style:style>
    <style:style style:name="P41" style:family="paragraph" style:parent-style-name="Text_20_body">
      <style:paragraph-properties fo:margin-left="0in" fo:margin-right="0in" fo:margin-top="0.0035in" fo:margin-bottom="0in" loext:contextual-spacing="false" fo:orphans="2" fo:widows="2" fo:text-indent="0in" style:auto-text-indent="false"/>
      <style:text-properties fo:font-variant="normal" fo:text-transform="none" fo:color="#000000" fo:letter-spacing="normal"/>
    </style:style>
    <style:style style:name="P42" style:family="paragraph" style:parent-style-name="Text_20_body">
      <style:paragraph-properties fo:margin-left="0in" fo:margin-right="0in" fo:margin-top="0.0035in" fo:margin-bottom="0in" loext:contextual-spacing="false" fo:orphans="2" fo:widows="2" fo:text-indent="0in" style:auto-text-indent="false"/>
    </style:style>
    <style:style style:name="P43" style:family="paragraph" style:parent-style-name="Text_20_body">
      <style:paragraph-properties fo:margin-left="0in" fo:margin-right="0in" fo:margin-top="0.0055in" fo:margin-bottom="0in" loext:contextual-spacing="false" fo:orphans="2" fo:widows="2" fo:text-indent="0in" style:auto-text-indent="false"/>
      <style:text-properties fo:font-variant="normal" fo:text-transform="none" fo:color="#000000" fo:letter-spacing="normal"/>
    </style:style>
    <style:style style:name="P44" style:family="paragraph" style:parent-style-name="Text_20_body">
      <style:paragraph-properties fo:margin-left="0in" fo:margin-right="0in" fo:margin-top="0.0063in" fo:margin-bottom="0in" loext:contextual-spacing="false" fo:orphans="2" fo:widows="2" fo:text-indent="0in" style:auto-text-indent="false"/>
      <style:text-properties fo:font-variant="normal" fo:text-transform="none" fo:color="#000000" fo:letter-spacing="normal"/>
    </style:style>
    <style:style style:name="P45" style:family="paragraph" style:parent-style-name="Text_20_body">
      <style:paragraph-properties fo:margin-left="0in" fo:margin-right="0in" fo:margin-top="0.0063in" fo:margin-bottom="0in" loext:contextual-spacing="false" fo:orphans="2" fo:widows="2" fo:text-indent="0in" style:auto-text-indent="false"/>
    </style:style>
    <style:style style:name="P46" style:family="paragraph" style:parent-style-name="Text_20_body">
      <style:paragraph-properties fo:margin-left="0in" fo:margin-right="0in" fo:margin-top="0.0047in" fo:margin-bottom="0in" loext:contextual-spacing="false" fo:orphans="2" fo:widows="2" fo:text-indent="0in" style:auto-text-indent="false"/>
      <style:text-properties fo:font-variant="normal" fo:text-transform="none" fo:color="#000000" fo:letter-spacing="normal"/>
    </style:style>
    <style:style style:name="P47" style:family="paragraph" style:parent-style-name="Text_20_body">
      <style:paragraph-properties fo:margin-left="0in" fo:margin-right="0in" fo:margin-top="0.0028in" fo:margin-bottom="0in" loext:contextual-spacing="false" fo:orphans="2" fo:widows="2" fo:text-indent="0in" style:auto-text-indent="false"/>
      <style:text-properties fo:font-variant="normal" fo:text-transform="none" fo:color="#000000" fo:letter-spacing="normal"/>
    </style:style>
    <style:style style:name="P48" style:family="paragraph" style:parent-style-name="Text_20_body">
      <style:paragraph-properties fo:margin-left="0in" fo:margin-right="0in" fo:margin-top="0.0083in" fo:margin-bottom="0in" loext:contextual-spacing="false" fo:orphans="2" fo:widows="2" fo:text-indent="0in" style:auto-text-indent="false"/>
      <style:text-properties fo:font-variant="normal" fo:text-transform="none" fo:color="#000000" fo:letter-spacing="normal"/>
    </style:style>
    <style:style style:name="P49" style:family="paragraph" style:parent-style-name="Text_20_body">
      <style:paragraph-properties fo:margin-left="0in" fo:margin-right="0in" fo:margin-top="0.0016in" fo:margin-bottom="0in" loext:contextual-spacing="false" fo:orphans="2" fo:widows="2" fo:text-indent="0in" style:auto-text-indent="false"/>
    </style:style>
    <style:style style:name="P50" style:family="paragraph" style:parent-style-name="Text_20_body">
      <style:paragraph-properties fo:margin-left="0in" fo:margin-right="0in" fo:margin-top="0.0008in" fo:margin-bottom="0in" loext:contextual-spacing="false" fo:orphans="2" fo:widows="2" fo:text-indent="0in" style:auto-text-indent="false"/>
      <style:text-properties fo:font-variant="normal" fo:text-transform="none" fo:color="#000000" fo:letter-spacing="normal"/>
    </style:style>
    <style:style style:name="P51" style:family="paragraph" style:parent-style-name="Text_20_body">
      <style:paragraph-properties fo:margin-left="0.9772in" fo:margin-right="0.7134in" fo:margin-top="0.1165in" fo:margin-bottom="0in" loext:contextual-spacing="false" style:line-height-at-least="0.3193in" fo:text-align="center" style:justify-single-word="false" fo:orphans="2" fo:widows="2" fo:text-indent="0in" style:auto-text-indent="false"/>
      <style:text-properties fo:font-variant="normal" fo:text-transform="none" fo:color="#000000" style:font-name="LM Roman 17" fo:font-size="20.5pt" fo:letter-spacing="normal" fo:font-style="normal" fo:font-weight="normal"/>
    </style:style>
    <style:style style:name="P52" style:family="paragraph" style:parent-style-name="Text_20_body">
      <style:paragraph-properties fo:margin-left="2.3866in" fo:margin-right="2.1244in" fo:margin-top="0.2291in" fo:margin-bottom="0in" loext:contextual-spacing="false" style:line-height-at-least="0.222in" fo:text-align="center" style:justify-single-word="false" fo:orphans="2" fo:widows="2" fo:text-indent="-0.0008in" style:auto-text-indent="false" fo:padding="0in" fo:border="none"/>
      <style:text-properties fo:font-variant="normal" fo:text-transform="none" fo:color="#000000" style:font-name="Times New Roman1" fo:font-size="14pt" fo:letter-spacing="normal" fo:font-style="normal" fo:font-weight="normal"/>
    </style:style>
    <style:style style:name="P53" style:family="paragraph" style:parent-style-name="Text_20_body">
      <style:paragraph-properties fo:margin-left="1.5283in" fo:margin-right="1.2654in" fo:margin-top="0.1854in" fo:margin-bottom="0in" loext:contextual-spacing="false" style:line-height-at-least="0.1807in" fo:text-align="center" style:justify-single-word="false" fo:orphans="2" fo:widows="2" fo:text-indent="0in" style:auto-text-indent="false"/>
      <style:text-properties fo:font-variant="normal" fo:text-transform="none" fo:color="#000000" style:font-name="LM Roman 12" fo:font-size="14pt" fo:letter-spacing="normal" fo:font-style="normal" fo:font-weight="normal"/>
    </style:style>
    <style:style style:name="P54" style:family="paragraph" style:parent-style-name="Text_20_body">
      <style:paragraph-properties fo:margin-left="0.9752in" fo:margin-right="0.7134in" fo:margin-top="0.0008in" fo:margin-bottom="0in" loext:contextual-spacing="false" fo:text-align="center" style:justify-single-word="false" fo:orphans="2" fo:widows="2" fo:text-indent="0in" style:auto-text-indent="false"/>
      <style:text-properties fo:font-variant="normal" fo:text-transform="none" fo:color="#000000" style:font-name="LM Roman 10" fo:font-size="11pt" fo:letter-spacing="normal" fo:font-style="normal" fo:font-weight="bold"/>
    </style:style>
    <style:style style:name="P55" style:family="paragraph" style:parent-style-name="Text_20_body">
      <style:paragraph-properties fo:margin-left="0.7445in" fo:margin-right="0.4807in" fo:margin-top="0.0972in" fo:margin-bottom="0in" loext:contextual-spacing="false" style:line-height-at-least="0.1665in" fo:text-align="justify" style:justify-single-word="false" fo:orphans="2" fo:widows="2" fo:text-indent="0.2272in" style:auto-text-indent="false"/>
      <style:text-properties fo:font-variant="normal" fo:text-transform="none" fo:color="#000000" style:font-name="Times New Roman1" fo:font-size="11pt" fo:letter-spacing="normal" fo:font-style="normal" fo:font-weight="normal"/>
    </style:style>
    <style:style style:name="P56" style:family="paragraph" style:parent-style-name="Text_20_body">
      <style:paragraph-properties fo:margin-left="0.7445in" fo:margin-right="0in" fo:margin-top="0in" fo:margin-bottom="0in" loext:contextual-spacing="false" style:line-height-at-least="0.1827in" fo:orphans="2" fo:widows="2" fo:text-indent="0in" style:auto-text-indent="false" style:writing-mode="rl-tb"/>
      <style:text-properties fo:font-variant="normal" fo:text-transform="none" fo:color="#000000" fo:letter-spacing="normal"/>
    </style:style>
    <style:style style:name="P57" style:family="paragraph" style:parent-style-name="Text_20_body">
      <style:paragraph-properties fo:margin-left="0.7445in" fo:margin-right="0in" fo:margin-top="0.0016in" fo:margin-bottom="0in" loext:contextual-spacing="false" style:line-height-at-least="0.1898in" fo:orphans="2" fo:widows="2" fo:text-indent="0in" style:auto-text-indent="false" style:writing-mode="rl-tb"/>
      <style:text-properties fo:font-variant="normal" fo:text-transform="none" fo:color="#000000" fo:letter-spacing="normal"/>
    </style:style>
    <style:style style:name="P58" style:family="paragraph" style:parent-style-name="Text_20_body">
      <style:paragraph-properties fo:margin-left="0.7445in" fo:margin-right="0.4807in" fo:margin-top="0.0209in" fo:margin-bottom="0in" loext:contextual-spacing="false" style:line-height-at-least="0.1665in"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59" style:family="paragraph" style:parent-style-name="Text_20_body">
      <style:paragraph-properties fo:margin-left="0.7445in" fo:margin-right="0.4811in" fo:margin-top="0.0209in" fo:margin-bottom="0in" loext:contextual-spacing="false" style:line-height-at-least="0.1665in"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style>
    <style:style style:name="P60" style:family="paragraph" style:parent-style-name="Text_20_body">
      <style:paragraph-properties fo:margin-left="0.0807in" fo:margin-right="0in" fo:margin-top="0.1063in" fo:margin-bottom="0in" loext:contextual-spacing="false" fo:orphans="2" fo:widows="2" fo:text-indent="0in" style:auto-text-indent="false"/>
      <style:text-properties fo:font-variant="normal" fo:text-transform="none" fo:color="#000000" style:font-name="LM Roman 12" fo:font-size="17pt" fo:letter-spacing="normal" fo:font-style="normal" fo:font-weight="bold"/>
    </style:style>
    <style:style style:name="P61" style:family="paragraph" style:parent-style-name="Text_20_body">
      <style:paragraph-properties fo:margin-left="0.0807in" fo:margin-right="0in" fo:margin-top="0.1291in" fo:margin-bottom="0in" loext:contextual-spacing="false" fo:orphans="2" fo:widows="2" fo:text-indent="0in" style:auto-text-indent="false"/>
    </style:style>
    <style:style style:name="P62" style:family="paragraph" style:parent-style-name="Text_20_body">
      <style:paragraph-properties fo:margin-left="0.0807in" fo:margin-right="0in" fo:margin-top="0.0819in" fo:margin-bottom="0in" loext:contextual-spacing="false" fo:text-align="justify"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63" style:family="paragraph" style:parent-style-name="Text_20_body">
      <style:paragraph-properties fo:margin-left="0.0807in" fo:margin-right="0in" fo:margin-top="0.0953in" fo:margin-bottom="0in" loext:contextual-spacing="false" fo:text-align="justify"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64" style:family="paragraph" style:parent-style-name="Text_20_body">
      <style:paragraph-properties fo:margin-left="0.0807in" fo:margin-right="0in" fo:margin-top="0in" fo:margin-bottom="0in" loext:contextual-spacing="false" style:line-height-at-least="0.1807in" fo:orphans="2" fo:widows="2" fo:text-indent="0in" style:auto-text-indent="false"/>
      <style:text-properties fo:font-variant="normal" fo:text-transform="none" fo:color="#000000" style:font-name="Times New Roman1" fo:font-size="12pt" fo:letter-spacing="normal" fo:font-style="normal" fo:font-weight="normal"/>
    </style:style>
    <style:style style:name="P65" style:family="paragraph" style:parent-style-name="Text_20_body">
      <style:paragraph-properties fo:margin-left="0.0807in" fo:margin-right="0in" fo:margin-top="0in" fo:margin-bottom="0in" loext:contextual-spacing="false" style:line-height-at-least="0.2299in" fo:orphans="2" fo:widows="2" fo:text-indent="0in" style:auto-text-indent="false"/>
      <style:text-properties fo:font-variant="normal" fo:text-transform="none" fo:color="#000000" style:font-name="Times New Roman1" fo:font-size="14pt" fo:letter-spacing="normal" fo:font-style="normal" fo:font-weight="normal"/>
    </style:style>
    <style:style style:name="P66" style:family="paragraph" style:parent-style-name="Text_20_body">
      <style:paragraph-properties fo:margin-left="0.0807in" fo:margin-right="0in" fo:margin-top="0in" fo:margin-bottom="0in" loext:contextual-spacing="false" style:line-height-at-least="0.2339in" fo:orphans="2" fo:widows="2" fo:text-indent="0in" style:auto-text-indent="false"/>
      <style:text-properties fo:font-variant="normal" fo:text-transform="none" fo:color="#000000" style:font-name="Times New Roman1" fo:font-size="14pt" fo:letter-spacing="normal" fo:font-style="normal" fo:font-weight="normal"/>
    </style:style>
    <style:style style:name="P67" style:family="paragraph" style:parent-style-name="Text_20_body">
      <style:paragraph-properties fo:margin-left="0.0807in" fo:margin-right="0in" fo:margin-top="0in" fo:margin-bottom="0in" loext:contextual-spacing="false" style:line-height-at-least="0.2146in" fo:orphans="2" fo:widows="2" fo:text-indent="0in" style:auto-text-indent="false"/>
      <style:text-properties fo:font-variant="normal" fo:text-transform="none" fo:color="#000000" style:font-name="Times New Roman1" fo:font-size="14pt" fo:letter-spacing="normal" fo:font-style="normal" fo:font-weight="normal"/>
    </style:style>
    <style:style style:name="P68" style:family="paragraph" style:parent-style-name="Text_20_body">
      <style:paragraph-properties fo:margin-left="0.0807in" fo:margin-right="0in" fo:margin-top="0in" fo:margin-bottom="0in" loext:contextual-spacing="false" style:line-height-at-least="0.2146in"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69" style:family="paragraph" style:parent-style-name="Text_20_body">
      <style:paragraph-properties fo:margin-left="0.0807in" fo:margin-right="0in" fo:margin-top="0in" fo:margin-bottom="0in" loext:contextual-spacing="false" style:line-height-at-least="0.2311in" fo:orphans="2" fo:widows="2" fo:text-indent="0in" style:auto-text-indent="false"/>
      <style:text-properties fo:font-variant="normal" fo:text-transform="none" fo:color="#000000" style:font-name="Times New Roman1" fo:font-size="14pt" fo:letter-spacing="normal" fo:font-style="normal" fo:font-weight="normal"/>
    </style:style>
    <style:style style:name="P70" style:family="paragraph" style:parent-style-name="Text_20_body">
      <style:paragraph-properties fo:margin-left="0.0807in" fo:margin-right="0in" fo:margin-top="0in" fo:margin-bottom="0in" loext:contextual-spacing="false" style:line-height-at-least="0.2252in" fo:orphans="2" fo:widows="2" fo:text-indent="0in" style:auto-text-indent="false"/>
      <style:text-properties fo:font-variant="normal" fo:text-transform="none" fo:color="#000000" style:font-name="Times New Roman1" fo:font-size="14pt" fo:letter-spacing="normal" fo:font-style="normal" fo:font-weight="normal"/>
    </style:style>
    <style:style style:name="P71" style:family="paragraph" style:parent-style-name="Text_20_body">
      <style:paragraph-properties fo:margin-left="0.0807in" fo:margin-right="0in" fo:margin-top="0in" fo:margin-bottom="0in" loext:contextual-spacing="false" style:line-height-at-least="0.1661in" fo:orphans="2" fo:widows="2" fo:text-indent="0in" style:auto-text-indent="false"/>
      <style:text-properties fo:font-variant="normal" fo:text-transform="none" fo:color="#000000" style:font-name="LM Roman 10" fo:font-size="10pt" fo:letter-spacing="normal" fo:font-style="normal" fo:font-weight="normal"/>
    </style:style>
    <style:style style:name="P72" style:family="paragraph" style:parent-style-name="Text_20_body">
      <style:paragraph-properties fo:margin-left="0.0807in" fo:margin-right="0in" fo:margin-top="0in" fo:margin-bottom="0in" loext:contextual-spacing="false" style:line-height-at-least="0.1965in" fo:orphans="2" fo:widows="2" fo:text-indent="0in" style:auto-text-indent="false"/>
      <style:text-properties fo:font-variant="normal" fo:text-transform="none" fo:color="#000000" style:font-name="LM Roman 10" fo:font-size="10pt" fo:letter-spacing="normal" fo:font-style="normal" fo:font-weight="normal"/>
    </style:style>
    <style:style style:name="P73" style:family="paragraph" style:parent-style-name="Text_20_body">
      <style:paragraph-properties fo:margin-left="0.0807in" fo:margin-right="0in" fo:margin-top="0in" fo:margin-bottom="0in" loext:contextual-spacing="false" style:line-height-at-least="0.1807in" fo:orphans="2" fo:widows="2" fo:text-indent="0in" style:auto-text-indent="false"/>
      <style:text-properties fo:font-variant="normal" fo:text-transform="none" fo:color="#000000" style:font-name="LM Roman 10" fo:font-size="10pt" fo:letter-spacing="normal" fo:font-style="normal" fo:font-weight="normal"/>
    </style:style>
    <style:style style:name="P74" style:family="paragraph" style:parent-style-name="Text_20_body">
      <style:paragraph-properties fo:margin-left="0.0807in" fo:margin-right="0in" fo:margin-top="0in" fo:margin-bottom="0in" loext:contextual-spacing="false" style:line-height-at-least="0.2008in" fo:orphans="2" fo:widows="2" fo:text-indent="0in" style:auto-text-indent="false" style:writing-mode="rl-tb"/>
      <style:text-properties fo:font-variant="normal" fo:text-transform="none" fo:color="#000000" fo:letter-spacing="normal"/>
    </style:style>
    <style:style style:name="P75" style:family="paragraph" style:parent-style-name="Text_20_body">
      <style:paragraph-properties fo:margin-left="0.0807in" fo:margin-right="0in" fo:margin-top="0in" fo:margin-bottom="0in" loext:contextual-spacing="false" style:line-height-at-least="0.2362in" fo:orphans="2" fo:widows="2" fo:text-indent="0in" style:auto-text-indent="false" style:writing-mode="rl-tb"/>
      <style:text-properties fo:font-variant="normal" fo:text-transform="none" fo:color="#000000" fo:letter-spacing="normal"/>
    </style:style>
    <style:style style:name="P76" style:family="paragraph" style:parent-style-name="Text_20_body">
      <style:paragraph-properties fo:margin-left="0.0807in" fo:margin-right="0in" fo:margin-top="0in" fo:margin-bottom="0in" loext:contextual-spacing="false" style:line-height-at-least="0.2311in" fo:orphans="2" fo:widows="2" fo:text-indent="0in" style:auto-text-indent="false" style:writing-mode="rl-tb"/>
      <style:text-properties fo:font-variant="normal" fo:text-transform="none" fo:color="#000000" fo:letter-spacing="normal"/>
    </style:style>
    <style:style style:name="P77" style:family="paragraph" style:parent-style-name="Text_20_body">
      <style:paragraph-properties fo:margin-left="0.0807in" fo:margin-right="0in" fo:margin-top="0in" fo:margin-bottom="0in" loext:contextual-spacing="false" style:line-height-at-least="0.2063in" fo:text-align="start" style:justify-single-word="false" fo:orphans="2" fo:widows="2" fo:text-indent="0in" style:auto-text-indent="false" style:writing-mode="lr-tb"/>
      <style:text-properties fo:font-variant="normal" fo:text-transform="none" fo:color="#000000" fo:letter-spacing="normal"/>
    </style:style>
    <style:style style:name="P78" style:family="paragraph" style:parent-style-name="Text_20_body">
      <style:paragraph-properties fo:margin-left="0.0807in" fo:margin-right="0in" fo:margin-top="0.0035in" fo:margin-bottom="0in" loext:contextual-spacing="false" style:line-height-at-least="0.1665in" fo:orphans="2" fo:widows="2" fo:text-indent="0in" style:auto-text-indent="false" style:writing-mode="rl-tb"/>
      <style:text-properties fo:font-variant="normal" fo:text-transform="none" fo:color="#000000" fo:letter-spacing="normal"/>
    </style:style>
    <style:style style:name="P79" style:family="paragraph" style:parent-style-name="Text_20_body">
      <style:paragraph-properties fo:margin-left="0.0807in" fo:margin-right="0in" fo:margin-top="0.0272in" fo:margin-bottom="0in" loext:contextual-spacing="false" style:line-height-at-least="0.1807in" fo:orphans="2" fo:widows="2" fo:text-indent="0in" style:auto-text-indent="false"/>
      <style:text-properties fo:font-variant="normal" fo:text-transform="none" fo:color="#000000" style:font-name="Times New Roman1" fo:font-size="12pt" fo:letter-spacing="normal" fo:font-style="normal" fo:font-weight="normal"/>
    </style:style>
    <style:style style:name="P80" style:family="paragraph" style:parent-style-name="Text_20_body">
      <style:paragraph-properties fo:margin-left="0.0807in" fo:margin-right="0in" fo:margin-top="0.0382in" fo:margin-bottom="0in" loext:contextual-spacing="false" style:line-height-at-least="0.2016in" fo:orphans="2" fo:widows="2" fo:text-indent="0in" style:auto-text-indent="false"/>
      <style:text-properties fo:font-variant="normal" fo:text-transform="none" fo:color="#000000" style:font-name="Times New Roman1" fo:font-size="14pt" fo:letter-spacing="normal" fo:font-style="normal" fo:font-weight="normal"/>
    </style:style>
    <style:style style:name="P81" style:family="paragraph" style:parent-style-name="Text_20_body">
      <style:paragraph-properties fo:margin-left="0.0807in" fo:margin-right="0in" fo:margin-top="0.0138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82" style:family="paragraph" style:parent-style-name="Text_20_body">
      <style:paragraph-properties fo:margin-left="0.0807in" fo:margin-right="0in" fo:margin-top="0.0098in" fo:margin-bottom="0in" loext:contextual-spacing="false" fo:orphans="2" fo:widows="2" fo:text-indent="0in" style:auto-text-indent="false" style:writing-mode="rl-tb"/>
      <style:text-properties fo:font-variant="normal" fo:text-transform="none" fo:color="#000000" fo:letter-spacing="normal"/>
    </style:style>
    <style:style style:name="P83" style:family="paragraph" style:parent-style-name="Text_20_body">
      <style:paragraph-properties fo:margin-left="0.0807in" fo:margin-right="0in" fo:margin-top="0.0689in" fo:margin-bottom="0in" loext:contextual-spacing="false" fo:orphans="2" fo:widows="2" fo:text-indent="0in" style:auto-text-indent="false" style:writing-mode="rl-tb"/>
      <style:text-properties fo:font-variant="normal" fo:text-transform="none" fo:color="#000000" fo:letter-spacing="normal"/>
    </style:style>
    <style:style style:name="P84" style:family="paragraph" style:parent-style-name="Text_20_body">
      <style:paragraph-properties fo:margin-left="0.0807in" fo:margin-right="0in" fo:margin-top="0.0693in" fo:margin-bottom="0in" loext:contextual-spacing="false" style:line-height-at-least="0.2016in" fo:orphans="2" fo:widows="2" fo:text-indent="0in" style:auto-text-indent="false"/>
      <style:text-properties fo:font-variant="normal" fo:text-transform="none" fo:color="#000000" style:font-name="Times New Roman1" fo:font-size="14pt" fo:letter-spacing="normal" fo:font-style="normal" fo:font-weight="normal"/>
    </style:style>
    <style:style style:name="P85" style:family="paragraph" style:parent-style-name="Text_20_body">
      <style:paragraph-properties fo:margin-left="0.0807in" fo:margin-right="0in" fo:margin-top="0.0256in" fo:margin-bottom="0in" loext:contextual-spacing="false" style:line-height-at-least="0.1807in" fo:orphans="2" fo:widows="2" fo:text-indent="0in" style:auto-text-indent="false"/>
      <style:text-properties fo:font-variant="normal" fo:text-transform="none" fo:color="#000000" style:font-name="Times New Roman1" fo:font-size="12pt" fo:letter-spacing="normal" fo:font-style="normal" fo:font-weight="normal"/>
    </style:style>
    <style:style style:name="P86" style:family="paragraph" style:parent-style-name="Text_20_body">
      <style:paragraph-properties fo:margin-left="0.0807in" fo:margin-right="0in" fo:margin-top="0.1319in" fo:margin-bottom="0in" loext:contextual-spacing="false" style:line-height-at-least="0.1807in" fo:orphans="2" fo:widows="2" fo:text-indent="0in" style:auto-text-indent="false"/>
      <style:text-properties fo:font-variant="normal" fo:text-transform="none" fo:color="#000000" style:font-name="Times New Roman1" fo:font-size="12pt" fo:letter-spacing="normal" fo:font-style="normal" fo:font-weight="normal"/>
    </style:style>
    <style:style style:name="P87" style:family="paragraph" style:parent-style-name="Text_20_body">
      <style:paragraph-properties fo:margin-left="0.0807in" fo:margin-right="0in" fo:margin-top="0.0299in" fo:margin-bottom="0in" loext:contextual-spacing="false" style:line-height-at-least="0.1807in" fo:orphans="2" fo:widows="2" fo:text-indent="0in" style:auto-text-indent="false" style:writing-mode="rl-tb"/>
      <style:text-properties fo:font-variant="normal" fo:text-transform="none" fo:color="#000000" fo:letter-spacing="normal"/>
    </style:style>
    <style:style style:name="P88" style:family="paragraph" style:parent-style-name="Text_20_body">
      <style:paragraph-properties fo:margin-left="0.0807in" fo:margin-right="0in" fo:margin-top="0.1098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89" style:family="paragraph" style:parent-style-name="Text_20_body">
      <style:paragraph-properties fo:margin-left="0.0807in" fo:margin-right="0in" fo:margin-top="0.083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90" style:family="paragraph" style:parent-style-name="Text_20_body">
      <style:paragraph-properties fo:margin-left="0.0807in" fo:margin-right="0in" fo:margin-top="0.002in" fo:margin-bottom="0in" loext:contextual-spacing="false" style:line-height-at-least="0.2209in" fo:orphans="2" fo:widows="2" fo:text-indent="0in" style:auto-text-indent="false" style:writing-mode="rl-tb"/>
      <style:text-properties fo:font-variant="normal" fo:text-transform="none" fo:color="#000000" fo:letter-spacing="normal"/>
    </style:style>
    <style:style style:name="P91" style:family="paragraph" style:parent-style-name="Text_20_body">
      <style:paragraph-properties fo:margin-left="0.0807in" fo:margin-right="0in" fo:margin-top="0.002in" fo:margin-bottom="0in" loext:contextual-spacing="false" fo:orphans="2" fo:widows="2" fo:text-indent="0in" style:auto-text-indent="false" style:writing-mode="rl-tb"/>
      <style:text-properties fo:font-variant="normal" fo:text-transform="none" fo:color="#000000" fo:letter-spacing="normal"/>
    </style:style>
    <style:style style:name="P92" style:family="paragraph" style:parent-style-name="Text_20_body">
      <style:paragraph-properties fo:margin-left="0.0807in" fo:margin-right="0in" fo:margin-top="0.1091in" fo:margin-bottom="0in" loext:contextual-spacing="false" style:line-height-at-least="0.2252in" fo:orphans="2" fo:widows="2" fo:text-indent="0in" style:auto-text-indent="false"/>
      <style:text-properties fo:font-variant="normal" fo:text-transform="none" fo:color="#000000" style:font-name="Times New Roman1" fo:font-size="14pt" fo:letter-spacing="normal" fo:font-style="normal" fo:font-weight="normal"/>
    </style:style>
    <style:style style:name="P93" style:family="paragraph" style:parent-style-name="Text_20_body">
      <style:paragraph-properties fo:margin-left="0.0807in" fo:margin-right="0in" fo:margin-top="0.1402in" fo:margin-bottom="0in" loext:contextual-spacing="false" fo:orphans="2" fo:widows="2" fo:text-indent="0in" style:auto-text-indent="false"/>
      <style:text-properties fo:font-variant="normal" fo:text-transform="none" fo:color="#000000" style:font-name="LM Roman 12" fo:font-size="17pt" fo:letter-spacing="normal" fo:font-style="normal" fo:font-weight="bold"/>
    </style:style>
    <style:style style:name="P94" style:family="paragraph" style:parent-style-name="Text_20_body">
      <style:paragraph-properties fo:margin-left="0.0807in" fo:margin-right="0in" fo:margin-top="0.0728in" fo:margin-bottom="0in" loext:contextual-spacing="false" style:line-height-at-least="0.2181in" fo:orphans="2" fo:widows="2" fo:text-indent="0in" style:auto-text-indent="false"/>
      <style:text-properties fo:font-variant="normal" fo:text-transform="none" fo:color="#000000" style:font-name="Times New Roman1" fo:font-size="14pt" fo:letter-spacing="normal" fo:font-style="normal" fo:font-weight="normal"/>
    </style:style>
    <style:style style:name="P95" style:family="paragraph" style:parent-style-name="Text_20_body">
      <style:paragraph-properties fo:margin-left="0.0807in" fo:margin-right="0in" fo:margin-top="0.0736in" fo:margin-bottom="0in" loext:contextual-spacing="false" style:line-height-at-least="0.2181in"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96" style:family="paragraph" style:parent-style-name="Text_20_body">
      <style:paragraph-properties fo:margin-left="0.3291in" fo:margin-right="0in" fo:margin-top="0.1091in" fo:margin-bottom="0in" loext:contextual-spacing="false" fo:orphans="2" fo:widows="2" fo:text-indent="-0.2492in" style:auto-text-indent="false"/>
    </style:style>
    <style:style style:name="P97" style:family="paragraph" style:parent-style-name="Text_20_body">
      <style:paragraph-properties fo:margin-left="0.3291in" fo:margin-right="0in" fo:margin-top="0.1291in" fo:margin-bottom="0in" loext:contextual-spacing="false" style:line-height-at-least="0.2201in" fo:orphans="2" fo:widows="2" fo:text-indent="-0.2492in" style:auto-text-indent="false"/>
    </style:style>
    <style:style style:name="P98" style:family="paragraph" style:parent-style-name="Text_20_body">
      <style:paragraph-properties fo:margin-left="0.3291in" fo:margin-right="0in" fo:margin-top="0.1291in" fo:margin-bottom="0in" loext:contextual-spacing="false" fo:orphans="2" fo:widows="2" fo:text-indent="-0.2492in" style:auto-text-indent="false"/>
    </style:style>
    <style:style style:name="P99" style:family="paragraph" style:parent-style-name="Text_20_body">
      <style:paragraph-properties fo:margin-left="0.3291in" fo:margin-right="0in" fo:margin-top="0.1307in" fo:margin-bottom="0in" loext:contextual-spacing="false" fo:orphans="2" fo:widows="2" fo:text-indent="-0.2492in" style:auto-text-indent="false"/>
    </style:style>
    <style:style style:name="P100" style:family="paragraph" style:parent-style-name="Text_20_body">
      <style:paragraph-properties fo:margin-left="0.711in" fo:margin-right="0in" fo:margin-top="0in" fo:margin-bottom="0in" loext:contextual-spacing="false" style:line-height-at-least="0.2in" fo:orphans="2" fo:widows="2" fo:text-indent="-0.3827in" style:auto-text-indent="false"/>
    </style:style>
    <style:style style:name="P101" style:family="paragraph" style:parent-style-name="Text_20_body">
      <style:paragraph-properties fo:margin-left="0.711in" fo:margin-right="0in" fo:margin-top="0in" fo:margin-bottom="0in" loext:contextual-spacing="false" style:line-height-at-least="0.2008in" fo:orphans="2" fo:widows="2" fo:text-indent="-0.3827in" style:auto-text-indent="false"/>
    </style:style>
    <style:style style:name="P102" style:family="paragraph" style:parent-style-name="Text_20_body">
      <style:paragraph-properties fo:margin-left="0.711in" fo:margin-right="0in" fo:margin-top="0in" fo:margin-bottom="0in" loext:contextual-spacing="false" style:line-height-at-least="0.2173in" fo:orphans="2" fo:widows="2" fo:text-indent="-0.3827in" style:auto-text-indent="false"/>
    </style:style>
    <style:style style:name="P103" style:family="paragraph" style:parent-style-name="Text_20_body">
      <style:paragraph-properties fo:margin-left="0.122in" fo:margin-right="0in" fo:margin-top="0in" fo:margin-bottom="0in" loext:contextual-spacing="false" fo:orphans="2" fo:widows="2" fo:text-indent="0in" style:auto-text-indent="false"/>
      <style:text-properties fo:font-variant="normal" fo:text-transform="none" fo:color="#000000" style:font-name="LM Roman 10" fo:font-size="10pt" fo:letter-spacing="normal" fo:font-style="italic" fo:font-weight="normal"/>
    </style:style>
    <style:style style:name="P104" style:family="paragraph" style:parent-style-name="Text_20_body">
      <style:paragraph-properties fo:margin-left="0.4535in" fo:margin-right="0in" fo:margin-top="0.1402in" fo:margin-bottom="0in" loext:contextual-spacing="false" fo:orphans="2" fo:widows="2" fo:text-indent="-0.3736in" style:auto-text-indent="false"/>
      <style:text-properties fo:font-variant="normal" fo:text-transform="none" fo:color="#000000" style:font-name="Times New Roman1" fo:font-size="14pt" fo:letter-spacing="normal" fo:font-style="normal" fo:font-weight="normal"/>
    </style:style>
    <style:style style:name="P105" style:family="paragraph" style:parent-style-name="Text_20_body">
      <style:paragraph-properties fo:margin-left="0.4535in" fo:margin-right="0in" fo:margin-top="0in" fo:margin-bottom="0in" loext:contextual-spacing="false" fo:orphans="2" fo:widows="2" fo:text-indent="-0.3736in" style:auto-text-indent="false"/>
      <style:text-properties fo:font-variant="normal" fo:text-transform="none" fo:color="#000000" style:font-name="Times New Roman1" fo:font-size="14pt" fo:letter-spacing="normal" fo:font-style="normal" fo:font-weight="normal"/>
    </style:style>
    <style:style style:name="P106" style:family="paragraph" style:parent-style-name="Text_20_body">
      <style:paragraph-properties fo:margin-left="0.0807in" fo:margin-right="0.3146in" fo:margin-top="0.1354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107" style:family="paragraph" style:parent-style-name="Text_20_body">
      <style:paragraph-properties fo:margin-left="0.0807in" fo:margin-right="0.3146in" fo:margin-top="0.0917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108" style:family="paragraph" style:parent-style-name="Text_20_body">
      <style:paragraph-properties fo:margin-left="0.0807in" fo:margin-right="0.3146in" fo:margin-top="0.0925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109" style:family="paragraph" style:parent-style-name="Text_20_body">
      <style:paragraph-properties fo:margin-left="0.0807in" fo:margin-right="0.3146in" fo:margin-top="0.1283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110" style:family="paragraph" style:parent-style-name="Text_20_body">
      <style:paragraph-properties fo:margin-left="0.0807in" fo:margin-right="0.3146in" fo:margin-top="0.0902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111" style:family="paragraph" style:parent-style-name="Text_20_body">
      <style:paragraph-properties fo:margin-left="0.0807in" fo:margin-right="0.3146in" fo:margin-top="0.1311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112" style:family="paragraph" style:parent-style-name="Text_20_body">
      <style:paragraph-properties fo:margin-left="0.0807in" fo:margin-right="0.3146in" fo:margin-top="0.0256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113" style:family="paragraph" style:parent-style-name="Text_20_body">
      <style:paragraph-properties fo:margin-left="0.0807in" fo:margin-right="0.3154in" fo:margin-top="0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114" style:family="paragraph" style:parent-style-name="Text_20_body">
      <style:paragraph-properties fo:margin-left="0.0807in" fo:margin-right="0.3154in" fo:margin-top="0.0953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115" style:family="paragraph" style:parent-style-name="Text_20_body">
      <style:paragraph-properties fo:margin-left="0.0807in" fo:margin-right="0.3154in" fo:margin-top="0.0902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116" style:family="paragraph" style:parent-style-name="Text_20_body">
      <style:paragraph-properties fo:margin-left="0.0807in" fo:margin-right="0.3154in" fo:margin-top="0.0453in" fo:margin-bottom="0in" loext:contextual-spacing="false" style:line-height-at-least="0.1807in" fo:text-align="justify" style:justify-single-word="false" fo:orphans="2" fo:widows="2" fo:text-indent="0in" style:auto-text-indent="false" style:writing-mode="rl-tb"/>
      <style:text-properties fo:font-variant="normal" fo:text-transform="none" fo:color="#000000" fo:letter-spacing="normal"/>
    </style:style>
    <style:style style:name="P117" style:family="paragraph" style:parent-style-name="Text_20_body">
      <style:paragraph-properties fo:margin-left="0.0807in" fo:margin-right="0.3154in" fo:margin-top="0.1307in" fo:margin-bottom="0in" loext:contextual-spacing="false" style:line-height-at-least="0.1807in" fo:text-align="justify"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118" style:family="paragraph" style:parent-style-name="Text_20_body">
      <style:paragraph-properties fo:margin-left="0.0807in" fo:margin-right="0.3154in" fo:margin-top="0.0256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119" style:family="paragraph" style:parent-style-name="Text_20_body">
      <style:paragraph-properties fo:margin-left="0.0807in" fo:margin-right="0.3154in" fo:margin-top="0in" fo:margin-bottom="0in" loext:contextual-spacing="false" style:line-height-at-least="0.1807in" fo:text-align="justify" style:justify-single-word="false" fo:orphans="2" fo:widows="2" fo:text-indent="0.2484in" style:auto-text-indent="false"/>
      <style:text-properties fo:font-variant="normal" fo:text-transform="none" fo:color="#000000" style:font-name="LM Roman 12" fo:font-size="12pt" fo:letter-spacing="normal" fo:font-style="normal" fo:font-weight="normal"/>
    </style:style>
    <style:style style:name="P120" style:family="paragraph" style:parent-style-name="Text_20_body">
      <style:paragraph-properties fo:margin-left="0.0807in" fo:margin-right="0.3154in" fo:margin-top="0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21" style:family="paragraph" style:parent-style-name="Text_20_body">
      <style:paragraph-properties fo:margin-left="0.0807in" fo:margin-right="0.3154in" fo:margin-top="0.111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22" style:family="paragraph" style:parent-style-name="Text_20_body">
      <style:paragraph-properties fo:margin-left="0.0807in" fo:margin-right="0.3154in" fo:margin-top="0.1102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23" style:family="paragraph" style:parent-style-name="Text_20_body">
      <style:paragraph-properties fo:margin-left="0.0807in" fo:margin-right="0.3154in" fo:margin-top="0.1083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24" style:family="paragraph" style:parent-style-name="Text_20_body">
      <style:paragraph-properties fo:margin-left="0.0807in" fo:margin-right="0.3154in" fo:margin-top="0.0638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25" style:family="paragraph" style:parent-style-name="Text_20_body">
      <style:paragraph-properties fo:margin-left="0.0807in" fo:margin-right="0.3154in" fo:margin-top="0.128in" fo:margin-bottom="0in" loext:contextual-spacing="false" style:line-height-at-least="0.1807in" fo:text-align="justify" style:justify-single-word="false" fo:orphans="2" fo:widows="2" fo:text-indent="0.2484in" style:auto-text-indent="false" style:writing-mode="rl-tb"/>
      <style:text-properties fo:font-variant="normal" fo:text-transform="none" fo:color="#000000" fo:letter-spacing="normal"/>
    </style:style>
    <style:style style:name="P126" style:family="paragraph" style:parent-style-name="Text_20_body">
      <style:paragraph-properties fo:margin-left="0.4953in" fo:margin-right="0.6929in" fo:margin-top="0.1047in" fo:margin-bottom="0in" loext:contextual-spacing="false" style:line-height-at-least="0.1807in" fo:text-align="justify" style:justify-single-word="false" fo:orphans="2" fo:widows="2" fo:text-indent="0in" style:auto-text-indent="false"/>
      <style:text-properties fo:font-variant="normal" fo:text-transform="none" fo:color="#000000" style:font-name="Times New Roman1" fo:font-size="12pt" fo:letter-spacing="normal" fo:font-style="normal" fo:font-weight="normal"/>
    </style:style>
    <style:style style:name="P127" style:family="paragraph" style:parent-style-name="Text_20_body">
      <style:paragraph-properties fo:margin-left="0.6165in" fo:margin-right="0in" fo:margin-top="0.0917in" fo:margin-bottom="0in" loext:contextual-spacing="false" fo:text-align="justify" style:justify-single-word="false" fo:orphans="2" fo:widows="2" fo:text-indent="-0.3744in" style:auto-text-indent="false"/>
      <style:text-properties fo:font-variant="normal" fo:text-transform="none" fo:color="#000000" style:font-name="Times New Roman1" fo:font-size="14pt" fo:letter-spacing="normal" fo:font-style="normal" fo:font-weight="normal"/>
    </style:style>
    <style:style style:name="P128" style:family="paragraph" style:parent-style-name="Text_20_body">
      <style:paragraph-properties fo:margin-left="0.6165in" fo:margin-right="0in" fo:margin-top="0.0181in" fo:margin-bottom="0in" loext:contextual-spacing="false" fo:text-align="justify" style:justify-single-word="false" fo:orphans="2" fo:widows="2" fo:text-indent="-0.3744in" style:auto-text-indent="false"/>
      <style:text-properties fo:font-variant="normal" fo:text-transform="none" fo:color="#000000" style:font-name="Times New Roman1" fo:font-size="14pt" fo:letter-spacing="normal" fo:font-style="normal" fo:font-weight="normal"/>
    </style:style>
    <style:style style:name="P129" style:family="paragraph" style:parent-style-name="Text_20_body">
      <style:paragraph-properties fo:margin-left="0.6165in" fo:margin-right="0in" fo:margin-top="0.0902in" fo:margin-bottom="0in" loext:contextual-spacing="false" style:line-height-at-least="0.2181in" fo:text-align="justify" style:justify-single-word="false" fo:orphans="2" fo:widows="2" fo:text-indent="-0.3744in" style:auto-text-indent="false"/>
      <style:text-properties fo:font-variant="normal" fo:text-transform="none" fo:color="#000000" style:font-name="Times New Roman1" fo:font-size="14pt" fo:letter-spacing="normal" fo:font-style="normal" fo:font-weight="normal"/>
    </style:style>
    <style:style style:name="P130" style:family="paragraph" style:parent-style-name="Text_20_body">
      <style:paragraph-properties fo:margin-left="0.6165in" fo:margin-right="0in" fo:margin-top="0.0839in" fo:margin-bottom="0in" loext:contextual-spacing="false" style:line-height-at-least="0.2181in" fo:text-align="justify" style:justify-single-word="false" fo:orphans="2" fo:widows="2" fo:text-indent="-0.3744in" style:auto-text-indent="false"/>
      <style:text-properties fo:font-variant="normal" fo:text-transform="none" fo:color="#000000" style:font-name="Times New Roman1" fo:font-size="14pt" fo:letter-spacing="normal" fo:font-style="normal" fo:font-weight="normal"/>
    </style:style>
    <style:style style:name="P131" style:family="paragraph" style:parent-style-name="Text_20_body">
      <style:paragraph-properties fo:margin-left="0.6165in" fo:margin-right="0in" fo:margin-top="0in" fo:margin-bottom="0in" loext:contextual-spacing="false" style:line-height-at-least="0.2in" fo:text-align="justify"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132" style:family="paragraph" style:parent-style-name="Text_20_body">
      <style:paragraph-properties fo:margin-left="0.6165in" fo:margin-right="0in" fo:margin-top="0in" fo:margin-bottom="0in" loext:contextual-spacing="false" style:line-height-at-least="0.2189in"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33" style:family="paragraph" style:parent-style-name="Text_20_body">
      <style:paragraph-properties fo:margin-left="0.6165in" fo:margin-right="0in" fo:margin-top="0in" fo:margin-bottom="0in" loext:contextual-spacing="false" style:line-height-at-least="0.2189in" fo:orphans="2" fo:widows="2" fo:text-indent="0in" style:auto-text-indent="false"/>
      <style:text-properties fo:font-variant="normal" fo:text-transform="none" fo:color="#000000" style:font-name="Times New Roman1" fo:font-size="14pt" fo:letter-spacing="normal" fo:font-style="normal" fo:font-weight="normal"/>
    </style:style>
    <style:style style:name="P134" style:family="paragraph" style:parent-style-name="Text_20_body">
      <style:paragraph-properties fo:margin-left="0.6165in" fo:margin-right="0in" fo:margin-top="0in" fo:margin-bottom="0in" loext:contextual-spacing="false" style:line-height-at-least="0.2339in" fo:orphans="2" fo:widows="2" fo:text-indent="0in" style:auto-text-indent="false"/>
      <style:text-properties fo:font-variant="normal" fo:text-transform="none" fo:color="#000000" style:font-name="Times New Roman1" fo:font-size="14pt" fo:letter-spacing="normal" fo:font-style="normal" fo:font-weight="normal"/>
    </style:style>
    <style:style style:name="P135" style:family="paragraph" style:parent-style-name="Text_20_body">
      <style:paragraph-properties fo:margin-left="0.6165in" fo:margin-right="0in" fo:margin-top="0in" fo:margin-bottom="0in" loext:contextual-spacing="false" style:line-height-at-least="0.2335in" fo:orphans="2" fo:widows="2" fo:text-indent="0in" style:auto-text-indent="false"/>
      <style:text-properties fo:font-variant="normal" fo:text-transform="none" fo:color="#000000" style:font-name="Times New Roman1" fo:font-size="14pt" fo:letter-spacing="normal" fo:font-style="normal" fo:font-weight="normal"/>
    </style:style>
    <style:style style:name="P136" style:family="paragraph" style:parent-style-name="Text_20_body">
      <style:paragraph-properties fo:margin-left="0.6165in" fo:margin-right="0in" fo:margin-top="0in" fo:margin-bottom="0in" loext:contextual-spacing="false" style:line-height-at-least="0.2244in" fo:orphans="2" fo:widows="2" fo:text-indent="0in" style:auto-text-indent="false"/>
      <style:text-properties fo:font-variant="normal" fo:text-transform="none" fo:color="#000000" style:font-name="Times New Roman1" fo:font-size="14pt" fo:letter-spacing="normal" fo:font-style="normal" fo:font-weight="normal"/>
    </style:style>
    <style:style style:name="P137" style:family="paragraph" style:parent-style-name="Text_20_body">
      <style:paragraph-properties fo:margin-left="0.6165in" fo:margin-right="0in" fo:margin-top="0in" fo:margin-bottom="0in" loext:contextual-spacing="false" style:line-height-at-least="0.2181in" fo:orphans="2" fo:widows="2" fo:text-indent="0in" style:auto-text-indent="false"/>
      <style:text-properties fo:font-variant="normal" fo:text-transform="none" fo:color="#000000" fo:letter-spacing="normal"/>
    </style:style>
    <style:style style:name="P138" style:family="paragraph" style:parent-style-name="Text_20_body">
      <style:paragraph-properties fo:margin-left="0.6165in" fo:margin-right="0in" fo:margin-top="0.0256in" fo:margin-bottom="0in" loext:contextual-spacing="false" style:line-height-at-least="0.1807in" fo:orphans="2" fo:widows="2" fo:text-indent="0in" style:auto-text-indent="false"/>
      <style:text-properties fo:font-variant="normal" fo:text-transform="none" fo:color="#000000" style:font-name="Times New Roman1" fo:font-size="12pt" fo:letter-spacing="normal" fo:font-style="normal" fo:font-weight="normal"/>
    </style:style>
    <style:style style:name="P139" style:family="paragraph" style:parent-style-name="Text_20_body">
      <style:paragraph-properties fo:margin-left="0.9661in" fo:margin-right="0in" fo:margin-top="0in" fo:margin-bottom="0in" loext:contextual-spacing="false" style:line-height-at-least="0.2193in"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40" style:family="paragraph" style:parent-style-name="Text_20_body">
      <style:paragraph-properties fo:margin-left="0.9661in" fo:margin-right="0in" fo:margin-top="0in" fo:margin-bottom="0in" loext:contextual-spacing="false" style:line-height-at-least="0.2189in" fo:orphans="2" fo:widows="2" fo:text-indent="0in" style:auto-text-indent="false"/>
      <style:text-properties fo:font-variant="normal" fo:text-transform="none" fo:color="#000000" style:font-name="Times New Roman1" fo:font-size="14pt" fo:letter-spacing="normal" fo:font-style="normal" fo:font-weight="normal"/>
    </style:style>
    <style:style style:name="P141" style:family="paragraph" style:parent-style-name="Text_20_body">
      <style:paragraph-properties fo:margin-left="0.4953in" fo:margin-right="0.3154in" fo:margin-top="0.1071in" fo:margin-bottom="0in" loext:contextual-spacing="false" style:line-height-at-least="0.1807in" fo:orphans="2" fo:widows="2" fo:text-indent="-0.2098in" style:auto-text-indent="false"/>
      <style:text-properties fo:font-variant="normal" fo:text-transform="none" fo:color="#000000" style:font-name="Times New Roman1" fo:font-size="12pt" fo:letter-spacing="normal" fo:font-style="normal" fo:font-weight="normal"/>
    </style:style>
    <style:style style:name="P142" style:family="paragraph" style:parent-style-name="Text_20_body">
      <style:paragraph-properties fo:margin-left="0.4953in" fo:margin-right="0.3154in" fo:margin-top="0.1307in" fo:margin-bottom="0in" loext:contextual-spacing="false" style:line-height-at-least="0.1807in" fo:text-align="justify" style:justify-single-word="false" fo:orphans="2" fo:widows="2" fo:text-indent="-0.2098in" style:auto-text-indent="false"/>
      <style:text-properties fo:font-variant="normal" fo:text-transform="none" fo:color="#000000" style:font-name="Times New Roman1" fo:font-size="12pt" fo:letter-spacing="normal" fo:font-style="normal" fo:font-weight="normal"/>
    </style:style>
    <style:style style:name="P143" style:family="paragraph" style:parent-style-name="Text_20_body">
      <style:paragraph-properties fo:margin-left="0.4953in" fo:margin-right="0.3146in" fo:margin-top="0.0953in" fo:margin-bottom="0in" loext:contextual-spacing="false" style:line-height-at-least="0.1807in" fo:text-align="justify" style:justify-single-word="false" fo:orphans="2" fo:widows="2" fo:text-indent="-0.2098in" style:auto-text-indent="false"/>
      <style:text-properties fo:font-variant="normal" fo:text-transform="none" fo:color="#000000" style:font-name="Times New Roman1" fo:font-size="12pt" fo:letter-spacing="normal" fo:font-style="normal" fo:font-weight="normal"/>
    </style:style>
    <style:style style:name="P144" style:family="paragraph" style:parent-style-name="Text_20_body">
      <style:paragraph-properties fo:margin-left="0.6165in" fo:margin-right="0.3154in" fo:margin-top="0.1929in" fo:margin-bottom="0in" loext:contextual-spacing="false" style:line-height-at-least="0.1807in" fo:orphans="2" fo:widows="2" fo:text-indent="-0.3744in" style:auto-text-indent="false"/>
      <style:text-properties fo:font-variant="normal" fo:text-transform="none" fo:color="#000000" style:font-name="Times New Roman1" fo:font-size="12pt" fo:letter-spacing="normal" fo:font-style="normal" fo:font-weight="normal"/>
    </style:style>
    <style:style style:name="P145" style:family="paragraph" style:parent-style-name="Text_20_body">
      <style:paragraph-properties fo:margin-left="0.0807in" fo:margin-right="0.3146in" fo:margin-top="0.1252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46" style:family="paragraph" style:parent-style-name="Text_20_body">
      <style:paragraph-properties fo:margin-left="0.0807in" fo:margin-right="0.3146in" fo:margin-top="0.0953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47" style:family="paragraph" style:parent-style-name="Text_20_body">
      <style:paragraph-properties fo:margin-left="0.0807in" fo:margin-right="0.3146in" fo:margin-top="0.0055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48" style:family="paragraph" style:parent-style-name="Text_20_body">
      <style:paragraph-properties fo:margin-left="0.0807in" fo:margin-right="0.3146in" fo:margin-top="0.1311in" fo:margin-bottom="0in" loext:contextual-spacing="false" style:line-height-at-least="0.1807in" fo:text-align="justify" style:justify-single-word="false" fo:orphans="2" fo:widows="2" fo:text-indent="0.2484in" style:auto-text-indent="false"/>
      <style:text-properties fo:font-variant="normal" fo:text-transform="none" fo:color="#000000" style:font-name="LM Roman 12" fo:font-size="12pt" fo:letter-spacing="normal" fo:font-style="normal" fo:font-weight="normal"/>
    </style:style>
    <style:style style:name="P149" style:family="paragraph" style:parent-style-name="Text_20_body">
      <style:paragraph-properties fo:margin-left="0.0807in" fo:margin-right="0.3146in" fo:margin-top="0.1311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50" style:family="paragraph" style:parent-style-name="Text_20_body">
      <style:paragraph-properties fo:margin-left="0.0807in" fo:margin-right="0.3146in" fo:margin-top="0.0035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51" style:family="paragraph" style:parent-style-name="Text_20_body">
      <style:paragraph-properties fo:margin-left="0.0807in" fo:margin-right="0.3146in" fo:margin-top="0.1291in" fo:margin-bottom="0in" loext:contextual-spacing="false" style:line-height-at-least="0.1807in" fo:text-align="justify" style:justify-single-word="false" fo:orphans="2" fo:widows="2" fo:text-indent="0.2484in" style:auto-text-indent="false"/>
      <style:text-properties fo:font-variant="normal" fo:text-transform="none" fo:color="#000000" style:font-name="LM Roman 12" fo:font-size="12pt" fo:letter-spacing="normal" fo:font-style="normal" fo:font-weight="normal"/>
    </style:style>
    <style:style style:name="P152" style:family="paragraph" style:parent-style-name="Text_20_body">
      <style:paragraph-properties fo:margin-left="0.0807in" fo:margin-right="0.3146in" fo:margin-top="0.1299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53" style:family="paragraph" style:parent-style-name="Text_20_body">
      <style:paragraph-properties fo:margin-left="0.0807in" fo:margin-right="0.3146in" fo:margin-top="0.1307in" fo:margin-bottom="0in" loext:contextual-spacing="false" style:line-height-at-least="0.1807in" fo:text-align="justify" style:justify-single-word="false" fo:orphans="2" fo:widows="2" fo:text-indent="0.2484in" style:auto-text-indent="false"/>
      <style:text-properties fo:font-variant="normal" fo:text-transform="none" fo:color="#000000" style:font-name="Times New Roman1" fo:font-size="12pt" fo:letter-spacing="normal" fo:font-style="normal" fo:font-weight="normal"/>
    </style:style>
    <style:style style:name="P154" style:family="paragraph" style:parent-style-name="Text_20_body">
      <style:paragraph-properties fo:margin-left="0.0807in" fo:margin-right="0.3146in" fo:margin-top="0in" fo:margin-bottom="0in" loext:contextual-spacing="false" style:line-height-at-least="0.1807in" fo:text-align="justify" style:justify-single-word="false" fo:orphans="2" fo:widows="2" fo:text-indent="0.2484in" style:auto-text-indent="false" style:writing-mode="rl-tb"/>
      <style:text-properties fo:font-variant="normal" fo:text-transform="none" fo:color="#000000" fo:letter-spacing="normal"/>
    </style:style>
    <style:style style:name="P155" style:family="paragraph" style:parent-style-name="Text_20_body">
      <style:paragraph-properties fo:margin-left="0.0807in" fo:margin-right="0.3146in" fo:margin-top="0in" fo:margin-bottom="0in" loext:contextual-spacing="false" style:line-height-at-least="0.1807in" fo:text-align="justify" style:justify-single-word="false" fo:orphans="2" fo:widows="2" fo:text-indent="0.2484in" style:auto-text-indent="false"/>
      <style:text-properties fo:font-variant="normal" fo:text-transform="none" fo:color="#000000" fo:letter-spacing="normal"/>
    </style:style>
    <style:style style:name="P156" style:family="paragraph" style:parent-style-name="Text_20_body">
      <style:paragraph-properties fo:margin-left="0.4783in" fo:margin-right="0.7134in" fo:margin-top="0in" fo:margin-bottom="0in" loext:contextual-spacing="false" fo:text-align="center"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157" style:family="paragraph" style:parent-style-name="Text_20_body">
      <style:paragraph-properties fo:margin-left="0.5661in" fo:margin-right="0in" fo:margin-top="0.2102in" fo:margin-bottom="0in" loext:contextual-spacing="false" fo:orphans="2" fo:widows="2" fo:text-indent="-0.4862in" style:auto-text-indent="false"/>
      <style:text-properties fo:font-variant="normal" fo:text-transform="none" fo:color="#000000" style:font-name="Times New Roman1" fo:font-size="14pt" fo:letter-spacing="normal" fo:font-style="normal" fo:font-weight="normal"/>
    </style:style>
    <style:style style:name="P158" style:family="paragraph" style:parent-style-name="Text_20_body">
      <style:paragraph-properties fo:margin-left="0.5661in" fo:margin-right="0in" fo:margin-top="0.0752in" fo:margin-bottom="0in" loext:contextual-spacing="false" fo:text-align="justify" style:justify-single-word="false" fo:orphans="2" fo:widows="2" fo:text-indent="-0.4862in" style:auto-text-indent="false"/>
      <style:text-properties fo:font-variant="normal" fo:text-transform="none" fo:color="#000000" style:font-name="Times New Roman1" fo:font-size="14pt" fo:letter-spacing="normal" fo:font-style="normal" fo:font-weight="normal"/>
    </style:style>
    <style:style style:name="P159" style:family="paragraph" style:parent-style-name="Text_20_body">
      <style:paragraph-properties fo:margin-left="0.5661in" fo:margin-right="0in" fo:margin-top="0.0752in" fo:margin-bottom="0in" loext:contextual-spacing="false" fo:orphans="2" fo:widows="2" fo:text-indent="-0.4862in" style:auto-text-indent="false"/>
      <style:text-properties fo:font-variant="normal" fo:text-transform="none" fo:color="#000000" style:font-name="Times New Roman1" fo:font-size="14pt" fo:letter-spacing="normal" fo:font-style="normal" fo:font-weight="normal"/>
    </style:style>
    <style:style style:name="P160" style:family="paragraph" style:parent-style-name="Text_20_body">
      <style:paragraph-properties fo:margin-left="0.5661in" fo:margin-right="0in" fo:margin-top="0in" fo:margin-bottom="0in" loext:contextual-spacing="false" fo:orphans="2" fo:widows="2" fo:text-indent="-0.4862in" style:auto-text-indent="false"/>
      <style:text-properties fo:font-variant="normal" fo:text-transform="none" fo:color="#000000" style:font-name="Times New Roman1" fo:font-size="14pt" fo:letter-spacing="normal" fo:font-style="normal" fo:font-weight="normal"/>
    </style:style>
    <style:style style:name="P161" style:family="paragraph" style:parent-style-name="Text_20_body">
      <style:paragraph-properties fo:margin-left="0.5661in" fo:margin-right="0in" fo:margin-top="0.2126in" fo:margin-bottom="0in" loext:contextual-spacing="false" fo:text-align="justify" style:justify-single-word="false" fo:orphans="2" fo:widows="2" fo:text-indent="-0.4862in" style:auto-text-indent="false"/>
      <style:text-properties fo:font-variant="normal" fo:text-transform="none" fo:color="#000000" style:font-name="Times New Roman1" fo:font-size="14pt" fo:letter-spacing="normal" fo:font-style="normal" fo:font-weight="normal"/>
    </style:style>
    <style:style style:name="P162" style:family="paragraph" style:parent-style-name="Text_20_body">
      <style:paragraph-properties fo:margin-left="0.3984in" fo:margin-right="0in" fo:margin-top="0in" fo:margin-bottom="0in" loext:contextual-spacing="false" style:line-height-at-least="0.1764in" fo:orphans="2" fo:widows="2" fo:text-indent="-0.1547in" style:auto-text-indent="false"/>
      <style:text-properties fo:font-variant="normal" fo:text-transform="none" fo:color="#000000" style:font-name="Times New Roman1" fo:font-size="14pt" fo:letter-spacing="normal" fo:font-style="normal" fo:font-weight="normal"/>
    </style:style>
    <style:style style:name="P163" style:family="paragraph" style:parent-style-name="Text_20_body">
      <style:paragraph-properties fo:margin-left="0.3984in" fo:margin-right="0in" fo:margin-top="0in" fo:margin-bottom="0in" loext:contextual-spacing="false" style:line-height-at-least="0.1563in" fo:orphans="2" fo:widows="2" fo:text-indent="-0.1547in" style:auto-text-indent="false"/>
      <style:text-properties fo:font-variant="normal" fo:text-transform="none" fo:color="#000000" style:font-name="Times New Roman1" fo:font-size="14pt" fo:letter-spacing="normal" fo:font-style="normal" fo:font-weight="normal"/>
    </style:style>
    <style:style style:name="P164" style:family="paragraph" style:parent-style-name="Text_20_body">
      <style:paragraph-properties fo:margin-left="0.3984in" fo:margin-right="0in" fo:margin-top="0in" fo:margin-bottom="0in" loext:contextual-spacing="false" fo:orphans="2" fo:widows="2" fo:text-indent="-0.1547in" style:auto-text-indent="false"/>
      <style:text-properties fo:font-variant="normal" fo:text-transform="none" fo:color="#000000" style:font-name="Times New Roman1" fo:font-size="14pt" fo:letter-spacing="normal" fo:font-style="normal" fo:font-weight="normal"/>
    </style:style>
    <style:style style:name="P165" style:family="paragraph" style:parent-style-name="Text_20_body">
      <style:paragraph-properties fo:margin-left="0.3984in" fo:margin-right="0in" fo:margin-top="0in" fo:margin-bottom="0in" loext:contextual-spacing="false" style:line-height-at-least="0.1665in" fo:orphans="2" fo:widows="2" fo:text-indent="-0.1547in" style:auto-text-indent="false" style:writing-mode="rl-tb"/>
      <style:text-properties fo:font-variant="normal" fo:text-transform="none" fo:color="#000000" fo:letter-spacing="normal"/>
    </style:style>
    <style:style style:name="P166" style:family="paragraph" style:parent-style-name="Text_20_body">
      <style:paragraph-properties fo:margin-left="0.0807in" fo:margin-right="0.3154in" fo:margin-top="0.0252in" fo:margin-bottom="0in" loext:contextual-spacing="false" style:line-height-at-least="0.1528in" fo:orphans="2" fo:widows="2" fo:text-indent="0.1638in" style:auto-text-indent="false"/>
      <style:text-properties fo:font-variant="normal" fo:text-transform="none" fo:color="#000000" style:font-name="Times New Roman1" fo:font-size="10pt" fo:letter-spacing="normal" fo:font-style="normal" fo:font-weight="normal"/>
    </style:style>
    <style:style style:name="P167" style:family="paragraph" style:parent-style-name="Text_20_body">
      <style:paragraph-properties fo:margin-left="0.0807in" fo:margin-right="0.3154in" fo:margin-top="0.0016in" fo:margin-bottom="0in" loext:contextual-spacing="false" style:line-height-at-least="0.1528in" fo:orphans="2" fo:widows="2" fo:text-indent="0.1638in" style:auto-text-indent="false"/>
      <style:text-properties fo:font-variant="normal" fo:text-transform="none" fo:color="#000000" style:font-name="Times New Roman1" fo:font-size="10pt" fo:letter-spacing="normal" fo:font-style="normal" fo:font-weight="normal"/>
    </style:style>
    <style:style style:name="P168" style:family="paragraph" style:parent-style-name="Text_20_body">
      <style:paragraph-properties fo:margin-left="0.0807in" fo:margin-right="0.3154in" fo:margin-top="0.0098in" fo:margin-bottom="0in" loext:contextual-spacing="false" style:line-height-at-least="0.1528in" fo:orphans="2" fo:widows="2" fo:text-indent="0.1638in" style:auto-text-indent="false"/>
      <style:text-properties fo:font-variant="normal" fo:text-transform="none" fo:color="#000000" style:font-name="Times New Roman1" fo:font-size="10pt" fo:letter-spacing="normal" fo:font-style="normal" fo:font-weight="normal"/>
    </style:style>
    <style:style style:name="P169" style:family="paragraph" style:parent-style-name="Text_20_body">
      <style:paragraph-properties fo:margin-left="0.0807in" fo:margin-right="0.3154in" fo:margin-top="0.0008in" fo:margin-bottom="0in" loext:contextual-spacing="false" style:line-height-at-least="0.1528in" fo:text-align="justify" style:justify-single-word="false" fo:orphans="2" fo:widows="2" fo:text-indent="0.1638in" style:auto-text-indent="false"/>
      <style:text-properties fo:font-variant="normal" fo:text-transform="none" fo:color="#000000" style:font-name="Times New Roman1" fo:font-size="10pt" fo:letter-spacing="normal" fo:font-style="normal" fo:font-weight="normal"/>
    </style:style>
    <style:style style:name="P170" style:family="paragraph" style:parent-style-name="Text_20_body">
      <style:paragraph-properties fo:margin-left="0.2429in" fo:margin-right="0in" fo:margin-top="0.0693in" fo:margin-bottom="0in" loext:contextual-spacing="false" style:line-height-at-least="0.2181in" fo:text-align="justify"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171" style:family="paragraph" style:parent-style-name="Text_20_body">
      <style:paragraph-properties fo:margin-left="0.2429in" fo:margin-right="0in" fo:margin-top="0.0693in" fo:margin-bottom="0in" loext:contextual-spacing="false" style:line-height-at-least="0.2016in" fo:orphans="2" fo:widows="2" fo:text-indent="0in" style:auto-text-indent="false" style:writing-mode="rl-tb"/>
      <style:text-properties fo:font-variant="normal" fo:text-transform="none" fo:color="#000000" fo:letter-spacing="normal"/>
    </style:style>
    <style:style style:name="P172" style:family="paragraph" style:parent-style-name="Text_20_body">
      <style:paragraph-properties fo:margin-left="0.2429in" fo:margin-right="0in" fo:margin-top="0.0736in" fo:margin-bottom="0in" loext:contextual-spacing="false" style:line-height-at-least="0.2217in" fo:orphans="2" fo:widows="2" fo:text-indent="0in" style:auto-text-indent="false" style:writing-mode="rl-tb"/>
      <style:text-properties fo:font-variant="normal" fo:text-transform="none" fo:color="#000000" fo:letter-spacing="normal"/>
    </style:style>
    <style:style style:name="P173" style:family="paragraph" style:parent-style-name="Text_20_body">
      <style:paragraph-properties fo:margin-left="0.2429in" fo:margin-right="0in" fo:margin-top="0.0689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74" style:family="paragraph" style:parent-style-name="Text_20_body">
      <style:paragraph-properties fo:margin-left="0.1083in" fo:margin-right="0in" fo:margin-top="0.0839in" fo:margin-bottom="0in" loext:contextual-spacing="false" style:line-height-at-least="0.1866in" fo:text-align="start" style:justify-single-word="false" fo:orphans="2" fo:widows="2" fo:text-indent="0in" style:auto-text-indent="false" style:writing-mode="lr-tb"/>
      <style:text-properties fo:font-variant="normal" fo:text-transform="none" fo:color="#000000" fo:letter-spacing="normal"/>
    </style:style>
    <style:style style:name="P175" style:family="paragraph" style:parent-style-name="Text_20_body">
      <style:paragraph-properties fo:margin-left="0.0799in" fo:margin-right="0in" fo:margin-top="0.083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76" style:family="paragraph" style:parent-style-name="Text_20_body">
      <style:paragraph-properties fo:margin-left="0.1071in" fo:margin-right="0in" fo:margin-top="0.083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77" style:family="paragraph" style:parent-style-name="Text_20_body">
      <style:paragraph-properties fo:margin-left="0.052in" fo:margin-right="0in" fo:margin-top="0.083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78" style:family="paragraph" style:parent-style-name="Text_20_body">
      <style:paragraph-properties fo:margin-left="0.1063in" fo:margin-right="0in" fo:margin-top="0.0835in" fo:margin-bottom="0in" loext:contextual-spacing="false" fo:text-align="start" style:justify-single-word="false" fo:orphans="2" fo:widows="2" fo:text-indent="0in" style:auto-text-indent="false" style:writing-mode="rl-tb"/>
      <style:text-properties fo:font-variant="normal" fo:text-transform="none" fo:color="#000000" fo:letter-spacing="normal"/>
    </style:style>
    <style:style style:name="P179" style:family="paragraph" style:parent-style-name="Text_20_body">
      <style:paragraph-properties fo:margin-left="0.0673in" fo:margin-right="0in" fo:margin-top="0.083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80" style:family="paragraph" style:parent-style-name="Text_20_body">
      <style:paragraph-properties fo:margin-left="0.1134in" fo:margin-right="0in" fo:margin-top="0.083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81" style:family="paragraph" style:parent-style-name="Text_20_body">
      <style:paragraph-properties fo:margin-left="0in" fo:margin-right="0.3835in" fo:margin-top="0.0453in" fo:margin-bottom="0in" loext:contextual-spacing="false" style:line-height-at-least="0.1866in" fo:orphans="2" fo:widows="2" fo:text-indent="0in" style:auto-text-indent="false" style:writing-mode="lr-tb"/>
      <style:text-properties fo:font-variant="normal" fo:text-transform="none" fo:color="#000000" fo:letter-spacing="normal"/>
    </style:style>
    <style:style style:name="P182" style:family="paragraph" style:parent-style-name="Text_20_body">
      <style:paragraph-properties fo:margin-left="0.6165in" fo:margin-right="0.5244in" fo:margin-top="0.0256in" fo:margin-bottom="0in" loext:contextual-spacing="false" style:line-height-at-least="0.1807in" fo:orphans="2" fo:widows="2" fo:text-indent="0in" style:auto-text-indent="false"/>
      <style:text-properties fo:font-variant="normal" fo:text-transform="none" fo:color="#000000" style:font-name="Times New Roman1" fo:font-size="12pt" fo:letter-spacing="normal" fo:font-style="normal" fo:font-weight="normal"/>
    </style:style>
    <style:style style:name="P183" style:family="paragraph" style:parent-style-name="Text_20_body">
      <style:paragraph-properties fo:margin-left="0.3291in" fo:margin-right="0in" fo:margin-top="0.0437in" fo:margin-bottom="0in" loext:contextual-spacing="false" style:line-height-at-least="0.2016in" fo:orphans="2" fo:widows="2" fo:text-indent="0in" style:auto-text-indent="false"/>
      <style:text-properties fo:font-variant="normal" fo:text-transform="none" fo:color="#000000" style:font-name="LM Roman 12" fo:font-size="12pt" fo:letter-spacing="normal" fo:font-style="normal" fo:font-weight="normal"/>
    </style:style>
    <style:style style:name="P184" style:family="paragraph" style:parent-style-name="Text_20_body">
      <style:paragraph-properties fo:margin-left="0.3291in" fo:margin-right="0in" fo:margin-top="0.1146in" fo:margin-bottom="0in" loext:contextual-spacing="false" style:line-height-at-least="0.2252in" fo:orphans="2" fo:widows="2" fo:text-indent="0in" style:auto-text-indent="false"/>
      <style:text-properties fo:font-variant="normal" fo:text-transform="none" fo:color="#000000" style:font-name="LM Roman 12" fo:font-size="12pt" fo:letter-spacing="normal" fo:font-style="normal" fo:font-weight="normal"/>
    </style:style>
    <style:style style:name="P185" style:family="paragraph" style:parent-style-name="Text_20_body">
      <style:paragraph-properties fo:margin-left="0.3291in" fo:margin-right="0in" fo:margin-top="0.1028in" fo:margin-bottom="0in" loext:contextual-spacing="false" style:line-height-at-least="0.2252in" fo:orphans="2" fo:widows="2" fo:text-indent="0in" style:auto-text-indent="false"/>
      <style:text-properties fo:font-variant="normal" fo:text-transform="none" fo:color="#000000" style:font-name="LM Roman 12" fo:font-size="12pt" fo:letter-spacing="normal" fo:font-style="normal" fo:font-weight="normal"/>
    </style:style>
    <style:style style:name="P186" style:family="paragraph" style:parent-style-name="Text_20_body">
      <style:paragraph-properties fo:margin-left="0.3291in" fo:margin-right="0in" fo:margin-top="0.1354in" fo:margin-bottom="0in" loext:contextual-spacing="false" fo:orphans="2" fo:widows="2" fo:text-indent="0in" style:auto-text-indent="false" style:writing-mode="rl-tb"/>
      <style:text-properties fo:font-variant="normal" fo:text-transform="none" fo:color="#000000" fo:letter-spacing="normal"/>
    </style:style>
    <style:style style:name="P187" style:family="paragraph" style:parent-style-name="Text_20_body">
      <style:paragraph-properties fo:margin-left="0.3291in" fo:margin-right="0in" fo:margin-top="0in" fo:margin-bottom="0in" loext:contextual-spacing="false" style:line-height-at-least="0.1862in" fo:text-align="justify" style:justify-single-word="false" fo:orphans="2" fo:widows="2" fo:text-indent="0in" style:auto-text-indent="false" style:writing-mode="rl-tb"/>
      <style:text-properties fo:font-variant="normal" fo:text-transform="none" fo:color="#000000" fo:letter-spacing="normal"/>
    </style:style>
    <style:style style:name="P188" style:family="paragraph" style:parent-style-name="Text_20_body">
      <style:paragraph-properties fo:margin-left="0.3291in" fo:margin-right="0in" fo:margin-top="0.1252in" fo:margin-bottom="0in" loext:contextual-spacing="false" style:line-height-at-least="0.2016in" fo:orphans="2" fo:widows="2" fo:text-indent="0in" style:auto-text-indent="false" style:writing-mode="rl-tb"/>
      <style:text-properties fo:font-variant="normal" fo:text-transform="none" fo:color="#000000" fo:letter-spacing="normal"/>
    </style:style>
    <style:style style:name="P189" style:family="paragraph" style:parent-style-name="Text_20_body">
      <style:paragraph-properties fo:margin-left="0.4236in" fo:margin-right="0in" fo:margin-top="0in" fo:margin-bottom="0in" loext:contextual-spacing="false" style:line-height-at-least="0.2075in" fo:orphans="2" fo:widows="2" fo:text-indent="-0.3437in" style:auto-text-indent="false"/>
      <style:text-properties fo:font-variant="normal" fo:text-transform="none" fo:color="#000000" style:font-name="Times New Roman1" fo:font-size="14pt" fo:letter-spacing="normal" fo:font-style="normal" fo:font-weight="normal"/>
    </style:style>
    <style:style style:name="P190" style:family="paragraph" style:parent-style-name="Text_20_body">
      <style:paragraph-properties fo:margin-left="0.4236in" fo:margin-right="0in" fo:margin-top="0in" fo:margin-bottom="0in" loext:contextual-spacing="false" style:line-height-at-least="0.2047in" fo:text-align="justify" style:justify-single-word="false" fo:orphans="2" fo:widows="2" fo:text-indent="-0.3437in" style:auto-text-indent="false"/>
      <style:text-properties fo:font-variant="normal" fo:text-transform="none" fo:color="#000000" style:font-name="Times New Roman1" fo:font-size="14pt" fo:letter-spacing="normal" fo:font-style="normal" fo:font-weight="normal"/>
    </style:style>
    <style:style style:name="P191" style:family="paragraph" style:parent-style-name="Text_20_body">
      <style:paragraph-properties fo:margin-left="0.1618in" fo:margin-right="0in" fo:margin-top="0.0598in" fo:margin-bottom="0in" loext:contextual-spacing="false" style:line-height-at-least="0.2201in" fo:orphans="2" fo:widows="2" fo:text-indent="0in" style:auto-text-indent="false" style:writing-mode="rl-tb"/>
      <style:text-properties fo:font-variant="normal" fo:text-transform="none" fo:color="#000000" fo:letter-spacing="normal"/>
    </style:style>
    <style:style style:name="P192" style:family="paragraph" style:parent-style-name="Text_20_body">
      <style:paragraph-properties fo:margin-left="0.1618in" fo:margin-right="0in" fo:margin-top="0.0689in" fo:margin-bottom="0in" loext:contextual-spacing="false" style:line-height-at-least="0.2193in" fo:orphans="2" fo:widows="2" fo:text-indent="0in" style:auto-text-indent="false" style:writing-mode="rl-tb"/>
      <style:text-properties fo:font-variant="normal" fo:text-transform="none" fo:color="#000000" fo:letter-spacing="normal"/>
    </style:style>
    <style:style style:name="P193" style:family="paragraph" style:parent-style-name="Text_20_body">
      <style:paragraph-properties fo:margin-left="0.1618in" fo:margin-right="0in" fo:margin-top="0.0689in" fo:margin-bottom="0in" loext:contextual-spacing="false" style:line-height-at-least="0.2307in" fo:orphans="2" fo:widows="2" fo:text-indent="0in" style:auto-text-indent="false" style:writing-mode="rl-tb"/>
      <style:text-properties fo:font-variant="normal" fo:text-transform="none" fo:color="#000000" fo:letter-spacing="normal"/>
    </style:style>
    <style:style style:name="P194" style:family="paragraph" style:parent-style-name="Text_20_body">
      <style:paragraph-properties fo:margin-left="0.1618in" fo:margin-right="0in" fo:margin-top="0.0689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195" style:family="paragraph" style:parent-style-name="Text_20_body">
      <style:paragraph-properties fo:margin-left="0.1618in" fo:margin-right="0in" fo:margin-top="0.0693in" fo:margin-bottom="0in" loext:contextual-spacing="false" style:line-height-at-least="0.2193in" fo:orphans="2" fo:widows="2" fo:text-indent="0in" style:auto-text-indent="false" style:writing-mode="rl-tb"/>
      <style:text-properties fo:font-variant="normal" fo:text-transform="none" fo:color="#000000" fo:letter-spacing="normal"/>
    </style:style>
    <style:style style:name="P196" style:family="paragraph" style:parent-style-name="Text_20_body">
      <style:paragraph-properties fo:margin-left="0.1618in" fo:margin-right="0in" fo:margin-top="0.0693in" fo:margin-bottom="0in" loext:contextual-spacing="false" style:line-height-at-least="0.2193in" fo:text-align="start" style:justify-single-word="false" fo:orphans="2" fo:widows="2" fo:text-indent="0in" style:auto-text-indent="false" style:writing-mode="lr-tb"/>
      <style:text-properties fo:font-variant="normal" fo:text-transform="none" fo:color="#000000" fo:letter-spacing="normal"/>
    </style:style>
    <style:style style:name="P197" style:family="paragraph" style:parent-style-name="Text_20_body">
      <style:paragraph-properties fo:margin-left="0.1618in" fo:margin-right="0in" fo:margin-top="0.1217in" fo:margin-bottom="0in" loext:contextual-spacing="false" style:line-height-at-least="0.2354in" fo:orphans="2" fo:widows="2" fo:text-indent="0in" style:auto-text-indent="false" style:writing-mode="rl-tb"/>
      <style:text-properties fo:font-variant="normal" fo:text-transform="none" fo:color="#000000" fo:letter-spacing="normal"/>
    </style:style>
    <style:style style:name="P198" style:family="paragraph" style:parent-style-name="Text_20_body">
      <style:paragraph-properties fo:margin-left="0.1618in" fo:margin-right="0in" fo:margin-top="0.083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199" style:family="paragraph" style:parent-style-name="Text_20_body">
      <style:paragraph-properties fo:margin-left="0.1618in" fo:margin-right="0in" fo:margin-top="0.1327in" fo:margin-bottom="0in" loext:contextual-spacing="false" style:line-height-at-least="0.2217in" fo:orphans="2" fo:widows="2" fo:text-indent="0in" style:auto-text-indent="false" style:writing-mode="rl-tb"/>
      <style:text-properties fo:font-variant="normal" fo:text-transform="none" fo:color="#000000" fo:letter-spacing="normal"/>
    </style:style>
    <style:style style:name="P200" style:family="paragraph" style:parent-style-name="Text_20_body">
      <style:paragraph-properties fo:margin-left="0.1618in" fo:margin-right="0in" fo:margin-top="0.098in" fo:margin-bottom="0in" loext:contextual-spacing="false" style:line-height-at-least="0.2291in" fo:orphans="2" fo:widows="2" fo:text-indent="0in" style:auto-text-indent="false"/>
      <style:text-properties fo:font-variant="normal" fo:text-transform="none" fo:color="#000000" style:font-name="Times New Roman1" fo:font-size="14pt" fo:letter-spacing="normal" fo:font-style="normal" fo:font-weight="normal"/>
    </style:style>
    <style:style style:name="P201" style:family="paragraph" style:parent-style-name="Text_20_body">
      <style:paragraph-properties fo:margin-left="0.1618in" fo:margin-right="0in" fo:margin-top="0.1272in" fo:margin-bottom="0in" loext:contextual-spacing="false" fo:orphans="2" fo:widows="2" fo:text-indent="0in" style:auto-text-indent="false"/>
      <style:text-properties fo:font-variant="normal" fo:text-transform="none" fo:color="#000000" style:font-name="LM Roman 12" fo:font-size="12pt" fo:letter-spacing="normal" fo:font-style="normal" fo:font-weight="normal"/>
    </style:style>
    <style:style style:name="P202" style:family="paragraph" style:parent-style-name="Text_20_body">
      <style:paragraph-properties fo:margin-left="0.1618in" fo:margin-right="0in" fo:margin-top="0.1417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203" style:family="paragraph" style:parent-style-name="Text_20_body">
      <style:paragraph-properties fo:margin-left="0.0807in" fo:margin-right="0.3091in" fo:margin-top="0.0654in" fo:margin-bottom="0in" loext:contextual-spacing="false" style:line-height-at-least="0.1807in" fo:orphans="2" fo:widows="2" fo:text-indent="0.2484in" style:auto-text-indent="false"/>
      <style:text-properties fo:font-variant="normal" fo:text-transform="none" fo:color="#000000" style:font-name="Times New Roman1" fo:font-size="12pt" fo:letter-spacing="normal" fo:font-style="normal" fo:font-weight="normal"/>
    </style:style>
    <style:style style:name="P204" style:family="paragraph" style:parent-style-name="Text_20_body">
      <style:paragraph-properties fo:margin-left="0.6165in" fo:margin-right="0in" fo:margin-top="0.0453in" fo:margin-bottom="0in" loext:contextual-spacing="false" fo:orphans="2" fo:widows="2" fo:text-indent="-0.4555in" style:auto-text-indent="false"/>
      <style:text-properties fo:font-variant="normal" fo:text-transform="none" fo:color="#000000" style:font-name="Times New Roman1" fo:font-size="14pt" fo:letter-spacing="normal" fo:font-style="normal" fo:font-weight="normal"/>
    </style:style>
    <style:style style:name="P205" style:family="paragraph" style:parent-style-name="Text_20_body">
      <style:paragraph-properties fo:margin-left="0.6165in" fo:margin-right="0in" fo:margin-top="0.1071in" fo:margin-bottom="0in" loext:contextual-spacing="false" fo:text-align="justify" style:justify-single-word="false" fo:orphans="2" fo:widows="2" fo:text-indent="-0.4555in" style:auto-text-indent="false"/>
      <style:text-properties fo:font-variant="normal" fo:text-transform="none" fo:color="#000000" style:font-name="Times New Roman1" fo:font-size="14pt" fo:letter-spacing="normal" fo:font-style="normal" fo:font-weight="normal"/>
    </style:style>
    <style:style style:name="P206" style:family="paragraph" style:parent-style-name="Text_20_body">
      <style:paragraph-properties fo:margin-left="0.6165in" fo:margin-right="0in" fo:margin-top="0.1075in" fo:margin-bottom="0in" loext:contextual-spacing="false" fo:text-align="justify" style:justify-single-word="false" fo:orphans="2" fo:widows="2" fo:text-indent="-0.4555in" style:auto-text-indent="false"/>
      <style:text-properties fo:font-variant="normal" fo:text-transform="none" fo:color="#000000" style:font-name="Times New Roman1" fo:font-size="14pt" fo:letter-spacing="normal" fo:font-style="normal" fo:font-weight="normal"/>
    </style:style>
    <style:style style:name="P207" style:family="paragraph" style:parent-style-name="Text_20_body">
      <style:paragraph-properties fo:margin-left="0.6165in" fo:margin-right="0in" fo:margin-top="0.1075in" fo:margin-bottom="0in" loext:contextual-spacing="false" fo:orphans="2" fo:widows="2" fo:text-indent="-0.4555in" style:auto-text-indent="false"/>
      <style:text-properties fo:font-variant="normal" fo:text-transform="none" fo:color="#000000" style:font-name="Times New Roman1" fo:font-size="14pt" fo:letter-spacing="normal" fo:font-style="normal" fo:font-weight="normal"/>
    </style:style>
    <style:style style:name="P208" style:family="paragraph" style:parent-style-name="Text_20_body">
      <style:paragraph-properties fo:margin-left="0.6165in" fo:margin-right="0in" fo:margin-top="0.1146in" fo:margin-bottom="0in" loext:contextual-spacing="false" style:line-height-at-least="0.2181in" fo:orphans="2" fo:widows="2" fo:text-indent="-0.4555in" style:auto-text-indent="false"/>
      <style:text-properties fo:font-variant="normal" fo:text-transform="none" fo:color="#000000" style:font-name="Times New Roman1" fo:font-size="14pt" fo:letter-spacing="normal" fo:font-style="normal" fo:font-weight="normal"/>
    </style:style>
    <style:style style:name="P209" style:family="paragraph" style:parent-style-name="Text_20_body">
      <style:paragraph-properties fo:margin-left="0.6165in" fo:margin-right="0in" fo:margin-top="0.1126in" fo:margin-bottom="0in" loext:contextual-spacing="false" style:line-height-at-least="0.2181in" fo:orphans="2" fo:widows="2" fo:text-indent="-0.4555in" style:auto-text-indent="false"/>
      <style:text-properties fo:font-variant="normal" fo:text-transform="none" fo:color="#000000" style:font-name="Times New Roman1" fo:font-size="14pt" fo:letter-spacing="normal" fo:font-style="normal" fo:font-weight="normal"/>
    </style:style>
    <style:style style:name="P210" style:family="paragraph" style:parent-style-name="Text_20_body">
      <style:paragraph-properties fo:margin-left="0.6165in" fo:margin-right="0in" fo:margin-top="0.1126in" fo:margin-bottom="0in" loext:contextual-spacing="false" fo:orphans="2" fo:widows="2" fo:text-indent="-0.4555in" style:auto-text-indent="false"/>
      <style:text-properties fo:font-variant="normal" fo:text-transform="none" fo:color="#000000" style:font-name="Times New Roman1" fo:font-size="14pt" fo:letter-spacing="normal" fo:font-style="normal" fo:font-weight="normal"/>
    </style:style>
    <style:style style:name="P211" style:family="paragraph" style:parent-style-name="Text_20_body">
      <style:paragraph-properties fo:margin-left="0.6165in" fo:margin-right="0in" fo:margin-top="0in" fo:margin-bottom="0in" loext:contextual-spacing="false" style:line-height-at-least="0.2339in" fo:orphans="2" fo:widows="2" fo:text-indent="-0.4555in" style:auto-text-indent="false"/>
      <style:text-properties fo:font-variant="normal" fo:text-transform="none" fo:color="#000000" style:font-name="Times New Roman1" fo:font-size="14pt" fo:letter-spacing="normal" fo:font-style="normal" fo:font-weight="normal"/>
    </style:style>
    <style:style style:name="P212" style:family="paragraph" style:parent-style-name="Text_20_body">
      <style:paragraph-properties fo:margin-left="0.6165in" fo:margin-right="0in" fo:margin-top="0.1047in" fo:margin-bottom="0in" loext:contextual-spacing="false" fo:text-align="justify" style:justify-single-word="false" fo:orphans="2" fo:widows="2" fo:text-indent="-0.4555in" style:auto-text-indent="false"/>
      <style:text-properties fo:font-variant="normal" fo:text-transform="none" fo:color="#000000" style:font-name="Times New Roman1" fo:font-size="14pt" fo:letter-spacing="normal" fo:font-style="normal" fo:font-weight="normal"/>
    </style:style>
    <style:style style:name="P213" style:family="paragraph" style:parent-style-name="Text_20_body">
      <style:paragraph-properties fo:margin-left="0.6165in" fo:margin-right="0in" fo:margin-top="0.1098in" fo:margin-bottom="0in" loext:contextual-spacing="false" fo:text-align="justify" style:justify-single-word="false" fo:orphans="2" fo:widows="2" fo:text-indent="-0.4555in" style:auto-text-indent="false"/>
      <style:text-properties fo:font-variant="normal" fo:text-transform="none" fo:color="#000000" style:font-name="Times New Roman1" fo:font-size="14pt" fo:letter-spacing="normal" fo:font-style="normal" fo:font-weight="normal"/>
    </style:style>
    <style:style style:name="P214" style:family="paragraph" style:parent-style-name="Text_20_body">
      <style:paragraph-properties fo:margin-left="0.6165in" fo:margin-right="0in" fo:margin-top="0.1098in" fo:margin-bottom="0in" loext:contextual-spacing="false" style:line-height-at-least="0.2189in" fo:text-align="justify" style:justify-single-word="false" fo:orphans="2" fo:widows="2" fo:text-indent="-0.4555in" style:auto-text-indent="false"/>
      <style:text-properties fo:font-variant="normal" fo:text-transform="none" fo:color="#000000" style:font-name="Times New Roman1" fo:font-size="14pt" fo:letter-spacing="normal" fo:font-style="normal" fo:font-weight="normal"/>
    </style:style>
    <style:style style:name="P215" style:family="paragraph" style:parent-style-name="Text_20_body">
      <style:paragraph-properties fo:margin-left="0.0807in" fo:margin-right="0.3091in" fo:margin-top="0.0272in" fo:margin-bottom="0in" loext:contextual-spacing="false" style:line-height-at-least="0.1807in" fo:orphans="2" fo:widows="2" fo:text-indent="0in" style:auto-text-indent="false"/>
      <style:text-properties fo:font-variant="normal" fo:text-transform="none" fo:color="#000000" fo:letter-spacing="normal"/>
    </style:style>
    <style:style style:name="P216" style:family="paragraph" style:parent-style-name="Text_20_body">
      <style:paragraph-properties fo:margin-left="0.1618in" fo:margin-right="0.0484in" fo:margin-top="0.0689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217" style:family="paragraph" style:parent-style-name="Text_20_body">
      <style:paragraph-properties fo:margin-left="0.1063in" fo:margin-right="0.0008in" fo:margin-top="0.0835in" fo:margin-bottom="0in" loext:contextual-spacing="false" fo:orphans="2" fo:widows="2" fo:text-indent="0in" style:auto-text-indent="false" style:writing-mode="rl-tb"/>
      <style:text-properties fo:font-variant="normal" fo:text-transform="none" fo:color="#000000" fo:letter-spacing="normal"/>
    </style:style>
    <style:style style:name="P218" style:family="paragraph" style:parent-style-name="Text_20_body">
      <style:paragraph-properties fo:margin-left="0.05in" fo:margin-right="0in" fo:margin-top="0.0835in" fo:margin-bottom="0in" loext:contextual-spacing="false" fo:text-align="start" style:justify-single-word="false" fo:orphans="2" fo:widows="2" fo:text-indent="0in" style:auto-text-indent="false" style:writing-mode="rl-tb"/>
      <style:text-properties fo:font-variant="normal" fo:text-transform="none" fo:color="#000000" fo:letter-spacing="normal"/>
    </style:style>
    <style:style style:name="P219" style:family="paragraph" style:parent-style-name="Text_20_body">
      <style:paragraph-properties fo:margin-left="0.05in" fo:margin-right="0in" fo:margin-top="0in" fo:margin-bottom="0in" loext:contextual-spacing="false" style:line-height-at-least="0.2339in" fo:orphans="2" fo:widows="2" fo:text-indent="0in" style:auto-text-indent="false"/>
      <style:text-properties fo:font-variant="normal" fo:text-transform="none" fo:color="#000000" style:font-name="Times New Roman1" fo:font-size="14pt" fo:letter-spacing="normal" fo:font-style="normal" fo:font-weight="normal"/>
    </style:style>
    <style:style style:name="P220" style:family="paragraph" style:parent-style-name="Text_20_body">
      <style:paragraph-properties fo:margin-left="0.05in" fo:margin-right="0in" fo:margin-top="0.0008in" fo:margin-bottom="0in" loext:contextual-spacing="false" style:line-height-at-least="0.2063in" fo:text-align="start" style:justify-single-word="false" fo:orphans="2" fo:widows="2" fo:text-indent="0in" style:auto-text-indent="false" style:writing-mode="lr-tb"/>
      <style:text-properties fo:font-variant="normal" fo:text-transform="none" fo:color="#000000" fo:letter-spacing="normal"/>
    </style:style>
    <style:style style:name="P221" style:family="paragraph" style:parent-style-name="Text_20_body">
      <style:paragraph-properties fo:margin-left="0.0866in" fo:margin-right="0in" fo:margin-top="0.083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222" style:family="paragraph" style:parent-style-name="Text_20_body">
      <style:paragraph-properties fo:margin-left="0.0728in" fo:margin-right="0.0138in" fo:margin-top="0.083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223" style:family="paragraph" style:parent-style-name="Text_20_body">
      <style:paragraph-properties fo:margin-left="0.0917in" fo:margin-right="0in" fo:margin-top="0.0835in" fo:margin-bottom="0in" loext:contextual-spacing="false" fo:orphans="2" fo:widows="2" fo:text-indent="0in" style:auto-text-indent="false" style:writing-mode="rl-tb"/>
      <style:text-properties fo:font-variant="normal" fo:text-transform="none" fo:color="#000000" fo:letter-spacing="normal"/>
    </style:style>
    <style:style style:name="P224" style:family="paragraph" style:parent-style-name="Text_20_body">
      <style:paragraph-properties fo:margin-left="0.0571in" fo:margin-right="0in" fo:margin-top="0.083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225" style:family="paragraph" style:parent-style-name="Text_20_body">
      <style:paragraph-properties fo:margin-left="0.6165in" fo:margin-right="0.2756in" fo:margin-top="0.0862in" fo:margin-bottom="0in" loext:contextual-spacing="false" style:line-height-at-least="0.1807in" fo:orphans="2" fo:widows="2" fo:text-indent="4.6972in" style:auto-text-indent="false" style:writing-mode="rl-tb"/>
      <style:text-properties fo:font-variant="normal" fo:text-transform="none" fo:color="#000000" fo:letter-spacing="normal"/>
    </style:style>
    <style:style style:name="P226" style:family="paragraph" style:parent-style-name="Text_20_body">
      <style:paragraph-properties fo:margin-left="0.0807in" fo:margin-right="0.0071in" fo:margin-top="0in" fo:margin-bottom="0in" loext:contextual-spacing="false" style:line-height-at-least="0.2402in" fo:orphans="2" fo:widows="2" fo:text-indent="0in" style:auto-text-indent="false" style:writing-mode="rl-tb"/>
      <style:text-properties fo:font-variant="normal" fo:text-transform="none" fo:color="#000000" fo:letter-spacing="normal"/>
    </style:style>
    <style:style style:name="P227" style:family="paragraph" style:parent-style-name="Text_20_body">
      <style:paragraph-properties fo:margin-left="0.4516in" fo:margin-right="0in" fo:margin-top="0.1425in" fo:margin-bottom="0in" loext:contextual-spacing="false" style:line-height-at-least="0.2217in" fo:orphans="2" fo:widows="2" fo:text-indent="-0.2902in" style:auto-text-indent="false"/>
      <style:text-properties fo:font-variant="normal" fo:text-transform="none" fo:color="#000000" style:font-name="Times New Roman1" fo:font-size="14pt" fo:letter-spacing="normal" fo:font-style="normal" fo:font-weight="normal"/>
    </style:style>
    <style:style style:name="P228" style:family="paragraph" style:parent-style-name="Text_20_body">
      <style:paragraph-properties fo:margin-left="0.3291in" fo:margin-right="0.8173in" fo:margin-top="0in" fo:margin-bottom="0in" loext:contextual-spacing="false" style:line-height-at-least="0.3193in" fo:orphans="2" fo:widows="2" fo:text-indent="0.2874in" style:auto-text-indent="false"/>
      <style:text-properties fo:font-variant="normal" fo:text-transform="none" fo:color="#000000" style:font-name="Times New Roman1" fo:font-size="12pt" fo:letter-spacing="normal" fo:font-style="normal" fo:font-weight="normal"/>
    </style:style>
    <style:style style:name="P229" style:family="paragraph" style:parent-style-name="Text_20_body">
      <style:paragraph-properties fo:margin-left="0.628in" fo:margin-right="0.6555in" fo:margin-top="0in" fo:margin-bottom="0in" loext:contextual-spacing="false" style:line-height-at-least="0.2291in"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30" style:family="paragraph" style:parent-style-name="Text_20_body">
      <style:paragraph-properties fo:margin-left="0.111in" fo:margin-right="0in" fo:margin-top="0.1362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231" style:family="paragraph" style:parent-style-name="Text_20_body">
      <style:paragraph-properties fo:margin-left="0.111in" fo:margin-right="0in" fo:margin-top="0.083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232" style:family="paragraph" style:parent-style-name="Text_20_body">
      <style:paragraph-properties fo:margin-left="0.1028in" fo:margin-right="0in" fo:margin-top="0.1362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233" style:family="paragraph" style:parent-style-name="Text_20_body">
      <style:paragraph-properties fo:margin-left="0.1028in" fo:margin-right="0in" fo:margin-top="0.0835in" fo:margin-bottom="0in" loext:contextual-spacing="false" fo:text-align="start" style:justify-single-word="false" fo:orphans="2" fo:widows="2" fo:text-indent="0in" style:auto-text-indent="false" style:writing-mode="lr-tb"/>
      <style:text-properties fo:font-variant="normal" fo:text-transform="none" fo:color="#000000" fo:letter-spacing="normal"/>
    </style:style>
    <style:style style:name="P234" style:family="paragraph" style:parent-style-name="Text_20_body">
      <style:paragraph-properties fo:margin-left="0.0807in" fo:margin-right="0.3102in" fo:margin-top="0.1299in" fo:margin-bottom="0in" loext:contextual-spacing="false" style:line-height-at-least="0.1807in" fo:orphans="2" fo:widows="2" fo:text-indent="0in" style:auto-text-indent="false"/>
      <style:text-properties fo:font-variant="normal" fo:text-transform="none" fo:color="#000000" style:font-name="Times New Roman1" fo:font-size="12pt" fo:letter-spacing="normal" fo:font-style="normal" fo:font-weight="normal"/>
    </style:style>
    <style:style style:name="P235" style:family="paragraph" style:parent-style-name="Text_20_body">
      <style:paragraph-properties fo:margin-left="0.0807in" fo:margin-right="0.311in" fo:margin-top="0.0028in" fo:margin-bottom="0in" loext:contextual-spacing="false" style:line-height-at-least="0.1807in" fo:orphans="2" fo:widows="2" fo:text-indent="0in" style:auto-text-indent="false" style:writing-mode="rl-tb"/>
      <style:text-properties fo:font-variant="normal" fo:text-transform="none" fo:color="#000000" fo:letter-spacing="normal"/>
    </style:style>
    <style:style style:name="P236" style:family="paragraph" style:parent-style-name="Text_20_body">
      <style:paragraph-properties fo:margin-left="0.0807in" fo:margin-right="0in" fo:margin-top="0.1307in" fo:margin-bottom="0in" loext:contextual-spacing="false" style:line-height-at-least="0.1528in" fo:orphans="2" fo:widows="2" fo:text-indent="0.1638in" style:auto-text-indent="false"/>
      <style:text-properties fo:font-variant="normal" fo:text-transform="none" fo:color="#000000" style:font-name="Times New Roman1" fo:font-size="10pt" fo:letter-spacing="normal" fo:font-style="normal" fo:font-weight="normal"/>
    </style:style>
    <style:style style:name="P237" style:family="paragraph" style:parent-style-name="Text_20_body">
      <style:paragraph-properties fo:margin-left="0.0665in" fo:margin-right="0in" fo:margin-top="0.1047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238" style:family="paragraph" style:parent-style-name="Text_20_body">
      <style:paragraph-properties fo:margin-left="0.3984in" fo:margin-right="0in" fo:margin-top="0in" fo:margin-bottom="0in" loext:contextual-spacing="false" style:line-height-at-least="0.1563in" fo:text-align="justify" style:justify-single-word="false" fo:orphans="2" fo:widows="2" fo:text-indent="-0.2236in" style:auto-text-indent="false"/>
      <style:text-properties fo:font-variant="normal" fo:text-transform="none" fo:color="#000000" style:font-name="Times New Roman1" fo:font-size="14pt" fo:letter-spacing="normal" fo:font-style="normal" fo:font-weight="normal"/>
    </style:style>
    <style:style style:name="P239" style:family="paragraph" style:parent-style-name="Text_20_body">
      <style:paragraph-properties fo:margin-left="0.3984in" fo:margin-right="0in" fo:margin-top="0in" fo:margin-bottom="0in" loext:contextual-spacing="false" style:line-height-at-least="0.1563in" fo:orphans="2" fo:widows="2" fo:text-indent="-0.2236in" style:auto-text-indent="false"/>
      <style:text-properties fo:font-variant="normal" fo:text-transform="none" fo:color="#000000" style:font-name="Times New Roman1" fo:font-size="14pt" fo:letter-spacing="normal" fo:font-style="normal" fo:font-weight="normal"/>
    </style:style>
    <style:style style:name="P240" style:family="paragraph" style:parent-style-name="Text_20_body">
      <style:paragraph-properties fo:margin-left="0.3984in" fo:margin-right="0in" fo:margin-top="0in" fo:margin-bottom="0in" loext:contextual-spacing="false" fo:orphans="2" fo:widows="2" fo:text-indent="-0.2236in" style:auto-text-indent="false"/>
      <style:text-properties fo:font-variant="normal" fo:text-transform="none" fo:color="#000000" style:font-name="Times New Roman1" fo:font-size="14pt" fo:letter-spacing="normal" fo:font-style="normal" fo:font-weight="normal"/>
    </style:style>
    <style:style style:name="P241" style:family="paragraph" style:parent-style-name="Text_20_body">
      <style:paragraph-properties fo:margin-left="0.3984in" fo:margin-right="0in" fo:margin-top="0in" fo:margin-bottom="0in" loext:contextual-spacing="false" style:line-height-at-least="0.1665in" fo:orphans="2" fo:widows="2" fo:text-indent="-0.2236in" style:auto-text-indent="false" style:writing-mode="rl-tb"/>
      <style:text-properties fo:font-variant="normal" fo:text-transform="none" fo:color="#000000" fo:letter-spacing="normal"/>
    </style:style>
    <style:style style:name="P242" style:family="paragraph" style:parent-style-name="Text_20_body">
      <style:paragraph-properties fo:margin-left="0.0807in" fo:margin-right="0.3154in" fo:margin-top="0.0098in" fo:margin-bottom="0in" loext:contextual-spacing="false" style:line-height-at-least="0.1528in" fo:text-align="justify" style:justify-single-word="false" fo:orphans="2" fo:widows="2" fo:text-indent="0.0953in" style:auto-text-indent="false"/>
      <style:text-properties fo:font-variant="normal" fo:text-transform="none" fo:color="#000000" style:font-name="Times New Roman1" fo:font-size="10pt" fo:letter-spacing="normal" fo:font-style="normal" fo:font-weight="normal"/>
    </style:style>
    <style:style style:name="P243" style:family="paragraph" style:parent-style-name="Text_20_body">
      <style:paragraph-properties fo:margin-left="0.0807in" fo:margin-right="0.3154in" fo:margin-top="0.0098in" fo:margin-bottom="0in" loext:contextual-spacing="false" style:line-height-at-least="0.1528in" fo:orphans="2" fo:widows="2" fo:text-indent="0.0953in" style:auto-text-indent="false"/>
      <style:text-properties fo:font-variant="normal" fo:text-transform="none" fo:color="#000000" style:font-name="Times New Roman1" fo:font-size="10pt" fo:letter-spacing="normal" fo:font-style="normal" fo:font-weight="normal"/>
    </style:style>
    <style:style style:name="P244" style:family="paragraph" style:parent-style-name="Text_20_body">
      <style:paragraph-properties fo:margin-left="0.1382in" fo:margin-right="0in" fo:margin-top="0in" fo:margin-bottom="0in" loext:contextual-spacing="false" fo:orphans="2" fo:widows="2" fo:text-indent="0in" style:auto-text-indent="false"/>
      <style:text-properties fo:font-variant="normal" fo:text-transform="none" fo:color="#000000" style:font-name="Times New Roman1" fo:font-size="14pt" fo:letter-spacing="normal" fo:font-style="normal" fo:font-weight="normal"/>
    </style:style>
    <style:style style:name="P245" style:family="paragraph" style:parent-style-name="Text_20_body">
      <style:paragraph-properties fo:margin-left="0.0972in" fo:margin-right="0in" fo:margin-top="0.0835in" fo:margin-bottom="0in" loext:contextual-spacing="false" fo:text-align="start" style:justify-single-word="false" fo:orphans="2" fo:widows="2" fo:text-indent="0in" style:auto-text-indent="false" style:writing-mode="rl-tb"/>
      <style:text-properties fo:font-variant="normal" fo:text-transform="none" fo:color="#000000" fo:letter-spacing="normal"/>
    </style:style>
    <style:style style:name="P246" style:family="paragraph" style:parent-style-name="Text_20_body">
      <style:paragraph-properties fo:margin-left="0.0992in" fo:margin-right="0in" fo:margin-top="0.1472in" fo:margin-bottom="0in" loext:contextual-spacing="false" style:line-height-at-least="0.2063in" fo:text-align="start" style:justify-single-word="false" fo:orphans="2" fo:widows="2" fo:text-indent="0in" style:auto-text-indent="false" style:writing-mode="lr-tb"/>
      <style:text-properties fo:font-variant="normal" fo:text-transform="none" fo:color="#000000" fo:letter-spacing="normal"/>
    </style:style>
    <style:style style:name="P247" style:family="paragraph" style:parent-style-name="Text_20_body">
      <style:paragraph-properties fo:margin-left="1.1827in" fo:margin-right="0in" fo:margin-top="0in" fo:margin-bottom="0in" loext:contextual-spacing="false" style:line-height-at-least="0.2291in" fo:orphans="2" fo:widows="2" fo:text-indent="0in" style:auto-text-indent="false"/>
      <style:text-properties fo:font-variant="normal" fo:text-transform="none" fo:color="#000000" style:font-name="LM Roman 12" fo:font-size="12pt" fo:letter-spacing="normal" fo:font-style="normal" fo:font-weight="normal"/>
    </style:style>
    <style:style style:name="P248" style:family="paragraph" style:parent-style-name="Text_20_body">
      <style:paragraph-properties fo:margin-left="0.672in" fo:margin-right="0in" fo:margin-top="0.0689in" fo:margin-bottom="0in" loext:contextual-spacing="false" fo:text-align="center"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249" style:family="paragraph" style:parent-style-name="Text_20_body">
      <style:paragraph-properties fo:margin-left="0.672in" fo:margin-right="0in" fo:margin-top="0in" fo:margin-bottom="0in" loext:contextual-spacing="false" fo:text-align="center"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250" style:family="paragraph" style:parent-style-name="Text_20_body">
      <style:paragraph-properties fo:margin-left="0.9362in" fo:margin-right="0in" fo:margin-top="0in" fo:margin-bottom="0in" loext:contextual-spacing="false" style:line-height-at-least="0.1874in" fo:orphans="2" fo:widows="2" fo:text-indent="0in" style:auto-text-indent="false"/>
      <style:text-properties fo:font-variant="normal" fo:text-transform="none" fo:color="#000000" fo:letter-spacing="normal"/>
    </style:style>
    <style:style style:name="P251" style:family="paragraph" style:parent-style-name="Text_20_body">
      <style:paragraph-properties fo:margin-left="0in" fo:margin-right="4.1571in" fo:margin-top="0.0689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52" style:family="paragraph" style:parent-style-name="Text_20_body">
      <style:paragraph-properties fo:margin-left="0.1945in" fo:margin-right="0in" fo:margin-top="0in" fo:margin-bottom="0in" loext:contextual-spacing="false" style:line-height-at-least="0.1909in" fo:orphans="2" fo:widows="2" fo:text-indent="0in" style:auto-text-indent="false"/>
      <style:text-properties fo:font-variant="normal" fo:text-transform="none" fo:color="#000000" fo:letter-spacing="normal"/>
    </style:style>
    <style:style style:name="P253" style:family="paragraph" style:parent-style-name="Text_20_body">
      <style:paragraph-properties fo:margin-left="0in" fo:margin-right="4.1272in" fo:margin-top="0in" fo:margin-bottom="0in" loext:contextual-spacing="false" fo:text-align="center"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54" style:family="paragraph" style:parent-style-name="Text_20_body">
      <style:paragraph-properties fo:margin-left="1.9882in" fo:margin-right="0in" fo:margin-top="0in" fo:margin-bottom="0in" loext:contextual-spacing="false" style:line-height-at-least="0.189in" fo:orphans="2" fo:widows="2" fo:text-indent="0in" style:auto-text-indent="false"/>
      <style:text-properties fo:font-variant="normal" fo:text-transform="none" fo:color="#000000" fo:letter-spacing="normal"/>
    </style:style>
    <style:style style:name="P255" style:family="paragraph" style:parent-style-name="Text_20_body">
      <style:paragraph-properties fo:margin-left="1.6555in" fo:margin-right="0in" fo:margin-top="0in" fo:margin-bottom="0in" loext:contextual-spacing="false" style:line-height-at-least="0.2264in" fo:orphans="2" fo:widows="2" fo:text-indent="0in" style:auto-text-indent="false"/>
      <style:text-properties fo:font-variant="normal" fo:text-transform="none" fo:color="#000000" style:font-name="LM Roman 12" fo:font-size="12pt" fo:letter-spacing="normal" fo:font-style="normal" fo:font-weight="normal"/>
    </style:style>
    <style:style style:name="P256" style:family="paragraph" style:parent-style-name="Text_20_body">
      <style:paragraph-properties fo:margin-left="0.0646in" fo:margin-right="0in" fo:margin-top="0.1417in" fo:margin-bottom="0in" loext:contextual-spacing="false" fo:text-align="start" style:justify-single-word="false" fo:orphans="2" fo:widows="2" fo:text-indent="0in" style:auto-text-indent="false" style:writing-mode="rl-tb"/>
      <style:text-properties fo:font-variant="normal" fo:text-transform="none" fo:color="#000000" fo:letter-spacing="normal"/>
    </style:style>
    <style:style style:name="P257" style:family="paragraph" style:parent-style-name="Text_20_body">
      <style:paragraph-properties fo:margin-left="0.0807in" fo:margin-right="0.2756in" fo:margin-top="0.0953in" fo:margin-bottom="0in" loext:contextual-spacing="false" style:line-height-at-least="0.1807in" fo:orphans="2" fo:widows="2" fo:text-indent="0in" style:auto-text-indent="false"/>
      <style:text-properties fo:font-variant="normal" fo:text-transform="none" fo:color="#000000" style:font-name="Times New Roman1" fo:font-size="12pt" fo:letter-spacing="normal" fo:font-style="normal" fo:font-weight="normal"/>
    </style:style>
    <style:style style:name="P258" style:family="paragraph" style:parent-style-name="Text_20_body">
      <style:paragraph-properties fo:margin-left="0.0807in" fo:margin-right="0.3146in" fo:margin-top="0.0008in" fo:margin-bottom="0in" loext:contextual-spacing="false" style:line-height-at-least="0.1528in" fo:text-align="justify" style:justify-single-word="false" fo:orphans="2" fo:widows="2" fo:text-indent="0.0953in" style:auto-text-indent="false"/>
      <style:text-properties fo:font-variant="normal" fo:text-transform="none" fo:color="#000000" style:font-name="Times New Roman1" fo:font-size="10pt" fo:letter-spacing="normal" fo:font-style="normal" fo:font-weight="normal"/>
    </style:style>
    <style:style style:name="P259" style:family="paragraph" style:parent-style-name="Text_20_body">
      <style:paragraph-properties fo:margin-left="0.0799in" fo:margin-right="0.3146in" fo:margin-top="0.1354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LM Roman 12" fo:font-size="12pt" fo:letter-spacing="normal" fo:font-style="normal" fo:font-weight="normal"/>
    </style:style>
    <style:style style:name="P260" style:family="paragraph" style:parent-style-name="Text_20_body">
      <style:paragraph-properties fo:margin-left="0.0799in" fo:margin-right="0.3146in" fo:margin-top="0.1016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61" style:family="paragraph" style:parent-style-name="Text_20_body">
      <style:paragraph-properties fo:margin-left="0.4126in" fo:margin-right="0.3146in" fo:margin-top="0.0984in" fo:margin-bottom="0in" loext:contextual-spacing="false" style:line-height-at-least="0.1807in" fo:text-align="justify" style:justify-single-word="false" fo:orphans="2" fo:widows="2" fo:text-indent="0.1661in" style:auto-text-indent="false"/>
      <style:text-properties fo:font-variant="normal" fo:text-transform="none" fo:color="#000000" style:font-name="Times New Roman1" fo:font-size="12pt" fo:letter-spacing="normal" fo:font-style="normal" fo:font-weight="normal"/>
    </style:style>
    <style:style style:name="P262" style:family="paragraph" style:parent-style-name="Text_20_body">
      <style:paragraph-properties fo:margin-left="0.4126in" fo:margin-right="0.3154in" fo:margin-top="0.0984in" fo:margin-bottom="0in" loext:contextual-spacing="false" style:line-height-at-least="0.1807in" fo:text-align="justify" style:justify-single-word="false" fo:orphans="2" fo:widows="2" fo:text-indent="0.1661in" style:auto-text-indent="false"/>
      <style:text-properties fo:font-variant="normal" fo:text-transform="none" fo:color="#000000" style:font-name="Times New Roman1" fo:font-size="12pt" fo:letter-spacing="normal" fo:font-style="normal" fo:font-weight="normal"/>
    </style:style>
    <style:style style:name="P263" style:family="paragraph" style:parent-style-name="Text_20_body">
      <style:paragraph-properties fo:margin-left="0in" fo:margin-right="0.3154in" fo:margin-top="0.0752in" fo:margin-bottom="0in" loext:contextual-spacing="false" fo:text-align="end"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64" style:family="paragraph" style:parent-style-name="Text_20_body">
      <style:paragraph-properties fo:margin-left="0in" fo:margin-right="0.3146in" fo:margin-top="0.0646in" fo:margin-bottom="0in" loext:contextual-spacing="false" style:line-height-at-least="0.2181in" fo:text-align="end" style:justify-single-word="false" fo:orphans="2" fo:widows="2" fo:text-indent="0in" style:auto-text-indent="false"/>
      <style:text-properties fo:font-variant="normal" fo:text-transform="none" fo:color="#000000" style:font-name="Times New Roman1" fo:font-size="14pt" fo:letter-spacing="normal" fo:font-style="normal" fo:font-weight="normal"/>
    </style:style>
    <style:style style:name="P265" style:family="paragraph" style:parent-style-name="Text_20_body">
      <style:paragraph-properties fo:margin-left="0.4126in" fo:margin-right="0in" fo:margin-top="0in" fo:margin-bottom="0in" loext:contextual-spacing="false" style:line-height-at-least="0.2165in" fo:text-align="justify" style:justify-single-word="false" fo:orphans="2" fo:widows="2" fo:text-indent="0in" style:auto-text-indent="false"/>
      <style:text-properties fo:font-variant="normal" fo:text-transform="none" fo:color="#000000" style:font-name="LM Roman 12" fo:font-size="12pt" fo:letter-spacing="normal" fo:font-style="normal" fo:font-weight="normal"/>
    </style:style>
    <style:style style:name="P266" style:family="paragraph" style:parent-style-name="Text_20_body">
      <style:paragraph-properties fo:margin-left="0.4126in" fo:margin-right="0in" fo:margin-top="0in" fo:margin-bottom="0in" loext:contextual-spacing="false" style:line-height-at-least="0.2165in" fo:orphans="2" fo:widows="2" fo:text-indent="0in" style:auto-text-indent="false"/>
      <style:text-properties fo:font-variant="normal" fo:text-transform="none" fo:color="#000000" style:font-name="LM Roman 12" fo:font-size="12pt" fo:letter-spacing="normal" fo:font-style="normal" fo:font-weight="normal"/>
    </style:style>
    <style:style style:name="P267" style:family="paragraph" style:parent-style-name="Text_20_body">
      <style:paragraph-properties fo:margin-left="0.0799in" fo:margin-right="0.2654in" fo:margin-top="0.0953in" fo:margin-bottom="0in" loext:contextual-spacing="false" style:line-height-at-least="0.1807in"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68" style:family="paragraph" style:parent-style-name="Text_20_body">
      <style:paragraph-properties fo:margin-left="0.0799in" fo:margin-right="0.3154in" fo:margin-top="0.1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Times New Roman1" fo:font-size="12pt" fo:letter-spacing="normal" fo:font-style="normal" fo:font-weight="normal"/>
    </style:style>
    <style:style style:name="P269" style:family="paragraph" style:parent-style-name="Text_20_body">
      <style:paragraph-properties fo:margin-left="0.0799in" fo:margin-right="0.3154in" fo:margin-top="0.0925in" fo:margin-bottom="0in" loext:contextual-spacing="false" style:line-height-at-least="0.1807in" fo:text-align="justify" style:justify-single-word="false" fo:orphans="2" fo:widows="2" fo:text-indent="-0.3327in" style:auto-text-indent="false" fo:padding="0in" fo:border="none"/>
      <style:text-properties fo:font-variant="normal" fo:text-transform="none" fo:color="#000000" style:font-name="LM Roman 12" fo:font-size="12pt" fo:letter-spacing="normal" fo:font-style="normal" fo:font-weight="normal"/>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fo:font-variant="small-caps"/>
    </style:style>
    <style:style style:name="T5" style:family="text">
      <style:text-properties fo:font-variant="small-caps" style:font-name="LM Roman Caps 10"/>
    </style:style>
    <style:style style:name="T6" style:family="text">
      <style:text-properties fo:font-variant="small-caps" style:font-name="LM Roman Caps 10" fo:font-size="12pt"/>
    </style:style>
    <style:style style:name="T7" style:family="text">
      <style:text-properties fo:font-variant="small-caps" style:font-name="LM Roman Caps 10" fo:font-size="12pt" fo:font-style="normal" fo:font-weight="normal"/>
    </style:style>
    <style:style style:name="T8" style:family="text">
      <style:text-properties fo:font-variant="small-caps" style:font-name="LM Roman Caps 10" fo:letter-spacing="-0.0008in"/>
    </style:style>
    <style:style style:name="T9" style:family="text">
      <style:text-properties style:font-name="LM Roman 12"/>
    </style:style>
    <style:style style:name="T10" style:family="text">
      <style:text-properties style:font-name="LM Roman 12" fo:letter-spacing="-0.0047in"/>
    </style:style>
    <style:style style:name="T11" style:family="text">
      <style:text-properties style:font-name="LM Roman 12" fo:font-size="12pt"/>
    </style:style>
    <style:style style:name="T12" style:family="text">
      <style:text-properties style:font-name="LM Roman 12" fo:font-size="12pt" fo:font-style="normal" fo:font-weight="normal"/>
    </style:style>
    <style:style style:name="T13" style:family="text">
      <style:text-properties style:font-name="LM Roman 12" fo:font-size="12pt" fo:font-style="normal" style:text-underline-style="solid" style:text-underline-width="auto" style:text-underline-color="font-color" fo:font-weight="normal"/>
    </style:style>
    <style:style style:name="T14" style:family="text">
      <style:text-properties style:font-name="LM Roman 12" fo:font-size="12pt" fo:font-style="italic"/>
    </style:style>
    <style:style style:name="T15" style:family="text">
      <style:text-properties style:font-name="LM Roman 12" fo:font-size="12pt" fo:font-style="italic" fo:font-weight="normal"/>
    </style:style>
    <style:style style:name="T16" style:family="text">
      <style:text-properties style:font-name="LM Roman 12" fo:font-size="12pt" fo:letter-spacing="-0.0028in"/>
    </style:style>
    <style:style style:name="T17" style:family="text">
      <style:text-properties style:font-name="LM Roman 12" fo:font-size="12pt" fo:letter-spacing="-0.0028in" fo:font-style="italic"/>
    </style:style>
    <style:style style:name="T18" style:family="text">
      <style:text-properties style:font-name="LM Roman 12" fo:font-size="12pt" fo:letter-spacing="-0.0028in" fo:font-style="normal" fo:font-weight="normal"/>
    </style:style>
    <style:style style:name="T19" style:family="text">
      <style:text-properties style:font-name="LM Roman 12" fo:font-size="12pt" fo:letter-spacing="-0.0028in" style:text-underline-style="solid" style:text-underline-width="auto" style:text-underline-color="font-color"/>
    </style:style>
    <style:style style:name="T20" style:family="text">
      <style:text-properties style:font-name="LM Roman 12" fo:font-size="12pt" fo:letter-spacing="-0.002in"/>
    </style:style>
    <style:style style:name="T21" style:family="text">
      <style:text-properties style:font-name="LM Roman 12" fo:font-size="12pt" fo:letter-spacing="-0.002in" fo:font-style="italic"/>
    </style:style>
    <style:style style:name="T22" style:family="text">
      <style:text-properties style:font-name="LM Roman 12" fo:font-size="12pt" fo:letter-spacing="-0.002in" fo:font-style="normal" fo:font-weight="normal"/>
    </style:style>
    <style:style style:name="T23" style:family="text">
      <style:text-properties style:font-name="LM Roman 12" fo:font-size="12pt" fo:letter-spacing="-0.002in" fo:font-style="normal" style:text-underline-style="solid" style:text-underline-width="auto" style:text-underline-color="font-color" fo:font-weight="normal"/>
    </style:style>
    <style:style style:name="T24" style:family="text">
      <style:text-properties style:font-name="LM Roman 12" fo:font-size="12pt" fo:letter-spacing="-0.002in" style:text-underline-style="solid" style:text-underline-width="auto" style:text-underline-color="font-color"/>
    </style:style>
    <style:style style:name="T25" style:family="text">
      <style:text-properties style:font-name="LM Roman 12" fo:font-size="12pt" fo:letter-spacing="-0.0047in"/>
    </style:style>
    <style:style style:name="T26" style:family="text">
      <style:text-properties style:font-name="LM Roman 12" fo:font-size="12pt" fo:letter-spacing="-0.0047in" fo:font-style="normal" fo:font-weight="normal"/>
    </style:style>
    <style:style style:name="T27" style:family="text">
      <style:text-properties style:font-name="LM Roman 12" fo:font-size="12pt" style:text-underline-style="solid" style:text-underline-width="auto" style:text-underline-color="font-color"/>
    </style:style>
    <style:style style:name="T28" style:family="text">
      <style:text-properties style:font-name="LM Roman 12" fo:font-size="12pt" fo:letter-spacing="0.002in" fo:font-style="normal" fo:font-weight="normal"/>
    </style:style>
    <style:style style:name="T29" style:family="text">
      <style:text-properties style:font-name="LM Roman 12" fo:font-size="12pt" fo:letter-spacing="-0.0075in" fo:font-style="normal" fo:font-weight="normal"/>
    </style:style>
    <style:style style:name="T30" style:family="text">
      <style:text-properties style:font-name="LM Roman 12" fo:font-size="12pt" fo:letter-spacing="0.0043in" fo:font-style="normal" fo:font-weight="normal"/>
    </style:style>
    <style:style style:name="T31" style:family="text">
      <style:text-properties style:font-name="LM Roman 12" fo:font-size="12pt" fo:letter-spacing="-0.0043in"/>
    </style:style>
    <style:style style:name="T32" style:family="text">
      <style:text-properties style:font-name="LM Roman 12" fo:font-size="12pt" fo:letter-spacing="-0.0043in" fo:font-style="italic"/>
    </style:style>
    <style:style style:name="T33" style:family="text">
      <style:text-properties style:font-name="LM Roman 12" fo:font-size="12pt" fo:letter-spacing="-0.0193in" fo:font-style="normal" fo:font-weight="normal"/>
    </style:style>
    <style:style style:name="T34" style:family="text">
      <style:text-properties style:font-name="LM Roman 12" fo:font-size="12pt" fo:letter-spacing="-0.0201in" fo:font-style="normal" fo:font-weight="normal"/>
    </style:style>
    <style:style style:name="T35" style:family="text">
      <style:text-properties style:font-name="LM Roman 12" fo:font-size="12pt" fo:letter-spacing="-0.0008in"/>
    </style:style>
    <style:style style:name="T36" style:family="text">
      <style:text-properties style:font-name="LM Roman 12" fo:font-weight="bold"/>
    </style:style>
    <style:style style:name="T37" style:family="text">
      <style:text-properties style:font-name="LM Roman 12" fo:font-size="17pt" fo:font-weight="bold"/>
    </style:style>
    <style:style style:name="T38" style:family="text">
      <style:text-properties style:font-name="LM Roman 12" fo:letter-spacing="-0.002in"/>
    </style:style>
    <style:style style:name="T39" style:family="text">
      <style:text-properties style:font-name="LM Roman 12" fo:letter-spacing="-0.002in" fo:font-style="italic"/>
    </style:style>
    <style:style style:name="T40" style:family="text">
      <style:text-properties style:font-name="LM Roman 12" fo:letter-spacing="-0.0035in"/>
    </style:style>
    <style:style style:name="T41" style:family="text">
      <style:text-properties style:font-name="LM Roman 12" fo:letter-spacing="-0.0028in"/>
    </style:style>
    <style:style style:name="T42" style:family="text">
      <style:text-properties style:font-name="LM Roman 12" fo:letter-spacing="-0.0028in" fo:font-style="italic"/>
    </style:style>
    <style:style style:name="T43" style:family="text">
      <style:text-properties style:font-name="LM Roman 12" fo:font-style="italic"/>
    </style:style>
    <style:style style:name="T44" style:family="text">
      <style:text-properties style:font-name="LM Roman 12" fo:letter-spacing="-0.0055in"/>
    </style:style>
    <style:style style:name="T45" style:family="text">
      <style:text-properties style:font-name="LM Roman 12" fo:letter-spacing="-0.0055in" fo:font-style="italic"/>
    </style:style>
    <style:style style:name="T46" style:family="text">
      <style:text-properties style:font-name="LM Roman 12" fo:letter-spacing="0.002in"/>
    </style:style>
    <style:style style:name="T47" style:family="text">
      <style:text-properties style:font-name="LM Roman 12" fo:letter-spacing="-0.0138in"/>
    </style:style>
    <style:style style:name="T48" style:family="text">
      <style:text-properties style:font-name="LM Roman 12" fo:letter-spacing="0.0043in"/>
    </style:style>
    <style:style style:name="T49" style:family="text">
      <style:text-properties style:font-name="LM Roman 12" fo:letter-spacing="-0.0008in"/>
    </style:style>
    <style:style style:name="T50" style:family="text">
      <style:text-properties style:font-name="LM Roman 12" fo:letter-spacing="-0.0043in"/>
    </style:style>
    <style:style style:name="T51" style:family="text">
      <style:text-properties style:font-name="LM Roman 12" fo:letter-spacing="-0.0043in" fo:font-style="italic"/>
    </style:style>
    <style:style style:name="T52" style:family="text">
      <style:text-properties style:font-name="LM Roman 12" style:text-underline-style="solid" style:text-underline-width="auto" style:text-underline-color="font-color"/>
    </style:style>
    <style:style style:name="T53" style:family="text">
      <style:text-properties style:font-name="LM Roman 12" fo:letter-spacing="-0.0063in"/>
    </style:style>
    <style:style style:name="T54" style:family="text">
      <style:text-properties style:font-name="LM Roman 12" fo:letter-spacing="-0.0016in"/>
    </style:style>
    <style:style style:name="T55" style:family="text">
      <style:text-properties fo:letter-spacing="-0.0047in" style:font-name-complex="BABEL Unicode" style:font-size-complex="12pt" style:font-style-complex="normal" style:font-weight-complex="normal"/>
    </style:style>
    <style:style style:name="T56" style:family="text">
      <style:text-properties style:font-name="LM Roman 10"/>
    </style:style>
    <style:style style:name="T57" style:family="text">
      <style:text-properties style:font-name="LM Roman 10" fo:letter-spacing="-0.002in"/>
    </style:style>
    <style:style style:name="T58" style:family="text">
      <style:text-properties style:font-name="LM Roman 10" fo:letter-spacing="-0.002in" fo:font-style="italic"/>
    </style:style>
    <style:style style:name="T59" style:family="text">
      <style:text-properties style:font-name="LM Roman 10" fo:letter-spacing="0.002in"/>
    </style:style>
    <style:style style:name="T60" style:family="text">
      <style:text-properties style:font-name="LM Roman 10" fo:letter-spacing="-0.0043in"/>
    </style:style>
    <style:style style:name="T61" style:family="text">
      <style:text-properties style:font-name="LM Roman 10" fo:letter-spacing="-0.0075in"/>
    </style:style>
    <style:style style:name="T62" style:family="text">
      <style:text-properties style:font-name="LM Roman 10" fo:font-size="11pt" fo:font-style="normal" fo:font-weight="normal"/>
    </style:style>
    <style:style style:name="T63" style:family="text">
      <style:text-properties style:font-name="LM Roman 10" fo:font-size="11pt" fo:letter-spacing="-0.0043in" fo:font-style="normal" fo:font-weight="normal"/>
    </style:style>
    <style:style style:name="T64" style:family="text">
      <style:text-properties style:font-name="LM Roman 10" fo:letter-spacing="-0.0028in"/>
    </style:style>
    <style:style style:name="T65" style:family="text">
      <style:text-properties style:font-name="LM Roman 10" fo:letter-spacing="-0.0028in" fo:font-style="italic"/>
    </style:style>
    <style:style style:name="T66" style:family="text">
      <style:text-properties style:font-name="LM Roman 10" fo:letter-spacing="-0.0035in"/>
    </style:style>
    <style:style style:name="T67" style:family="text">
      <style:text-properties style:font-name="LM Roman 10" fo:font-size="10pt"/>
    </style:style>
    <style:style style:name="T68" style:family="text">
      <style:text-properties style:font-name="LM Roman 10" fo:font-size="10pt" fo:letter-spacing="0.0016in"/>
    </style:style>
    <style:style style:name="T69" style:family="text">
      <style:text-properties style:font-name="LM Roman 10" fo:font-size="10pt" fo:letter-spacing="-0.002in"/>
    </style:style>
    <style:style style:name="T70" style:family="text">
      <style:text-properties style:font-name="LM Roman 10" fo:font-size="10pt" fo:font-style="normal" fo:font-weight="normal"/>
    </style:style>
    <style:style style:name="T71" style:family="text">
      <style:text-properties style:font-name="LM Roman 10" fo:font-size="10pt" fo:letter-spacing="0.0035in" fo:font-style="normal" fo:font-weight="normal"/>
    </style:style>
    <style:style style:name="T72" style:family="text">
      <style:text-properties style:font-name="LM Roman 10" fo:font-size="10pt" fo:letter-spacing="-0.0043in" fo:font-style="normal" fo:font-weight="normal"/>
    </style:style>
    <style:style style:name="T73" style:family="text">
      <style:text-properties style:font-name="LM Roman 10" fo:font-size="10pt" fo:font-style="italic"/>
    </style:style>
    <style:style style:name="T74" style:family="text">
      <style:text-properties style:font-name="LM Roman 10" fo:font-size="10pt" fo:letter-spacing="-0.0028in" fo:font-style="italic"/>
    </style:style>
    <style:style style:name="T75" style:family="text">
      <style:text-properties style:font-name="LM Roman 10" fo:font-style="italic"/>
    </style:style>
    <style:style style:name="T76" style:family="text">
      <style:text-properties style:font-name="LM Roman 10" fo:letter-spacing="0.0016in"/>
    </style:style>
    <style:style style:name="T77" style:family="text">
      <style:text-properties fo:letter-spacing="-0.0075in"/>
    </style:style>
    <style:style style:name="T78" style:family="text">
      <style:text-properties fo:letter-spacing="-0.0043in" style:text-underline-style="solid" style:text-underline-width="auto" style:text-underline-color="font-color" style:font-name-complex="BABEL Unicode" style:font-size-complex="12pt" style:font-style-complex="normal" style:font-weight-complex="normal"/>
    </style:style>
    <style:style style:name="T79" style:family="text">
      <style:text-properties fo:letter-spacing="-0.0043in" style:font-name-complex="BABEL Unicode" style:font-size-complex="12pt" style:font-style-complex="normal" style:font-weight-complex="normal"/>
    </style:style>
    <style:style style:name="T80" style:family="text">
      <style:text-properties style:font-name="Times New Roman1" fo:font-size="14pt" fo:font-style="normal" fo:font-weight="normal"/>
    </style:style>
    <style:style style:name="T81" style:family="text">
      <style:text-properties style:font-name="Times New Roman1" fo:font-size="14pt" fo:font-style="normal" style:text-underline-style="solid" style:text-underline-width="auto" style:text-underline-color="font-color" fo:font-weight="normal"/>
    </style:style>
    <style:style style:name="T82" style:family="text">
      <style:text-properties style:font-name="Times New Roman1" fo:font-size="14pt" fo:letter-spacing="0.0102in" fo:font-style="normal" fo:font-weight="normal"/>
    </style:style>
    <style:style style:name="T83" style:family="text">
      <style:text-properties style:font-name="Times New Roman1" fo:font-size="14pt" fo:letter-spacing="0.0118in" fo:font-style="normal" fo:font-weight="normal"/>
    </style:style>
    <style:style style:name="T84" style:family="text">
      <style:text-properties style:font-name="Times New Roman1" fo:font-size="14pt" fo:letter-spacing="-0.0118in" fo:font-style="normal" fo:font-weight="normal"/>
    </style:style>
    <style:style style:name="T85" style:family="text">
      <style:text-properties style:font-name="Times New Roman1" fo:font-size="14pt" fo:letter-spacing="-0.0118in" fo:font-style="normal" style:text-underline-style="solid" style:text-underline-width="auto" style:text-underline-color="font-color" fo:font-weight="normal"/>
    </style:style>
    <style:style style:name="T86" style:family="text">
      <style:text-properties style:font-name="Times New Roman1" fo:font-size="14pt" fo:letter-spacing="-0.0008in" fo:font-style="normal" fo:font-weight="normal"/>
    </style:style>
    <style:style style:name="T87" style:family="text">
      <style:text-properties style:font-name="Times New Roman1" fo:font-size="14pt" fo:letter-spacing="0.0063in" fo:font-style="normal" fo:font-weight="normal"/>
    </style:style>
    <style:style style:name="T88" style:family="text">
      <style:text-properties style:font-name="Times New Roman1" fo:font-size="14pt" fo:letter-spacing="0.0154in" fo:font-style="normal" style:text-underline-style="solid" style:text-underline-width="auto" style:text-underline-color="font-color" fo:font-weight="normal"/>
    </style:style>
    <style:style style:name="T89" style:family="text">
      <style:text-properties style:font-name="Times New Roman1" fo:font-size="14pt" fo:letter-spacing="-0.0134in" fo:font-style="normal" fo:font-weight="normal"/>
    </style:style>
    <style:style style:name="T90" style:family="text">
      <style:text-properties style:font-name="Times New Roman1" fo:font-size="14pt" fo:letter-spacing="-0.0055in" fo:font-style="normal" style:text-underline-style="solid" style:text-underline-width="auto" style:text-underline-color="font-color" fo:font-weight="normal"/>
    </style:style>
    <style:style style:name="T91" style:family="text">
      <style:text-properties style:font-name="Times New Roman1" fo:font-size="14pt" fo:letter-spacing="-0.002in" fo:font-style="normal" style:text-underline-style="solid" style:text-underline-width="auto" style:text-underline-color="font-color" fo:font-weight="normal"/>
    </style:style>
    <style:style style:name="T92" style:family="text">
      <style:text-properties style:font-name="Times New Roman1" fo:font-size="14pt" fo:letter-spacing="0.011in" fo:font-style="normal" fo:font-weight="normal"/>
    </style:style>
    <style:style style:name="T93" style:family="text">
      <style:text-properties style:font-name="Times New Roman1" fo:font-size="14pt" fo:letter-spacing="0.0134in" fo:font-style="normal" style:text-underline-style="solid" style:text-underline-width="auto" style:text-underline-color="font-color" fo:font-weight="normal"/>
    </style:style>
    <style:style style:name="T94" style:family="text">
      <style:text-properties style:font-name="Times New Roman1" fo:font-size="14pt" fo:letter-spacing="-0.0165in" fo:font-style="normal" fo:font-weight="normal"/>
    </style:style>
    <style:style style:name="T95" style:family="text">
      <style:text-properties style:font-name="Times New Roman1" fo:font-size="14pt" fo:letter-spacing="-0.0098in" fo:font-style="normal" fo:font-weight="normal"/>
    </style:style>
    <style:style style:name="T96" style:family="text">
      <style:text-properties style:font-name="Times New Roman1" fo:font-size="14pt" fo:letter-spacing="-0.0138in" fo:font-style="normal" fo:font-weight="normal"/>
    </style:style>
    <style:style style:name="T97" style:family="text">
      <style:text-properties style:font-name="Times New Roman1" fo:font-size="14pt" fo:letter-spacing="-0.0138in" fo:font-style="normal" style:text-underline-style="solid" style:text-underline-width="auto" style:text-underline-color="font-color" fo:font-weight="normal"/>
    </style:style>
    <style:style style:name="T98" style:family="text">
      <style:text-properties style:font-name="Times New Roman1" fo:font-size="14pt" fo:letter-spacing="-0.022in" fo:font-style="normal" fo:font-weight="normal"/>
    </style:style>
    <style:style style:name="T99" style:family="text">
      <style:text-properties style:font-name="Times New Roman1" fo:font-size="14pt" fo:letter-spacing="-0.0173in" fo:font-style="normal" fo:font-weight="normal"/>
    </style:style>
    <style:style style:name="T100" style:family="text">
      <style:text-properties style:font-name="Times New Roman1" fo:font-size="14pt" fo:letter-spacing="0.0043in" fo:font-style="normal" fo:font-weight="normal"/>
    </style:style>
    <style:style style:name="T101" style:family="text">
      <style:text-properties style:font-name="Times New Roman1" fo:font-size="12pt" fo:font-style="normal" fo:font-weight="normal"/>
    </style:style>
    <style:style style:name="T102" style:family="text">
      <style:text-properties style:font-name="Times New Roman1" fo:font-size="12pt" fo:letter-spacing="0.011in" fo:font-style="normal" fo:font-weight="normal"/>
    </style:style>
    <style:style style:name="T103" style:family="text">
      <style:text-properties style:font-name="Times New Roman1" fo:font-size="12pt" fo:letter-spacing="-0.0008in" fo:font-style="normal" fo:font-weight="normal"/>
    </style:style>
    <style:style style:name="T104" style:family="text">
      <style:text-properties style:font-name="BABEL Unicode" fo:font-size="11pt" fo:font-style="normal" fo:font-weight="normal"/>
    </style:style>
    <style:style style:name="T105" style:family="text">
      <style:text-properties style:font-name="BABEL Unicode" fo:font-size="11pt" fo:letter-spacing="-0.0602in" fo:font-style="normal" fo:font-weight="normal"/>
    </style:style>
    <style:style style:name="T106" style:family="text">
      <style:text-properties style:font-name="BABEL Unicode" fo:font-size="11pt" fo:letter-spacing="-0.0272in" fo:font-style="normal" fo:font-weight="normal"/>
    </style:style>
    <style:style style:name="T107" style:family="text">
      <style:text-properties style:font-name="BABEL Unicode" fo:font-size="10pt" fo:letter-spacing="-0.0244in"/>
    </style:style>
    <style:style style:name="T108" style:family="text">
      <style:text-properties style:font-name="BABEL Unicode" fo:font-size="10pt" fo:letter-spacing="-0.0244in" fo:font-style="normal" fo:font-weight="normal"/>
    </style:style>
    <style:style style:name="T109" style:family="text">
      <style:text-properties style:font-name="BABEL Unicode" fo:font-size="10pt" fo:font-style="normal" fo:font-weight="normal"/>
    </style:style>
    <style:style style:name="T110" style:family="text">
      <style:text-properties style:font-name="BABEL Unicode" fo:font-size="10pt" fo:letter-spacing="-0.052in" fo:font-style="normal" fo:font-weight="normal"/>
    </style:style>
    <style:style style:name="T111" style:family="text">
      <style:text-properties style:font-name="BABEL Unicode" fo:font-size="10pt" fo:letter-spacing="-0.0008in" fo:font-style="normal" fo:font-weight="normal"/>
    </style:style>
    <style:style style:name="T112" style:family="text">
      <style:text-properties style:font-name="BABEL Unicode" fo:font-size="12pt"/>
    </style:style>
    <style:style style:name="T113" style:family="text">
      <style:text-properties style:font-name="BABEL Unicode" fo:font-size="12pt" fo:font-style="normal" fo:font-weight="normal"/>
    </style:style>
    <style:style style:name="T114" style:family="text">
      <style:text-properties style:font-name="BABEL Unicode" fo:font-size="12pt" fo:font-style="normal" style:text-underline-style="solid" style:text-underline-width="auto" style:text-underline-color="font-color" fo:font-weight="normal"/>
    </style:style>
    <style:style style:name="T115" style:family="text">
      <style:text-properties style:font-name="BABEL Unicode" fo:font-size="12pt" fo:letter-spacing="-0.0744in" fo:font-style="normal" fo:font-weight="normal"/>
    </style:style>
    <style:style style:name="T116" style:family="text">
      <style:text-properties style:font-name="BABEL Unicode" fo:font-size="12pt" fo:letter-spacing="-0.0744in" fo:font-style="normal" style:text-underline-style="solid" style:text-underline-width="auto" style:text-underline-color="font-color" fo:font-weight="normal"/>
    </style:style>
    <style:style style:name="T117" style:family="text">
      <style:text-properties style:font-name="BABEL Unicode" fo:font-size="12pt" fo:letter-spacing="-0.0311in" fo:font-style="normal" fo:font-weight="normal"/>
    </style:style>
    <style:style style:name="T118" style:family="text">
      <style:text-properties style:font-name="BABEL Unicode" fo:font-size="12pt" fo:letter-spacing="-0.0008in" fo:font-style="normal" fo:font-weight="normal"/>
    </style:style>
    <style:style style:name="T119" style:family="text">
      <style:text-properties style:font-name="BABEL Unicode" fo:font-size="12pt" fo:letter-spacing="-0.0484in" fo:font-style="normal" fo:font-weight="normal"/>
    </style:style>
    <style:style style:name="T120" style:family="text">
      <style:text-properties style:font-name="BABEL Unicode" fo:font-size="12pt" fo:letter-spacing="-0.0484in" fo:font-style="normal" style:text-underline-style="solid" style:text-underline-width="auto" style:text-underline-color="font-color" fo:font-weight="normal"/>
    </style:style>
    <style:style style:name="T121" style:family="text">
      <style:text-properties style:font-name="BABEL Unicode" fo:font-size="12pt" fo:letter-spacing="-0.0516in" fo:font-style="normal" fo:font-weight="normal"/>
    </style:style>
    <style:style style:name="T122" style:family="text">
      <style:text-properties style:font-name="BABEL Unicode" fo:font-size="12pt" fo:letter-spacing="-0.0402in" fo:font-style="normal" fo:font-weight="normal"/>
    </style:style>
    <style:style style:name="T123" style:family="text">
      <style:text-properties style:font-name="BABEL Unicode" fo:font-size="12pt" fo:letter-spacing="-0.0626in" fo:font-style="normal" fo:font-weight="normal"/>
    </style:style>
    <style:style style:name="T124" style:family="text">
      <style:text-properties style:font-name="BABEL Unicode" fo:font-size="12pt" fo:letter-spacing="-0.0047in" fo:font-style="normal" fo:font-weight="normal"/>
    </style:style>
    <style:style style:name="T125" style:family="text">
      <style:text-properties style:font-name="BABEL Unicode" fo:font-size="12pt" fo:letter-spacing="-0.1in" fo:font-style="normal" fo:font-weight="normal"/>
    </style:style>
    <style:style style:name="T126" style:family="text">
      <style:text-properties style:font-name="BABEL Unicode" fo:font-size="12pt" fo:letter-spacing="-0.1in" fo:font-style="normal" style:text-underline-style="solid" style:text-underline-width="auto" style:text-underline-color="font-color" fo:font-weight="normal"/>
    </style:style>
    <style:style style:name="T127" style:family="text">
      <style:text-properties style:font-name="BABEL Unicode" fo:font-size="12pt" fo:letter-spacing="-0.0846in" fo:font-style="normal" fo:font-weight="normal"/>
    </style:style>
    <style:style style:name="T128" style:family="text">
      <style:text-properties style:font-name="BABEL Unicode" fo:font-size="12pt" fo:letter-spacing="-0.0902in" fo:font-style="normal" fo:font-weight="normal"/>
    </style:style>
    <style:style style:name="T129" style:family="text">
      <style:text-properties style:font-name="BABEL Unicode" fo:font-size="12pt" fo:letter-spacing="-0.0362in" fo:font-style="normal" fo:font-weight="normal"/>
    </style:style>
    <style:style style:name="T130" style:family="text">
      <style:text-properties style:font-name="BABEL Unicode" fo:font-size="12pt" fo:letter-spacing="-0.0291in" fo:font-style="normal" fo:font-weight="normal"/>
    </style:style>
    <style:style style:name="T131" style:family="text">
      <style:text-properties style:font-name="BABEL Unicode" fo:font-size="12pt" fo:letter-spacing="-0.1161in" fo:font-style="normal" style:text-underline-style="solid" style:text-underline-width="auto" style:text-underline-color="font-color" fo:font-weight="normal"/>
    </style:style>
    <style:style style:name="T132" style:family="text">
      <style:text-properties style:font-name="BABEL Unicode" fo:font-size="12pt" fo:letter-spacing="-0.0756in" fo:font-style="normal" style:text-underline-style="solid" style:text-underline-width="auto" style:text-underline-color="font-color" fo:font-weight="normal"/>
    </style:style>
    <style:style style:name="T133" style:family="text">
      <style:text-properties style:font-name="BABEL Unicode" fo:font-size="12pt" fo:letter-spacing="-0.0535in"/>
    </style:style>
    <style:style style:name="T134" style:family="text">
      <style:text-properties style:font-name="BABEL Unicode" fo:font-size="12pt" fo:letter-spacing="-0.0535in" fo:font-style="normal" fo:font-weight="normal"/>
    </style:style>
    <style:style style:name="T135" style:family="text">
      <style:text-properties style:font-name="BABEL Unicode" fo:font-size="12pt" fo:letter-spacing="-0.0661in" fo:font-style="normal" fo:font-weight="normal"/>
    </style:style>
    <style:style style:name="T136" style:family="text">
      <style:text-properties style:font-name="BABEL Unicode" fo:font-size="12pt" fo:letter-spacing="-0.0126in" fo:font-style="normal" fo:font-weight="normal"/>
    </style:style>
    <style:style style:name="T137" style:family="text">
      <style:text-properties style:font-name="BABEL Unicode" fo:font-size="12pt" fo:letter-spacing="-0.0673in" fo:font-style="normal" fo:font-weight="normal"/>
    </style:style>
    <style:style style:name="T138" style:family="text">
      <style:text-properties style:font-name="BABEL Unicode" fo:font-size="12pt" fo:letter-spacing="-0.0528in" fo:font-style="normal" fo:font-weight="normal"/>
    </style:style>
    <style:style style:name="T139" style:family="text">
      <style:text-properties style:font-name="BABEL Unicode" fo:font-size="12pt" fo:letter-spacing="-0.0071in" fo:font-style="normal" fo:font-weight="normal"/>
    </style:style>
    <style:style style:name="T140" style:family="text">
      <style:text-properties style:font-name="BABEL Unicode" fo:font-size="12pt" fo:letter-spacing="-0.0972in" fo:font-style="normal" fo:font-weight="normal"/>
    </style:style>
    <style:style style:name="T141" style:family="text">
      <style:text-properties style:font-name="BABEL Unicode" fo:font-size="12pt" fo:letter-spacing="-0.0602in" fo:font-style="normal" style:text-underline-style="solid" style:text-underline-width="auto" style:text-underline-color="font-color" fo:font-weight="normal"/>
    </style:style>
    <style:style style:name="T142" style:family="text">
      <style:text-properties style:font-name="BABEL Unicode" fo:font-size="12pt" fo:letter-spacing="-0.0272in" fo:font-style="normal" fo:font-weight="normal"/>
    </style:style>
    <style:style style:name="T143" style:family="text">
      <style:text-properties style:font-name="BABEL Unicode" fo:font-size="12pt" fo:letter-spacing="-0.0953in" fo:font-style="normal" fo:font-weight="normal"/>
    </style:style>
    <style:style style:name="T144" style:family="text">
      <style:text-properties style:font-name="BABEL Unicode" fo:font-size="12pt" fo:letter-spacing="-0.0783in" fo:font-style="normal" fo:font-weight="normal"/>
    </style:style>
    <style:style style:name="T145" style:family="text">
      <style:text-properties style:font-name="BABEL Unicode" fo:font-size="12pt" fo:letter-spacing="-0.0783in" fo:font-style="normal" style:text-underline-style="solid" style:text-underline-width="auto" style:text-underline-color="font-color" fo:font-weight="normal"/>
    </style:style>
    <style:style style:name="T146" style:family="text">
      <style:text-properties style:font-name="BABEL Unicode" fo:font-size="12pt" fo:letter-spacing="-0.1075in" fo:font-style="normal" fo:font-weight="normal"/>
    </style:style>
    <style:style style:name="T147" style:family="text">
      <style:text-properties style:font-name="BABEL Unicode" fo:font-size="12pt" fo:letter-spacing="-0.0209in" fo:font-style="normal" fo:font-weight="normal"/>
    </style:style>
    <style:style style:name="T148" style:family="text">
      <style:text-properties style:font-name="BABEL Unicode" fo:font-size="12pt" fo:letter-spacing="-0.0646in" fo:font-style="normal" style:text-underline-style="solid" style:text-underline-width="auto" style:text-underline-color="font-color" fo:font-weight="normal"/>
    </style:style>
    <style:style style:name="T149" style:family="text">
      <style:text-properties style:font-name="BABEL Unicode" fo:font-size="12pt" fo:letter-spacing="-0.061in" fo:font-style="normal" fo:font-weight="normal"/>
    </style:style>
    <style:style style:name="T150" style:family="text">
      <style:text-properties style:font-name="BABEL Unicode" fo:font-size="12pt" fo:letter-spacing="-0.0339in" fo:font-style="normal" fo:font-weight="normal"/>
    </style:style>
    <style:style style:name="T151" style:family="text">
      <style:text-properties style:font-name="BABEL Unicode" fo:font-size="12pt" fo:letter-spacing="-0.0689in" fo:font-style="normal" fo:font-weight="normal"/>
    </style:style>
    <style:style style:name="T152" style:family="text">
      <style:text-properties style:font-name="BABEL Unicode" fo:font-size="12pt" fo:letter-spacing="-0.0839in" fo:font-style="normal" fo:font-weight="normal"/>
    </style:style>
    <style:style style:name="T153" style:family="text">
      <style:text-properties style:font-name="BABEL Unicode" fo:font-size="12pt" fo:letter-spacing="-0.0929in" fo:font-style="normal" fo:font-weight="normal"/>
    </style:style>
    <style:style style:name="T154" style:family="text">
      <style:text-properties style:font-name="BABEL Unicode" fo:font-size="12pt" fo:letter-spacing="-0.0193in" fo:font-style="normal" fo:font-weight="normal"/>
    </style:style>
    <style:style style:name="T155" style:family="text">
      <style:text-properties style:font-name="BABEL Unicode" fo:font-size="12pt" fo:letter-spacing="-0.0201in" fo:font-style="normal" fo:font-weight="normal"/>
    </style:style>
    <style:style style:name="T156" style:family="text">
      <style:text-properties style:font-name="BABEL Unicode" fo:font-size="12pt" fo:letter-spacing="0.0118in" fo:font-style="normal" style:text-underline-style="solid" style:text-underline-width="auto" style:text-underline-color="font-color" fo:font-weight="normal"/>
    </style:style>
    <style:style style:name="T157" style:family="text">
      <style:text-properties style:font-name="BABEL Unicode" fo:font-size="12pt" fo:letter-spacing="-0.0728in" fo:font-style="normal" fo:font-weight="normal"/>
    </style:style>
    <style:style style:name="T158" style:family="text">
      <style:text-properties style:font-name="BABEL Unicode" fo:font-size="12pt" fo:letter-spacing="-0.0925in" fo:font-style="normal" style:text-underline-style="solid" style:text-underline-width="auto" style:text-underline-color="font-color" fo:font-weight="normal"/>
    </style:style>
    <style:style style:name="T159" style:family="text">
      <style:text-properties style:font-name="BABEL Unicode" fo:font-size="12pt" fo:letter-spacing="-0.0665in" fo:font-style="normal" fo:font-weight="normal"/>
    </style:style>
    <style:style style:name="T160" style:family="text">
      <style:text-properties style:font-name="BABEL Unicode" fo:font-size="12pt" fo:letter-spacing="-0.0583in" fo:font-style="normal" fo:font-weight="normal"/>
    </style:style>
    <style:style style:name="T161" style:family="text">
      <style:text-properties style:font-name="BABEL Unicode" fo:font-size="12pt" fo:letter-spacing="-0.0043in" fo:font-style="normal" fo:font-weight="normal"/>
    </style:style>
    <style:style style:name="T162" style:family="text">
      <style:text-properties style:font-name="BABEL Unicode" fo:font-size="12pt" fo:letter-spacing="-0.0634in" fo:font-style="normal" fo:font-weight="normal"/>
    </style:style>
    <style:style style:name="T163" style:family="text">
      <style:text-properties style:font-name="BABEL Unicode" fo:font-size="12pt" fo:letter-spacing="-0.0681in" fo:font-style="normal" style:text-underline-style="solid" style:text-underline-width="auto" style:text-underline-color="font-color" fo:font-weight="normal"/>
    </style:style>
    <style:style style:name="T164" style:family="text">
      <style:text-properties style:font-name="BABEL Unicode" fo:font-size="12pt" fo:letter-spacing="-0.0165in" fo:font-style="normal" fo:font-weight="normal"/>
    </style:style>
    <style:style style:name="T165" style:family="text">
      <style:text-properties style:font-name="BABEL Unicode" fo:font-size="12pt" fo:letter-spacing="-0.0083in" fo:font-style="normal" fo:font-weight="normal"/>
    </style:style>
    <style:style style:name="T166" style:family="text">
      <style:text-properties style:font-name="BABEL Unicode" fo:letter-spacing="-0.0445in"/>
    </style:style>
    <style:style style:name="T167" style:family="text">
      <style:text-properties style:font-name-complex="Times New Roman1" style:font-size-complex="14pt" style:font-style-complex="normal" style:font-weight-complex="normal"/>
    </style:style>
    <style:style style:name="T168" style:family="text">
      <style:text-properties style:font-name-complex="Times New Roman1" style:font-size-complex="12pt" style:font-style-complex="normal" style:font-weight-complex="normal"/>
    </style:style>
    <style:style style:name="T169" style:family="text">
      <style:text-properties style:font-name-complex="BABEL Unicode" style:font-size-complex="11pt" style:font-style-complex="normal" style:font-weight-complex="normal"/>
    </style:style>
    <style:style style:name="T170" style:family="text">
      <style:text-properties style:font-name-complex="BABEL Unicode" style:font-size-complex="10pt" style:font-style-complex="normal" style:font-weight-complex="normal"/>
    </style:style>
    <style:style style:name="T171" style:family="text">
      <style:text-properties style:font-name-complex="BABEL Unicode" style:font-size-complex="12pt" style:font-style-complex="normal" style:font-weight-complex="normal"/>
    </style:style>
    <style:style style:name="T172" style:family="text">
      <style:text-properties fo:letter-spacing="-0.0626in" style:font-name-complex="BABEL Unicode" style:font-size-complex="11pt" style:font-style-complex="normal" style:font-weight-complex="normal"/>
    </style:style>
    <style:style style:name="T173" style:family="text">
      <style:text-properties fo:letter-spacing="-0.0626in" style:font-name-complex="BABEL Unicode" style:font-size-complex="12pt" style:font-style-complex="normal" style:font-weight-complex="normal"/>
    </style:style>
    <style:style style:name="T174" style:family="text">
      <style:text-properties fo:letter-spacing="-0.0146in" style:font-name-complex="Times New Roman1" style:font-size-complex="14pt" style:font-style-complex="normal" style:font-weight-complex="normal"/>
    </style:style>
    <style:style style:name="T175" style:family="text">
      <style:text-properties fo:letter-spacing="-0.0146in" style:text-underline-style="solid" style:text-underline-width="auto" style:text-underline-color="font-color" style:font-name-complex="Times New Roman1" style:font-size-complex="14pt" style:font-style-complex="normal" style:font-weight-complex="normal"/>
    </style:style>
    <style:style style:name="T176" style:family="text">
      <style:text-properties fo:letter-spacing="-0.0272in" style:font-name-complex="BABEL Unicode" style:font-size-complex="12pt" style:font-style-complex="normal" style:font-weight-complex="normal"/>
    </style:style>
    <style:style style:name="T177" style:family="text">
      <style:text-properties fo:letter-spacing="-0.0272in" style:font-name-complex="Times New Roman1" style:font-size-complex="12pt" style:font-style-complex="normal" style:font-weight-complex="normal"/>
    </style:style>
    <style:style style:name="T178" style:family="text">
      <style:text-properties fo:letter-spacing="-0.0035in" style:text-underline-style="solid" style:text-underline-width="auto" style:text-underline-color="font-color" style:font-name-complex="Times New Roman1" style:font-size-complex="14pt" style:font-style-complex="normal" style:font-weight-complex="normal"/>
    </style:style>
    <style:style style:name="T179" style:family="text">
      <style:text-properties fo:font-variant="normal" fo:text-transform="none" fo:color="#000000" style:font-name="LM Roman 12" fo:font-size="12pt" fo:letter-spacing="normal" fo:font-style="normal" fo:font-weight="bold"/>
    </style:style>
    <style:style style:name="T180" style:family="text">
      <style:text-properties fo:font-variant="normal" fo:text-transform="none" fo:color="#000000" style:font-name="LM Roman 12" fo:font-size="12pt" fo:letter-spacing="normal" fo:font-style="normal" fo:font-weight="normal"/>
    </style:style>
    <style:style style:name="T181" style:family="text">
      <style:text-properties fo:font-variant="normal" fo:text-transform="none" fo:color="#000000" style:font-name="Times New Roman1" fo:font-size="14pt" fo:letter-spacing="normal" fo:font-style="normal" fo:font-weight="normal"/>
    </style:style>
    <style:style style:name="T182" style:family="text">
      <style:text-properties style:font-name="Georgia" fo:font-size="8pt" fo:font-style="italic"/>
    </style:style>
    <style:style style:name="T183" style:family="text">
      <style:text-properties style:font-name="Georgia" fo:font-size="8pt" fo:letter-spacing="-0.002in" fo:font-style="italic"/>
    </style:style>
    <style:style style:name="T184" style:family="text">
      <style:text-properties style:font-name="Georgia" fo:font-size="8pt" fo:letter-spacing="-0.0043in" fo:font-style="italic"/>
    </style:style>
    <style:style style:name="T185" style:family="text">
      <style:text-properties fo:letter-spacing="-0.0055in" style:font-name-complex="Times New Roman1" style:font-size-complex="12pt" style:font-style-complex="normal" style:font-weight-complex="normal"/>
    </style:style>
    <style:style style:name="T186" style:family="text">
      <style:text-properties fo:letter-spacing="-0.0055in" style:font-name-complex="Times New Roman1" style:font-size-complex="14pt" style:font-style-complex="normal" style:font-weight-complex="normal"/>
    </style:style>
    <style:style style:name="T187" style:family="text">
      <style:text-properties style:font-name="LM Roman 8" fo:font-size="8pt"/>
    </style:style>
    <style:style style:name="T188" style:family="text">
      <style:text-properties style:font-name="LM Roman 8" fo:font-size="8pt" fo:font-style="normal" fo:font-weight="normal"/>
    </style:style>
    <style:style style:name="T189" style:family="text">
      <style:text-properties style:font-name="LM Roman 8" fo:font-size="8pt" fo:letter-spacing="0.0071in"/>
    </style:style>
    <style:style style:name="T190" style:family="text">
      <style:text-properties fo:letter-spacing="-0.0138in" style:font-name-complex="Times New Roman1" style:font-size-complex="14pt" style:font-style-complex="normal" style:font-weight-complex="normal"/>
    </style:style>
    <style:style style:name="T191" style:family="text">
      <style:text-properties fo:letter-spacing="0.0043in" style:font-name-complex="Times New Roman1" style:font-size-complex="14pt" style:font-style-complex="normal" style:font-weight-complex="normal"/>
    </style:style>
    <style:style style:name="T192" style:family="text">
      <style:text-properties fo:letter-spacing="-0.0008in" style:font-name-complex="BABEL Unicode" style:font-size-complex="12pt" style:font-style-complex="normal" style:font-weight-complex="normal"/>
    </style:style>
    <style:style style:name="T193" style:family="text">
      <style:text-properties fo:letter-spacing="-0.0008in" style:font-name-complex="Times New Roman1" style:font-size-complex="14pt" style:font-style-complex="normal" style:font-weight-complex="normal"/>
    </style:style>
    <style:style style:name="T194" style:family="text">
      <style:text-properties fo:letter-spacing="-0.0008in" style:text-underline-style="solid" style:text-underline-width="auto" style:text-underline-color="font-color" style:font-name-complex="BABEL Unicode" style:font-size-complex="12pt" style:font-style-complex="normal" style:font-weight-complex="normal"/>
    </style:style>
    <style:style style:name="T195" style:family="text">
      <style:text-properties fo:letter-spacing="0.0102in"/>
    </style:style>
    <style:style style:name="T196" style:family="text">
      <style:text-properties fo:letter-spacing="-0.0244in" style:font-name-complex="BABEL Unicode" style:font-size-complex="12pt" style:font-style-complex="normal" style:font-weight-complex="normal"/>
    </style:style>
    <style:style style:name="T197" style:family="text">
      <style:text-properties fo:letter-spacing="-0.0575in" style:font-name-complex="BABEL Unicode" style:font-size-complex="10pt" style:font-style-complex="normal" style:font-weight-complex="normal"/>
    </style:style>
    <style:style style:name="T198" style:family="text">
      <style:text-properties fo:letter-spacing="-0.0575in" style:font-name-complex="BABEL Unicode" style:font-size-complex="12pt" style:font-style-complex="normal" style:font-weight-complex="normal"/>
    </style:style>
    <style:style style:name="T199" style:family="text">
      <style:text-properties fo:letter-spacing="0.0035in" style:text-underline-style="solid" style:text-underline-width="auto" style:text-underline-color="font-color" style:font-name-complex="BABEL Unicode" style:font-size-complex="12pt" style:font-style-complex="normal" style:font-weight-complex="normal"/>
    </style:style>
    <style:style style:name="T200" style:family="text">
      <style:text-properties fo:letter-spacing="0.0035in" style:font-name-complex="BABEL Unicode" style:font-size-complex="12pt" style:font-style-complex="normal" style:font-weight-complex="normal"/>
    </style:style>
    <style:style style:name="T201" style:family="text">
      <style:text-properties fo:letter-spacing="0.0035in" style:font-name-complex="Times New Roman1" style:font-size-complex="14pt" style:font-style-complex="normal" style:font-weight-complex="normal"/>
    </style:style>
    <style:style style:name="T202" style:family="text">
      <style:text-properties style:text-underline-style="solid" style:text-underline-width="auto" style:text-underline-color="font-color" style:font-name-complex="Times New Roman1" style:font-size-complex="14pt" style:font-style-complex="normal" style:font-weight-complex="normal"/>
    </style:style>
    <style:style style:name="T203" style:family="text">
      <style:text-properties style:text-underline-style="solid" style:text-underline-width="auto" style:text-underline-color="font-color" style:font-name-complex="BABEL Unicode" style:font-size-complex="12pt" style:font-style-complex="normal" style:font-weight-complex="normal"/>
    </style:style>
    <style:style style:name="T204" style:family="text">
      <style:text-properties fo:letter-spacing="-0.0638in" style:font-name-complex="BABEL Unicode" style:font-size-complex="12pt" style:font-style-complex="normal" style:font-weight-complex="normal"/>
    </style:style>
    <style:style style:name="T205" style:family="text">
      <style:text-properties fo:letter-spacing="-0.0638in" style:text-underline-style="solid" style:text-underline-width="auto" style:text-underline-color="font-color" style:font-name-complex="BABEL Unicode" style:font-size-complex="12pt" style:font-style-complex="normal" style:font-weight-complex="normal"/>
    </style:style>
    <style:style style:name="T206" style:family="text">
      <style:text-properties fo:letter-spacing="0.011in" style:font-name-complex="Times New Roman1" style:font-size-complex="14pt" style:font-style-complex="normal" style:font-weight-complex="normal"/>
    </style:style>
    <style:style style:name="T207" style:family="text">
      <style:text-properties fo:letter-spacing="-0.1118in" style:text-underline-style="solid" style:text-underline-width="auto" style:text-underline-color="font-color" style:font-name-complex="BABEL Unicode" style:font-size-complex="12pt" style:font-style-complex="normal" style:font-weight-complex="normal"/>
    </style:style>
    <style:style style:name="T208" style:family="text">
      <style:text-properties fo:letter-spacing="-0.0945in" style:text-underline-style="solid" style:text-underline-width="auto" style:text-underline-color="font-color" style:font-name-complex="BABEL Unicode" style:font-size-complex="12pt" style:font-style-complex="normal" style:font-weight-complex="normal"/>
    </style:style>
    <style:style style:name="T209" style:family="text">
      <style:text-properties fo:letter-spacing="-0.0945in" style:font-name-complex="BABEL Unicode" style:font-size-complex="12pt" style:font-style-complex="normal" style:font-weight-complex="normal"/>
    </style:style>
    <style:style style:name="T210" style:family="text">
      <style:text-properties fo:letter-spacing="-0.0126in" style:text-underline-style="solid" style:text-underline-width="auto" style:text-underline-color="font-color" style:font-name-complex="Times New Roman1" style:font-size-complex="14pt" style:font-style-complex="normal" style:font-weight-complex="normal"/>
    </style:style>
    <style:style style:name="T211" style:family="text">
      <style:text-properties fo:letter-spacing="-0.0126in" style:text-underline-style="solid" style:text-underline-width="auto" style:text-underline-color="font-color" style:font-name-complex="BABEL Unicode" style:font-size-complex="12pt" style:font-style-complex="normal" style:font-weight-complex="normal"/>
    </style:style>
    <style:style style:name="T212" style:family="text">
      <style:text-properties fo:letter-spacing="-0.0126in" style:font-name-complex="Times New Roman1" style:font-size-complex="14pt" style:font-style-complex="normal" style:font-weight-complex="normal"/>
    </style:style>
    <style:style style:name="T213" style:family="text">
      <style:text-properties fo:letter-spacing="-0.0126in" style:font-name-complex="Times New Roman1" style:font-size-complex="12pt" style:font-style-complex="normal" style:font-weight-complex="normal"/>
    </style:style>
    <style:style style:name="T214" style:family="text">
      <style:text-properties fo:letter-spacing="-0.0126in" style:font-name-complex="BABEL Unicode" style:font-size-complex="12pt" style:font-style-complex="normal" style:font-weight-complex="normal"/>
    </style:style>
    <style:style style:name="T215" style:family="text">
      <style:text-properties fo:letter-spacing="0.0165in" style:text-underline-style="solid" style:text-underline-width="auto" style:text-underline-color="font-color" style:font-name-complex="Times New Roman1" style:font-size-complex="14pt" style:font-style-complex="normal" style:font-weight-complex="normal"/>
    </style:style>
    <style:style style:name="T216" style:family="text">
      <style:text-properties fo:letter-spacing="0.0165in" style:font-name-complex="Times New Roman1" style:font-size-complex="14pt" style:font-style-complex="normal" style:font-weight-complex="normal"/>
    </style:style>
    <style:style style:name="T217" style:family="text">
      <style:text-properties fo:letter-spacing="0.0165in" style:font-name-complex="Times New Roman1" style:font-size-complex="12pt" style:font-style-complex="normal" style:font-weight-complex="normal"/>
    </style:style>
    <style:style style:name="T218" style:family="text">
      <style:text-properties fo:letter-spacing="-0.0516in" style:text-underline-style="solid" style:text-underline-width="auto" style:text-underline-color="font-color" style:font-name-complex="BABEL Unicode" style:font-size-complex="12pt" style:font-style-complex="normal" style:font-weight-complex="normal"/>
    </style:style>
    <style:style style:name="T219" style:family="text">
      <style:text-properties fo:letter-spacing="-0.0516in" style:font-name-complex="BABEL Unicode" style:font-size-complex="12pt" style:font-style-complex="normal" style:font-weight-complex="normal"/>
    </style:style>
    <style:style style:name="T220" style:family="text">
      <style:text-properties fo:letter-spacing="0.0063in" style:text-underline-style="solid" style:text-underline-width="auto" style:text-underline-color="font-color" style:font-name-complex="Times New Roman1" style:font-size-complex="14pt" style:font-style-complex="normal" style:font-weight-complex="normal"/>
    </style:style>
    <style:style style:name="T221" style:family="text">
      <style:text-properties fo:letter-spacing="0.0063in" style:font-name-complex="Times New Roman1" style:font-size-complex="14pt" style:font-style-complex="normal" style:font-weight-complex="normal"/>
    </style:style>
    <style:style style:name="T222" style:family="text">
      <style:text-properties fo:letter-spacing="-0.0898in" style:font-name-complex="BABEL Unicode" style:font-size-complex="12pt" style:font-style-complex="normal" style:font-weight-complex="normal"/>
    </style:style>
    <style:style style:name="T223" style:family="text">
      <style:text-properties fo:letter-spacing="0.0118in" style:font-name-complex="Times New Roman1" style:font-size-complex="14pt" style:font-style-complex="normal" style:font-weight-complex="normal"/>
    </style:style>
    <style:style style:name="T224" style:family="text">
      <style:text-properties fo:letter-spacing="0.0118in" style:font-name-complex="BABEL Unicode" style:font-size-complex="12pt" style:font-style-complex="normal" style:font-weight-complex="normal"/>
    </style:style>
    <style:style style:name="T225" style:family="text">
      <style:text-properties fo:letter-spacing="0.0118in" style:text-underline-style="solid" style:text-underline-width="auto" style:text-underline-color="font-color" style:font-name-complex="BABEL Unicode" style:font-size-complex="12pt" style:font-style-complex="normal" style:font-weight-complex="normal"/>
    </style:style>
    <style:style style:name="T226" style:family="text">
      <style:text-properties fo:letter-spacing="-0.0311in" style:font-name-complex="BABEL Unicode" style:font-size-complex="12pt" style:font-style-complex="normal" style:font-weight-complex="normal"/>
    </style:style>
    <style:style style:name="T227" style:family="text">
      <style:text-properties fo:letter-spacing="-0.0311in" style:text-underline-style="solid" style:text-underline-width="auto" style:text-underline-color="font-color" style:font-name-complex="BABEL Unicode" style:font-size-complex="12pt" style:font-style-complex="normal" style:font-weight-complex="normal"/>
    </style:style>
    <style:style style:name="T228" style:family="text">
      <style:text-properties fo:letter-spacing="-0.0547in" style:font-name-complex="BABEL Unicode" style:font-size-complex="12pt" style:font-style-complex="normal" style:font-weight-complex="normal"/>
    </style:style>
    <style:style style:name="T229" style:family="text">
      <style:text-properties fo:letter-spacing="0.0098in" style:font-name-complex="Times New Roman1" style:font-size-complex="14pt" style:font-style-complex="normal" style:font-weight-complex="normal"/>
    </style:style>
    <style:style style:name="T230" style:family="text">
      <style:text-properties fo:letter-spacing="-0.0102in" style:font-name-complex="Times New Roman1" style:font-size-complex="14pt" style:font-style-complex="normal" style:font-weight-complex="normal"/>
    </style:style>
    <style:style style:name="T231" style:family="text">
      <style:text-properties fo:letter-spacing="-0.0102in" style:font-name-complex="Times New Roman1" style:font-size-complex="12pt" style:font-style-complex="normal" style:font-weight-complex="normal"/>
    </style:style>
    <style:style style:name="T232" style:family="text">
      <style:text-properties fo:letter-spacing="-0.0102in" style:font-name-complex="BABEL Unicode" style:font-size-complex="12pt" style:font-style-complex="normal" style:font-weight-complex="normal"/>
    </style:style>
    <style:style style:name="T233" style:family="text">
      <style:text-properties fo:letter-spacing="-0.0783in" style:text-underline-style="solid" style:text-underline-width="auto" style:text-underline-color="font-color" style:font-name-complex="BABEL Unicode" style:font-size-complex="12pt" style:font-style-complex="normal" style:font-weight-complex="normal"/>
    </style:style>
    <style:style style:name="T234" style:family="text">
      <style:text-properties fo:letter-spacing="-0.0783in" style:font-name-complex="BABEL Unicode" style:font-size-complex="12pt" style:font-style-complex="normal" style:font-weight-complex="normal"/>
    </style:style>
    <style:style style:name="T235" style:family="text">
      <style:text-properties fo:letter-spacing="-0.0799in" style:font-name-complex="BABEL Unicode" style:font-size-complex="12pt" style:font-style-complex="normal" style:font-weight-complex="normal"/>
    </style:style>
    <style:style style:name="T236" style:family="text">
      <style:text-properties fo:letter-spacing="-0.0402in" style:font-name-complex="Times New Roman1" style:font-size-complex="14pt" style:font-style-complex="normal" style:font-weight-complex="normal"/>
    </style:style>
    <style:style style:name="T237" style:family="text">
      <style:text-properties fo:letter-spacing="-0.0402in" style:text-underline-style="solid" style:text-underline-width="auto" style:text-underline-color="font-color" style:font-name-complex="BABEL Unicode" style:font-size-complex="12pt" style:font-style-complex="normal" style:font-weight-complex="normal"/>
    </style:style>
    <style:style style:name="T238" style:family="text">
      <style:text-properties fo:letter-spacing="-0.1201in" style:font-name-complex="BABEL Unicode" style:font-size-complex="12pt" style:font-style-complex="normal" style:font-weight-complex="normal"/>
    </style:style>
    <style:style style:name="T239" style:family="text">
      <style:text-properties fo:letter-spacing="-0.0118in" style:font-name-complex="Times New Roman1" style:font-size-complex="14pt" style:font-style-complex="normal" style:font-weight-complex="normal"/>
    </style:style>
    <style:style style:name="T240" style:family="text">
      <style:text-properties fo:letter-spacing="-0.0118in" style:text-underline-style="solid" style:text-underline-width="auto" style:text-underline-color="font-color" style:font-name-complex="Times New Roman1" style:font-size-complex="14pt" style:font-style-complex="normal" style:font-weight-complex="normal"/>
    </style:style>
    <style:style style:name="T241" style:family="text">
      <style:text-properties fo:letter-spacing="-0.0256in" style:font-name-complex="BABEL Unicode" style:font-size-complex="12pt" style:font-style-complex="normal" style:font-weight-complex="normal"/>
    </style:style>
    <style:style style:name="T242" style:family="text">
      <style:text-properties fo:letter-spacing="-0.1098in" style:font-name-complex="BABEL Unicode" style:font-size-complex="12pt" style:font-style-complex="normal" style:font-weight-complex="normal"/>
    </style:style>
    <style:style style:name="T243" style:family="text">
      <style:text-properties fo:letter-spacing="-0.1098in" style:text-underline-style="solid" style:text-underline-width="auto" style:text-underline-color="font-color" style:font-name-complex="BABEL Unicode" style:font-size-complex="12pt" style:font-style-complex="normal" style:font-weight-complex="normal"/>
    </style:style>
    <style:style style:name="T244" style:family="text">
      <style:text-properties fo:letter-spacing="-0.0681in" style:font-name-complex="BABEL Unicode" style:font-size-complex="12pt" style:font-style-complex="normal" style:font-weight-complex="normal"/>
    </style:style>
    <style:style style:name="T245" style:family="text">
      <style:text-properties fo:letter-spacing="-0.022in" style:font-name-complex="Times New Roman1" style:font-size-complex="14pt" style:font-style-complex="normal" style:font-weight-complex="normal"/>
    </style:style>
    <style:style style:name="T246" style:family="text">
      <style:text-properties fo:letter-spacing="-0.022in" style:text-underline-style="solid" style:text-underline-width="auto" style:text-underline-color="font-color" style:font-name-complex="Times New Roman1" style:font-size-complex="14pt" style:font-style-complex="normal" style:font-weight-complex="normal"/>
    </style:style>
    <style:style style:name="T247" style:family="text">
      <style:text-properties fo:letter-spacing="-0.0492in" style:font-name-complex="BABEL Unicode" style:font-size-complex="12pt" style:font-style-complex="normal" style:font-weight-complex="normal"/>
    </style:style>
    <style:style style:name="T248" style:family="text">
      <style:text-properties fo:letter-spacing="-0.0807in" style:font-name-complex="BABEL Unicode" style:font-size-complex="12pt" style:font-style-complex="normal" style:font-weight-complex="normal"/>
    </style:style>
    <style:style style:name="T249" style:family="text">
      <style:text-properties fo:letter-spacing="-0.0236in" style:font-name-complex="Times New Roman1" style:font-size-complex="14pt" style:font-style-complex="normal" style:font-weight-complex="normal"/>
    </style:style>
    <style:style style:name="T250" style:family="text">
      <style:text-properties fo:letter-spacing="-0.1043in" style:font-name-complex="BABEL Unicode" style:font-size-complex="12pt" style:font-style-complex="normal" style:font-weight-complex="normal"/>
    </style:style>
    <style:style style:name="T251" style:family="text">
      <style:text-properties fo:letter-spacing="-0.0846in" style:text-underline-style="solid" style:text-underline-width="auto" style:text-underline-color="font-color" style:font-name-complex="BABEL Unicode" style:font-size-complex="12pt" style:font-style-complex="normal" style:font-weight-complex="normal"/>
    </style:style>
    <style:style style:name="T252" style:family="text">
      <style:text-properties fo:letter-spacing="-0.0846in" style:font-name-complex="BABEL Unicode" style:font-size-complex="12pt" style:font-style-complex="normal" style:font-weight-complex="normal"/>
    </style:style>
    <style:style style:name="T253" style:family="text">
      <style:text-properties fo:letter-spacing="-0.0445in" style:font-name-complex="BABEL Unicode" style:font-size-complex="12pt" style:font-style-complex="normal" style:font-weight-complex="normal"/>
    </style:style>
    <style:style style:name="T254" style:family="text">
      <style:text-properties fo:letter-spacing="0.0028in" style:font-name-complex="Times New Roman1" style:font-size-complex="14pt" style:font-style-complex="normal" style:font-weight-complex="normal"/>
    </style:style>
    <style:style style:name="T255" style:family="text">
      <style:text-properties fo:letter-spacing="-0.0957in" style:text-underline-style="solid" style:text-underline-width="auto" style:text-underline-color="font-color" style:font-name-complex="BABEL Unicode" style:font-size-complex="12pt" style:font-style-complex="normal" style:font-weight-complex="normal"/>
    </style:style>
    <style:style style:name="T256" style:family="text">
      <style:text-properties fo:letter-spacing="-0.0181in" style:text-underline-style="solid" style:text-underline-width="auto" style:text-underline-color="font-color" style:font-name-complex="BABEL Unicode" style:font-size-complex="12pt" style:font-style-complex="normal" style:font-weight-complex="normal"/>
    </style:style>
    <style:style style:name="T257" style:family="text">
      <style:text-properties fo:letter-spacing="-0.0181in" style:font-name-complex="BABEL Unicode" style:font-size-complex="12pt" style:font-style-complex="normal" style:font-weight-complex="normal"/>
    </style:style>
    <style:style style:name="T258" style:family="text">
      <style:text-properties fo:letter-spacing="0.0075in" style:text-underline-style="solid" style:text-underline-width="auto" style:text-underline-color="font-color" style:font-name-complex="BABEL Unicode" style:font-size-complex="12pt" style:font-style-complex="normal" style:font-weight-complex="normal"/>
    </style:style>
    <style:style style:name="T259" style:family="text">
      <style:text-properties fo:letter-spacing="0.0075in" style:font-name-complex="BABEL Unicode" style:font-size-complex="12pt" style:font-style-complex="normal" style:font-weight-complex="normal"/>
    </style:style>
    <style:style style:name="T260" style:family="text">
      <style:text-properties fo:letter-spacing="0.0075in" style:font-name-complex="Times New Roman1" style:font-size-complex="14pt" style:font-style-complex="normal" style:font-weight-complex="normal"/>
    </style:style>
    <style:style style:name="T261" style:family="text">
      <style:text-properties fo:letter-spacing="-0.1091in" style:text-underline-style="solid" style:text-underline-width="auto" style:text-underline-color="font-color" style:font-name-complex="BABEL Unicode" style:font-size-complex="12pt" style:font-style-complex="normal" style:font-weight-complex="normal"/>
    </style:style>
    <style:style style:name="T262" style:family="text">
      <style:text-properties fo:letter-spacing="-0.1091in" style:font-name-complex="BABEL Unicode" style:font-size-complex="12pt" style:font-style-complex="normal" style:font-weight-complex="normal"/>
    </style:style>
    <style:style style:name="T263" style:family="text">
      <style:text-properties fo:letter-spacing="-0.0689in" style:font-name-complex="BABEL Unicode" style:font-size-complex="12pt" style:font-style-complex="normal" style:font-weight-complex="normal"/>
    </style:style>
    <style:style style:name="T264" style:family="text">
      <style:text-properties fo:letter-spacing="-0.0689in" style:text-underline-style="solid" style:text-underline-width="auto" style:text-underline-color="font-color" style:font-name-complex="BABEL Unicode" style:font-size-complex="12pt" style:font-style-complex="normal" style:font-weight-complex="normal"/>
    </style:style>
    <style:style style:name="T265" style:family="text">
      <style:text-properties fo:letter-spacing="-0.0339in" style:font-name-complex="BABEL Unicode" style:font-size-complex="12pt" style:font-style-complex="normal" style:font-weight-complex="normal"/>
    </style:style>
    <style:style style:name="T266" style:family="text">
      <style:text-properties fo:letter-spacing="-0.0339in" style:font-name-complex="Times New Roman1" style:font-size-complex="14pt" style:font-style-complex="normal" style:font-weight-complex="normal"/>
    </style:style>
    <style:style style:name="T267" style:family="text">
      <style:text-properties fo:letter-spacing="-0.0083in" style:font-name-complex="BABEL Unicode" style:font-size-complex="12pt" style:font-style-complex="normal" style:font-weight-complex="normal"/>
    </style:style>
    <style:style style:name="T268" style:family="text">
      <style:text-properties fo:letter-spacing="-0.0083in" style:font-name-complex="Times New Roman1" style:font-size-complex="14pt" style:font-style-complex="normal" style:font-weight-complex="normal"/>
    </style:style>
    <style:style style:name="T269" style:family="text">
      <style:text-properties fo:letter-spacing="-0.0866in" style:font-name-complex="BABEL Unicode" style:font-size-complex="12pt" style:font-style-complex="normal" style:font-weight-complex="normal"/>
    </style:style>
    <style:style style:name="T270" style:family="text">
      <style:text-properties fo:letter-spacing="-0.0362in" style:font-name-complex="BABEL Unicode" style:font-size-complex="12pt" style:font-style-complex="normal" style:font-weight-complex="normal"/>
    </style:style>
    <style:style style:name="T271" style:family="text">
      <style:text-properties fo:letter-spacing="-0.0362in" style:font-name-complex="Times New Roman1" style:font-size-complex="14pt" style:font-style-complex="normal" style:font-weight-complex="normal"/>
    </style:style>
    <style:style style:name="T272" style:family="text">
      <style:text-properties fo:letter-spacing="-0.0362in" style:text-underline-style="solid" style:text-underline-width="auto" style:text-underline-color="font-color" style:font-name-complex="BABEL Unicode" style:font-size-complex="12pt" style:font-style-complex="normal" style:font-weight-complex="normal"/>
    </style:style>
    <style:style style:name="T273" style:family="text">
      <style:text-properties fo:letter-spacing="0.0346in" style:font-name-complex="Times New Roman1" style:font-size-complex="14pt" style:font-style-complex="normal" style:font-weight-complex="normal"/>
    </style:style>
    <style:style style:name="T274" style:family="text">
      <style:text-properties fo:letter-spacing="-0.0661in" style:font-name-complex="BABEL Unicode" style:font-size-complex="12pt" style:font-style-complex="normal" style:font-weight-complex="normal"/>
    </style:style>
    <style:style style:name="T275" style:family="text">
      <style:text-properties fo:letter-spacing="0.0209in" style:font-name-complex="Times New Roman1" style:font-size-complex="14pt" style:font-style-complex="normal" style:font-weight-complex="normal"/>
    </style:style>
    <style:style style:name="T276" style:family="text">
      <style:text-properties fo:letter-spacing="0.0209in" style:font-name-complex="Times New Roman1" style:font-size-complex="12pt" style:font-style-complex="normal" style:font-weight-complex="normal"/>
    </style:style>
    <style:style style:name="T277" style:family="text">
      <style:text-properties fo:letter-spacing="-0.05in" style:text-underline-style="solid" style:text-underline-width="auto" style:text-underline-color="font-color" style:font-name-complex="BABEL Unicode" style:font-size-complex="12pt" style:font-style-complex="normal" style:font-weight-complex="normal"/>
    </style:style>
    <style:style style:name="T278" style:family="text">
      <style:text-properties fo:letter-spacing="-0.05in" style:font-name-complex="Times New Roman1" style:font-size-complex="14pt" style:font-style-complex="normal" style:font-weight-complex="normal"/>
    </style:style>
    <style:style style:name="T279" style:family="text">
      <style:text-properties fo:letter-spacing="0.0047in" style:text-underline-style="solid" style:text-underline-width="auto" style:text-underline-color="font-color" style:font-name-complex="Times New Roman1" style:font-size-complex="14pt" style:font-style-complex="normal" style:font-weight-complex="normal"/>
    </style:style>
    <style:style style:name="T280" style:family="text">
      <style:text-properties fo:letter-spacing="0.0047in" style:font-name-complex="Times New Roman1" style:font-size-complex="14pt" style:font-style-complex="normal" style:font-weight-complex="normal"/>
    </style:style>
    <style:style style:name="T281" style:family="text">
      <style:text-properties fo:letter-spacing="-0.0701in" style:text-underline-style="solid" style:text-underline-width="auto" style:text-underline-color="font-color" style:font-name-complex="BABEL Unicode" style:font-size-complex="12pt" style:font-style-complex="normal" style:font-weight-complex="normal"/>
    </style:style>
    <style:style style:name="T282" style:family="text">
      <style:text-properties fo:letter-spacing="-0.0756in" style:text-underline-style="solid" style:text-underline-width="auto" style:text-underline-color="font-color" style:font-name-complex="BABEL Unicode" style:font-size-complex="12pt" style:font-style-complex="normal" style:font-weight-complex="normal"/>
    </style:style>
    <style:style style:name="T283" style:family="text">
      <style:text-properties fo:letter-spacing="-0.0756in" style:font-name-complex="BABEL Unicode" style:font-size-complex="12pt" style:font-style-complex="normal" style:font-weight-complex="normal"/>
    </style:style>
    <style:style style:name="T284" style:family="text">
      <style:text-properties fo:letter-spacing="-0.0535in" style:font-name-complex="BABEL Unicode" style:font-size-complex="12pt" style:font-style-complex="normal" style:font-weight-complex="normal"/>
    </style:style>
    <style:style style:name="T285" style:family="text">
      <style:text-properties fo:letter-spacing="-0.0819in" style:text-underline-style="solid" style:text-underline-width="auto" style:text-underline-color="font-color" style:font-name-complex="BABEL Unicode" style:font-size-complex="12pt" style:font-style-complex="normal" style:font-weight-complex="normal"/>
    </style:style>
    <style:style style:name="T286" style:family="text">
      <style:text-properties fo:letter-spacing="-0.0673in" style:text-underline-style="solid" style:text-underline-width="auto" style:text-underline-color="font-color" style:font-name-complex="BABEL Unicode" style:font-size-complex="12pt" style:font-style-complex="normal" style:font-weight-complex="normal"/>
    </style:style>
    <style:style style:name="T287" style:family="text">
      <style:text-properties fo:letter-spacing="-0.0673in" style:font-name-complex="BABEL Unicode" style:font-size-complex="12pt" style:font-style-complex="normal" style:font-weight-complex="normal"/>
    </style:style>
    <style:style style:name="T288" style:family="text">
      <style:text-properties fo:letter-spacing="0.0217in" style:font-name-complex="Times New Roman1" style:font-size-complex="14pt" style:font-style-complex="normal" style:font-weight-complex="normal"/>
    </style:style>
    <style:style style:name="T289" style:family="text">
      <style:text-properties fo:letter-spacing="-0.0201in" style:font-name-complex="Times New Roman1" style:font-size-complex="14pt" style:font-style-complex="normal" style:font-weight-complex="normal"/>
    </style:style>
    <style:style style:name="T290" style:family="text">
      <style:text-properties fo:letter-spacing="-0.0201in" style:font-name-complex="BABEL Unicode" style:font-size-complex="10pt" style:font-style-complex="normal" style:font-weight-complex="normal"/>
    </style:style>
    <style:style style:name="T291" style:family="text">
      <style:text-properties fo:letter-spacing="-0.0953in" style:font-name-complex="BABEL Unicode" style:font-size-complex="12pt" style:font-style-complex="normal" style:font-weight-complex="normal"/>
    </style:style>
    <style:style style:name="T292" style:family="text">
      <style:text-properties fo:letter-spacing="-0.0528in" style:font-name-complex="BABEL Unicode" style:font-size-complex="12pt" style:font-style-complex="normal" style:font-weight-complex="normal"/>
    </style:style>
    <style:style style:name="T293" style:family="text">
      <style:text-properties fo:letter-spacing="-0.0071in" style:font-name-complex="BABEL Unicode" style:font-size-complex="12pt" style:font-style-complex="normal" style:font-weight-complex="normal"/>
    </style:style>
    <style:style style:name="T294" style:family="text">
      <style:text-properties fo:letter-spacing="-0.0071in" style:font-name-complex="Times New Roman1" style:font-size-complex="14pt" style:font-style-complex="normal" style:font-weight-complex="normal"/>
    </style:style>
    <style:style style:name="T295" style:family="text">
      <style:text-properties fo:letter-spacing="-0.028in" style:font-name-complex="BABEL Unicode" style:font-size-complex="12pt" style:font-style-complex="normal" style:font-weight-complex="normal"/>
    </style:style>
    <style:style style:name="T296" style:family="text">
      <style:text-properties fo:letter-spacing="-0.0665in" style:text-underline-style="solid" style:text-underline-width="auto" style:text-underline-color="font-color" style:font-name-complex="BABEL Unicode" style:font-size-complex="12pt" style:font-style-complex="normal" style:font-weight-complex="normal"/>
    </style:style>
    <style:style style:name="T297" style:family="text">
      <style:text-properties fo:letter-spacing="-0.0665in" style:font-name-complex="BABEL Unicode" style:font-size-complex="12pt" style:font-style-complex="normal" style:font-weight-complex="normal"/>
    </style:style>
    <style:style style:name="T298" style:family="text">
      <style:text-properties fo:letter-spacing="-0.0972in" style:font-name-complex="BABEL Unicode" style:font-size-complex="12pt" style:font-style-complex="normal" style:font-weight-complex="normal"/>
    </style:style>
    <style:style style:name="T299" style:family="text">
      <style:text-properties fo:letter-spacing="-0.0992in" style:text-underline-style="solid" style:text-underline-width="auto" style:text-underline-color="font-color" style:font-name-complex="BABEL Unicode" style:font-size-complex="12pt" style:font-style-complex="normal" style:font-weight-complex="normal"/>
    </style:style>
    <style:style style:name="T300" style:family="text">
      <style:text-properties fo:letter-spacing="-0.0992in" style:font-name-complex="BABEL Unicode" style:font-size-complex="12pt" style:font-style-complex="normal" style:font-weight-complex="normal"/>
    </style:style>
    <style:style style:name="T301" style:family="text">
      <style:text-properties fo:letter-spacing="0.0154in" style:font-name-complex="Times New Roman1" style:font-size-complex="14pt" style:font-style-complex="normal" style:font-weight-complex="normal"/>
    </style:style>
    <style:style style:name="T302" style:family="text">
      <style:text-properties fo:letter-spacing="-0.0134in" style:text-underline-style="solid" style:text-underline-width="auto" style:text-underline-color="font-color" style:font-name-complex="Times New Roman1" style:font-size-complex="14pt" style:font-style-complex="normal" style:font-weight-complex="normal"/>
    </style:style>
    <style:style style:name="T303" style:family="text">
      <style:text-properties fo:letter-spacing="-0.089in" style:text-underline-style="solid" style:text-underline-width="auto" style:text-underline-color="font-color" style:font-name-complex="BABEL Unicode" style:font-size-complex="12pt" style:font-style-complex="normal" style:font-weight-complex="normal"/>
    </style:style>
    <style:style style:name="T304" style:family="text">
      <style:text-properties fo:letter-spacing="-0.0811in" style:text-underline-style="solid" style:text-underline-width="auto" style:text-underline-color="font-color" style:font-name-complex="BABEL Unicode" style:font-size-complex="12pt" style:font-style-complex="normal" style:font-weight-complex="normal"/>
    </style:style>
    <style:style style:name="T305" style:family="text">
      <style:text-properties fo:letter-spacing="-0.139in" style:text-underline-style="solid" style:text-underline-width="auto" style:text-underline-color="font-color" style:font-name-complex="BABEL Unicode" style:font-size-complex="12pt" style:font-style-complex="normal" style:font-weight-complex="normal"/>
    </style:style>
    <style:style style:name="T306" style:family="text">
      <style:text-properties fo:letter-spacing="-0.0854in" style:font-name-complex="BABEL Unicode" style:font-size-complex="12pt" style:font-style-complex="normal" style:font-weight-complex="normal"/>
    </style:style>
    <style:style style:name="T307" style:family="text">
      <style:text-properties fo:letter-spacing="-0.0854in" style:text-underline-style="solid" style:text-underline-width="auto" style:text-underline-color="font-color" style:font-name-complex="BABEL Unicode" style:font-size-complex="12pt" style:font-style-complex="normal" style:font-weight-complex="normal"/>
    </style:style>
    <style:style style:name="T308" style:family="text">
      <style:text-properties fo:letter-spacing="-0.0161in" style:font-name-complex="BABEL Unicode" style:font-size-complex="12pt" style:font-style-complex="normal" style:font-weight-complex="normal"/>
    </style:style>
    <style:style style:name="T309" style:family="text">
      <style:text-properties fo:letter-spacing="-0.0161in" style:font-name-complex="Times New Roman1" style:font-size-complex="12pt" style:font-style-complex="normal" style:font-weight-complex="normal"/>
    </style:style>
    <style:style style:name="T310" style:family="text">
      <style:text-properties fo:letter-spacing="-0.011in" style:font-name-complex="BABEL Unicode" style:font-size-complex="12pt" style:font-style-complex="normal" style:font-weight-complex="normal"/>
    </style:style>
    <style:style style:name="T311" style:family="text">
      <style:text-properties fo:letter-spacing="-0.0307in" style:font-name-complex="BABEL Unicode" style:font-size-complex="12pt" style:font-style-complex="normal" style:font-weight-complex="normal"/>
    </style:style>
    <style:style style:name="T312" style:family="text">
      <style:text-properties fo:letter-spacing="-0.1055in" style:font-name-complex="BABEL Unicode" style:font-size-complex="12pt" style:font-style-complex="normal" style:font-weight-complex="normal"/>
    </style:style>
    <style:style style:name="T313" style:family="text">
      <style:text-properties fo:letter-spacing="-0.0417in" style:font-name-complex="BABEL Unicode" style:font-size-complex="12pt" style:font-style-complex="normal" style:font-weight-complex="normal"/>
    </style:style>
    <style:style style:name="T314" style:family="text">
      <style:text-properties fo:letter-spacing="-0.0417in" style:text-underline-style="solid" style:text-underline-width="auto" style:text-underline-color="font-color" style:font-name-complex="Times New Roman1" style:font-size-complex="14pt" style:font-style-complex="normal" style:font-weight-complex="normal"/>
    </style:style>
    <style:style style:name="T315" style:family="text">
      <style:text-properties fo:letter-spacing="-0.1063in" style:font-name-complex="BABEL Unicode" style:font-size-complex="12pt" style:font-style-complex="normal" style:font-weight-complex="normal"/>
    </style:style>
    <style:style style:name="T316" style:family="text">
      <style:text-properties fo:letter-spacing="-0.0264in" style:font-name-complex="BABEL Unicode" style:font-size-complex="10pt" style:font-style-complex="normal" style:font-weight-complex="normal"/>
    </style:style>
    <style:style style:name="T317" style:family="text">
      <style:text-properties fo:letter-spacing="-0.0654in" style:font-name-complex="BABEL Unicode" style:font-size-complex="10pt" style:font-style-complex="normal" style:font-weight-complex="normal"/>
    </style:style>
    <style:style style:name="T318" style:family="text">
      <style:text-properties fo:letter-spacing="-0.0791in" style:font-name-complex="BABEL Unicode" style:font-size-complex="10pt" style:font-style-complex="normal" style:font-weight-complex="normal"/>
    </style:style>
    <style:style style:name="T319" style:family="text">
      <style:text-properties fo:letter-spacing="0.0138in" style:font-name-complex="Times New Roman1" style:font-size-complex="14pt" style:font-style-complex="normal" style:font-weight-complex="normal"/>
    </style:style>
    <style:style style:name="T320" style:family="text">
      <style:text-properties fo:letter-spacing="-0.0429in" style:font-name-complex="BABEL Unicode" style:font-size-complex="10pt" style:font-style-complex="normal" style:font-weight-complex="normal"/>
    </style:style>
    <style:style style:name="T321" style:family="text">
      <style:text-properties fo:letter-spacing="-0.0429in" style:font-name-complex="BABEL Unicode" style:font-size-complex="12pt" style:font-style-complex="normal" style:font-weight-complex="normal"/>
    </style:style>
    <style:style style:name="T322" style:family="text">
      <style:text-properties fo:letter-spacing="-0.0429in" style:text-underline-style="solid" style:text-underline-width="auto" style:text-underline-color="font-color" style:font-name-complex="BABEL Unicode" style:font-size-complex="12pt" style:font-style-complex="normal" style:font-weight-complex="normal"/>
    </style:style>
    <style:style style:name="T323" style:family="text">
      <style:text-properties fo:letter-spacing="-0.0217in" style:font-name-complex="BABEL Unicode" style:font-size-complex="10pt" style:font-style-complex="normal" style:font-weight-complex="normal"/>
    </style:style>
    <style:style style:name="T324" style:family="text">
      <style:text-properties fo:letter-spacing="-0.0217in" style:font-name-complex="Times New Roman1" style:font-size-complex="14pt" style:font-style-complex="normal" style:font-weight-complex="normal"/>
    </style:style>
    <style:style style:name="T325" style:family="text">
      <style:text-properties fo:letter-spacing="-0.0165in" style:font-name-complex="Times New Roman1" style:font-size-complex="14pt" style:font-style-complex="normal" style:font-weight-complex="normal"/>
    </style:style>
    <style:style style:name="T326" style:family="text">
      <style:text-properties fo:letter-spacing="-0.0165in" style:font-name-complex="BABEL Unicode" style:font-size-complex="12pt" style:font-style-complex="normal" style:font-weight-complex="normal"/>
    </style:style>
    <style:style style:name="T327" style:family="text">
      <style:text-properties fo:letter-spacing="0.0055in" style:font-name-complex="Times New Roman1" style:font-size-complex="14pt" style:font-style-complex="normal" style:font-weight-complex="normal"/>
    </style:style>
    <style:style style:name="T328" style:family="text">
      <style:text-properties fo:letter-spacing="-0.0252in" style:font-name-complex="Times New Roman1" style:font-size-complex="14pt" style:font-style-complex="normal" style:font-weight-complex="normal"/>
    </style:style>
    <style:style style:name="T329" style:family="text">
      <style:text-properties fo:letter-spacing="0.0134in" style:font-name-complex="Times New Roman1" style:font-size-complex="14pt" style:font-style-complex="normal" style:font-weight-complex="normal"/>
    </style:style>
    <style:style style:name="T330" style:family="text">
      <style:text-properties fo:letter-spacing="0.0134in" style:text-underline-style="solid" style:text-underline-width="auto" style:text-underline-color="font-color" style:font-name-complex="Times New Roman1" style:font-size-complex="14pt" style:font-style-complex="normal" style:font-weight-complex="normal"/>
    </style:style>
    <style:style style:name="T331" style:family="text">
      <style:text-properties fo:letter-spacing="-0.0398in" style:font-name-complex="BABEL Unicode" style:font-size-complex="12pt" style:font-style-complex="normal" style:font-weight-complex="normal"/>
    </style:style>
    <style:style style:name="T332" style:family="text">
      <style:text-properties fo:letter-spacing="-0.0398in" style:text-underline-style="solid" style:text-underline-width="auto" style:text-underline-color="font-color" style:font-name-complex="BABEL Unicode" style:font-size-complex="12pt" style:font-style-complex="normal" style:font-weight-complex="normal"/>
    </style:style>
    <style:style style:name="T333" style:family="text">
      <style:text-properties fo:letter-spacing="-0.0209in" style:font-name-complex="BABEL Unicode" style:font-size-complex="12pt" style:font-style-complex="normal" style:font-weight-complex="normal"/>
    </style:style>
    <style:style style:name="T334" style:family="text">
      <style:text-properties fo:letter-spacing="0.0071in" style:text-underline-style="solid" style:text-underline-width="auto" style:text-underline-color="font-color" style:font-name-complex="Times New Roman1" style:font-size-complex="14pt" style:font-style-complex="normal" style:font-weight-complex="normal"/>
    </style:style>
    <style:style style:name="T335" style:family="text">
      <style:text-properties fo:letter-spacing="-0.061in" style:font-name-complex="BABEL Unicode" style:font-size-complex="12pt" style:font-style-complex="normal" style:font-weight-complex="normal"/>
    </style:style>
    <style:style style:name="T336" style:family="text">
      <style:text-properties fo:letter-spacing="-0.0543in" style:font-name-complex="BABEL Unicode" style:font-size-complex="12pt" style:font-style-complex="normal" style:font-weight-complex="normal"/>
    </style:style>
    <style:style style:name="T337" style:family="text">
      <style:text-properties fo:letter-spacing="-0.0543in" style:text-underline-style="solid" style:text-underline-width="auto" style:text-underline-color="font-color" style:font-name-complex="BABEL Unicode" style:font-size-complex="12pt" style:font-style-complex="normal" style:font-weight-complex="normal"/>
    </style:style>
    <style:style style:name="T338" style:family="text">
      <style:text-properties fo:letter-spacing="0.0091in" style:font-name-complex="Times New Roman1" style:font-size-complex="14pt" style:font-style-complex="normal" style:font-weight-complex="normal"/>
    </style:style>
    <style:style style:name="T339" style:family="text">
      <style:text-properties fo:letter-spacing="-0.0839in" style:font-name-complex="BABEL Unicode" style:font-size-complex="12pt" style:font-style-complex="normal" style:font-weight-complex="normal"/>
    </style:style>
    <style:style style:name="T340" style:family="text">
      <style:text-properties fo:letter-spacing="0.0193in" style:font-name-complex="Times New Roman1" style:font-size-complex="14pt" style:font-style-complex="normal" style:font-weight-complex="normal"/>
    </style:style>
    <style:style style:name="T341" style:family="text">
      <style:text-properties fo:letter-spacing="0.0083in" style:font-name-complex="Times New Roman1" style:font-size-complex="14pt" style:font-style-complex="normal" style:font-weight-complex="normal"/>
    </style:style>
    <style:style style:name="T342" style:family="text">
      <style:text-properties fo:letter-spacing="0.0083in" style:font-name-complex="Times New Roman1" style:font-size-complex="12pt" style:font-style-complex="normal" style:font-weight-complex="normal"/>
    </style:style>
    <style:style style:name="T343" style:family="text">
      <style:text-properties fo:letter-spacing="-0.0173in" style:font-name-complex="BABEL Unicode" style:font-size-complex="12pt" style:font-style-complex="normal" style:font-weight-complex="normal"/>
    </style:style>
    <style:style style:name="T344" style:family="text">
      <style:text-properties fo:letter-spacing="-0.0173in" style:font-name-complex="Times New Roman1" style:font-size-complex="14pt" style:font-style-complex="normal" style:font-weight-complex="normal"/>
    </style:style>
    <style:style style:name="T345" style:family="text">
      <style:text-properties fo:letter-spacing="-0.0098in" style:font-name-complex="Times New Roman1" style:font-size-complex="12pt" style:font-style-complex="normal" style:font-weight-complex="normal"/>
    </style:style>
    <style:style style:name="T346" style:family="text">
      <style:text-properties fo:letter-spacing="-0.0098in" style:text-underline-style="solid" style:text-underline-width="auto" style:text-underline-color="font-color" style:font-name-complex="BABEL Unicode" style:font-size-complex="12pt" style:font-style-complex="normal" style:font-weight-complex="normal"/>
    </style:style>
    <style:style style:name="T347" style:family="text">
      <style:text-properties fo:letter-spacing="-0.0693in" style:font-name-complex="BABEL Unicode" style:font-size-complex="12pt" style:font-style-complex="normal" style:font-weight-complex="normal"/>
    </style:style>
    <style:style style:name="T348" style:family="text">
      <style:text-properties fo:letter-spacing="-0.0693in" style:text-underline-style="solid" style:text-underline-width="auto" style:text-underline-color="font-color" style:font-name-complex="BABEL Unicode" style:font-size-complex="12pt" style:font-style-complex="normal" style:font-weight-complex="normal"/>
    </style:style>
    <style:style style:name="T349" style:family="text">
      <style:text-properties fo:letter-spacing="-0.0772in" style:font-name-complex="BABEL Unicode" style:font-size-complex="12pt" style:font-style-complex="normal" style:font-weight-complex="normal"/>
    </style:style>
    <style:style style:name="T350" style:family="text">
      <style:text-properties fo:letter-spacing="-0.0335in" style:font-name-complex="BABEL Unicode" style:font-size-complex="12pt" style:font-style-complex="normal" style:font-weight-complex="normal"/>
    </style:style>
    <style:style style:name="T351" style:family="text">
      <style:text-properties fo:letter-spacing="-0.0909in" style:text-underline-style="solid" style:text-underline-width="auto" style:text-underline-color="font-color" style:font-name-complex="BABEL Unicode" style:font-size-complex="12pt" style:font-style-complex="normal" style:font-weight-complex="normal"/>
    </style:style>
    <style:style style:name="T352" style:family="text">
      <style:text-properties fo:letter-spacing="-0.0909in" style:font-name-complex="BABEL Unicode" style:font-size-complex="12pt" style:font-style-complex="normal" style:font-weight-complex="normal"/>
    </style:style>
    <style:style style:name="T353" style:family="text">
      <style:text-properties fo:letter-spacing="-0.0874in" style:text-underline-style="solid" style:text-underline-width="auto" style:text-underline-color="font-color" style:font-name-complex="BABEL Unicode" style:font-size-complex="12pt" style:font-style-complex="normal" style:font-weight-complex="normal"/>
    </style:style>
    <style:style style:name="T354" style:family="text">
      <style:text-properties fo:letter-spacing="-0.0437in" style:text-underline-style="solid" style:text-underline-width="auto" style:text-underline-color="font-color" style:font-name-complex="BABEL Unicode" style:font-size-complex="12pt" style:font-style-complex="normal" style:font-weight-complex="normal"/>
    </style:style>
    <style:style style:name="T355" style:family="text">
      <style:text-properties fo:letter-spacing="-0.0764in" style:font-name-complex="BABEL Unicode" style:font-size-complex="12pt" style:font-style-complex="normal" style:font-weight-complex="normal"/>
    </style:style>
    <style:style style:name="T356" style:family="text">
      <style:text-properties fo:letter-spacing="0.0299in" style:font-name-complex="Times New Roman1" style:font-size-complex="12pt" style:font-style-complex="normal" style:font-weight-complex="normal"/>
    </style:style>
    <style:style style:name="T357" style:family="text">
      <style:text-properties fo:letter-spacing="-0.0091in" style:font-name-complex="Times New Roman1" style:font-size-complex="14pt" style:font-style-complex="normal" style:font-weight-complex="normal"/>
    </style:style>
    <style:style style:name="T358" style:family="text">
      <style:text-properties fo:letter-spacing="-0.0091in" style:font-name-complex="BABEL Unicode" style:font-size-complex="12pt" style:font-style-complex="normal" style:font-weight-complex="normal"/>
    </style:style>
    <style:style style:name="T359" style:family="text">
      <style:text-properties fo:letter-spacing="-0.0728in" style:font-name-complex="BABEL Unicode" style:font-size-complex="12pt" style:font-style-complex="normal" style:font-weight-complex="normal"/>
    </style:style>
    <style:style style:name="T360" style:family="text">
      <style:text-properties fo:letter-spacing="-0.0591in" style:text-underline-style="solid" style:text-underline-width="auto" style:text-underline-color="font-color" style:font-name-complex="BABEL Unicode" style:font-size-complex="12pt" style:font-style-complex="normal" style:font-weight-complex="normal"/>
    </style:style>
    <style:style style:name="T361" style:family="text">
      <style:text-properties fo:letter-spacing="-0.0555in" style:font-name-complex="BABEL Unicode" style:font-size-complex="12pt" style:font-style-complex="normal" style:font-weight-complex="normal"/>
    </style:style>
    <style:style style:name="T362" style:family="text">
      <style:text-properties fo:letter-spacing="-0.0634in" style:font-name-complex="BABEL Unicode" style:font-size-complex="12pt" style:font-style-complex="normal" style:font-weight-complex="normal"/>
    </style:style>
    <style:style style:name="T363" style:family="text">
      <style:text-properties style:font-name="LM Roman 7" fo:font-size="6.65000009536743pt"/>
    </style:style>
    <style:style style:name="T364" style:family="text">
      <style:text-properties style:font-name="LM Roman 7" fo:font-size="6.65000009536743pt" fo:letter-spacing="0.0016in"/>
    </style:style>
    <style:style style:name="T365" style:family="text">
      <style:text-properties fo:letter-spacing="-0.1016in" style:font-name-complex="BABEL Unicode" style:font-size-complex="12pt" style:font-style-complex="normal" style:font-weight-complex="normal"/>
    </style:style>
    <style:style style:name="T366" style:family="text">
      <style:text-properties fo:letter-spacing="-0.1126in" style:font-name-complex="BABEL Unicode" style:font-size-complex="12pt" style:font-style-complex="normal" style:font-weight-complex="normal"/>
    </style:style>
    <style:style style:name="T367" style:family="text">
      <style:text-properties fo:letter-spacing="-0.0827in" style:font-name-complex="BABEL Unicode" style:font-size-complex="12pt" style:font-style-complex="normal" style:font-weight-complex="normal"/>
    </style:style>
    <style:style style:name="T368" style:family="text">
      <style:text-properties fo:letter-spacing="-0.0563in" style:font-name-complex="BABEL Unicode" style:font-size-complex="12pt" style:font-style-complex="normal" style:font-weight-complex="normal"/>
    </style:style>
    <style:style style:name="T369" style:family="text">
      <style:text-properties fo:letter-spacing="-0.0346in" style:font-name-complex="Times New Roman1" style:font-size-complex="12pt" style:font-style-complex="normal" style:font-weight-complex="normal"/>
    </style:style>
    <style:style style:name="fr1" style:family="graphic" style:parent-style-name="Graphics">
      <style:graphic-properties fo:margin-left="4.1854in" fo:margin-right="0in" fo:margin-top="9.713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1.2752in" fo:margin-right="0in" fo:margin-top="0.9417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1.261in" fo:margin-right="0in" fo:margin-top="0.67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5.7472in" fo:margin-right="0in" fo:margin-top="0.67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4.1634in" fo:margin-right="0in" fo:margin-top="9.7138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4.1272in" fo:margin-right="0in" fo:margin-top="9.7484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4.3646in" fo:margin-right="0in" fo:margin-top="0.3957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2.9035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1.2752in" fo:margin-right="0in" fo:margin-top="0.1063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1.7508in" fo:margin-right="0in" fo:margin-top="0.2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4.1917in" fo:margin-right="0in" fo:margin-top="0.0339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2.1335in" fo:margin-right="0in" fo:margin-top="0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1.2752in" fo:margin-right="0in" fo:margin-top="0.2272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1.2752in" fo:margin-right="0in" fo:margin-top="0.2256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1.2752in" fo:margin-right="0in" fo:margin-top="0.2193in" fo:margin-bottom="0in" style:wrap="run-through" style:number-wrapped-paragraphs="no-limit" style:vertical-pos="top" style:vertical-rel="char" style:horizontal-pos="left" style:horizontal-rel="char"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prefix="("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prefix="(" style:num-suffix=")" style:num-format="1" text:start-value="1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prefix="("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prefix="("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prefix="("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prefix="(" style:num-suffix=")" style:num-format="1" text:start-value="2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prefix="("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prefix="(" style:num-suffix=")" style:num-format="1" text:start-value="2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prefix="(" style:num-suffix=")" style:num-format="1" text:start-value="2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prefix="(" style:num-suffix=")" style:num-format="1" text:start-value="2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38"/>
      <text:p text:style-name="P51">Argument partageant des prédicats secondaires en hébreu biblique</text:p>
      <text:p text:style-name="P52"><text:span text:style-name="T9">Jacques EJ Boulet Université de</text:span><text:span text:style-name="T10">Toronto</text:span></text:p>
      <text:p text:style-name="P53">Society of Biblical Literature, Denver, CO 19 novembre 2018</text:p>
      <text:p text:style-name="P37"/>
      <text:p text:style-name="P39"/>
      <text:p text:style-name="P54">Abstrait</text:p>
      <text:p text:style-name="P55"><text:span text:style-name="T56">Dans cette présentation ,je suppose que lestravaux encours qui soutient que la</text:span><text:span text:style-name="T57">tradi-</text:span><text:span text:style-name="T56">tionnelbibliquehébreuaccusatifdoit</text:span><text:span text:style-name="T59">être</text:span><text:span text:style-name="T56">brisévers lebasentroiscatégories: arguments,modificateurs,etsecondairesprédicats.Surlabasede</text:span><text:span text:style-name="T57">mes</text:span><text:span text:style-name="T56">donnéesduPentateuque,jecontesteleshypothèsescourantessurlesprédicatssecondaires, définissant un prédicat secondaire comme tout prédicat non fini qui se produit dans le cadre d'une prédication primaire de toute nature, que ce soit</text:span><text:span text:style-name="T57">par</text:span><text:span text:style-name="T56">adjonction ou</text:span><text:span text:style-name="T60">en</text:span><text:span text:style-name="T56">complément.Ici, je me concentre sur le sous-ensemble de prédicats secondaires adjacents dans lesquels le prédicat secondaire partage son argument sujet avec un argument de la prédication primaire, soit le sujet soit l'objet.Je décris cinq types d'arguments partageant un prédicat secondaire en hébreu biblique: les représentations, lescirconstances,lesrésultantestransitives,lesproductives decréationexpliciteet les capacitives.</text:span><text:span text:style-name="T60">Pour</text:span><text:span text:style-name="T56">chacun de ces types, j'utilise unereprésentationsémantique informellepourdistinguersasémantiqueparticulière.Puis, enutilisanthébreuexemples,</text:span><text:span text:style-name="T61">je</text:span><text:span text:style-name="T56">démontreraiquequatredeslescinqtypespeuvent</text:span><text:span text:style-name="T59">être le cas</text:span><text:span text:style-name="T56">échéantmarqués</text:span><text:span text:style-name="T57">par</text:span><text:span text:style-name="T56">undesla</text:span></text:p>
      <text:p text:style-name="P56"><text:span text:style-name="T62">particules</text:span><text:span text:style-name="T105">f</text:span><text:span text:style-name="T104">i</text:span><text:span text:style-name="T62">ou</text:span><text:span text:style-name="T169">ְ</text:span><text:span text:style-name="T172">ל</text:span><text:span text:style-name="T62">,Aveclaparticuleco</text:span><text:span text:style-name="T63">n</text:span><text:span text:style-name="T62">buantpeuourienàlasignification.</text:span></text:p>
      <text:p text:style-name="P58"><text:span text:style-name="T56">Jesuggèrequeceoptionalitédeslesparticulessoutientlagénéralisation</text:span><text:span text:style-name="T57">théorie</text:span><text:span text:style-name="T56">de laprédication avancé</text:span><text:span text:style-name="T57">par Bowers</text:span><text:span text:style-name="T56">(1993, 2001), où chaque predication est supposé</text:span><text:span text:style-name="T64">avoir</text:span><text:span text:style-name="T56">une tête Prédication (Pr), et où cette tête peut</text:span><text:span text:style-name="T59">être</text:span><text:span text:style-name="T57">ouverte</text:span></text:p>
      <text:p text:style-name="P57"><text:soft-page-break/><text:span text:style-name="T62">ou phonologiquement nul.Dans cette structure de phrase de prédication (PrP),</text:span><text:span text:style-name="T106">fi</text:span><text:span text:style-name="T62">et</text:span><text:span text:style-name="T172">ל</text:span></text:p>
      <text:p text:style-name="P59"><text:span text:style-name="T56">sont supposés</text:span><text:span text:style-name="T59">être des</text:span><text:span text:style-name="T56">réalisations de la tête Pr lorsqu'ils marquent un prédicat.</text:span><text:span text:style-name="T57">Enfin,</text:span><text:span text:style-name="T56">jetiensàce que ,depuis uncertainargument departagesecondaireprédicats</text:span><text:span text:style-name="T66">sont</text:span><text:span text:style-name="T56">orientées objet et certains sont orientés objet, seules les orientées objet</text:span><text:span text:style-name="T57">les</text:span><text:span text:style-name="T56">sont enfaitaccusatifs.</text:span></text:p>
      <text:p text:style-name="P37"><draw:frame draw:style-name="fr1" draw:name="Image1" text:anchor-type="char" svg:width="0.1807in" svg:height="0.361in" draw:z-index="0"><draw:image xlink:href="https://translate.googleusercontent.com/image_0.png" xlink:type="simple" xlink:show="embed" xlink:actuate="onLoad"/></draw:frame></text:p>
      <text:p text:style-name="Text_20_body"/>
      <text:p text:style-name="P37"><draw:frame draw:style-name="fr4" draw:name="Image4" text:anchor-type="char" svg:width="2in" svg:height="0.361in" draw:z-index="3"><draw:image xlink:href="https://translate.googleusercontent.com/image_3.png" xlink:type="simple" xlink:show="embed" xlink:actuate="onLoad"/></draw:frame><draw:frame draw:style-name="fr3" draw:name="Image3" text:anchor-type="char" svg:width="4.528in" svg:height="0.361in" draw:z-index="2"><draw:image xlink:href="https://translate.googleusercontent.com/image_2.png" xlink:type="simple" xlink:show="embed" xlink:actuate="onLoad"/></draw:frame><draw:frame draw:style-name="fr2" draw:name="Image2" text:anchor-type="char" svg:width="7.9445in" svg:height="0.0161in" draw:z-index="1"><draw:image xlink:href="https://translate.googleusercontent.com/image_1.png" xlink:type="simple" xlink:show="embed" xlink:actuate="onLoad"/></draw:frame></text:p>
      <text:p text:style-name="P60">Contenu</text:p>
      <text:p text:style-name="P96"><text:span text:style-name="T179">1</text:span><text:a xlink:type="simple" xlink:href="https://translate.googleusercontent.com/translate_f#_TOC_250009" text:style-name="Internet_20_link" text:visited-style-name="Visited_20_Internet_20_Link">Introduction</text:a><text:a xlink:type="simple" xlink:href="https://translate.googleusercontent.com/translate_f#_TOC_250009" text:style-name="Internet_20_link" text:visited-style-name="Visited_20_Internet_20_Link">1</text:a></text:p>
      <text:p text:style-name="P97"><text:span text:style-name="T179">2</text:span><text:a xlink:type="simple" xlink:href="https://translate.googleusercontent.com/translate_f#_TOC_250008" text:style-name="Internet_20_link" text:visited-style-name="Visited_20_Internet_20_Link">Partage d'arguments</text:a><text:a xlink:type="simple" xlink:href="https://translate.googleusercontent.com/translate_f#_TOC_250008" text:style-name="Internet_20_link" text:visited-style-name="Visited_20_Internet_20_Link">prédicats</text:a><text:a xlink:type="simple" xlink:href="https://translate.googleusercontent.com/translate_f#_TOC_250008" text:style-name="Internet_20_link" text:visited-style-name="Visited_20_Internet_20_Link">secondaires</text:a><text:a xlink:type="simple" xlink:href="https://translate.googleusercontent.com/translate_f#_TOC_250008" text:style-name="Internet_20_link" text:visited-style-name="Visited_20_Internet_20_Link">3</text:a></text:p>
      <text:p text:style-name="P100"><text:span text:style-name="T180">2.1</text:span><text:a xlink:type="simple" xlink:href="https://translate.googleusercontent.com/translate_f#_TOC_250007" text:style-name="Internet_20_link" text:visited-style-name="Visited_20_Internet_20_Link">Représentants</text:a><text:a xlink:type="simple" xlink:href="https://translate.googleusercontent.com/translate_f#_TOC_250007" text:style-name="Internet_20_link" text:visited-style-name="Visited_20_Internet_20_Link">3</text:a></text:p>
      <text:p text:style-name="P101"><text:span text:style-name="T180">2.2</text:span><text:a xlink:type="simple" xlink:href="https://translate.googleusercontent.com/translate_f#_TOC_250006" text:style-name="Internet_20_link" text:visited-style-name="Visited_20_Internet_20_Link">Circonstances</text:a><text:a xlink:type="simple" xlink:href="https://translate.googleusercontent.com/translate_f#_TOC_250006" text:style-name="Internet_20_link" text:visited-style-name="Visited_20_Internet_20_Link">5</text:a></text:p>
      <text:p text:style-name="P101"><text:span text:style-name="T180">2.3</text:span><text:a xlink:type="simple" xlink:href="https://translate.googleusercontent.com/translate_f#_TOC_250005" text:style-name="Internet_20_link" text:visited-style-name="Visited_20_Internet_20_Link">Résultats</text:a><text:a xlink:type="simple" xlink:href="https://translate.googleusercontent.com/translate_f#_TOC_250005" text:style-name="Internet_20_link" text:visited-style-name="Visited_20_Internet_20_Link">6</text:a></text:p>
      <text:p text:style-name="P101"><text:span text:style-name="T180">2.4</text:span><text:a xlink:type="simple" xlink:href="https://translate.googleusercontent.com/translate_f#_TOC_250004" text:style-name="Internet_20_link" text:visited-style-name="Visited_20_Internet_20_Link">Productifs de</text:a><text:a xlink:type="simple" xlink:href="https://translate.googleusercontent.com/translate_f#_TOC_250004" text:style-name="Internet_20_link" text:visited-style-name="Visited_20_Internet_20_Link">création explicite</text:a><text:a xlink:type="simple" xlink:href="https://translate.googleusercontent.com/translate_f#_TOC_250004" text:style-name="Internet_20_link" text:visited-style-name="Visited_20_Internet_20_Link">(PCU)</text:a><text:a xlink:type="simple" xlink:href="https://translate.googleusercontent.com/translate_f#_TOC_250004" text:style-name="Internet_20_link" text:visited-style-name="Visited_20_Internet_20_Link">6</text:a></text:p>
      <text:p text:style-name="P102"><text:span text:style-name="T180">2.5</text:span><text:a xlink:type="simple" xlink:href="https://translate.googleusercontent.com/translate_f#_TOC_250003" text:style-name="Internet_20_link" text:visited-style-name="Visited_20_Internet_20_Link">Capacitifs</text:a><text:a xlink:type="simple" xlink:href="https://translate.googleusercontent.com/translate_f#_TOC_250003" text:style-name="Internet_20_link" text:visited-style-name="Visited_20_Internet_20_Link">8</text:a></text:p>
      <text:p text:style-name="P99"><text:span text:style-name="T179">3</text:span><text:a xlink:type="simple" xlink:href="https://translate.googleusercontent.com/translate_f#_TOC_250002" text:style-name="Internet_20_link" text:visited-style-name="Visited_20_Internet_20_Link">Structure</text:a><text:a xlink:type="simple" xlink:href="https://translate.googleusercontent.com/translate_f#_TOC_250002" text:style-name="Internet_20_link" text:visited-style-name="Visited_20_Internet_20_Link">syntaxique</text:a><text:a xlink:type="simple" xlink:href="https://translate.googleusercontent.com/translate_f#_TOC_250002" text:style-name="Internet_20_link" text:visited-style-name="Visited_20_Internet_20_Link">9</text:a></text:p>
      <text:p text:style-name="P98"><text:span text:style-name="T179">4</text:span><text:a xlink:type="simple" xlink:href="https://translate.googleusercontent.com/translate_f#_TOC_250001" text:style-name="Internet_20_link" text:visited-style-name="Visited_20_Internet_20_Link">Résumé</text:a><text:a xlink:type="simple" xlink:href="https://translate.googleusercontent.com/translate_f#_TOC_250001" text:style-name="Internet_20_link" text:visited-style-name="Visited_20_Internet_20_Link">10</text:a></text:p>
      <text:p text:style-name="P61"><text:a xlink:type="simple" xlink:href="https://translate.googleusercontent.com/translate_f#_TOC_250000" text:style-name="Internet_20_link" text:visited-style-name="Visited_20_Internet_20_Link"><text:span text:style-name="T179">Bibliographie12</text:span></text:a></text:p>
      <text:p text:style-name="P37"/>
      <text:p text:style-name="P37"/>
      <text:p text:style-name="P37"/>
      <text:p text:style-name="P37"/>
      <text:p text:style-name="P37"/>
      <text:p text:style-name="P37"/>
      <text:p text:style-name="P37"/>
      <text:p text:style-name="P37"/>
      <text:p text:style-name="P37"/>
      <text:p text:style-name="P37"/>
      <text:p text:style-name="P37"/>
      <text:p text:style-name="P41"/>
      <text:p text:style-name="P103">Cette recherche a été financée par le Conseil de recherches en sciences humaines du Canada.</text:p>
      <text:p text:style-name="P41"><draw:frame draw:style-name="fr5" draw:name="Image5" text:anchor-type="as-char" svg:width="6.3472in" svg:height="0.3193in" draw:z-index="4"><draw:image xlink:href="https://translate.googleusercontent.com/image_4.jpeg" xlink:type="simple" xlink:show="embed" xlink:actuate="onLoad"/></draw:frame></text:p>
      <text:p text:style-name="P37"><draw:frame draw:style-name="fr6" draw:name="Image6" text:anchor-type="char" svg:width="0.2362in" svg:height="0.361in" draw:z-index="5"><draw:image xlink:href="https://translate.googleusercontent.com/image_5.png" xlink:type="simple" xlink:show="embed" xlink:actuate="onLoad"/></draw:frame></text:p>
      <text:p text:style-name="Text_20_body"/>
      <text:p text:style-name="P37"><draw:frame draw:style-name="fr4" draw:name="Image9" text:anchor-type="char" svg:width="2in" svg:height="0.361in" draw:z-index="8"><draw:image xlink:href="https://translate.googleusercontent.com/image_7.png" xlink:type="simple" xlink:show="embed" xlink:actuate="onLoad"/></draw:frame><draw:frame draw:style-name="fr3" draw:name="Image8" text:anchor-type="char" svg:width="4.528in" svg:height="0.361in" draw:z-index="7"><draw:image xlink:href="https://translate.googleusercontent.com/image_6.png" xlink:type="simple" xlink:show="embed" xlink:actuate="onLoad"/></draw:frame><draw:frame draw:style-name="fr2" draw:name="Image7" text:anchor-type="char" svg:width="7.9445in" svg:height="0.0161in" draw:z-index="6"><draw:image xlink:href="https://translate.googleusercontent.com/image_1.png" xlink:type="simple" xlink:show="embed" xlink:actuate="onLoad"/></draw:frame><text:soft-page-break/></text:p>
      <text:p text:style-name="P104"><text:span text:style-name="T37">1</text:span><text:bookmark text:name="_TOC_250009"/><text:span text:style-name="T37">introduction</text:span></text:p>
      <text:p text:style-name="P106"><text:span text:style-name="T9">Cetteprésentationsurlesprédicatssecondairesenhébreubibliquereprésenteunepartied'unprojetplus largevisantàréévaluerl'accusatifhébreuàl'aide dela</text:span><text:span text:style-name="T38">théorie</text:span><text:span text:style-name="T9">linguistiquemoderne</text:span><text:span text:style-name="T38">.</text:span><text:span text:style-name="T9">Alors quelesgrammairesstandardont tendanceàsubdiviserl'accusatifen</text:span><text:span text:style-name="T40">deux</text:span><text:span text:style-name="T9">catégories</text:span></text:p>
      <text:p text:style-name="P113"><text:span text:style-name="T9">-parexemple,enobjetsetadverbes,ouautredans descomplémentsetadjonctions-Je l'</text:span><text:span text:style-name="T41">ai</text:span><text:span text:style-name="T9">soutenuailleursque</text:span><text:span text:style-name="T41">nous avons</text:span><text:span text:style-name="T9">besoin d'aumoinstroiscatégories:Arguments,Modificateurs et secondaire prédicats (Boulet2018a).</text:span></text:p>
      <text:p text:style-name="P119">La plupart des travaux linguistiques sur les prédicats secondaires sont au moins vaguement compatibles avec la définition de Rothstein (2011, 1442), qui stipule que:</text:p>
      <text:p text:style-name="P126"><text:span text:style-name="T9">Lesprédicatssecondairessontdesexpressions deprédicatnon verbales àunendroitqui se produisentsouslaportéed'unverbeprincipal.Surtout,ilspartagentunargument avec le verbe principal, le sujet du prédicat secondaire étant soit le sujet soit l'objet direct duverbematriciel.</text:span></text:p>
      <text:p text:style-name="P121"><text:span text:style-name="T9">Des exemples anglais typiques seraient (1) et (2), qui contiennent respectivement un prédicat secondaire représentatif et résultant, et où l'indice</text:span><text:span text:style-name="T43">i</text:span><text:span text:style-name="T9">marque la co-indexation:</text:span></text:p>
      <text:p text:style-name="P127"><text:span text:style-name="T14">(1)</text:span><text:span text:style-name="T11">Représentatif:</text:span><text:span text:style-name="T14">Ésaü a mangé le ragoût</text:span><text:span text:style-name="T182">i</text:span><text:span text:style-name="T14">chaud</text:span><text:span text:style-name="T182">i</text:span><text:span text:style-name="T14">.</text:span></text:p>
      <text:p text:style-name="P128"><text:span text:style-name="T14">(2)</text:span><text:span text:style-name="T11">Résultat:</text:span><text:span text:style-name="T14">Moïse a</text:span><text:span text:style-name="T17">peint</text:span><text:span text:style-name="T14">le linteau</text:span><text:span text:style-name="T182">i</text:span><text:span text:style-name="T21">rouge</text:span><text:span text:style-name="T183">i</text:span><text:span text:style-name="T21">.</text:span></text:p>
      <text:p text:style-name="P122"><text:span text:style-name="T38">Pourquoi</text:span><text:span text:style-name="T9">lesadjectifs</text:span><text:span text:style-name="T43">chauds</text:span><text:span text:style-name="T9">et</text:span><text:span text:style-name="T45">rouges</text:span><text:span text:style-name="T9">sontconsidérés commesecondairesprédicatsestfaitclair si</text:span><text:span text:style-name="T41">nous</text:span><text:span text:style-name="T9">décomposonslesclausesen</text:span><text:span text:style-name="T40">deux</text:span><text:span text:style-name="T9">parties.L' article(1)peut</text:span><text:span text:style-name="T46">être</text:span><text:span text:style-name="T9">casséevers lebasen(3):</text:span></text:p>
      <text:p text:style-name="P129"><text:span text:style-name="T14">(3)Ésaü a mangé le ragoût</text:span><text:span text:style-name="T182">i</text:span><text:span text:style-name="T14">chaud</text:span><text:span text:style-name="T182">i</text:span><text:span text:style-name="T14">.</text:span></text:p>
      <text:p text:style-name="P131">= Ésaü a mangé le ragoût.</text:p>
      <text:p text:style-name="P139"><text:span text:style-name="T6">et</text:span><text:span text:style-name="T11">(BienEsaumangéil)Leragoût(</text:span><text:span text:style-name="T25">w</text:span><text:span text:style-name="T11">as) àchaud.</text:span></text:p>
      <text:p text:style-name="P62">De même, la clause (2) peut être décomposée en (4):</text:p>
      <text:p text:style-name="P130"><text:soft-page-break/><text:span text:style-name="T14">(4)Moïse a</text:span><text:span text:style-name="T17">peint</text:span><text:span text:style-name="T14">le linteau</text:span><text:span text:style-name="T182">i</text:span><text:span text:style-name="T21">rouge</text:span><text:span text:style-name="T183">i</text:span><text:span text:style-name="T21">.</text:span></text:p>
      <text:p text:style-name="P131">= Moïse a peint le linteau.</text:p>
      <text:p text:style-name="P139"><text:span text:style-name="T6">et</text:span><text:span text:style-name="T11">(aprèsMosespai</text:span><text:span text:style-name="T25">n</text:span><text:span text:style-name="T11">tedit)Leli</text:span><text:span text:style-name="T25">n</text:span><text:span text:style-name="T11">tel(</text:span><text:span text:style-name="T25">w</text:span><text:span text:style-name="T11">as)rouge.</text:span></text:p>
      <text:p text:style-name="P123"><text:span text:style-name="T41">A</text:span><text:span text:style-name="T9">laplusélémentaireniveau,puis,secondairepredicationestuncasdanslequel</text:span><text:span text:style-name="T40">deux</text:span><text:span text:style-name="T9">ications pred- sont combinés pour former une seule clause complexe.Dans certains cas, comme</text:span><text:span text:style-name="T38">ceux</text:span><text:span text:style-name="T9">ci-dessus, la déclaration équivalente pourrait à la place</text:span><text:span text:style-name="T46">être</text:span><text:span text:style-name="T9">faite en utilisant</text:span><text:span text:style-name="T40">deux</text:span><text:span text:style-name="T9">clauses distinctes, bien que cette alternative soit généralement moinsefficace.</text:span></text:p>
      <text:p text:style-name="P120"><text:span text:style-name="T9">Maistant</text:span><text:span text:style-name="T41">pis</text:span><text:span text:style-name="T9">pour l'anglais.LaBiblehébraïque desdonnéesque</text:span><text:span text:style-name="T41">j'ai</text:span><text:span text:style-name="T9">recueillies àpartirdu</text:span><text:span text:style-name="T38">Pentateuque</text:span><text:span text:style-name="T9">remet encause trois déclarations contenuesdans la définition de Rothstein (voir Boulet,nd):</text:span></text:p>
      <text:p text:style-name="P141"><text:span text:style-name="T9">1.Premièrement,quelesprédicatssecondairessont desprédicats«non verbaux»,puisquelesparticipesbibliques d'Hébreu peuvent fonctionner comme desprédicatssecondaires;</text:span></text:p>
      <text:p text:style-name="P37"><draw:frame draw:style-name="fr7" draw:name="Image10" text:anchor-type="char" svg:width="0.3335in" svg:height="0.361in" draw:z-index="9"><draw:image xlink:href="https://translate.googleusercontent.com/image_8.png" xlink:type="simple" xlink:show="embed" xlink:actuate="onLoad"/></draw:frame></text:p>
      <text:p text:style-name="Text_20_body"/>
      <text:p text:style-name="P37"><draw:frame draw:style-name="fr4" draw:name="Image13" text:anchor-type="char" svg:width="2in" svg:height="0.361in" draw:z-index="12"><draw:image xlink:href="https://translate.googleusercontent.com/image_10.png" xlink:type="simple" xlink:show="embed" xlink:actuate="onLoad"/></draw:frame><draw:frame draw:style-name="fr3" draw:name="Image12" text:anchor-type="char" svg:width="4.528in" svg:height="0.361in" draw:z-index="11"><draw:image xlink:href="https://translate.googleusercontent.com/image_9.png" xlink:type="simple" xlink:show="embed" xlink:actuate="onLoad"/></draw:frame><draw:frame draw:style-name="fr2" draw:name="Image11" text:anchor-type="char" svg:width="7.9445in" svg:height="0.0161in" draw:z-index="10"><draw:image xlink:href="https://translate.googleusercontent.com/image_1.png" xlink:type="simple" xlink:show="embed" xlink:actuate="onLoad"/></draw:frame></text:p>
      <text:p text:style-name="P43"/>
      <text:p text:style-name="P143"><text:span text:style-name="T9">2.Deuxièmement,quelesprédicatssecondairesdoivent«se produiresouslaportéed'un</text:span><text:span text:style-name="T40">verbe</text:span><text:span text:style-name="T9">principal</text:span><text:span text:style-name="T40">»,</text:span><text:span text:style-name="T9">car en hébreu biblique, le prédicat primaire peut</text:span><text:span text:style-name="T46">être</text:span><text:span text:style-name="T9">une prédication copulaire, voire unecopulenulle;</text:span></text:p>
      <text:p text:style-name="P142"><text:span text:style-name="T9">3.Ettroisièmement,quesecondairesprédicatsdoivent« partagerunargument »avecle</text:span><text:span text:style-name="T41">principal</text:span><text:span text:style-name="T9">attribut,carily a à lafoiscomplémentetaccolésvariétésdepredication secondaire qui part sansargument.</text:span></text:p>
      <text:p text:style-name="P63">Je définis donc la prédication secondaire selon la définition de (5):</text:p>
      <text:p text:style-name="P144"><text:span text:style-name="T9">(5)Unsecondprédicatest</text:span><text:span text:style-name="T38">tout</text:span><text:span text:style-name="T9">non-finieprédicatquise produit envertu delaportée de l'autre, prédicat primaire, que cesoit</text:span><text:span text:style-name="T41">par</text:span><text:span text:style-name="T9">adjonction ou entant quecomplément.</text:span></text:p>
      <text:p text:style-name="P145"><text:span text:style-name="T40">Aujourd'hui,</text:span><text:span text:style-name="T9">je me concentre sur le partage d'arguments des prédicats secondaires.La référence à la figure 1 montrera</text:span><text:span text:style-name="T38">comment les</text:span><text:span text:style-name="T9">arguments partageant les prédicats secondaires s'intègrent dans</text:span><text:span text:style-name="T41">mon</text:span><text:span text:style-name="T9">système.</text:span><text:span text:style-name="T41">Au</text:span><text:span text:style-name="T9">premier stade, les </text:span><text:soft-page-break/><text:span text:style-name="T9">prédicats secondaires</text:span><text:span text:style-name="T38">peuvent</text:span><text:span text:style-name="T46">être des</text:span><text:span text:style-name="T9">compléments ou des compléments.</text:span><text:span text:style-name="T40">Les</text:span><text:span text:style-name="T9">prédicatssecondairesadjacents</text:span><text:span text:style-name="T38">peuvent</text:span><text:span text:style-name="T46">être</text:span><text:span text:style-name="T9">divisésenceuxquipartagentunargumentavec la prédication principale et ceux qui ne le font pas.Comme je vais le montrer, le partage d'arguments correspondàdessituationssyntaxiquesetsémantiquesspécifiques.Enparticulier,ladécomposition</text:span><text:span text:style-name="T38">sémantique</text:span><text:span text:style-name="T9">que j'ai utilisée dans les exemples (3) et (4) peut servir de test pour le partage d'arguments desprédicatssecondaires.</text:span></text:p>
      <text:p text:style-name="P43"/>
      <text:p text:style-name="P156"><draw:frame draw:style-name="fr8" draw:name="Image14" text:anchor-type="char" svg:width="3.3055in" svg:height="0.9028in" draw:z-index="13"><draw:image xlink:href="https://translate.googleusercontent.com/image_11.png" xlink:type="simple" xlink:show="embed" xlink:actuate="onLoad"/></draw:frame>Figure 1: Arguments partageant des prédicats secondaires</text:p>
      <text:p text:style-name="P37"/>
      <text:p text:style-name="P37"/>
      <text:p text:style-name="P44"><draw:frame draw:style-name="fr5" draw:name="Image15" text:anchor-type="as-char" svg:width="3.7638in" svg:height="0.9165in" draw:z-index="14"><draw:image xlink:href="https://translate.googleusercontent.com/image_12.png" xlink:type="simple" xlink:show="embed" xlink:actuate="onLoad"/></draw:frame><draw:frame draw:style-name="fr5" draw:name="Image16" text:anchor-type="as-char" svg:width="5.8193in" svg:height="0.9862in" draw:z-index="15"><draw:image xlink:href="https://translate.googleusercontent.com/image_13.png" xlink:type="simple" xlink:show="embed" xlink:actuate="onLoad"/></draw:frame><draw:frame draw:style-name="fr5" draw:name="Image17" text:anchor-type="as-char" svg:width="2.278in" svg:height="1.3335in" draw:z-index="16"><draw:image xlink:href="https://translate.googleusercontent.com/image_14.png" xlink:type="simple" xlink:show="embed" xlink:actuate="onLoad"/></draw:frame></text:p>
      <text:p text:style-name="P46"/>
      <text:p text:style-name="P37"/>
      <text:p text:style-name="P146"><draw:frame draw:style-name="fr9" draw:name="Image18" text:anchor-type="char" svg:width="4.9862in" svg:height="0.5693in" draw:z-index="17"><draw:image xlink:href="https://translate.googleusercontent.com/image_15.png" xlink:type="simple" xlink:show="embed" xlink:actuate="onLoad"/></draw:frame><text:span text:style-name="T9">Je soutiens qu'il vaut bien la peine que les études bibliques reconnaissent les prédicats secondairescommeune</text:span><text:span text:style-name="T38">catégorie</text:span><text:span text:style-name="T9">distincte</text:span><text:span text:style-name="T38">.</text:span><text:span text:style-name="T9">En cequiconcernelathéorie desquestions,jevaismontrerque certainsdeslesnominaux desphrasesprécédemmentprisespour</text:span><text:span text:style-name="T46">être</text:span><text:span text:style-name="T9">accusatifssont enfaitnominatifs, unpeu comme le « prédicat Nominatif » de</text:span><text:span text:style-name="T40">Waltke</text:span><text:span text:style-name="T9">et O'Connor (1990, §8.3), seulement incorporé dans un complexe predication .En ce quiconcerne l'interprétation, les catégories quejevaisprésentericivapermettre à destraducteursetcommentateursdemieuxcomprendre</text:span></text:p>
      <text:p text:style-name="P37"><draw:frame draw:style-name="fr7" draw:name="Image19" text:anchor-type="char" svg:width="0.3335in" svg:height="0.361in" draw:z-index="18"><draw:image xlink:href="https://translate.googleusercontent.com/image_16.png" xlink:type="simple" xlink:show="embed" xlink:actuate="onLoad"/></draw:frame></text:p>
      <text:p text:style-name="Text_20_body"/>
      <text:p text:style-name="P37"><draw:frame draw:style-name="fr4" draw:name="Image22" text:anchor-type="char" svg:width="2in" svg:height="0.361in" draw:z-index="21"><draw:image xlink:href="https://translate.googleusercontent.com/image_18.png" xlink:type="simple" xlink:show="embed" xlink:actuate="onLoad"/></draw:frame><draw:frame draw:style-name="fr3" draw:name="Image21" text:anchor-type="char" svg:width="4.528in" svg:height="0.361in" draw:z-index="20"><draw:image xlink:href="https://translate.googleusercontent.com/image_17.png" xlink:type="simple" xlink:show="embed" xlink:actuate="onLoad"/></draw:frame><draw:frame draw:style-name="fr2" draw:name="Image20" text:anchor-type="char" svg:width="7.9445in" svg:height="0.0161in" draw:z-index="19"><draw:image xlink:href="https://translate.googleusercontent.com/image_1.png" xlink:type="simple" xlink:show="embed" xlink:actuate="onLoad"/></draw:frame><text:soft-page-break/></text:p>
      <text:p text:style-name="P43"/>
      <text:p text:style-name="P114"><text:span text:style-name="T9">le rôle de certaines phrases dans les prédications complexes.Cette meilleure compréhension</text:span><text:span text:style-name="T41">permettra</text:span><text:span text:style-name="T9">aux chercheurs 1) d'analyser avec plus de confiance les frontières entre les clauses,</text:span><text:span text:style-name="T41">et</text:span></text:p>
      <text:p text:style-name="P64"><text:span text:style-name="T9">2) reconnaître l'équivalence des variantes marquées et non marquées de certains types de prédicats secondaires.</text:span><text:span text:style-name="T187">1</text:span></text:p>
      <text:p text:style-name="P38"/>
      <text:p text:style-name="P105"><text:span text:style-name="T37">2</text:span><text:bookmark text:name="_TOC_2500082"/><text:span text:style-name="T37">Arguments partageant desprédicats</text:span><text:bookmark text:name="_TOC_2500081"/><text:span text:style-name="T37">secondaires</text:span><text:bookmark text:name="_TOC_250008"/></text:p>
      <text:p text:style-name="P106"><text:span text:style-name="T9">Bien que certains chercheurs préfèrent voir tous les prédicats secondaires comme des sous-types de catégories principales comme les dépeints et les résultatifs (par exemple Rothstein 2011), je soutiens que les distinctions dans la syntaxe ou la sémantique doivent</text:span><text:span text:style-name="T46">être</text:span><text:span text:style-name="T9">reconnues (Boulet, sd).</text:span><text:span text:style-name="T40">Même</text:span><text:span text:style-name="T9">des distinctions subtiles dans la représentation sémantique de</text:span><text:span text:style-name="T40">deux</text:span><text:span text:style-name="T9">prédicats secondaires</text:span><text:span text:style-name="T41">peuvent</text:span><text:span text:style-name="T9">conduire à une interprétation biblique supérieure.Dans cet article ,je présente cinq types distinctsd'arguments departagesecondairesprédicats:depictives,circumstantials,resultatives,</text:span><text:span text:style-name="T41">ex -</text:span><text:span text:style-name="T9">création de plicit et capacitives productives.Argument partageant desprédicatssecondairespartagent une syntaxe commune, qui les distingue des non-partagés adjoints</text:span><text:span text:style-name="T41">et</text:span><text:span text:style-name="T9">complètent les prédicats secondaires.</text:span><text:span text:style-name="T38">Cependant,</text:span><text:span text:style-name="T9">les cinq types peuvent</text:span><text:span text:style-name="T46">être</text:span><text:span text:style-name="T9">distingués sémantiquement enutilisantdesmoyensdereprésentationformelsouinformels.Ici,j'utiliseunsystème informel de traduction et sémantiquestags.</text:span><text:span text:style-name="T187">2</text:span></text:p>
      <text:p text:style-name="P157"><text:span text:style-name="T36">2.1</text:span><text:bookmark text:name="_TOC_250007"/><text:span text:style-name="T36">Représentants</text:span></text:p>
      <text:p text:style-name="P107"><text:span text:style-name="T9">Depictivespréciserl'étatd'undeslapremièrede prédicationdes arguments,soitle sujet ou l'objet, au moment où le premier</text:span><text:span text:style-name="T38">événement</text:span><text:span text:style-name="T9">se déroule.Ainsi, en rappelant l'exemple (1),</text:span><text:span text:style-name="T41">on</text:span><text:span text:style-name="T38">peut dire</text:span><text:span text:style-name="T9">que dans la phrase</text:span><text:span text:style-name="T43">Esaü a mangé le ragoût</text:span><text:span text:style-name="T182">i</text:span><text:span text:style-name="T43">chaud</text:span><text:span text:style-name="T182">i</text:span><text:span text:style-name="T9">, l'adjectif</text:span><text:span text:style-name="T43">chaud</text:span><text:span text:style-name="T9">spécifie que le ragoût</text:span><text:span text:style-name="T38">était</text:span><text:span text:style-name="T9">chaud au moment de l'</text:span><text:span text:style-name="T38">événement</text:span><text:span text:style-name="T9">alimentaire</text:span><text:span text:style-name="T38">.</text:span><text:span text:style-name="T9">Le ragoût</text:span><text:span text:style-name="T38">peut</text:span><text:span text:style-name="T41">avoir</text:span><text:span text:style-name="T9">été chaud ou froid à un moment donné avant le repas, ou même après le repas.Mais au moment de manger, le ragoût</text:span><text:span text:style-name="T38">était</text:span><text:span text:style-name="T9">chaud.</text:span></text:p>
      <text:p text:style-name="P147"><text:span text:style-name="T10">A</text:span><text:span text:style-name="T9">ccordingl</text:span><text:span text:style-name="T47">y</text:span><text:span text:style-name="T9">,lasema</text:span><text:span text:style-name="T10">n</text:span><text:span text:style-name="T9">ticsd'exemple(1)peut</text:span><text:span text:style-name="T48">b</text:span><text:span text:style-name="T9">ereprese</text:span><text:span text:style-name="T10">n</text:span><text:span text:style-name="T9">tedselonà(6), WHI</text:span><text:span text:style-name="T10">c</text:span><text:span text:style-name="T9">hdispose</text:span><text:span text:style-name="T10">tw</text:span><text:span text:style-name="T9">otypesdesema</text:span><text:span text:style-name="T10">n</text:span><text:span text:style-name="T9">tictag.Lapremièreétiquette,'(temps)'ensoutien </text:span><text:soft-page-break/><text:span text:style-name="T9">-gorge</text:span><text:span text:style-name="T10">ck</text:span><text:span text:style-name="T9">ets,ma</text:span><text:span text:style-name="T10">k</text:span><text:span text:style-name="T9">es explicitelarelation</text:span><text:span text:style-name="T48">b</text:span><text:span text:style-name="T9">e</text:span><text:span text:style-name="T10">tw</text:span><text:span text:style-name="T9">eenlesprimairesetsecondairesprédicats, àsavoir quela</text:span><text:span text:style-name="T10">tw</text:span><text:span text:style-name="T9">o'e</text:span><text:span text:style-name="T10">v</text:span><text:span text:style-name="T9">e</text:span><text:span text:style-name="T10">n</text:span><text:span text:style-name="T9">ts'represe</text:span><text:span text:style-name="T10">n</text:span><text:span text:style-name="T9">ted</text:span><text:span text:style-name="T10">b</text:span><text:span text:style-name="T9">ylesprédicats</text:span><text:span text:style-name="T48">o</text:span><text:span text:style-name="T9">ccurconcurre</text:span><text:span text:style-name="T10">n</text:span><text:span text:style-name="T9">tl</text:span><text:span text:style-name="T47">y</text:span><text:span text:style-name="T49">.</text:span><text:span text:style-name="T187">3</text:span><text:span text:style-name="T9">La deuxièmebalise,«</text:span><text:span text:style-name="T5">être</text:span><text:span text:style-name="T9">»dans depetitescapsules, lesétatsquelesecondaireprédicatestunprédicat de statique(ouétat)quei</text:span><text:span text:style-name="T10">nv</text:span><text:span text:style-name="T9">ol</text:span><text:span text:style-name="T10">v</text:span><text:span text:style-name="T9">espas</text:span><text:span text:style-name="T10">c</text:span><text:span text:style-name="T9">hange.</text:span></text:p>
      <text:p text:style-name="P38"><draw:frame draw:style-name="fr5" draw:name="Image23" text:anchor-type="as-char" svg:width="3.1945in" svg:height="0.0161in" draw:z-index="22"><draw:image xlink:href="https://translate.googleusercontent.com/image_19.png" xlink:type="simple" xlink:show="embed" xlink:actuate="onLoad"/></draw:frame></text:p>
      <text:p text:style-name="P162"><text:span text:style-name="T67">1.Certainsprédicatssecondaireshébreuxbibliquespeuvent</text:span><text:span text:style-name="T68">être</text:span><text:span text:style-name="T67">éventuellementmarqués</text:span><text:span text:style-name="T69">par</text:span><text:span text:style-name="T67">lesparticules</text:span><text:span text:style-name="T107">fi</text:span><text:span text:style-name="T67">et</text:span></text:p>
      <text:p text:style-name="P78"><text:span text:style-name="T170">ְ</text:span><text:span text:style-name="T197">ל</text:span><text:span text:style-name="T70">;voirplussurce</text:span><text:span text:style-name="T71">b</text:span><text:span text:style-name="T70">el</text:span><text:span text:style-name="T72">o</text:span><text:span text:style-name="T70">w.</text:span></text:p>
      <text:p text:style-name="P166"><text:span text:style-name="T56">2.Dans Boulet (nd), j'utilise à la fois le système informel et une variation formelle de la représentation néo-davidsonienne.</text:span></text:p>
      <text:p text:style-name="P167"><text:span text:style-name="T56">3.Certains linguistes préfèrent le terme</text:span><text:span text:style-name="T66">«éventualité».</text:span><text:span text:style-name="T56">Dans les deux cas, j'utilise les termes au sens large pourinclure des actions, des changements et desétats.</text:span></text:p>
      <text:p text:style-name="P37"><draw:frame draw:style-name="fr7" draw:name="Image24" text:anchor-type="char" svg:width="0.3335in" svg:height="0.361in" draw:z-index="23"><draw:image xlink:href="https://translate.googleusercontent.com/image_20.png" xlink:type="simple" xlink:show="embed" xlink:actuate="onLoad"/></draw:frame></text:p>
      <text:p text:style-name="Text_20_body"/>
      <text:p text:style-name="P37"><draw:frame draw:style-name="fr4" draw:name="Image27" text:anchor-type="char" svg:width="2in" svg:height="0.361in" draw:z-index="26"><draw:image xlink:href="https://translate.googleusercontent.com/image_22.png" xlink:type="simple" xlink:show="embed" xlink:actuate="onLoad"/></draw:frame><draw:frame draw:style-name="fr3" draw:name="Image26" text:anchor-type="char" svg:width="4.528in" svg:height="0.361in" draw:z-index="25"><draw:image xlink:href="https://translate.googleusercontent.com/image_21.png" xlink:type="simple" xlink:show="embed" xlink:actuate="onLoad"/></draw:frame><draw:frame draw:style-name="fr2" draw:name="Image25" text:anchor-type="char" svg:width="7.9445in" svg:height="0.0161in" draw:z-index="24"><draw:image xlink:href="https://translate.googleusercontent.com/image_1.png" xlink:type="simple" xlink:show="embed" xlink:actuate="onLoad"/></draw:frame></text:p>
      <text:p text:style-name="P39"/>
      <text:p text:style-name="P170"><text:span text:style-name="T11">(6)</text:span><text:span text:style-name="T14">Ésaü a mangé le ragoût</text:span><text:span text:style-name="T182">i</text:span><text:span text:style-name="T14">chaud</text:span><text:span text:style-name="T182">i</text:span><text:span text:style-name="T14">.</text:span></text:p>
      <text:p text:style-name="P132"><text:span text:style-name="T11">=Ésaü amangéleragoût(pendant) queleragoût</text:span><text:span text:style-name="T6">soit</text:span><text:span text:style-name="T11">chaud.</text:span></text:p>
      <text:p text:style-name="P124"><text:span text:style-name="T9">En anglais, les représentations ont tendance à</text:span><text:span text:style-name="T46">être</text:span><text:span text:style-name="T9">réalisées</text:span><text:span text:style-name="T41">par des</text:span><text:span text:style-name="T9">adjectifs.L'hébreu biblique,</text:span><text:span text:style-name="T50">d'</text:span><text:span text:style-name="T9">autre part, autorise les phrases nominales et les participes en plus des adjectifs.</text:span><text:span text:style-name="T187">4</text:span><text:span text:style-name="T41">Les</text:span><text:span text:style-name="T9">exemples soulignés suivants sont des représentations orientées objet des catégories adjectif</text:span><text:span text:style-name="T41">(7),</text:span><text:span text:style-name="T9">nom (8) et participle (9)respectivement.</text:span></text:p>
      <text:p text:style-name="P172"><text:span text:style-name="T12">(7)</text:span><text:span text:style-name="T171">ֶ</text:span><text:span text:style-name="T204">ה</text:span><text:span text:style-name="T171">ם</text:span><text:span text:style-name="T171">א</text:span><text:span text:style-name="T192">ל־א</text:span><text:span text:style-name="T171">בי</text:span><text:span text:style-name="T207">ה</text:span><text:span text:style-name="T203">֖</text:span><text:span text:style-name="T208">ע</text:span><text:span text:style-name="T203">ָ</text:span><text:span text:style-name="T203">ָ</text:span><text:span text:style-name="T218">ר</text:span><text:span text:style-name="T171">֥</text:span><text:span text:style-name="T222">ת</text:span><text:span text:style-name="T192">ם</text:span><text:span text:style-name="T171">ָ</text:span><text:span text:style-name="T115">f</text:span><text:span text:style-name="T113">i</text:span><text:span text:style-name="T117">f</text:span><text:span text:style-name="T113">i</text:span><text:span text:style-name="T171">את־</text:span><text:span text:style-name="T171">ֵ</text:span><text:span text:style-name="T228">ס</text:span><text:span text:style-name="T171">ף</text:span><text:span text:style-name="T118">t</text:span><text:span text:style-name="T171">י</text:span><text:span text:style-name="T171">֥</text:span><text:span text:style-name="T209">ב</text:span><text:span text:style-name="T171">א</text:span><text:span text:style-name="T171">ֵ</text:span><text:span text:style-name="T119">Fi</text:span><text:span text:style-name="T171">ָ</text:span><text:span text:style-name="T198">ו</text:span></text:p>
      <text:p text:style-name="P134"><text:span text:style-name="T11">Allumé: 'Et Joseph rapporta</text:span><text:span text:style-name="T27">mal</text:span><text:span text:style-name="T11">leur rapportà leur père.'(Gen 37: 2)</text:span></text:p>
      <text:p text:style-name="P47"/>
      <text:p text:style-name="P37"><draw:frame draw:style-name="fr7" draw:name="Image28" text:anchor-type="char" svg:width="0.3335in" svg:height="0.361in" draw:z-index="27"><draw:image xlink:href="https://translate.googleusercontent.com/image_23.png" xlink:type="simple" xlink:show="embed" xlink:actuate="onLoad"/></draw:frame></text:p>
      <text:p text:style-name="Text_20_body"/>
      <text:p text:style-name="P37"><draw:frame draw:style-name="fr4" draw:name="Image31" text:anchor-type="char" svg:width="2in" svg:height="0.361in" draw:z-index="30"><draw:image xlink:href="https://translate.googleusercontent.com/image_25.png" xlink:type="simple" xlink:show="embed" xlink:actuate="onLoad"/></draw:frame><draw:frame draw:style-name="fr3" draw:name="Image30" text:anchor-type="char" svg:width="4.528in" svg:height="0.361in" draw:z-index="29"><draw:image xlink:href="https://translate.googleusercontent.com/image_24.png" xlink:type="simple" xlink:show="embed" xlink:actuate="onLoad"/></draw:frame><draw:frame draw:style-name="fr2" draw:name="Image29" text:anchor-type="char" svg:width="7.9445in" svg:height="0.0161in" draw:z-index="28"><draw:image xlink:href="https://translate.googleusercontent.com/image_1.png" xlink:type="simple" xlink:show="embed" xlink:actuate="onLoad"/></draw:frame></text:p>
      <text:p text:style-name="P171"><text:span text:style-name="T12">(8)</text:span><text:span text:style-name="T203">֗</text:span><text:span text:style-name="T199">ַ</text:span><text:span text:style-name="T233">ב</text:span><text:span text:style-name="T203">ד</text:span><text:span text:style-name="T113">t</text:span><text:span text:style-name="T121">fi</text:span><text:span text:style-name="T171">֣</text:span><text:span text:style-name="T171">מ</text:span><text:span text:style-name="T171">ֵ</text:span><text:span text:style-name="T235">ה</text:span><text:span text:style-name="T171">ן</text:span><text:span text:style-name="T122">?</text:span><text:span text:style-name="T238">ה</text:span></text:p>
      <text:p text:style-name="P174"><text:span text:style-name="T80"><text:line-break/></text:span><text:span text:style-name="T196">ו</text:span><text:span text:style-name="T171">לַ</text:span><text:span text:style-name="T234">ב</text:span><text:span text:style-name="T113">?</text:span></text:p>
      <text:p text:style-name="P37"><draw:frame draw:style-name="fr7" draw:name="Image32" text:anchor-type="char" svg:width="0.3335in" svg:height="0.361in" draw:z-index="31"><draw:image xlink:href="https://translate.googleusercontent.com/image_26.png" xlink:type="simple" xlink:show="embed" xlink:actuate="onLoad"/></draw:frame></text:p>
      <text:p text:style-name="Text_20_body"/>
      <text:p text:style-name="P37"><draw:frame draw:style-name="fr4" draw:name="Image35" text:anchor-type="char" svg:width="2in" svg:height="0.361in" draw:z-index="34"><draw:image xlink:href="https://translate.googleusercontent.com/image_28.png" xlink:type="simple" xlink:show="embed" xlink:actuate="onLoad"/></draw:frame><draw:frame draw:style-name="fr3" draw:name="Image34" text:anchor-type="char" svg:width="4.528in" svg:height="0.361in" draw:z-index="33"><draw:image xlink:href="https://translate.googleusercontent.com/image_27.png" xlink:type="simple" xlink:show="embed" xlink:actuate="onLoad"/></draw:frame><draw:frame draw:style-name="fr2" draw:name="Image33" text:anchor-type="char" svg:width="7.9445in" svg:height="0.0161in" draw:z-index="32"><draw:image xlink:href="https://translate.googleusercontent.com/image_1.png" xlink:type="simple" xlink:show="embed" xlink:actuate="onLoad"/></draw:frame></text:p>
      <text:p text:style-name="P135"><text:span text:style-name="T11">«Et le prêtre mettra son vêtement (étant) du</text:span><text:span text:style-name="T27">lin</text:span><text:span text:style-name="T11">.(Lév 6: 3)</text:span></text:p>
      <text:p text:style-name="P48"><text:soft-page-break/></text:p>
      <text:p text:style-name="P37"><draw:frame draw:style-name="fr7" draw:name="Image36" text:anchor-type="char" svg:width="0.3335in" svg:height="0.361in" draw:z-index="35"><draw:image xlink:href="https://translate.googleusercontent.com/image_29.png" xlink:type="simple" xlink:show="embed" xlink:actuate="onLoad"/></draw:frame></text:p>
      <text:p text:style-name="Text_20_body"/>
      <text:p text:style-name="P37"><draw:frame draw:style-name="fr4" draw:name="Image39" text:anchor-type="char" svg:width="2in" svg:height="0.361in" draw:z-index="38"><draw:image xlink:href="https://translate.googleusercontent.com/image_31.png" xlink:type="simple" xlink:show="embed" xlink:actuate="onLoad"/></draw:frame><draw:frame draw:style-name="fr3" draw:name="Image38" text:anchor-type="char" svg:width="4.528in" svg:height="0.361in" draw:z-index="37"><draw:image xlink:href="https://translate.googleusercontent.com/image_30.png" xlink:type="simple" xlink:show="embed" xlink:actuate="onLoad"/></draw:frame><draw:frame draw:style-name="fr2" draw:name="Image37" text:anchor-type="char" svg:width="7.9445in" svg:height="0.0161in" draw:z-index="36"><draw:image xlink:href="https://translate.googleusercontent.com/image_1.png" xlink:type="simple" xlink:show="embed" xlink:actuate="onLoad"/></draw:frame></text:p>
      <text:p text:style-name="P173"><text:span text:style-name="T241">ֽ</text:span><text:span text:style-name="T242">ה</text:span><text:span text:style-name="T171">ִ</text:span><text:span text:style-name="T244">ח</text:span><text:span text:style-name="T192">י</text:span><text:span text:style-name="T171">֔</text:span><text:span text:style-name="T244">ר</text:span><text:span text:style-name="T192">ת</text:span><text:span text:style-name="T12">(9)</text:span></text:p>
      <text:p text:style-name="P175"><text:span text:style-name="T80"><text:line-break/></text:span><text:span text:style-name="T234">ע</text:span><text:span text:style-name="T192">ל־</text:span><text:span text:style-name="T123">f</text:span><text:span text:style-name="T118">i</text:span><text:span text:style-name="T171">י</text:span><text:span text:style-name="T224">֙</text:span></text:p>
      <text:p text:style-name="P176"><text:span text:style-name="T80"><text:line-break/></text:span><text:span text:style-name="T55">וחיל</text:span><text:span text:style-name="T124">t</text:span></text:p>
      <text:p text:style-name="P177"><text:span text:style-name="T80"><text:line-break/></text:span><text:span text:style-name="T247">ְ</text:span><text:span text:style-name="T248">ר</text:span><text:span text:style-name="T171">ֹ֔</text:span><text:span text:style-name="T234">ע</text:span><text:span text:style-name="T171">ה</text:span><text:span text:style-name="T118">f</text:span><text:span text:style-name="T113">i</text:span><text:span text:style-name="T192">פ</text:span><text:span text:style-name="T171">ָ</text:span><text:span text:style-name="T219">ר</text:span><text:span text:style-name="T171">ָ֖</text:span><text:span text:style-name="T125">?</text:span><text:span text:style-name="T171">יו</text:span><text:span text:style-name="T121">fi</text:span></text:p>
      <text:p text:style-name="P178"><text:span text:style-name="T80"><text:line-break/></text:span><text:span text:style-name="T171">֣</text:span><text:span text:style-name="T250">ר</text:span><text:span text:style-name="T192">כ</text:span><text:span text:style-name="T171">ב</text:span></text:p>
      <text:p text:style-name="P179"><text:span text:style-name="T80"><text:line-break/></text:span><text:span text:style-name="T127">?</text:span><text:span text:style-name="T171">ל</text:span><text:span text:style-name="T192">־ס</text:span><text:span text:style-name="T118">Fi</text:span><text:span text:style-name="T192">ס</text:span><text:span text:style-name="T224">֙</text:span></text:p>
      <text:p text:style-name="P180"><text:span text:style-name="T80"><text:line-break/></text:span><text:span text:style-name="T253">ו</text:span><text:span text:style-name="T171">ַ</text:span><text:span text:style-name="T119">Fi</text:span><text:span text:style-name="T171">ִ֤</text:span><text:span text:style-name="T125">%</text:span><text:span text:style-name="T171">יג</text:span><text:span text:style-name="T113">Fi</text:span><text:span text:style-name="T171">א</text:span><text:span text:style-name="T118">t</text:span><text:span text:style-name="T192">ת</text:span><text:span text:style-name="T171">ם</text:span><text:span text:style-name="T224">֙</text:span><text:span text:style-name="T203">ֹ</text:span><text:span text:style-name="T255">ח</text:span><text:span text:style-name="T203">ִ</text:span><text:span text:style-name="T256">נ</text:span><text:span text:style-name="T225">֣</text:span><text:span text:style-name="T211">י</text:span><text:span text:style-name="T194">ם</text:span><text:span text:style-name="T203">ַ</text:span><text:span text:style-name="T233">ע</text:span><text:span text:style-name="T203">ל</text:span><text:span text:style-name="T114">-</text:span><text:span text:style-name="T203">ה֔</text:span><text:span text:style-name="T258">ָ</text:span><text:span text:style-name="T120">Fi</text:span><text:span text:style-name="T261">ם</text:span></text:p>
      <text:p text:style-name="P37"><draw:frame draw:style-name="fr7" draw:name="Image40" text:anchor-type="char" svg:width="0.3335in" svg:height="0.361in" draw:z-index="39"><draw:image xlink:href="https://translate.googleusercontent.com/image_32.png" xlink:type="simple" xlink:show="embed" xlink:actuate="onLoad"/></draw:frame></text:p>
      <text:p text:style-name="Text_20_body"/>
      <text:p text:style-name="P37"><draw:frame draw:style-name="fr4" draw:name="Image43" text:anchor-type="char" svg:width="2in" svg:height="0.361in" draw:z-index="42"><draw:image xlink:href="https://translate.googleusercontent.com/image_34.png" xlink:type="simple" xlink:show="embed" xlink:actuate="onLoad"/></draw:frame><draw:frame draw:style-name="fr3" draw:name="Image42" text:anchor-type="char" svg:width="4.528in" svg:height="0.361in" draw:z-index="41"><draw:image xlink:href="https://translate.googleusercontent.com/image_33.png" xlink:type="simple" xlink:show="embed" xlink:actuate="onLoad"/></draw:frame><draw:frame draw:style-name="fr2" draw:name="Image41" text:anchor-type="char" svg:width="7.9445in" svg:height="0.0161in" draw:z-index="40"><draw:image xlink:href="https://translate.googleusercontent.com/image_1.png" xlink:type="simple" xlink:show="embed" xlink:actuate="onLoad"/></draw:frame></text:p>
      <text:p text:style-name="P181"><text:span text:style-name="T263">ל</text:span><text:span text:style-name="T171">ְ</text:span><text:span text:style-name="T173">פ</text:span><text:span text:style-name="T171">ֵ</text:span><text:span text:style-name="T265">נ</text:span><text:span text:style-name="T259">֖</text:span><text:span text:style-name="T267">י</text:span><text:span text:style-name="T171">֥</text:span><text:span text:style-name="T128">Fi</text:span><text:span text:style-name="T192">ע</text:span><text:span text:style-name="T171">לצֹֽ</text:span><text:span text:style-name="T269">פ</text:span><text:span text:style-name="T171">ן</text:span></text:p>
      <text:p text:style-name="P182"><text:span text:style-name="T9">«Et tous les chars de Pharaon, ses cavaliers et son armée les ont dépassés en</text:span><text:span text:style-name="T52">campant près de la mer</text:span><text:span text:style-name="T9">près de Pi Hahiroth, devant Baal Tsaphon.(Exode 14: 9)</text:span></text:p>
      <text:p text:style-name="P183">Les représentants hébreux bibliques peuvent ne pas être marqués, comme dans les exemples ci-dessus, ou ils</text:p>
      <text:p text:style-name="P74"><text:span text:style-name="T22">peut</text:span><text:span text:style-name="T28">être</text:span><text:span text:style-name="T12">marqué</text:span><text:span text:style-name="T18">par</text:span><text:span text:style-name="T12">la particule</text:span><text:span text:style-name="T129">fi</text:span><text:span text:style-name="T270">ְ</text:span><text:span text:style-name="T12">.C'estl'utilisationdes</text:span><text:span text:style-name="T130">fi</text:span><text:span text:style-name="T12">traditionnellementappeléee</text:span></text:p>
      <text:p text:style-name="P79"><text:span text:style-name="T39">BETH</text:span><text:span text:style-name="T43">essentiae</text:span><text:span text:style-name="T9">, mais que je l'</text:span><text:span text:style-name="T41">ai</text:span><text:span text:style-name="T9">appelé le</text:span><text:span text:style-name="T39">beth</text:span><text:span text:style-name="T43">de</text:span><text:span text:style-name="T42">predication</text:span><text:span text:style-name="T9">(Boulet 2018b).</text:span><text:span text:style-name="T53">Deux</text:span><text:span text:style-name="T9">exemples sont donnés ci-dessous: nombre (10) avec une expression substantive dépictive etnombre</text:span></text:p>
      <text:p text:style-name="P189"><text:span text:style-name="T11">(11)avec unadjectif.</text:span></text:p>
      <text:p text:style-name="P191"><text:span text:style-name="T12">(10)</text:span><text:span text:style-name="T113">fi</text:span><text:span text:style-name="T171">ְ</text:span><text:span text:style-name="T270">י</text:span><text:span text:style-name="T171">מ</text:span><text:span text:style-name="T171">֑</text:span><text:span text:style-name="T250">ר</text:span><text:span text:style-name="T171">ָ</text:span><text:span text:style-name="T171">ְ</text:span><text:span text:style-name="T274">צ</text:span><text:span text:style-name="T171">מ</text:span><text:span text:style-name="T113">fl</text:span><text:span text:style-name="T171">֖</text:span><text:span text:style-name="T222">ת</text:span><text:span text:style-name="T171">י</text:span><text:span text:style-name="T171">ֶ</text:span><text:span text:style-name="T171">אב</text:span><text:span text:style-name="T113">Fi</text:span><text:span text:style-name="T171">֥</text:span><text:span text:style-name="T219">ד</text:span><text:span text:style-name="T171">ְ</text:span><text:span text:style-name="T226">ר</text:span><text:span text:style-name="T171">י</text:span><text:span text:style-name="T131">?</text:span><text:span text:style-name="T203">ֶ</text:span><text:span text:style-name="T233">פ</text:span><text:span text:style-name="T203">֔</text:span><text:span text:style-name="T258">ֶ</text:span><text:span text:style-name="T277">נ</text:span><text:span text:style-name="T203">ִ</text:span><text:span text:style-name="T277">ע</text:span><text:span text:style-name="T199">֣</text:span><text:span text:style-name="T78">י</text:span><text:span text:style-name="T194">ם</text:span><text:span text:style-name="T203">ְ</text:span><text:span text:style-name="T281">ב</text:span><text:span text:style-name="T132">?</text:span><text:span text:style-name="T203">ִ</text:span><text:span text:style-name="T134">fi</text:span></text:p>
      <text:p text:style-name="P134"><text:span text:style-name="T16">«Vos</text:span><text:span text:style-name="T11">ancêtres</text:span><text:span text:style-name="T16">sont</text:span><text:span text:style-name="T11">descendus en Égypte (comme)</text:span><text:span text:style-name="T24">soixante-dix</text:span><text:span text:style-name="T19">personnes</text:span><text:span text:style-name="T16">.</text:span><text:span text:style-name="T11">(Deut10:22)</text:span></text:p>
      <text:p text:style-name="P41"/>
      <text:p text:style-name="P192"><text:soft-page-break/><text:span text:style-name="T12">(11)</text:span><text:span text:style-name="T203">֔</text:span><text:span text:style-name="T258">ֵ</text:span><text:span text:style-name="T282">מ</text:span><text:span text:style-name="T194">א</text:span><text:span text:style-name="T203">ָ</text:span><text:span text:style-name="T285">ט</text:span><text:span text:style-name="T135">f</text:span><text:span text:style-name="T113">i</text:span><text:span text:style-name="T224">֙</text:span><text:span text:style-name="T113">fi</text:span><text:span text:style-name="T136">?</text:span><text:span text:style-name="T224">֙</text:span><text:span text:style-name="T113">?</text:span><text:span text:style-name="T171">מ</text:span><text:span text:style-name="T171">י</text:span><text:span text:style-name="T137">?</text:span><text:span text:style-name="T171">ִ</text:span><text:span text:style-name="T171">ְ</text:span><text:span text:style-name="T226">ר</text:span><text:span text:style-name="T171">ַ</text:span><text:span text:style-name="T173">ע</text:span><text:span text:style-name="T259">֤</text:span><text:span text:style-name="T171">ֹ</text:span><text:span text:style-name="T241">א</text:span><text:span text:style-name="T113">-</text:span><text:span text:style-name="T171">ב</text:span><text:span text:style-name="T196">ו</text:span><text:span text:style-name="T171">ל</text:span></text:p>
      <text:p text:style-name="P134"><text:span text:style-name="T11">Lit: «Et je n'en ai rien retiré (quoi que ce soit) d'</text:span><text:span text:style-name="T27">impur</text:span><text:span text:style-name="T11">.»(Deut 26:14)</text:span></text:p>
      <text:p text:style-name="P203"><text:span text:style-name="T9">En utilisantlamêmeinformellereprésentationcommeen(6), parexemple(11)peut</text:span><text:span text:style-name="T46">être</text:span><text:span text:style-name="T9">représentée comme en(12):</text:span></text:p>
      <text:p text:style-name="P204"><text:span text:style-name="T11">(12)</text:span><text:span text:style-name="T16">J'ai</text:span><text:span text:style-name="T11">pas enlevé [rien] de celui -ci (alors que) je</text:span><text:span text:style-name="T6">serai</text:span><text:span text:style-name="T11">impur.</text:span></text:p>
      <text:p text:style-name="P80"><text:span text:style-name="T11">La particule</text:span><text:span text:style-name="T112">fi</text:span><text:span text:style-name="T11">n'apporte rien au sens;il ne sert qu'à marquer la</text:span></text:p>
      <text:p text:style-name="P215"><draw:frame draw:style-name="fr5" draw:name="Image44" text:anchor-type="as-char" svg:width="3.1945in" svg:height="0.0161in" draw:z-index="43"><draw:image xlink:href="https://translate.googleusercontent.com/image_35.png" xlink:type="simple" xlink:show="embed" xlink:actuate="onLoad"/></draw:frame><text:span text:style-name="T101"><text:line-break/></text:span><text:span text:style-name="T12">icate.</text:span><text:span text:style-name="T188">5</text:span><text:span text:style-name="T12">Tout comme dans les cas non marqués ci-dessus, le</text:span><text:span text:style-name="T15">représentant</text:span><text:span text:style-name="T12">bēth marqué sert à spécifier une prédication secondaire qui chevauche dans le temps avec l'</text:span><text:span text:style-name="T22">événement</text:span><text:span text:style-name="T12">principal</text:span><text:span text:style-name="T22">.</text:span></text:p>
      <text:p text:style-name="P163"><text:span text:style-name="T73">4.</text:span><text:span text:style-name="T67">Cela aétéreconnu</text:span><text:span text:style-name="T69">par</text:span><text:span text:style-name="T67">Joüon(1947,§126a)danssadescriptiondel'</text:span><text:span text:style-name="T73">accusatif</text:span><text:span text:style-name="T74">prédicatif</text:span><text:span text:style-name="T73">d'État</text:span></text:p>
      <text:p text:style-name="P71">(ou «accusateur prédictif de l'État»).</text:p>
      <text:p text:style-name="P168"><text:span text:style-name="T56">5.Le</text:span><text:span text:style-name="T58">bēth</text:span><text:span text:style-name="T75">de la</text:span><text:span text:style-name="T58">prédication</text:span><text:span text:style-name="T56">peut marquer le prédicat dans les clauses copulaires ainsi que dans les prédicats secondaires (Boulet2018b).</text:span></text:p>
      <text:p text:style-name="P37"><draw:frame draw:style-name="fr7" draw:name="Image45" text:anchor-type="char" svg:width="0.3335in" svg:height="0.361in" draw:z-index="44"><draw:image xlink:href="https://translate.googleusercontent.com/image_36.png" xlink:type="simple" xlink:show="embed" xlink:actuate="onLoad"/></draw:frame></text:p>
      <text:p text:style-name="Text_20_body"/>
      <text:p text:style-name="P37"><draw:frame draw:style-name="fr4" draw:name="Image48" text:anchor-type="char" svg:width="2in" svg:height="0.361in" draw:z-index="47"><draw:image xlink:href="https://translate.googleusercontent.com/image_38.png" xlink:type="simple" xlink:show="embed" xlink:actuate="onLoad"/></draw:frame><draw:frame draw:style-name="fr3" draw:name="Image47" text:anchor-type="char" svg:width="4.528in" svg:height="0.361in" draw:z-index="46"><draw:image xlink:href="https://translate.googleusercontent.com/image_37.png" xlink:type="simple" xlink:show="embed" xlink:actuate="onLoad"/></draw:frame><draw:frame draw:style-name="fr2" draw:name="Image46" text:anchor-type="char" svg:width="7.9445in" svg:height="0.0161in" draw:z-index="45"><draw:image xlink:href="https://translate.googleusercontent.com/image_1.png" xlink:type="simple" xlink:show="embed" xlink:actuate="onLoad"/></draw:frame></text:p>
      <text:p text:style-name="P39"/>
      <text:p text:style-name="P158"><text:span text:style-name="T36">2.2</text:span><text:bookmark text:name="_TOC_250006"/><text:span text:style-name="T36">Circonstances</text:span></text:p>
      <text:p text:style-name="P115"><text:span text:style-name="T9">Les circonstances ressemblent superficiellement à des dépeints, mais elles peuvent - et devraient -</text:span><text:span text:style-name="T46">être</text:span><text:span text:style-name="T9">distinguéessémantiquement.</text:span><text:span text:style-name="T187">6</text:span><text:span text:style-name="T9">À l'instar desreprésentations, lescirconstancesprécisentunétatdeschoses qui se chevauche temporellement avec l'</text:span><text:span text:style-name="T38">événement</text:span><text:span text:style-name="T9">principal</text:span><text:span text:style-name="T38">.</text:span><text:span text:style-name="T9">La différence entre eux est que lescirconstancesimposentuneconditionàl'</text:span><text:span text:style-name="T38">événement</text:span><text:span text:style-name="T9">principal</text:span><text:span text:style-name="T38">.</text:span><text:span text:style-name="T10">Par</text:span><text:span text:style-name="T9">exemple,considérons (13):</text:span></text:p>
      <text:p text:style-name="P205"><text:span text:style-name="T11">(13)Ésaü mange du ragoût</text:span><text:span text:style-name="T182">i</text:span><text:span text:style-name="T11">chaud</text:span><text:span text:style-name="T182">i</text:span><text:span text:style-name="T11">(mais pasfroid).</text:span></text:p>
      <text:p text:style-name="P148">Tout comme dans (1), la consommation du ragoût par Ésaü se produit lorsque le ragoût est chaud.Cependant, en (13), la température du ragoût est une condition.Ésaü est assez heureux de manger du ragoût chaud, mais il refuse de manger du ragoût s'il n'est pas chaud.La représentation sémantique informelle de (13) est comme dans (14):</text:p>
      <text:p text:style-name="P206"><text:span text:style-name="T11">(14)Ésaü mange du ragoût (si) le ragoût</text:span><text:span text:style-name="T6">est</text:span><text:span text:style-name="T11">chaud.</text:span></text:p>
      <text:p text:style-name="P149"><text:soft-page-break/><text:span text:style-name="T9">La nature conditionnelle des circonstances signifie qu'elles sont compatibles</text:span><text:span text:style-name="T41">avec des</text:span><text:span text:style-name="T9">verbes de temps, d'aspect ou de</text:span><text:span text:style-name="T38">modalité particuliers.</text:span><text:span text:style-name="T9">Dans l'hébreu biblique, les circonstances se produisent avec des jussives, des imperfections et des parfaits irréels (également appelés</text:span><text:span text:style-name="T43">wəqāṭal</text:span><text:span text:style-name="T9">).Au sein de</text:span><text:span text:style-name="T41">mon</text:span><text:span text:style-name="T9">corpus, laplupart de ces cas dans les prescriptions légales du</text:span><text:span text:style-name="T38">Pentateuque</text:span><text:span text:style-name="T9">où Dieustipuleque lesrituelssontà</text:span><text:span text:style-name="T46">être</text:span><text:span text:style-name="T9">faitunecertaine</text:span><text:span text:style-name="T53">façon.</text:span><text:span text:style-name="T9">L'exemple(15)d'Exode 12 esttypique:</text:span></text:p>
      <text:p text:style-name="P47"/>
      <text:p text:style-name="P37"><draw:frame draw:style-name="fr7" draw:name="Image49" text:anchor-type="char" svg:width="0.3335in" svg:height="0.361in" draw:z-index="48"><draw:image xlink:href="https://translate.googleusercontent.com/image_39.png" xlink:type="simple" xlink:show="embed" xlink:actuate="onLoad"/></draw:frame></text:p>
      <text:p text:style-name="Text_20_body"/>
      <text:p text:style-name="P37"><draw:frame draw:style-name="fr4" draw:name="Image52" text:anchor-type="char" svg:width="2in" svg:height="0.361in" draw:z-index="51"><draw:image xlink:href="https://translate.googleusercontent.com/image_41.png" xlink:type="simple" xlink:show="embed" xlink:actuate="onLoad"/></draw:frame><draw:frame draw:style-name="fr3" draw:name="Image51" text:anchor-type="char" svg:width="4.528in" svg:height="0.361in" draw:z-index="50"><draw:image xlink:href="https://translate.googleusercontent.com/image_40.png" xlink:type="simple" xlink:show="embed" xlink:actuate="onLoad"/></draw:frame><draw:frame draw:style-name="fr2" draw:name="Image50" text:anchor-type="char" svg:width="7.9445in" svg:height="0.0161in" draw:z-index="49"><draw:image xlink:href="https://translate.googleusercontent.com/image_1.png" xlink:type="simple" xlink:show="embed" xlink:actuate="onLoad"/></draw:frame></text:p>
      <text:p text:style-name="P216"><text:span text:style-name="T171">ָ</text:span><text:span text:style-name="T219">ר</text:span><text:span text:style-name="T171">ָ֖</text:span><text:span text:style-name="T291">ע</text:span><text:span text:style-name="T171">יו</text:span><text:span text:style-name="T12">(15)</text:span><text:span text:style-name="T292">על־</text:span><text:span text:style-name="T138">?</text:span></text:p>
      <text:p text:style-name="P217"><text:span text:style-name="T80"><text:line-break/></text:span><text:span text:style-name="T139">t?</text:span><text:span text:style-name="T293">ֹא</text:span><text:span text:style-name="T171">ר</text:span><text:span text:style-name="T131">?</text:span></text:p>
      <text:p text:style-name="P218"><text:span text:style-name="T80"><text:line-break/></text:span><text:span text:style-name="T269">א</text:span><text:span text:style-name="T295">ם־</text:span><text:span text:style-name="T203">ְ</text:span><text:span text:style-name="T296">צ</text:span><text:span text:style-name="T203">ִ</text:span><text:span text:style-name="T264">ל</text:span><text:span text:style-name="T194">י־</text:span><text:span text:style-name="T203">֔</text:span><text:span text:style-name="T286">א</text:span></text:p>
      <text:p text:style-name="P221"><text:span text:style-name="T80"><text:line-break/></text:span><text:span text:style-name="T171">֣</text:span><text:span text:style-name="T140">?</text:span><text:span text:style-name="T171">י</text:span></text:p>
      <text:p text:style-name="P222"><text:span text:style-name="T80"><text:line-break/></text:span><text:span text:style-name="T299">א</text:span><text:span text:style-name="T113">Fi</text:span><text:span text:style-name="T203">ָ</text:span><text:span text:style-name="T233">ב</text:span><text:span text:style-name="T203">ֵ֥</text:span><text:span text:style-name="T126">?</text:span><text:span text:style-name="T203">לְ</text:span><text:span text:style-name="T205">מ</text:span><text:span text:style-name="T203">ֻ</text:span><text:span text:style-name="T233">ב</text:span><text:span text:style-name="T203">ָ֖</text:span><text:span text:style-name="T126">%</text:span><text:span text:style-name="T203">לַ</text:span><text:span text:style-name="T116">Fi</text:span><text:span text:style-name="T203">ָ</text:span><text:span text:style-name="T141">?</text:span><text:span text:style-name="T199">֑</text:span><text:span text:style-name="T203">ִ</text:span><text:span text:style-name="T272">י</text:span><text:span text:style-name="T243">ם</text:span><text:span text:style-name="T204">מ</text:span><text:span text:style-name="T113">?</text:span><text:span text:style-name="T224">֙</text:span><text:span text:style-name="T113">fi</text:span><text:span text:style-name="T136">?</text:span><text:span text:style-name="T224">֙</text:span><text:span text:style-name="T303">֔</text:span><text:span text:style-name="T304">ָ</text:span><text:span text:style-name="T305">נ</text:span></text:p>
      <text:p text:style-name="P223"><text:span text:style-name="T80"><text:line-break/></text:span><text:span text:style-name="T113">fi</text:span><text:span text:style-name="T306">ל</text:span></text:p>
      <text:p text:style-name="P224"><text:span text:style-name="T80"><text:line-break/></text:span><text:span text:style-name="T113">C</text:span><text:span text:style-name="T171">ל־</text:span><text:span text:style-name="T113">?</text:span><text:span text:style-name="T171">ֹאכ</text:span></text:p>
      <text:p text:style-name="P37"><draw:frame draw:style-name="fr7" draw:name="Image53" text:anchor-type="char" svg:width="0.3335in" svg:height="0.361in" draw:z-index="52"><draw:image xlink:href="https://translate.googleusercontent.com/image_42.png" xlink:type="simple" xlink:show="embed" xlink:actuate="onLoad"/></draw:frame></text:p>
      <text:p text:style-name="Text_20_body"/>
      <text:p text:style-name="P37"><draw:frame draw:style-name="fr4" draw:name="Image56" text:anchor-type="char" svg:width="2in" svg:height="0.361in" draw:z-index="55"><draw:image xlink:href="https://translate.googleusercontent.com/image_44.png" xlink:type="simple" xlink:show="embed" xlink:actuate="onLoad"/></draw:frame><draw:frame draw:style-name="fr3" draw:name="Image55" text:anchor-type="char" svg:width="4.528in" svg:height="0.361in" draw:z-index="54"><draw:image xlink:href="https://translate.googleusercontent.com/image_43.png" xlink:type="simple" xlink:show="embed" xlink:actuate="onLoad"/></draw:frame><draw:frame draw:style-name="fr2" draw:name="Image54" text:anchor-type="char" svg:width="7.9445in" svg:height="0.0161in" draw:z-index="53"><draw:image xlink:href="https://translate.googleusercontent.com/image_1.png" xlink:type="simple" xlink:show="embed" xlink:actuate="onLoad"/></draw:frame></text:p>
      <text:p text:style-name="P225"><text:span text:style-name="T142">tfi</text:span><text:span text:style-name="T176">ֽ</text:span><text:span text:style-name="T308">ְר</text:span><text:span text:style-name="T232">ועל־ק</text:span><text:span text:style-name="T12">«Ne mangez</text:span><text:span text:style-name="T22">rien</text:span><text:span text:style-name="T12">de celui-ci</text:span><text:span text:style-name="T23">cru</text:span><text:span text:style-name="T12">ou</text:span><text:span text:style-name="T13">bouilli dans l'eau</text:span><text:span text:style-name="T12">, mais seulement</text:span><text:span text:style-name="T13">rôti au feu</text:span><text:span text:style-name="T12">, (y compris) sa tête, ainsi que ses jambes et ses</text:span><text:span text:style-name="T18">entrailles.</text:span><text:span text:style-name="T12">(Exode 12: 9)</text:span></text:p>
      <text:p text:style-name="P184">Cette phrase est tirée des instructions pour manger l'agneau pascal.Il comprend</text:p>
      <text:p text:style-name="P37"><draw:frame draw:style-name="fr7" draw:name="Image57" text:anchor-type="char" svg:width="0.3335in" svg:height="0.361in" draw:z-index="56"><draw:image xlink:href="https://translate.googleusercontent.com/image_45.png" xlink:type="simple" xlink:show="embed" xlink:actuate="onLoad"/></draw:frame></text:p>
      <text:p text:style-name="Text_20_body"/>
      <text:p text:style-name="P37"><draw:frame draw:style-name="fr4" draw:name="Image60" text:anchor-type="char" svg:width="2in" svg:height="0.361in" draw:z-index="59"><draw:image xlink:href="https://translate.googleusercontent.com/image_47.png" xlink:type="simple" xlink:show="embed" xlink:actuate="onLoad"/></draw:frame><draw:frame draw:style-name="fr3" draw:name="Image59" text:anchor-type="char" svg:width="4.528in" svg:height="0.361in" draw:z-index="58"><draw:image xlink:href="https://translate.googleusercontent.com/image_46.png" xlink:type="simple" xlink:show="embed" xlink:actuate="onLoad"/></draw:frame><draw:frame draw:style-name="fr2" draw:name="Image58" text:anchor-type="char" svg:width="7.9445in" svg:height="0.0161in" draw:z-index="57"><draw:image xlink:href="https://translate.googleusercontent.com/image_1.png" xlink:type="simple" xlink:show="embed" xlink:actuate="onLoad"/></draw:frame></text:p>
      <text:p text:style-name="P226"><text:span text:style-name="T12">troiscirconstances:l'adjectif</text:span><text:span text:style-name="T310">ָ֔נא</text:span><text:span text:style-name="T12">,l'expressionparticipative</text:span><text:span text:style-name="T214">ִים</text:span><text:span text:style-name="T311">֑</text:span><text:span text:style-name="T143">?</text:span><text:span text:style-name="T265">ָ</text:span><text:span text:style-name="T115">fi</text:span></text:p>
      <text:p text:style-name="P81"><text:soft-page-break/><text:span text:style-name="T80"><text:line-break/></text:span><text:span text:style-name="T312">מ</text:span><text:span text:style-name="T313">ב</text:span><text:span text:style-name="T171">ָ֖</text:span><text:span text:style-name="T125">%</text:span><text:span text:style-name="T171">ל</text:span></text:p>
      <text:p text:style-name="P81"><text:span text:style-name="T80"><text:line-break/></text:span><text:span text:style-name="T315">ב</text:span><text:span text:style-name="T171">ֵ֥</text:span><text:span text:style-name="T125">?</text:span><text:span text:style-name="T171">ל</text:span></text:p>
      <text:p text:style-name="P219"><text:line-break/><text:span text:style-name="T11">, et</text:span></text:p>
      <text:p text:style-name="P37"><draw:frame draw:style-name="fr7" draw:name="Image61" text:anchor-type="char" svg:width="0.3335in" svg:height="0.361in" draw:z-index="60"><draw:image xlink:href="https://translate.googleusercontent.com/image_48.png" xlink:type="simple" xlink:show="embed" xlink:actuate="onLoad"/></draw:frame></text:p>
      <text:p text:style-name="Text_20_body"/>
      <text:p text:style-name="P37"><draw:frame draw:style-name="fr4" draw:name="Image64" text:anchor-type="char" svg:width="2in" svg:height="0.361in" draw:z-index="63"><draw:image xlink:href="https://translate.googleusercontent.com/image_50.png" xlink:type="simple" xlink:show="embed" xlink:actuate="onLoad"/></draw:frame><draw:frame draw:style-name="fr3" draw:name="Image63" text:anchor-type="char" svg:width="4.528in" svg:height="0.361in" draw:z-index="62"><draw:image xlink:href="https://translate.googleusercontent.com/image_49.png" xlink:type="simple" xlink:show="embed" xlink:actuate="onLoad"/></draw:frame><draw:frame draw:style-name="fr2" draw:name="Image62" text:anchor-type="char" svg:width="7.9445in" svg:height="0.0161in" draw:z-index="61"><draw:image xlink:href="https://translate.googleusercontent.com/image_1.png" xlink:type="simple" xlink:show="embed" xlink:actuate="onLoad"/></draw:frame></text:p>
      <text:p text:style-name="P116"><text:span text:style-name="T12">laphrasenominale</text:span><text:span text:style-name="T113">?</text:span><text:span text:style-name="T171">֔</text:span><text:span text:style-name="T287">א</text:span><text:span text:style-name="T171">ִ</text:span><text:span text:style-name="T263">ל</text:span><text:span text:style-name="T192">י־</text:span><text:span text:style-name="T171">ְ</text:span><text:span text:style-name="T297">צ</text:span><text:span text:style-name="T12">.</text:span><text:span text:style-name="T188">7</text:span><text:span text:style-name="T12">Lepremier</text:span><text:span text:style-name="T26">tw</text:span><text:span text:style-name="T12">osetNegati</text:span><text:span text:style-name="T26">v</text:span><text:span text:style-name="T12">econditionssurla</text:span><text:span text:style-name="T29">consommation</text:span><text:span text:style-name="T12">de l'agneau, et le dernier définit une condition positive.Lapartie</text:span><text:span text:style-name="T22">pertinente</text:span><text:span text:style-name="T12">d'Exode 12: 9 peut</text:span><text:span text:style-name="T28">être</text:span><text:span text:style-name="T12">représentée comme dans(16):</text:span></text:p>
      <text:p text:style-name="P208"><text:span text:style-name="T11">(16)Ne le mangez pas s'il</text:span><text:span text:style-name="T6">est</text:span><text:span text:style-name="T20">cru</text:span><text:span text:style-name="T11">ou bouilli dans l'eau.</text:span></text:p>
      <text:p text:style-name="P137"><draw:frame draw:style-name="fr5" draw:name="Image65" text:anchor-type="as-char" svg:width="3.1945in" svg:height="0.0161in" draw:z-index="64"><draw:image xlink:href="https://translate.googleusercontent.com/image_51.png" xlink:type="simple" xlink:show="embed" xlink:actuate="onLoad"/></draw:frame><text:span text:style-name="T80"><text:line-break/></text:span><text:span text:style-name="T7">et</text:span><text:span text:style-name="T12">seulement[le manger](i</text:span><text:span text:style-name="T30">f</text:span><text:span text:style-name="T12">)qu'il</text:span><text:span text:style-name="T7">soit</text:span><text:span text:style-name="T12">rôtiaufeu.</text:span></text:p>
      <text:p text:style-name="P164"><text:span text:style-name="T67">6.Mais voir Rothstein (2011) qui préfère analyser les circonstances comme un sous-type dedépeints.</text:span></text:p>
      <text:p text:style-name="P165"><text:span text:style-name="T70">7.Lafinale</text:span><text:span text:style-name="T71">p</text:span><text:span text:style-name="T70">ortion,</text:span><text:span text:style-name="T109">t</text:span><text:span text:style-name="T110">fi</text:span><text:span text:style-name="T170">ֽ</text:span><text:span text:style-name="T170">ְ</text:span><text:span text:style-name="T316">ר</text:span><text:span text:style-name="T170">ַ</text:span><text:span text:style-name="T317">ע</text:span><text:span text:style-name="T170">ל־ק</text:span><text:span text:style-name="T170">ְ</text:span><text:span text:style-name="T290">ו</text:span><text:span text:style-name="T170">֖</text:span><text:span text:style-name="T318">ע</text:span><text:span text:style-name="T170">יו</text:span><text:span text:style-name="T170">ָ</text:span><text:span text:style-name="T170">ָ</text:span><text:span text:style-name="T320">ר</text:span><text:span text:style-name="T109">?</text:span><text:span text:style-name="T170">על־</text:span><text:span text:style-name="T109">t</text:span><text:span text:style-name="T111">?</text:span><text:span text:style-name="T170">ֹ</text:span><text:span text:style-name="T323">א</text:span><text:span text:style-name="T170">ר</text:span><text:span text:style-name="T70">pourrait</text:span><text:span text:style-name="T71">p</text:span><text:span text:style-name="T70">ote</text:span><text:span text:style-name="T72">n</text:span><text:span text:style-name="T70">tiellementégalement</text:span><text:span text:style-name="T71">b</text:span><text:span text:style-name="T70">eta</text:span><text:span text:style-name="T72">k</text:span><text:span text:style-name="T70">entant queuncircumstan-</text:span></text:p>
      <text:p text:style-name="P72">bien que je l'ai pris ici pour être en apposition avec le pronom objet «il».</text:p>
      <text:p text:style-name="P37"><draw:frame draw:style-name="fr7" draw:name="Image66" text:anchor-type="char" svg:width="0.3335in" svg:height="0.361in" draw:z-index="65"><draw:image xlink:href="https://translate.googleusercontent.com/image_52.png" xlink:type="simple" xlink:show="embed" xlink:actuate="onLoad"/></draw:frame></text:p>
      <text:p text:style-name="Text_20_body"/>
      <text:p text:style-name="P37"><draw:frame draw:style-name="fr4" draw:name="Image69" text:anchor-type="char" svg:width="2in" svg:height="0.361in" draw:z-index="68"><draw:image xlink:href="https://translate.googleusercontent.com/image_54.png" xlink:type="simple" xlink:show="embed" xlink:actuate="onLoad"/></draw:frame><draw:frame draw:style-name="fr3" draw:name="Image68" text:anchor-type="char" svg:width="4.528in" svg:height="0.361in" draw:z-index="67"><draw:image xlink:href="https://translate.googleusercontent.com/image_53.png" xlink:type="simple" xlink:show="embed" xlink:actuate="onLoad"/></draw:frame><draw:frame draw:style-name="fr2" draw:name="Image67" text:anchor-type="char" svg:width="7.9445in" svg:height="0.0161in" draw:z-index="66"><draw:image xlink:href="https://translate.googleusercontent.com/image_1.png" xlink:type="simple" xlink:show="embed" xlink:actuate="onLoad"/></draw:frame></text:p>
      <text:p text:style-name="P39"/>
      <text:p text:style-name="P159"><text:span text:style-name="T36">2.3</text:span><text:bookmark text:name="_TOC_250005"/><text:span text:style-name="T36">Resultatives</text:span></text:p>
      <text:p text:style-name="P108"><text:span text:style-name="T9">Classiqueresultati</text:span><text:span text:style-name="T10">v</text:span><text:span text:style-name="T9">esdescri</text:span><text:span text:style-name="T48">b</text:span><text:span text:style-name="T9">eunétatd'unedelaargume</text:span><text:span text:style-name="T10">n</text:span><text:span text:style-name="T9">tsdelapremièreattribution quiestdirectementprovoqué</text:span><text:span text:style-name="T10">b</text:span><text:span text:style-name="T9">yqueprimairee</text:span><text:span text:style-name="T10">v</text:span><text:span text:style-name="T9">e</text:span><text:span text:style-name="T10">n</text:span><text:span text:style-name="T9">t</text:span><text:span text:style-name="T49">.</text:span><text:span text:style-name="T187">8</text:span><text:span text:style-name="T9">Resultati</text:span><text:span text:style-name="T10">v</text:span><text:span text:style-name="T9">esdonch</text:span><text:span text:style-name="T10">av</text:span><text:span text:style-name="T9">eunetem</text:span><text:span text:style-name="T48">p</text:span><text:span text:style-name="T9">prolongement oralquiestsubseque</text:span><text:span text:style-name="T10">n</text:span><text:span text:style-name="T9">tàlaru</text:span><text:span text:style-name="T10">n</text:span><text:span text:style-name="T9">tempsdelapremièree</text:span><text:span text:style-name="T10">v</text:span><text:span text:style-name="T9">e</text:span><text:span text:style-name="T10">n</text:span><text:span text:style-name="T9">t.Ilsaussireprese</text:span><text:span text:style-name="T10">n</text:span><text:span text:style-name="T9">t a</text:span><text:span text:style-name="T10">c</text:span><text:span text:style-name="T9">hangementpredication,WHI</text:span><text:span text:style-name="T10">c</text:span><text:span text:style-name="T9">hestreprese</text:span><text:span text:style-name="T10">n</text:span><text:span text:style-name="T9">ted</text:span><text:span text:style-name="T10">b</text:span><text:span text:style-name="T9">yl'étiquette'</text:span><text:span text:style-name="T5">devenir</text:span><text:span text:style-name="T9">'dans depetitescasquettes, au</text:span><text:span text:style-name="T54">lieu</text:span><text:span text:style-name="T9">delastatiqueétiquette'</text:span><text:span text:style-name="T5">être</text:span><text:span text:style-name="T9">'utiliséavecdepicti</text:span><text:span text:style-name="T10">v</text:span><text:span text:style-name="T9">esetcircumsta</text:span><text:span text:style-name="T10">n</text:span><text:span text:style-name="T9">tials.</text:span></text:p>
      <text:p text:style-name="P150"><text:span text:style-name="T9">L'exemple (2), qui lit que</text:span><text:span text:style-name="T43">Moïse a</text:span><text:span text:style-name="T42">peint</text:span><text:span text:style-name="T43">le linteau</text:span><text:span text:style-name="T182">i</text:span><text:span text:style-name="T39">rouge</text:span><text:span text:style-name="T183">i</text:span><text:span text:style-name="T38">,</text:span><text:span text:style-name="T9">est un résultat.Moïse</text:span><text:span text:style-name="T38">était</text:span><text:span text:style-name="T9">engagédansuneaction depeinture,etlerésultatdelapeinturedeMoïseestquelelinteau a changé de couleur.</text:span><text:span text:style-name="T38">En conséquence, la</text:span><text:span text:style-name="T9">phrase (2) peut</text:span><text:span text:style-name="T46">être</text:span><text:span text:style-name="T9">représentée comme en(17):</text:span></text:p>
      <text:p text:style-name="P209"><text:span text:style-name="T14">(17)Moïse a</text:span><text:span text:style-name="T17">peint</text:span><text:span text:style-name="T14">le linteau</text:span><text:span text:style-name="T182">i</text:span><text:span text:style-name="T32">rouge</text:span><text:span text:style-name="T184">i</text:span></text:p>
      <text:p text:style-name="P133"><text:soft-page-break/><text:span text:style-name="T11">=Mosespai</text:span><text:span text:style-name="T25">n</text:span><text:span text:style-name="T11">tedlali</text:span><text:span text:style-name="T25">n</text:span><text:span text:style-name="T11">tel(causer)lali</text:span><text:span text:style-name="T25">n</text:span><text:span text:style-name="T11">tel</text:span><text:span text:style-name="T6">deviennent</text:span><text:span text:style-name="T11">rouges.</text:span></text:p>
      <text:p text:style-name="P151">Comme pour les dépeints, les résultats anglais ont tendance à être des adjectifs.Jusqu'à présent, tous mes exemples résultants de l'hébreu biblique sont nominaux.Les résultats peuvent ne pas être marqués,</text:p>
      <text:p text:style-name="P37"><draw:frame draw:style-name="fr7" draw:name="Image70" text:anchor-type="char" svg:width="0.3335in" svg:height="0.361in" draw:z-index="69"><draw:image xlink:href="https://translate.googleusercontent.com/image_55.png" xlink:type="simple" xlink:show="embed" xlink:actuate="onLoad"/></draw:frame></text:p>
      <text:p text:style-name="Text_20_body"/>
      <text:p text:style-name="P37"><draw:frame draw:style-name="fr4" draw:name="Image73" text:anchor-type="char" svg:width="2in" svg:height="0.361in" draw:z-index="72"><draw:image xlink:href="https://translate.googleusercontent.com/image_57.png" xlink:type="simple" xlink:show="embed" xlink:actuate="onLoad"/></draw:frame><draw:frame draw:style-name="fr3" draw:name="Image72" text:anchor-type="char" svg:width="4.528in" svg:height="0.361in" draw:z-index="71"><draw:image xlink:href="https://translate.googleusercontent.com/image_56.png" xlink:type="simple" xlink:show="embed" xlink:actuate="onLoad"/></draw:frame><draw:frame draw:style-name="fr2" draw:name="Image71" text:anchor-type="char" svg:width="7.9445in" svg:height="0.0161in" draw:z-index="70"><draw:image xlink:href="https://translate.googleusercontent.com/image_1.png" xlink:type="simple" xlink:show="embed" xlink:actuate="onLoad"/></draw:frame></text:p>
      <text:p text:style-name="P75"><text:span text:style-name="T12">commec'estlecasde</text:span><text:span text:style-name="T171">ַ</text:span><text:span text:style-name="T321">ח</text:span><text:span text:style-name="T144">Fi</text:span><text:span text:style-name="T171">ֽ</text:span><text:span text:style-name="T171">ֵ</text:span><text:span text:style-name="T171">ְ</text:span><text:span text:style-name="T331">ז</text:span><text:span text:style-name="T146">?</text:span><text:span text:style-name="T321">ִ</text:span><text:span text:style-name="T262">ל</text:span></text:p>
      <text:p text:style-name="P227"><text:span text:style-name="T11">(18)</text:span></text:p>
      <text:p text:style-name="P82"><text:span text:style-name="T80"><text:line-break/></text:span><text:span text:style-name="T333">י</text:span><text:span text:style-name="T147">fifi</text:span><text:span text:style-name="T333">צ</text:span></text:p>
      <text:p text:style-name="P65"><text:line-break/><text:span text:style-name="T11">en (18):</text:span></text:p>
      <text:p text:style-name="P49"/>
      <text:p text:style-name="P77"><text:span text:style-name="T203">ִ</text:span><text:span text:style-name="T296">צ</text:span><text:span text:style-name="T203">֥</text:span><text:span text:style-name="T114">fi</text:span><text:span text:style-name="T145">fi</text:span><text:span text:style-name="T194">י</text:span><text:span text:style-name="T203">ַ</text:span><text:span text:style-name="T251">ל</text:span><text:span text:style-name="T203">ִ</text:span><text:span text:style-name="T148">?</text:span><text:span text:style-name="T203">ְ</text:span><text:span text:style-name="T332">ז</text:span><text:span text:style-name="T203">ֵֽ</text:span><text:span text:style-name="T145">Fi</text:span><text:span text:style-name="T203">ַ</text:span><text:span text:style-name="T322">ח</text:span><text:span text:style-name="T335">ע</text:span><text:span text:style-name="T149">Fi</text:span><text:span text:style-name="T335">ם</text:span></text:p>
      <text:p text:style-name="P45"/>
      <text:p text:style-name="P220"><text:span text:style-name="T196">ֽו</text:span><text:span text:style-name="T257">ְי</text:span><text:span text:style-name="T241">ַר</text:span><text:span text:style-name="T265">ְ</text:span><text:span text:style-name="T150">fi</text:span></text:p>
      <text:p text:style-name="P37"><draw:frame draw:style-name="fr7" draw:name="Image74" text:anchor-type="char" svg:width="0.3335in" svg:height="0.361in" draw:z-index="73"><draw:image xlink:href="https://translate.googleusercontent.com/image_58.png" xlink:type="simple" xlink:show="embed" xlink:actuate="onLoad"/></draw:frame></text:p>
      <text:p text:style-name="Text_20_body"/>
      <text:p text:style-name="P37"><draw:frame draw:style-name="fr4" draw:name="Image77" text:anchor-type="char" svg:width="2in" svg:height="0.361in" draw:z-index="76"><draw:image xlink:href="https://translate.googleusercontent.com/image_60.png" xlink:type="simple" xlink:show="embed" xlink:actuate="onLoad"/></draw:frame><draw:frame draw:style-name="fr3" draw:name="Image76" text:anchor-type="char" svg:width="4.528in" svg:height="0.361in" draw:z-index="75"><draw:image xlink:href="https://translate.googleusercontent.com/image_59.png" xlink:type="simple" xlink:show="embed" xlink:actuate="onLoad"/></draw:frame><draw:frame draw:style-name="fr2" draw:name="Image75" text:anchor-type="char" svg:width="7.9445in" svg:height="0.0161in" draw:z-index="74"><draw:image xlink:href="https://translate.googleusercontent.com/image_1.png" xlink:type="simple" xlink:show="embed" xlink:actuate="onLoad"/></draw:frame></text:p>
      <text:p text:style-name="P135"><text:span text:style-name="T11">'Et ils les ont martelés (dans)</text:span><text:span text:style-name="T27">une superposition pour l'autel</text:span><text:span text:style-name="T11">.'(Nombres 17: 4)</text:span></text:p>
      <text:p text:style-name="P48"/>
      <text:p text:style-name="P83"><text:span text:style-name="T12">Or,resultati</text:span><text:span text:style-name="T26">v</text:span><text:span text:style-name="T12">esm</text:span><text:span text:style-name="T26">a</text:span><text:span text:style-name="T12">y</text:span><text:span text:style-name="T30">b</text:span><text:span text:style-name="T12">emar</text:span><text:span text:style-name="T26">k</text:span><text:span text:style-name="T12">ed</text:span><text:span text:style-name="T26">b</text:span><text:span text:style-name="T12">y</text:span><text:span text:style-name="T171">ְ</text:span><text:span text:style-name="T151">ì</text:span><text:span text:style-name="T12">,li</text:span><text:span text:style-name="T26">k</text:span><text:span text:style-name="T12">e</text:span><text:span text:style-name="T171">ָ</text:span><text:span text:style-name="T336">פ</text:span><text:span text:style-name="T200">֑</text:span><text:span text:style-name="T79">ר</text:span><text:span text:style-name="T171">ל</text:span><text:span text:style-name="T192">ע</text:span><text:span text:style-name="T12">dans(19):</text:span></text:p>
      <text:p text:style-name="P47"/>
      <text:p text:style-name="P195"><text:span text:style-name="T12">(19)</text:span><text:span text:style-name="T203">ָ</text:span><text:span text:style-name="T337">פ</text:span><text:span text:style-name="T199">֑</text:span><text:span text:style-name="T78">ר</text:span><text:span text:style-name="T203">ָ</text:span><text:span text:style-name="T233">ע</text:span><text:span text:style-name="T203">ְ</text:span><text:span text:style-name="T264">ל</text:span><text:span text:style-name="T171">ק</text:span><text:span text:style-name="T152">f</text:span><text:span text:style-name="T121">i</text:span><text:span text:style-name="T171">ַ</text:span><text:span text:style-name="T171">ר־</text:span><text:span text:style-name="T118">?</text:span><text:span text:style-name="T171">א</text:span><text:span text:style-name="T171">֥</text:span><text:span text:style-name="T209">ע</text:span><text:span text:style-name="T171">ד</text:span><text:span text:style-name="T171">ה</text:span><text:span text:style-name="T192">יט</text:span><text:span text:style-name="T171">ב</text:span><text:span text:style-name="T192">ן</text:span><text:span text:style-name="T224">֙</text:span><text:span text:style-name="T118">t</text:span><text:span text:style-name="T171">טח</text:span><text:span text:style-name="T113">t</text:span><text:span text:style-name="T171">א</text:span><text:span text:style-name="T192">ת</text:span><text:span text:style-name="T171">ת</text:span><text:span text:style-name="T153">?</text:span><text:span text:style-name="T171">ֹ</text:span><text:span text:style-name="T171">֨</text:span><text:span text:style-name="T253">ו</text:span><text:span text:style-name="T192">א</text:span></text:p>
      <text:p text:style-name="P228"><text:span text:style-name="T9">'Et je l'ai battu - le broyant bien jusqu'à ce qu'il soit fin - en</text:span><text:span text:style-name="T52">poussière</text:span><text:span text:style-name="T9">.'(Deut 9:21) L'exemple (18) peut être représenté sémantiquement comme dans (20):</text:span></text:p>
      <text:p text:style-name="P211"><text:span text:style-name="T11">(20)Ils les ont martelés (les faisant)</text:span><text:span text:style-name="T6">devenir</text:span><text:span text:style-name="T11">une</text:span><text:span text:style-name="T20">superposition</text:span><text:span text:style-name="T11">pour l'autel.</text:span></text:p>
      <text:p text:style-name="P109"><text:span text:style-name="T9">C'est-à-</text:span><text:span text:style-name="T10">dire que</text:span><text:span text:style-name="T9">les hommes d'Eléazar ont pris les encensoirs</text:span><text:span text:style-name="T38">impliqués</text:span><text:span text:style-name="T9">dans la rébellion de Korah(voir Nombres 16) et ils les ont battus avec pour résultat qu'ils ont été changés en une</text:span><text:span text:style-name="T38">superposition</text:span><text:span text:style-name="T9">pour l'autel.</text:span></text:p>
      <text:p text:style-name="P47"/>
      <text:p text:style-name="P160"><text:span text:style-name="T36">2.4</text:span><text:bookmark text:name="_TOC_2500041"/><text:span text:style-name="T36">Productifs de création explicite(PCU)</text:span><text:bookmark text:name="_TOC_250004"/></text:p>
      <text:p text:style-name="P110"><text:soft-page-break/><text:span text:style-name="T9">Lesproductives decréationexplicite(ouPCU)sontsuperficiellementsemblables à desrésultanteset, enfait, elles</text:span><text:span text:style-name="T41">ont</text:span><text:span text:style-name="T9">parfois été traitées comme si elles étaient des résultantes.</text:span><text:span text:style-name="T38">Cependant,</text:span><text:span text:style-name="T9">Rapoport (2018)amontréque ,ilsnesemblentpour</text:span><text:span text:style-name="T46">être</text:span><text:span text:style-name="T9">résultatifparce quelespropressémantiqueduverbesuggèrentunrésultat.Plus précisément, lesPCUse produisentavec desverbesdecréation«explicite».</text:span></text:p>
      <text:p text:style-name="P41"><draw:frame draw:style-name="fr5" draw:name="Image78" text:anchor-type="as-char" svg:width="3.1945in" svg:height="0.0161in" draw:z-index="77"><draw:image xlink:href="https://translate.googleusercontent.com/image_61.png" xlink:type="simple" xlink:show="embed" xlink:actuate="onLoad"/></draw:frame></text:p>
      <text:p text:style-name="P169"><text:span text:style-name="T56">8.DansBoulet(sd),je fais ladistinctionentrelesrésultativestransitivesetintransitives.Lesrésultats traités dans cette présentation sont des résultats transitifs.Les résultats intransitifs ne partagent pas un argument.Structurellement, ce sont des compléments, bien que ce soient descomplémentsoptionnels.</text:span></text:p>
      <text:p text:style-name="P37"><draw:frame draw:style-name="fr7" draw:name="Image79" text:anchor-type="char" svg:width="0.3335in" svg:height="0.361in" draw:z-index="78"><draw:image xlink:href="https://translate.googleusercontent.com/image_62.png" xlink:type="simple" xlink:show="embed" xlink:actuate="onLoad"/></draw:frame></text:p>
      <text:p text:style-name="Text_20_body"/>
      <text:p text:style-name="P37"><draw:frame draw:style-name="fr4" draw:name="Image82" text:anchor-type="char" svg:width="2in" svg:height="0.361in" draw:z-index="81"><draw:image xlink:href="https://translate.googleusercontent.com/image_64.png" xlink:type="simple" xlink:show="embed" xlink:actuate="onLoad"/></draw:frame><draw:frame draw:style-name="fr3" draw:name="Image81" text:anchor-type="char" svg:width="4.528in" svg:height="0.361in" draw:z-index="80"><draw:image xlink:href="https://translate.googleusercontent.com/image_63.png" xlink:type="simple" xlink:show="embed" xlink:actuate="onLoad"/></draw:frame><draw:frame draw:style-name="fr2" draw:name="Image80" text:anchor-type="char" svg:width="7.9445in" svg:height="0.0161in" draw:z-index="79"><draw:image xlink:href="https://translate.googleusercontent.com/image_1.png" xlink:type="simple" xlink:show="embed" xlink:actuate="onLoad"/></draw:frame></text:p>
      <text:p text:style-name="P39"/>
      <text:p text:style-name="P84"><text:span text:style-name="T11">Anglais desverbesd'explicitecréationsontceuxcomme</text:span><text:span text:style-name="T14">faire</text:span><text:span text:style-name="T11">,</text:span><text:span text:style-name="T17">créer</text:span><text:span text:style-name="T16">,</text:span><text:span text:style-name="T11">et</text:span><text:span text:style-name="T14">construire</text:span><text:span text:style-name="T11">.Également,</text:span></text:p>
      <text:p text:style-name="P74"><text:span text:style-name="T12">lesverbeshébreuxtypiquesdelacréationexplicitesont</text:span><text:span text:style-name="T171">ה</text:span><text:span text:style-name="T113">?</text:span><text:span text:style-name="T171">ע</text:span><text:span text:style-name="T12">,</text:span><text:span text:style-name="T343">ָרא</text:span><text:span text:style-name="T154">fi</text:span><text:span text:style-name="T33">,</text:span><text:span text:style-name="T12">et</text:span><text:span text:style-name="T343">ָנה</text:span><text:span text:style-name="T155">fi</text:span><text:span text:style-name="T34">.</text:span><text:span text:style-name="T12">Lesobjetsof</text:span></text:p>
      <text:p text:style-name="P85"><text:span text:style-name="T9">ces verbes sont produits, plutôt que simplement mis à exécution.Un exemple de PCU en anglais est l'adjectif</text:span><text:span text:style-name="T43">fort</text:span><text:span text:style-name="T9">de (21):</text:span></text:p>
      <text:p text:style-name="P207"><text:span text:style-name="T11">(21)L'entrepreneur a construit la maison</text:span><text:span text:style-name="T182">i</text:span><text:span text:style-name="T11">forte</text:span><text:span text:style-name="T182">i</text:span><text:span text:style-name="T11">.</text:span></text:p>
      <text:p text:style-name="P152"><text:span text:style-name="T9">Rapoport(2018)aprisPCUà</text:span><text:span text:style-name="T46">être</text:span><text:span text:style-name="T9">depictivesplutôtqueresultatives.Cependant, je soutiens qu'ils sont distincts des deux (Boulet, sd).Comme les résultats, et contrairement auxreprésentants,letempsd'exécutiond'unECPcoïncideaveclaconclusiondel'</text:span><text:span text:style-name="T38">événement</text:span><text:span text:style-name="T9">principal</text:span><text:span text:style-name="T38">,</text:span><text:span text:style-name="T9">s'étendant à partir de ce moment.Si l'</text:span><text:span text:style-name="T38">événement</text:span><text:span text:style-name="T9">consiste à construire une maison,</text:span><text:span text:style-name="T41">nous</text:span><text:span text:style-name="T9">pouvons</text:span><text:span text:style-name="T38">dire</text:span><text:span text:style-name="T9">que le produit n'est vraiment une maison que lorsque l'acte de construire est terminé.En cequiconcernela(21),unedemi-construitemaisonpourraitdifficilement</text:span><text:span text:style-name="T46">être</text:span><text:span text:style-name="T9">dità</text:span><text:span text:style-name="T46">être</text:span><text:span text:style-name="T9">unemaison forte.</text:span></text:p>
      <text:p text:style-name="P120"><text:soft-page-break/><text:span text:style-name="T9">Enl'autrecôté,li</text:span><text:span text:style-name="T10">k</text:span><text:span text:style-name="T9">edepicti</text:span><text:span text:style-name="T10">v</text:span><text:span text:style-name="T9">es,maisunli</text:span><text:span text:style-name="T10">k</text:span><text:span text:style-name="T9">eresultati</text:span><text:span text:style-name="T10">v</text:span><text:span text:style-name="T9">es,unECPestunprédicat statique(quiest,</text:span><text:span text:style-name="T5">être</text:span><text:span text:style-name="T9">),pasun</text:span><text:span text:style-name="T10">c</text:span><text:span text:style-name="T9">hangementprédicat(ou,</text:span><text:span text:style-name="T5">becom</text:span><text:span text:style-name="T8">e</text:span><text:span text:style-name="T9">).Exemple(21)d</text:span><text:span text:style-name="T48">o</text:span><text:span text:style-name="T9">espas i</text:span><text:span text:style-name="T10">nv</text:span><text:span text:style-name="T9">ol</text:span><text:span text:style-name="T10">v</text:span><text:span text:style-name="T9">euncasoùunco</text:span><text:span text:style-name="T10">n</text:span><text:span text:style-name="T9">tracteur</text:span><text:span text:style-name="T10">w</text:span><text:span text:style-name="T9">ou</text:span><text:span text:style-name="T10">k</text:span><text:span text:style-name="T9">edsurun</text:span><text:span text:style-name="T10">w</text:span><text:span text:style-name="T9">EAKmaisondans l'ordrede</text:span><text:span text:style-name="T10">c</text:span><text:span text:style-name="T9">hangeil i</text:span><text:span text:style-name="T10">n</text:span><text:span text:style-name="T9">àunefortemaison.Au </text:span><text:soft-page-break/><text:span text:style-name="T9">contraire,laco</text:span><text:span text:style-name="T10">n</text:span><text:span text:style-name="T9">tracteur acommencédeScrat</text:span><text:span text:style-name="T10">c</text:span><text:span text:style-name="T9">h,etil</text:span><text:span text:style-name="T10">w</text:span><text:span text:style-name="T9">commedela mome</text:span><text:span text:style-name="T10">n</text:span><text:span text:style-name="T9">tque laconstruction</text:span><text:span text:style-name="T10">w</text:span><text:span text:style-name="T9">commecomplèteetlapr</text:span><text:span text:style-name="T48">o</text:span><text:span text:style-name="T9">conduitde laconstructionpourrait</text:span><text:span text:style-name="T48">b</text:span><text:span text:style-name="T9">econsidéré comme unemaison,quelamaison</text:span><text:span text:style-name="T10">w</text:span><text:span text:style-name="T9">commeforte.Laconséquencedel'un</text:span><text:span text:style-name="T48">b</text:span><text:span text:style-name="T10">ov</text:span><text:span text:style-name="T9">eargume</text:span><text:span text:style-name="T10">n</text:span><text:span text:style-name="T9">tsest que laPCUh</text:span><text:span text:style-name="T10">av</text:span><text:span text:style-name="T9">eunesema</text:span><text:span text:style-name="T10">n</text:span><text:span text:style-name="T9">ticreprese</text:span><text:span text:style-name="T10">n</text:span><text:span text:style-name="T9">tiondistinctedecellede</text:span><text:span text:style-name="T48">b</text:span><text:span text:style-name="T9">OTHdepicti</text:span><text:span text:style-name="T10">v</text:span><text:span text:style-name="T9">es</text:span><text:span text:style-name="T41">et</text:span><text:span text:style-name="T9">resultati</text:span><text:span text:style-name="T10">v</text:span><text:span text:style-name="T9">es.Lareprese</text:span><text:span text:style-name="T10">n</text:span><text:span text:style-name="T9">tationde(21)est(22):</text:span></text:p>
      <text:p text:style-name="P210"><text:span text:style-name="T11">(22)L'entrepreneur a construit la maison (de telle sorte que) la maison</text:span><text:span text:style-name="T6">soit</text:span><text:span text:style-name="T11">solide.</text:span></text:p>
      <text:p text:style-name="P125"><text:span text:style-name="T12">Dans laBiblehébraïque,explicitescréationproductivessont laplupart dutempsnon marqué,mais</text:span><text:span text:style-name="T22">certains</text:span><text:span text:style-name="T12">peusontmar</text:span><text:span text:style-name="T26">k</text:span><text:span text:style-name="T12">éavec</text:span><text:span text:style-name="T135">fi</text:span><text:span text:style-name="T171">ְ</text:span><text:span text:style-name="T12">.</text:span><text:span text:style-name="T188">9</text:span><text:span text:style-name="T12">Exemple(23)alaunmar</text:span><text:span text:style-name="T26">k</text:span><text:span text:style-name="T12">edECP</text:span><text:span text:style-name="T171">֖</text:span><text:span text:style-name="T291">ב</text:span><text:span text:style-name="T171">ה</text:span><text:span text:style-name="T171">ָ</text:span><text:span text:style-name="T171">ֵ</text:span><text:span text:style-name="T347">ק</text:span><text:span text:style-name="T192">נ</text:span><text:span text:style-name="T118">f</text:span><text:span text:style-name="T113">i</text:span><text:span text:style-name="T171">֥</text:span><text:span text:style-name="T209">כ</text:span><text:span text:style-name="T171">ר</text:span><text:span text:style-name="T171">ָ</text:span><text:span text:style-name="T171">ָ</text:span><text:span text:style-name="T284">ז</text:span><text:span text:style-name="T12">:</text:span></text:p>
      <text:p text:style-name="P37"><draw:frame draw:style-name="fr7" draw:name="Image83" text:anchor-type="char" svg:width="0.3335in" svg:height="0.361in" draw:z-index="82"><draw:image xlink:href="https://translate.googleusercontent.com/image_65.png" xlink:type="simple" xlink:show="embed" xlink:actuate="onLoad"/></draw:frame></text:p>
      <text:p text:style-name="Text_20_body"/>
      <text:p text:style-name="P37"><draw:frame draw:style-name="fr4" draw:name="Image86" text:anchor-type="char" svg:width="2in" svg:height="0.361in" draw:z-index="85"><draw:image xlink:href="https://translate.googleusercontent.com/image_67.png" xlink:type="simple" xlink:show="embed" xlink:actuate="onLoad"/></draw:frame><draw:frame draw:style-name="fr3" draw:name="Image85" text:anchor-type="char" svg:width="4.528in" svg:height="0.361in" draw:z-index="84"><draw:image xlink:href="https://translate.googleusercontent.com/image_66.png" xlink:type="simple" xlink:show="embed" xlink:actuate="onLoad"/></draw:frame><draw:frame draw:style-name="fr2" draw:name="Image84" text:anchor-type="char" svg:width="7.9445in" svg:height="0.0161in" draw:z-index="83"><draw:image xlink:href="https://translate.googleusercontent.com/image_1.png" xlink:type="simple" xlink:show="embed" xlink:actuate="onLoad"/></draw:frame></text:p>
      <text:p text:style-name="P197"><text:span text:style-name="T12">(23)</text:span><text:span text:style-name="T171">ֽ</text:span><text:span text:style-name="T349">ת</text:span><text:span text:style-name="T192">ם</text:span><text:span text:style-name="T350">ָ</text:span><text:span text:style-name="T300">א</text:span></text:p>
      <text:p text:style-name="P229"><text:span text:style-name="T11">«</text:span><text:span text:style-name="T27">Mâle et femelle</text:span><text:span text:style-name="T11">, Il les a créés</text:span><text:span text:style-name="T31">.</text:span><text:span text:style-name="T11">(Gen1: 27b)</text:span></text:p>
      <text:p text:style-name="P230"><text:span text:style-name="T80"><text:line-break/></text:span><text:span text:style-name="T171">ָ֥</text:span><text:span text:style-name="T339">ר</text:span><text:span text:style-name="T171">א</text:span><text:span text:style-name="T134">fi</text:span></text:p>
      <text:p text:style-name="P232"><text:span text:style-name="T80"><text:line-break/></text:span><text:span text:style-name="T203">ָ</text:span><text:span text:style-name="T337">ז</text:span><text:span text:style-name="T203">ָ֥</text:span><text:span text:style-name="T208">כ</text:span><text:span text:style-name="T203">ר</text:span><text:span text:style-name="T114">je</text:span><text:span text:style-name="T156">F</text:span><text:span text:style-name="T194">נ</text:span><text:span text:style-name="T203">ֵ</text:span><text:span text:style-name="T348">ק</text:span><text:span text:style-name="T203">ָ֖</text:span><text:span text:style-name="T208">ב</text:span><text:span text:style-name="T207">ה</text:span></text:p>
      <text:p text:style-name="P37"><draw:frame draw:style-name="fr7" draw:name="Image87" text:anchor-type="char" svg:width="0.3335in" svg:height="0.361in" draw:z-index="86"><draw:image xlink:href="https://translate.googleusercontent.com/image_68.png" xlink:type="simple" xlink:show="embed" xlink:actuate="onLoad"/></draw:frame></text:p>
      <text:p text:style-name="Text_20_body"/>
      <text:p text:style-name="P37"><draw:frame draw:style-name="fr4" draw:name="Image90" text:anchor-type="char" svg:width="2in" svg:height="0.361in" draw:z-index="89"><draw:image xlink:href="https://translate.googleusercontent.com/image_70.png" xlink:type="simple" xlink:show="embed" xlink:actuate="onLoad"/></draw:frame><draw:frame draw:style-name="fr3" draw:name="Image89" text:anchor-type="char" svg:width="4.528in" svg:height="0.361in" draw:z-index="88"><draw:image xlink:href="https://translate.googleusercontent.com/image_69.png" xlink:type="simple" xlink:show="embed" xlink:actuate="onLoad"/></draw:frame><draw:frame draw:style-name="fr2" draw:name="Image88" text:anchor-type="char" svg:width="7.9445in" svg:height="0.0161in" draw:z-index="87"><draw:image xlink:href="https://translate.googleusercontent.com/image_1.png" xlink:type="simple" xlink:show="embed" xlink:actuate="onLoad"/></draw:frame></text:p>
      <text:p text:style-name="P86"><text:span text:style-name="T9">Un exemple similaire du même verset a un ECP marqué avec le</text:span><text:span text:style-name="T43">bēth deprédication</text:span><text:span text:style-name="T9">(24):</text:span></text:p>
      <text:p text:style-name="P47"/>
      <text:p text:style-name="P37"><draw:frame draw:style-name="fr7" draw:name="Image91" text:anchor-type="char" svg:width="0.3335in" svg:height="0.361in" draw:z-index="90"><draw:image xlink:href="https://translate.googleusercontent.com/image_71.png" xlink:type="simple" xlink:show="embed" xlink:actuate="onLoad"/></draw:frame></text:p>
      <text:p text:style-name="Text_20_body"/>
      <text:p text:style-name="P37"><draw:frame draw:style-name="fr4" draw:name="Image94" text:anchor-type="char" svg:width="2in" svg:height="0.361in" draw:z-index="93"><draw:image xlink:href="https://translate.googleusercontent.com/image_73.png" xlink:type="simple" xlink:show="embed" xlink:actuate="onLoad"/></draw:frame><draw:frame draw:style-name="fr3" draw:name="Image93" text:anchor-type="char" svg:width="4.528in" svg:height="0.361in" draw:z-index="92"><draw:image xlink:href="https://translate.googleusercontent.com/image_72.png" xlink:type="simple" xlink:show="embed" xlink:actuate="onLoad"/></draw:frame><draw:frame draw:style-name="fr2" draw:name="Image92" text:anchor-type="char" svg:width="7.9445in" svg:height="0.0161in" draw:z-index="91"><draw:image xlink:href="https://translate.googleusercontent.com/image_1.png" xlink:type="simple" xlink:show="embed" xlink:actuate="onLoad"/></draw:frame></text:p>
      <text:p text:style-name="P193"><text:span text:style-name="T12">(24)</text:span><text:span text:style-name="T113">t</text:span><text:span text:style-name="T171">֑</text:span><text:span text:style-name="T349">ת</text:span><text:span text:style-name="T298">א</text:span></text:p>
      <text:p text:style-name="P136"><text:span text:style-name="T11">"</text:span><text:span text:style-name="T27">Image de Dieu</text:span><text:span text:style-name="T11">, Il l'a créée</text:span><text:span text:style-name="T16">[l'humanité]."</text:span><text:span text:style-name="T11">(Gen1: 27a)</text:span></text:p>
      <text:p text:style-name="P231"><text:soft-page-break/><text:span text:style-name="T80"><text:line-break/></text:span><text:span text:style-name="T171">ָ֣</text:span><text:span text:style-name="T250">ר</text:span><text:span text:style-name="T171">א</text:span><text:span text:style-name="T134">fi</text:span></text:p>
      <text:p text:style-name="P233"><text:span text:style-name="T80"><text:line-break/></text:span><text:span text:style-name="T135">Fi</text:span><text:span text:style-name="T203">ֶ֥</text:span><text:span text:style-name="T351">צ</text:span><text:span text:style-name="T203">ֶ</text:span><text:span text:style-name="T307">ל</text:span><text:span text:style-name="T203">םֱ</text:span><text:span text:style-name="T353">א</text:span><text:span text:style-name="T114">t</text:span><text:span text:style-name="T203">ִ</text:span><text:span text:style-name="T354">ה</text:span><text:span text:style-name="T203">י</text:span><text:span text:style-name="T243">ם</text:span></text:p>
      <text:p text:style-name="P37"><draw:frame draw:style-name="fr7" draw:name="Image95" text:anchor-type="char" svg:width="0.3335in" svg:height="0.361in" draw:z-index="94"><draw:image xlink:href="https://translate.googleusercontent.com/image_74.png" xlink:type="simple" xlink:show="embed" xlink:actuate="onLoad"/></draw:frame></text:p>
      <text:p text:style-name="Text_20_body"/>
      <text:p text:style-name="P37"><draw:frame draw:style-name="fr4" draw:name="Image98" text:anchor-type="char" svg:width="2in" svg:height="0.361in" draw:z-index="97"><draw:image xlink:href="https://translate.googleusercontent.com/image_76.png" xlink:type="simple" xlink:show="embed" xlink:actuate="onLoad"/></draw:frame><draw:frame draw:style-name="fr3" draw:name="Image97" text:anchor-type="char" svg:width="4.528in" svg:height="0.361in" draw:z-index="96"><draw:image xlink:href="https://translate.googleusercontent.com/image_75.png" xlink:type="simple" xlink:show="embed" xlink:actuate="onLoad"/></draw:frame><draw:frame draw:style-name="fr2" draw:name="Image96" text:anchor-type="char" svg:width="7.9445in" svg:height="0.0161in" draw:z-index="95"><draw:image xlink:href="https://translate.googleusercontent.com/image_1.png" xlink:type="simple" xlink:show="embed" xlink:actuate="onLoad"/></draw:frame></text:p>
      <text:p text:style-name="P234"><text:span text:style-name="T9">Les deux exemples</text:span><text:span text:style-name="T41">ont</text:span><text:span text:style-name="T9">la même syntaxe et la même sémantique de base.La seuledifférencesignificativeestquedans(23)laprédicationsecondairen'est pasmarquée,tandis quedans</text:span></text:p>
      <text:p text:style-name="P235"><text:span text:style-name="T12">(24)ilestouvertementmarqué</text:span><text:span text:style-name="T18">par</text:span><text:span text:style-name="T129">fi</text:span><text:span text:style-name="T270">ְ</text:span><text:span text:style-name="T12">.</text:span><text:span text:style-name="T15">BETH</text:span><text:span text:style-name="T12">contribuerienàlasignification;cen'estqu'un marqueur syntaxique.Dans chaque cas , lesêtres humains sont dit</text:span><text:span text:style-name="T18">avoir</text:span><text:span text:style-name="T12">été crééSuch</text:span></text:p>
      <text:p text:style-name="P37"><draw:frame draw:style-name="fr7" draw:name="Image99" text:anchor-type="char" svg:width="0.3335in" svg:height="0.361in" draw:z-index="98"><draw:image xlink:href="https://translate.googleusercontent.com/image_77.png" xlink:type="simple" xlink:show="embed" xlink:actuate="onLoad"/></draw:frame></text:p>
      <text:p text:style-name="Text_20_body"/>
      <text:p text:style-name="P37"><draw:frame draw:style-name="fr4" draw:name="Image102" text:anchor-type="char" svg:width="2in" svg:height="0.361in" draw:z-index="101"><draw:image xlink:href="https://translate.googleusercontent.com/image_79.png" xlink:type="simple" xlink:show="embed" xlink:actuate="onLoad"/></draw:frame><draw:frame draw:style-name="fr3" draw:name="Image101" text:anchor-type="char" svg:width="4.528in" svg:height="0.361in" draw:z-index="100"><draw:image xlink:href="https://translate.googleusercontent.com/image_78.png" xlink:type="simple" xlink:show="embed" xlink:actuate="onLoad"/></draw:frame><draw:frame draw:style-name="fr2" draw:name="Image100" text:anchor-type="char" svg:width="7.9445in" svg:height="0.0161in" draw:z-index="99"><draw:image xlink:href="https://translate.googleusercontent.com/image_1.png" xlink:type="simple" xlink:show="embed" xlink:actuate="onLoad"/></draw:frame></text:p>
      <text:p text:style-name="P236"><text:span text:style-name="T56">9.Tousceuxmarquéspar</text:span><text:span text:style-name="T166">fi</text:span><text:span text:style-name="T56">5: 1, 3;9: 6.</text:span><draw:frame draw:style-name="fr10" draw:name="Image103" text:anchor-type="char" svg:width="3.1945in" svg:height="0.0161in" draw:z-index="102"><draw:image xlink:href="https://translate.googleusercontent.com/image_80.png" xlink:type="simple" xlink:show="embed" xlink:actuate="onLoad"/></draw:frame></text:p>
      <text:p text:style-name="P237"><text:line-break/><text:span text:style-name="T67">identifiés jusqu'à présent dans la première partie de la Genèse: Gen 1:26, 27 (x2);</text:span></text:p>
      <text:p text:style-name="P37"><draw:frame draw:style-name="fr7" draw:name="Image104" text:anchor-type="char" svg:width="0.3335in" svg:height="0.361in" draw:z-index="103"><draw:image xlink:href="https://translate.googleusercontent.com/image_81.png" xlink:type="simple" xlink:show="embed" xlink:actuate="onLoad"/></draw:frame></text:p>
      <text:p text:style-name="Text_20_body"/>
      <text:p text:style-name="P37"><draw:frame draw:style-name="fr4" draw:name="Image107" text:anchor-type="char" svg:width="2in" svg:height="0.361in" draw:z-index="106"><draw:image xlink:href="https://translate.googleusercontent.com/image_83.png" xlink:type="simple" xlink:show="embed" xlink:actuate="onLoad"/></draw:frame><draw:frame draw:style-name="fr3" draw:name="Image106" text:anchor-type="char" svg:width="4.528in" svg:height="0.361in" draw:z-index="105"><draw:image xlink:href="https://translate.googleusercontent.com/image_82.png" xlink:type="simple" xlink:show="embed" xlink:actuate="onLoad"/></draw:frame><draw:frame draw:style-name="fr2" draw:name="Image105" text:anchor-type="char" svg:width="7.9445in" svg:height="0.0161in" draw:z-index="104"><draw:image xlink:href="https://translate.googleusercontent.com/image_1.png" xlink:type="simple" xlink:show="embed" xlink:actuate="onLoad"/></draw:frame></text:p>
      <text:p text:style-name="P39"/>
      <text:p text:style-name="P114"><text:span text:style-name="T9">que, lors deleur création</text:span><text:span text:style-name="T38">était</text:span><text:span text:style-name="T9">complète, ils étaient d'une certaine</text:span><text:span text:style-name="T53">façon.</text:span><text:span text:style-name="T50">Ensemble</text:span><text:span text:style-name="T9">, ces clauses stipulent que Dieu a créé les êtres humains pour exister sur la terre en tant que</text:span><text:span text:style-name="T38">«hommes</text:span><text:span text:style-name="T9">et femmes» et aussi en tant que «représentation de</text:span><text:span text:style-name="T50">Dieu».</text:span><text:span text:style-name="T9">La représentation sémantique de</text:span></text:p>
      <text:p text:style-name="P190"><text:span text:style-name="T11">(24)est comme en(25):</text:span></text:p>
      <text:p text:style-name="P212"><text:span text:style-name="T11">(25)Dieu a créé [l'humanité] (telle que) ce</text:span><text:span text:style-name="T6">soit une</text:span><text:span text:style-name="T11">représentation deDieu.</text:span></text:p>
      <text:p text:style-name="P161"><text:span text:style-name="T36">2,5</text:span><text:bookmark text:name="_TOC_250003"/><text:span text:style-name="T36">Capacitifs</text:span></text:p>
      <text:p text:style-name="P115"><text:span text:style-name="T9">Les capacitésexprimentlerôleou lacapacitéspécifiquedanslaquelleunargumentdelaprédication principale participe à cette prédication principale.Un exemple anglais </text:span><text:soft-page-break/><text:span text:style-name="T9">serait</text:span><text:span text:style-name="T38">être</text:span><text:span text:style-name="T9">(26),oùlemot</text:span><text:span text:style-name="T43">comme</text:span><text:span text:style-name="T9">introduitlesecondaireprédicat(voir</text:span><text:span text:style-name="T38">Bowers</text:span><text:span text:style-name="T9">1993,2001):</text:span></text:p>
      <text:p text:style-name="P206"><text:span text:style-name="T11">(26)Samson</text:span><text:span text:style-name="T182">i a</text:span><text:span text:style-name="T11">servi son peuple commejuge</text:span><text:span text:style-name="T182">i</text:span><text:span text:style-name="T11">.</text:span></text:p>
      <text:p text:style-name="P117">La représentation informelle de (26) pourrait être (27), bien qu'elle laisse à désirer:</text:p>
      <text:p text:style-name="P213"><text:span text:style-name="T11">(27)Samson a servi son peuple (et) Samson</text:span><text:span text:style-name="T6">soit</text:span><text:span text:style-name="T11">juge.</text:span></text:p>
      <text:p text:style-name="P111"><text:span text:style-name="T41">À</text:span><text:span text:style-name="T9">ce stade, unesémantiqueformelle des</text:span><text:span text:style-name="T38">événements</text:span><text:span text:style-name="T9">néo-davidsoniensest supérieure.La mise en représenta- (28) stipule que: il y a un « service »</text:span><text:span text:style-name="T38">événement</text:span><text:span text:style-name="T9">e</text:span><text:span text:style-name="T187">1</text:span><text:span text:style-name="T9">tel que l'agent de e</text:span><text:span text:style-name="T187">1</text:span><text:span text:style-name="T9">est « Samson »etlepatientdee</text:span><text:span text:style-name="T187">1</text:span><text:span text:style-name="T9">est« sonpeuple »</text:span><text:span text:style-name="T187">10</text:span><text:span text:style-name="T9">etilestaussiunstative</text:span><text:span text:style-name="T38">l'événement</text:span><text:span text:style-name="T9">e</text:span><text:span text:style-name="T187">2</text:span><text:span text:style-name="T9">de «êtrejuge»telqueletitulairedee</text:span><text:span text:style-name="T187">2</text:span><text:span text:style-name="T9">est«Samson»ettelquee</text:span><text:span text:style-name="T187">2</text:span><text:span text:style-name="T9">estlacapacité en tant que participant partagé «Samson» participe àe</text:span><text:span text:style-name="T187">1</text:span><text:span text:style-name="T9">.</text:span><text:span text:style-name="T187">11</text:span></text:p>
      <text:p text:style-name="P214"><text:span text:style-name="T11">(28)</text:span>∃<text:span text:style-name="T11">e</text:span><text:span text:style-name="T187">1</text:span><text:span text:style-name="T11">[au service (e</text:span><text:span text:style-name="T187">1</text:span><text:span text:style-name="T11">) &amp; Agent (e</text:span><text:span text:style-name="T187">1</text:span><text:span text:style-name="T11">, Samson) &amp; Patient (e</text:span><text:span text:style-name="T187">1</text:span><text:span text:style-name="T11">, sonpeuple)</text:span></text:p>
      <text:p text:style-name="P140"><text:span text:style-name="T11">&amp;</text:span>∃<text:span text:style-name="T11">e</text:span><text:span text:style-name="T189">2</text:span><text:span text:style-name="T11">[</text:span><text:span text:style-name="T6">be-</text:span><text:span text:style-name="T11">juge (e</text:span><text:span text:style-name="T189">2</text:span><text:span text:style-name="T11">)&amp;Holder (e</text:span><text:span text:style-name="T189">2</text:span><text:span text:style-name="T11">,Samson)&amp;Capaci</text:span><text:span text:style-name="T25">t</text:span><text:span text:style-name="T11">y (</text:span><text:span text:style-name="T35">e</text:span><text:span text:style-name="T189">2</text:span><text:span text:style-name="T11">,e</text:span><text:span text:style-name="T189">1</text:span><text:span text:style-name="T11">)]]</text:span></text:p>
      <text:p text:style-name="P185">Les capacitifs hébreux fonctionnent de la même manière, bien que la plupart soient orientés objet.Ils</text:p>
      <text:p text:style-name="P37"><draw:frame draw:style-name="fr7" draw:name="Image108" text:anchor-type="char" svg:width="0.3335in" svg:height="0.361in" draw:z-index="107"><draw:image xlink:href="https://translate.googleusercontent.com/image_84.png" xlink:type="simple" xlink:show="embed" xlink:actuate="onLoad"/></draw:frame></text:p>
      <text:p text:style-name="Text_20_body"/>
      <text:p text:style-name="P37"><draw:frame draw:style-name="fr4" draw:name="Image111" text:anchor-type="char" svg:width="2in" svg:height="0.361in" draw:z-index="110"><draw:image xlink:href="https://translate.googleusercontent.com/image_86.png" xlink:type="simple" xlink:show="embed" xlink:actuate="onLoad"/></draw:frame><draw:frame draw:style-name="fr3" draw:name="Image110" text:anchor-type="char" svg:width="4.528in" svg:height="0.361in" draw:z-index="109"><draw:image xlink:href="https://translate.googleusercontent.com/image_85.png" xlink:type="simple" xlink:show="embed" xlink:actuate="onLoad"/></draw:frame><draw:frame draw:style-name="fr2" draw:name="Image109" text:anchor-type="char" svg:width="7.9445in" svg:height="0.0161in" draw:z-index="108"><draw:image xlink:href="https://translate.googleusercontent.com/image_1.png" xlink:type="simple" xlink:show="embed" xlink:actuate="onLoad"/></draw:frame></text:p>
      <text:p text:style-name="P87"><text:span text:style-name="T22">peut</text:span><text:span text:style-name="T28">ne</text:span><text:span text:style-name="T12">pas</text:span><text:span text:style-name="T28">être</text:span><text:span text:style-name="T12">marqué, ou bien marqué par</text:span><text:span text:style-name="T355">ל</text:span><text:span text:style-name="T12">exemple serait</text:span><text:span text:style-name="T28">être</text:span><text:span text:style-name="T12">(29) de laGenèse 26:</text:span></text:p>
      <text:p text:style-name="P66"><text:line-break/><text:span text:style-name="T11">avec le même sens.Unnon marqué</text:span></text:p>
      <text:p text:style-name="P37"><draw:frame draw:style-name="fr7" draw:name="Image112" text:anchor-type="char" svg:width="0.3335in" svg:height="0.361in" draw:z-index="111"><draw:image xlink:href="https://translate.googleusercontent.com/image_87.png" xlink:type="simple" xlink:show="embed" xlink:actuate="onLoad"/></draw:frame></text:p>
      <text:p text:style-name="Text_20_body"/>
      <text:p text:style-name="P37"><draw:frame draw:style-name="fr4" draw:name="Image115" text:anchor-type="char" svg:width="2in" svg:height="0.361in" draw:z-index="114"><draw:image xlink:href="https://translate.googleusercontent.com/image_89.png" xlink:type="simple" xlink:show="embed" xlink:actuate="onLoad"/></draw:frame><draw:frame draw:style-name="fr3" draw:name="Image114" text:anchor-type="char" svg:width="4.528in" svg:height="0.361in" draw:z-index="113"><draw:image xlink:href="https://translate.googleusercontent.com/image_88.png" xlink:type="simple" xlink:show="embed" xlink:actuate="onLoad"/></draw:frame><draw:frame draw:style-name="fr2" draw:name="Image113" text:anchor-type="char" svg:width="7.9445in" svg:height="0.0161in" draw:z-index="112"><draw:image xlink:href="https://translate.googleusercontent.com/image_1.png" xlink:type="simple" xlink:show="embed" xlink:actuate="onLoad"/></draw:frame></text:p>
      <text:p text:style-name="P50"/>
      <text:p text:style-name="P196"><text:span text:style-name="T253">ו</text:span><text:span text:style-name="T171">ִ</text:span><text:span text:style-name="T129">Fi</text:span><text:span text:style-name="T171">ַ֤</text:span><text:span text:style-name="T157">Fi</text:span><text:span text:style-name="T171">ח</text:span><text:span text:style-name="T203">ִ</text:span><text:span text:style-name="T360">א</text:span><text:span text:style-name="T203">ָ</text:span><text:span text:style-name="T158">%</text:span><text:span text:style-name="T207">ה</text:span><text:span text:style-name="T224">֙</text:span><text:span text:style-name="T171">א</text:span><text:span text:style-name="T192">ת־י</text:span><text:span text:style-name="T171">ה</text:span><text:span text:style-name="T113">Fi</text:span><text:span text:style-name="T171">ִ</text:span><text:span text:style-name="T226">ד</text:span><text:span text:style-name="T171">י</text:span><text:span text:style-name="T192">ת</text:span><text:span text:style-name="T115">f</text:span><text:span text:style-name="T113">i</text:span><text:span text:style-name="T171">ת־</text:span><text:span text:style-name="T159">f</text:span><text:span text:style-name="T113">i</text:span><text:span text:style-name="T192">א</text:span><text:span text:style-name="T171">ִ֖</text:span><text:span text:style-name="T361">ר</text:span><text:span text:style-name="T171">יֽ</text:span><text:span text:style-name="T339">ה</text:span><text:span text:style-name="T171">ִ</text:span><text:span text:style-name="T244">ח</text:span><text:span text:style-name="T171">ִ֑</text:span><text:span text:style-name="T143">?</text:span><text:span text:style-name="T171">יו</text:span><text:span text:style-name="T192">א</text:span><text:span text:style-name="T171">ת־</text:span><text:span text:style-name="T160">f</text:span><text:span text:style-name="T113">i</text:span><text:span text:style-name="T200">֣</text:span><text:span text:style-name="T161">?</text:span><text:span text:style-name="T171">֔</text:span><text:span text:style-name="T259">ַ</text:span><text:span text:style-name="T283">מ</text:span><text:span text:style-name="T171">ת</text:span><text:span text:style-name="T115">f</text:span><text:span text:style-name="T113">i</text:span><text:span text:style-name="T192">ת־א</text:span><text:span text:style-name="T171">י</text:span><text:span text:style-name="T113">t</text:span><text:span text:style-name="T171">ןֽ</text:span><text:span text:style-name="T339">ה</text:span><text:span text:style-name="T171">ִ</text:span><text:span text:style-name="T244">ח</text:span><text:span text:style-name="T171">ִֽ</text:span><text:span text:style-name="T162">?</text:span><text:span text:style-name="T192">י</text:span><text:span text:style-name="T12">(29)</text:span></text:p>
      <text:p text:style-name="P138"><text:soft-page-break/><text:span text:style-name="T9">Et il a pris (comme) son</text:span><text:span text:style-name="T52">épouse</text:span><text:span text:style-name="T9">Judith, fille de Beeri le Hittite, et (aussi) Basemath, fille d'Elon le Hittite.(Gen 26:34)</text:span></text:p>
      <text:p text:style-name="P88">Nous pouvons comparer ce qui précède à un exemple marqué, le numéro (30) de Genèse 12:</text:p>
      <text:p text:style-name="P38"><draw:frame draw:style-name="fr5" draw:name="Image116" text:anchor-type="as-char" svg:width="3.1945in" svg:height="0.0161in" draw:z-index="115"><draw:image xlink:href="https://translate.googleusercontent.com/image_90.png" xlink:type="simple" xlink:show="embed" xlink:actuate="onLoad"/></draw:frame></text:p>
      <text:p text:style-name="P238"><text:span text:style-name="T67">10.Ici Agent et Patient sont entendus dans le sens proto-rôle de</text:span><text:span text:style-name="T69">Dowty</text:span><text:span text:style-name="T67">(1991).</text:span></text:p>
      <text:p text:style-name="P242"><text:span text:style-name="T56">11.On peut aussi ajouter la mention « &amp; T (e</text:span><text:span text:style-name="T363">1</text:span><text:span text:style-name="T56">) T (e</text:span><text:span text:style-name="T363">2</text:span><text:span text:style-name="T56">), » cequi signifie que l'exécution de l'e</text:span><text:span text:style-name="T363">1</text:span><text:span text:style-name="T56">est un sous -ensemble()del'exécutiondee</text:span><text:span text:style-name="T363">2</text:span><text:span text:style-name="T56">(ieilestcomplettemporellechevauchemententrelatempsd'exécutiondee</text:span><text:span text:style-name="T363">1</text:span><text:span text:style-name="T56">et</text:span><text:span text:style-name="T76">e</text:span><text:span text:style-name="T364">2</text:span><text:span text:style-name="T76">).</text:span><draw:frame draw:style-name="fr12" draw:name="Image118" text:anchor-type="char" svg:width="0.1528in" svg:height="0.3335in" draw:z-index="117"><draw:image xlink:href="https://translate.googleusercontent.com/image_92.png" xlink:type="simple" xlink:show="embed" xlink:actuate="onLoad"/></draw:frame><draw:frame draw:style-name="fr11" draw:name="Image117" text:anchor-type="char" svg:width="0.1528in" svg:height="0.3335in" draw:z-index="116"><draw:image xlink:href="https://translate.googleusercontent.com/image_91.png" xlink:type="simple" xlink:show="embed" xlink:actuate="onLoad"/></draw:frame></text:p>
      <text:p text:style-name="P37"><draw:frame draw:style-name="fr7" draw:name="Image119" text:anchor-type="char" svg:width="0.3335in" svg:height="0.361in" draw:z-index="118"><draw:image xlink:href="https://translate.googleusercontent.com/image_93.png" xlink:type="simple" xlink:show="embed" xlink:actuate="onLoad"/></draw:frame></text:p>
      <text:p text:style-name="Text_20_body"/>
      <text:p text:style-name="P37"><draw:frame draw:style-name="fr4" draw:name="Image122" text:anchor-type="char" svg:width="2in" svg:height="0.361in" draw:z-index="121"><draw:image xlink:href="https://translate.googleusercontent.com/image_95.png" xlink:type="simple" xlink:show="embed" xlink:actuate="onLoad"/></draw:frame><draw:frame draw:style-name="fr3" draw:name="Image121" text:anchor-type="char" svg:width="4.528in" svg:height="0.361in" draw:z-index="120"><draw:image xlink:href="https://translate.googleusercontent.com/image_94.png" xlink:type="simple" xlink:show="embed" xlink:actuate="onLoad"/></draw:frame><draw:frame draw:style-name="fr2" draw:name="Image120" text:anchor-type="char" svg:width="7.9445in" svg:height="0.0161in" draw:z-index="119"><draw:image xlink:href="https://translate.googleusercontent.com/image_1.png" xlink:type="simple" xlink:show="embed" xlink:actuate="onLoad"/></draw:frame></text:p>
      <text:p text:style-name="P46"/>
      <text:p text:style-name="P37"><draw:frame draw:style-name="fr7" draw:name="Image123" text:anchor-type="char" svg:width="0.3335in" svg:height="0.361in" draw:z-index="122"><draw:image xlink:href="https://translate.googleusercontent.com/image_96.png" xlink:type="simple" xlink:show="embed" xlink:actuate="onLoad"/></draw:frame></text:p>
      <text:p text:style-name="Text_20_body"/>
      <text:p text:style-name="P37"><draw:frame draw:style-name="fr4" draw:name="Image126" text:anchor-type="char" svg:width="2in" svg:height="0.361in" draw:z-index="125"><draw:image xlink:href="https://translate.googleusercontent.com/image_98.png" xlink:type="simple" xlink:show="embed" xlink:actuate="onLoad"/></draw:frame><draw:frame draw:style-name="fr3" draw:name="Image125" text:anchor-type="char" svg:width="4.528in" svg:height="0.361in" draw:z-index="124"><draw:image xlink:href="https://translate.googleusercontent.com/image_97.png" xlink:type="simple" xlink:show="embed" xlink:actuate="onLoad"/></draw:frame><draw:frame draw:style-name="fr2" draw:name="Image124" text:anchor-type="char" svg:width="7.9445in" svg:height="0.0161in" draw:z-index="123"><draw:image xlink:href="https://translate.googleusercontent.com/image_1.png" xlink:type="simple" xlink:show="embed" xlink:actuate="onLoad"/></draw:frame></text:p>
      <text:p text:style-name="P194">(30)</text:p>
      <text:p text:style-name="P40"/>
      <text:p text:style-name="P244"><text:span text:style-name="T11">«Et je l'ai prise pour moi comme</text:span><text:span text:style-name="T27">une femme</text:span><text:span text:style-name="T11">.(Gen 12:19)</text:span></text:p>
      <text:p text:style-name="P198"><text:span text:style-name="T80"><text:line-break/></text:span><text:span text:style-name="T346">ִ</text:span><text:span text:style-name="T264">א</text:span><text:span text:style-name="T203">ָ</text:span><text:span text:style-name="T163">%</text:span><text:span text:style-name="T199">֑</text:span><text:span text:style-name="T78">ה</text:span><text:span text:style-name="T262">ל</text:span></text:p>
      <text:p text:style-name="P245"><text:span text:style-name="T80"><text:line-break/></text:span><text:span text:style-name="T171">֖</text:span><text:span text:style-name="T252">ל</text:span><text:span text:style-name="T171">י</text:span></text:p>
      <text:p text:style-name="P89"><text:span text:style-name="T80"><text:line-break/></text:span><text:span text:style-name="T358">ָ</text:span><text:span text:style-name="T171">֛</text:span><text:span text:style-name="T365">ת</text:span><text:span text:style-name="T113">Fi</text:span><text:span text:style-name="T300">א</text:span></text:p>
      <text:p text:style-name="P231"><text:span text:style-name="T80"><text:line-break/></text:span><text:span text:style-name="T171">וא ַ ֥</text:span><text:span text:style-name="T113">Fi</text:span><text:span text:style-name="T171">ח</text:span></text:p>
      <text:p text:style-name="P37"><draw:frame draw:style-name="fr7" draw:name="Image127" text:anchor-type="char" svg:width="0.3335in" svg:height="0.361in" draw:z-index="126"><draw:image xlink:href="https://translate.googleusercontent.com/image_99.png" xlink:type="simple" xlink:show="embed" xlink:actuate="onLoad"/></draw:frame></text:p>
      <text:p text:style-name="Text_20_body"/>
      <text:p text:style-name="P37"><draw:frame draw:style-name="fr4" draw:name="Image130" text:anchor-type="char" svg:width="2in" svg:height="0.361in" draw:z-index="129"><draw:image xlink:href="https://translate.googleusercontent.com/image_101.png" xlink:type="simple" xlink:show="embed" xlink:actuate="onLoad"/></draw:frame><draw:frame draw:style-name="fr3" draw:name="Image129" text:anchor-type="char" svg:width="4.528in" svg:height="0.361in" draw:z-index="128"><draw:image xlink:href="https://translate.googleusercontent.com/image_100.png" xlink:type="simple" xlink:show="embed" xlink:actuate="onLoad"/></draw:frame><draw:frame draw:style-name="fr2" draw:name="Image128" text:anchor-type="char" svg:width="7.9445in" svg:height="0.0161in" draw:z-index="127"><draw:image xlink:href="https://translate.googleusercontent.com/image_1.png" xlink:type="simple" xlink:show="embed" xlink:actuate="onLoad"/></draw:frame></text:p>
      <text:p text:style-name="P153"><text:span text:style-name="T9">Comme indiqué ci-dessus, l'argument partageant des prédicats secondaires</text:span><text:span text:style-name="T38">peut</text:span><text:span text:style-name="T46">être</text:span><text:span text:style-name="T9">divisé en</text:span><text:span text:style-name="T40">deux</text:span><text:span text:style-name="T9">clauses.C'est le cas de (31) de Genèse 24 qui utilise</text:span><text:span text:style-name="T40">deux</text:span><text:span text:style-name="T9">clauses pour exprimer la même signification essentielle que ci-dessus:</text:span></text:p>
      <text:p text:style-name="P37"><draw:frame draw:style-name="fr7" draw:name="Image131" text:anchor-type="char" svg:width="0.3335in" svg:height="0.361in" draw:z-index="130"><draw:image xlink:href="https://translate.googleusercontent.com/image_102.png" xlink:type="simple" xlink:show="embed" xlink:actuate="onLoad"/></draw:frame></text:p>
      <text:p text:style-name="Text_20_body"><text:soft-page-break/></text:p>
      <text:p text:style-name="P37"><draw:frame draw:style-name="fr4" draw:name="Image134" text:anchor-type="char" svg:width="2in" svg:height="0.361in" draw:z-index="133"><draw:image xlink:href="https://translate.googleusercontent.com/image_104.png" xlink:type="simple" xlink:show="embed" xlink:actuate="onLoad"/></draw:frame><draw:frame draw:style-name="fr3" draw:name="Image133" text:anchor-type="char" svg:width="4.528in" svg:height="0.361in" draw:z-index="132"><draw:image xlink:href="https://translate.googleusercontent.com/image_103.png" xlink:type="simple" xlink:show="embed" xlink:actuate="onLoad"/></draw:frame><draw:frame draw:style-name="fr2" draw:name="Image132" text:anchor-type="char" svg:width="7.9445in" svg:height="0.0161in" draw:z-index="131"><draw:image xlink:href="https://translate.googleusercontent.com/image_1.png" xlink:type="simple" xlink:show="embed" xlink:actuate="onLoad"/></draw:frame></text:p>
      <text:p text:style-name="P199"><text:span text:style-name="T12">(31)</text:span><text:span text:style-name="T203">ה</text:span><text:span text:style-name="T126">%</text:span><text:span text:style-name="T203">֖</text:span><text:span text:style-name="T203">ָ</text:span><text:span text:style-name="T203">ִ</text:span><text:span text:style-name="T360">א</text:span><text:span text:style-name="T171">ל</text:span><text:span text:style-name="T113">t</text:span><text:span text:style-name="T171">ִ</text:span><text:span text:style-name="T244">ה</text:span><text:span text:style-name="T171">י־ל</text:span><text:span text:style-name="T159">?</text:span><text:span text:style-name="T171">ְ</text:span><text:span text:style-name="T171">ו</text:span><text:span text:style-name="T171">֛</text:span><text:span text:style-name="T359">ק</text:span><text:span text:style-name="T171">ה</text:span><text:span text:style-name="T171">ָ</text:span><text:span text:style-name="T362">את־רב</text:span></text:p>
      <text:p text:style-name="P246"><text:span text:style-name="T80"><text:line-break/></text:span><text:span text:style-name="T171">ו ִ</text:span><text:span text:style-name="T113">Fi</text:span><text:span text:style-name="T171">ַ ֧</text:span><text:span text:style-name="T113">Fi</text:span><text:span text:style-name="T171">ח</text:span></text:p>
      <text:p text:style-name="P37"><draw:frame draw:style-name="fr7" draw:name="Image135" text:anchor-type="char" svg:width="0.3335in" svg:height="0.361in" draw:z-index="134"><draw:image xlink:href="https://translate.googleusercontent.com/image_105.png" xlink:type="simple" xlink:show="embed" xlink:actuate="onLoad"/></draw:frame></text:p>
      <text:p text:style-name="Text_20_body"/>
      <text:p text:style-name="P37"><draw:frame draw:style-name="fr4" draw:name="Image138" text:anchor-type="char" svg:width="2in" svg:height="0.361in" draw:z-index="137"><draw:image xlink:href="https://translate.googleusercontent.com/image_107.png" xlink:type="simple" xlink:show="embed" xlink:actuate="onLoad"/></draw:frame><draw:frame draw:style-name="fr3" draw:name="Image137" text:anchor-type="char" svg:width="4.528in" svg:height="0.361in" draw:z-index="136"><draw:image xlink:href="https://translate.googleusercontent.com/image_106.png" xlink:type="simple" xlink:show="embed" xlink:actuate="onLoad"/></draw:frame><draw:frame draw:style-name="fr2" draw:name="Image136" text:anchor-type="char" svg:width="7.9445in" svg:height="0.0161in" draw:z-index="135"><draw:image xlink:href="https://translate.googleusercontent.com/image_1.png" xlink:type="simple" xlink:show="embed" xlink:actuate="onLoad"/></draw:frame></text:p>
      <text:p text:style-name="P134"><text:span text:style-name="T11">«Et il a pris Rebekah.Et elle est devenue</text:span><text:span text:style-name="T27">une épouse</text:span><text:span text:style-name="T11">pour lui.(Gen 24:67)</text:span></text:p>
      <text:p text:style-name="P186"><text:span text:style-name="T12">Ce dernier exemple étaye l'affirmation selon laquelle le</text:span><text:span text:style-name="T171">ל</text:span><text:span text:style-name="T12">introduire le nom</text:span><text:span text:style-name="T171">ה</text:span><text:span text:style-name="T113">%</text:span><text:span text:style-name="T171">א</text:span><text:span text:style-name="T12">jen</text:span></text:p>
      <text:p text:style-name="P37"><draw:frame draw:style-name="fr7" draw:name="Image139" text:anchor-type="char" svg:width="0.3335in" svg:height="0.361in" draw:z-index="138"><draw:image xlink:href="https://translate.googleusercontent.com/image_108.png" xlink:type="simple" xlink:show="embed" xlink:actuate="onLoad"/></draw:frame></text:p>
      <text:p text:style-name="Text_20_body"/>
      <text:p text:style-name="P37"><draw:frame draw:style-name="fr4" draw:name="Image142" text:anchor-type="char" svg:width="2in" svg:height="0.361in" draw:z-index="141"><draw:image xlink:href="https://translate.googleusercontent.com/image_110.png" xlink:type="simple" xlink:show="embed" xlink:actuate="onLoad"/></draw:frame><draw:frame draw:style-name="fr3" draw:name="Image141" text:anchor-type="char" svg:width="4.528in" svg:height="0.361in" draw:z-index="140"><draw:image xlink:href="https://translate.googleusercontent.com/image_109.png" xlink:type="simple" xlink:show="embed" xlink:actuate="onLoad"/></draw:frame><draw:frame draw:style-name="fr2" draw:name="Image140" text:anchor-type="char" svg:width="7.9445in" svg:height="0.0161in" draw:z-index="139"><draw:image xlink:href="https://translate.googleusercontent.com/image_1.png" xlink:type="simple" xlink:show="embed" xlink:actuate="onLoad"/></draw:frame></text:p>
      <text:p text:style-name="P90"><text:span text:style-name="T12">(30) contribue peu</text:span><text:span text:style-name="T22">sémantiquement.</text:span><text:span text:style-name="T12">Il est habituel pour les</text:span><text:span text:style-name="T164">hébreux d'</text:span><text:span text:style-name="T12">interpréter</text:span><text:span text:style-name="T326">ָיה</text:span><text:span text:style-name="T366">ה</text:span></text:p>
      <text:p text:style-name="P67"><text:span text:style-name="T11">comme «devenir».</text:span><text:span text:style-name="T187">12</text:span></text:p>
      <text:p text:style-name="P41"/>
      <text:p text:style-name="P105"><text:span text:style-name="T37">3Structure</text:span><text:bookmark text:name="_TOC_2500021"/><text:span text:style-name="T37">syntaxique</text:span><text:bookmark text:name="_TOC_250002"/></text:p>
      <text:p text:style-name="P91"><text:span text:style-name="T80"><text:line-break/></text:span><text:span text:style-name="T12">plus</text:span><text:span text:style-name="T263">ל</text:span></text:p>
      <text:p text:style-name="P37"><draw:frame draw:style-name="fr7" draw:name="Image143" text:anchor-type="char" svg:width="0.3335in" svg:height="0.361in" draw:z-index="142"><draw:image xlink:href="https://translate.googleusercontent.com/image_111.png" xlink:type="simple" xlink:show="embed" xlink:actuate="onLoad"/></draw:frame></text:p>
      <text:p text:style-name="Text_20_body"/>
      <text:p text:style-name="P37"><draw:frame draw:style-name="fr4" draw:name="Image146" text:anchor-type="char" svg:width="2in" svg:height="0.361in" draw:z-index="145"><draw:image xlink:href="https://translate.googleusercontent.com/image_113.png" xlink:type="simple" xlink:show="embed" xlink:actuate="onLoad"/></draw:frame><draw:frame draw:style-name="fr3" draw:name="Image145" text:anchor-type="char" svg:width="4.528in" svg:height="0.361in" draw:z-index="144"><draw:image xlink:href="https://translate.googleusercontent.com/image_112.png" xlink:type="simple" xlink:show="embed" xlink:actuate="onLoad"/></draw:frame><draw:frame draw:style-name="fr2" draw:name="Image144" text:anchor-type="char" svg:width="7.9445in" svg:height="0.0161in" draw:z-index="143"><draw:image xlink:href="https://translate.googleusercontent.com/image_1.png" xlink:type="simple" xlink:show="embed" xlink:actuate="onLoad"/></draw:frame></text:p>
      <text:p text:style-name="P92"><text:span text:style-name="T11">Les données examinées dans cette présentation ont montré que le partage d'argumentssecondaire</text:span></text:p>
      <text:p text:style-name="P74"><text:span text:style-name="T12">prédicatsm</text:span><text:span text:style-name="T26">a</text:span><text:span text:style-name="T12">y</text:span><text:span text:style-name="T30">b</text:span><text:span text:style-name="T12">eéventuellementmar</text:span><text:span text:style-name="T26">k</text:span><text:span text:style-name="T12">ed</text:span><text:span text:style-name="T26">b</text:span><text:span text:style-name="T12">y</text:span><text:span text:style-name="T135">f</text:span><text:span text:style-name="T113">i</text:span><text:span text:style-name="T12">ou</text:span><text:span text:style-name="T171">ְ</text:span><text:span text:style-name="T151">ì</text:span><text:span text:style-name="T12">,de</text:span><text:span text:style-name="T30">p se</text:span><text:span text:style-name="T12">terminantsurle</text:span><text:span text:style-name="T26">t</text:span><text:span text:style-name="T12">y</text:span><text:span text:style-name="T30">p</text:span><text:span text:style-name="T12">e,aveclittle</text:span></text:p>
      <text:p text:style-name="P112"><text:span text:style-name="T9">ou pas de contribution sémantique de la particule.</text:span><text:span text:style-name="T187">13</text:span><text:span text:style-name="T9">Je prends ces preuves pour soutenir la théorie généralisée de la prédication avancée</text:span><text:span text:style-name="T41">par</text:span><text:span text:style-name="T38">Bowers</text:span><text:span text:style-name="T9">(1993, 2001)schématisée dans (32).Selon Bowers, chaque prédication a une structure de phrase de prédication (PrP) avec une tête de prédication (Pr).La tête sert à relier un sujet à son prédicat, et cette tête</text:span><text:span text:style-name="T38">peut</text:span><text:span text:style-name="T46">être</text:span><text:span text:style-name="T38">manifeste</text:span><text:span text:style-name="T9">ou phonologiquement nulle.Cette même structure </text:span><text:soft-page-break/><text:span text:style-name="T9">s'appliqueàpremièrecopularetverbalesprédicats,commeainsiquedesecondaireprédicats.</text:span></text:p>
      <text:p text:style-name="P37"><draw:frame draw:style-name="fr7" draw:name="Image147" text:anchor-type="char" svg:width="0.3335in" svg:height="0.361in" draw:z-index="146"><draw:image xlink:href="https://translate.googleusercontent.com/image_114.png" xlink:type="simple" xlink:show="embed" xlink:actuate="onLoad"/></draw:frame></text:p>
      <text:p text:style-name="Text_20_body"/>
      <text:p text:style-name="P37"><draw:frame draw:style-name="fr4" draw:name="Image150" text:anchor-type="char" svg:width="2in" svg:height="0.361in" draw:z-index="149"><draw:image xlink:href="https://translate.googleusercontent.com/image_116.png" xlink:type="simple" xlink:show="embed" xlink:actuate="onLoad"/></draw:frame><draw:frame draw:style-name="fr3" draw:name="Image149" text:anchor-type="char" svg:width="4.528in" svg:height="0.361in" draw:z-index="148"><draw:image xlink:href="https://translate.googleusercontent.com/image_115.png" xlink:type="simple" xlink:show="embed" xlink:actuate="onLoad"/></draw:frame><draw:frame draw:style-name="fr2" draw:name="Image148" text:anchor-type="char" svg:width="7.9445in" svg:height="0.0161in" draw:z-index="147"><draw:image xlink:href="https://translate.googleusercontent.com/image_1.png" xlink:type="simple" xlink:show="embed" xlink:actuate="onLoad"/></draw:frame></text:p>
      <text:p text:style-name="P69"><text:span text:style-name="T11">À</text:span><text:span text:style-name="T16">mon</text:span><text:span text:style-name="T11">avis,lesparticuleshébraïques</text:span><text:span text:style-name="T133">fi</text:span></text:p>
      <text:p text:style-name="P76"><text:span text:style-name="T80"><text:line-break/></text:span><text:span text:style-name="T12">et</text:span><text:span text:style-name="T367">ל</text:span></text:p>
      <text:p text:style-name="P70"><text:line-break/><text:span text:style-name="T11">sont des réalisations de cette tête de prédication.</text:span><text:span text:style-name="T187">14</text:span></text:p>
      <text:p text:style-name="P37"><draw:frame draw:style-name="fr7" draw:name="Image151" text:anchor-type="char" svg:width="0.3335in" svg:height="0.361in" draw:z-index="150"><draw:image xlink:href="https://translate.googleusercontent.com/image_117.png" xlink:type="simple" xlink:show="embed" xlink:actuate="onLoad"/></draw:frame></text:p>
      <text:p text:style-name="Text_20_body"/>
      <text:p text:style-name="P37"><draw:frame draw:style-name="fr4" draw:name="Image154" text:anchor-type="char" svg:width="2in" svg:height="0.361in" draw:z-index="153"><draw:image xlink:href="https://translate.googleusercontent.com/image_119.png" xlink:type="simple" xlink:show="embed" xlink:actuate="onLoad"/></draw:frame><draw:frame draw:style-name="fr3" draw:name="Image153" text:anchor-type="char" svg:width="4.528in" svg:height="0.361in" draw:z-index="152"><draw:image xlink:href="https://translate.googleusercontent.com/image_118.png" xlink:type="simple" xlink:show="embed" xlink:actuate="onLoad"/></draw:frame><draw:frame draw:style-name="fr2" draw:name="Image152" text:anchor-type="char" svg:width="7.9445in" svg:height="0.0161in" draw:z-index="151"><draw:image xlink:href="https://translate.googleusercontent.com/image_1.png" xlink:type="simple" xlink:show="embed" xlink:actuate="onLoad"/></draw:frame></text:p>
      <text:p text:style-name="P200"><text:span text:style-name="T11">(32)Phrase de prédication:structure debase</text:span></text:p>
      <text:p text:style-name="P247">PrP</text:p>
      <text:p text:style-name="P46"/>
      <text:p text:style-name="P37"><draw:frame draw:style-name="fr7" draw:name="Image155" text:anchor-type="char" svg:width="0.3335in" svg:height="0.361in" draw:z-index="154"><draw:image xlink:href="https://translate.googleusercontent.com/image_120.png" xlink:type="simple" xlink:show="embed" xlink:actuate="onLoad"/></draw:frame></text:p>
      <text:p text:style-name="Text_20_body"/>
      <text:p text:style-name="P37"><draw:frame draw:style-name="fr4" draw:name="Image158" text:anchor-type="char" svg:width="2in" svg:height="0.361in" draw:z-index="157"><draw:image xlink:href="https://translate.googleusercontent.com/image_122.png" xlink:type="simple" xlink:show="embed" xlink:actuate="onLoad"/></draw:frame><draw:frame draw:style-name="fr3" draw:name="Image157" text:anchor-type="char" svg:width="4.528in" svg:height="0.361in" draw:z-index="156"><draw:image xlink:href="https://translate.googleusercontent.com/image_121.png" xlink:type="simple" xlink:show="embed" xlink:actuate="onLoad"/></draw:frame><draw:frame draw:style-name="fr2" draw:name="Image156" text:anchor-type="char" svg:width="7.9445in" svg:height="0.0161in" draw:z-index="155"><draw:image xlink:href="https://translate.googleusercontent.com/image_1.png" xlink:type="simple" xlink:show="embed" xlink:actuate="onLoad"/></draw:frame></text:p>
      <text:p text:style-name="P248"><draw:frame draw:style-name="fr13" draw:name="Image159" text:anchor-type="char" svg:width="1.0417in" svg:height="0.2638in" draw:z-index="158"><draw:image xlink:href="https://translate.googleusercontent.com/image_123.png" xlink:type="simple" xlink:show="embed" xlink:actuate="onLoad"/></draw:frame>XP</text:p>
      <text:p text:style-name="P250"><draw:frame draw:style-name="fr5" draw:name="Image160" text:anchor-type="as-char" svg:width="0.0161in" svg:height="0.25in" draw:z-index="159"><draw:image xlink:href="https://translate.googleusercontent.com/image_124.png" xlink:type="simple" xlink:show="embed" xlink:actuate="onLoad"/></draw:frame></text:p>
      <text:p text:style-name="P249">Matière</text:p>
      <text:p text:style-name="P251"><text:line-break/><text:span text:style-name="T11">Pr</text:span></text:p>
      <text:p text:style-name="P252"><draw:frame draw:style-name="fr5" draw:name="Image161" text:anchor-type="as-char" svg:width="0.7638in" svg:height="0.2638in" draw:z-index="160"><draw:image xlink:href="https://translate.googleusercontent.com/image_125.png" xlink:type="simple" xlink:show="embed" xlink:actuate="onLoad"/></draw:frame></text:p>
      <text:p text:style-name="P253"><text:span text:style-name="T11">PrXP</text:span></text:p>
      <text:p text:style-name="P37"><draw:frame draw:style-name="fr7" draw:name="Image162" text:anchor-type="char" svg:width="0.3335in" svg:height="0.361in" draw:z-index="161"><draw:image xlink:href="https://translate.googleusercontent.com/image_126.png" xlink:type="simple" xlink:show="embed" xlink:actuate="onLoad"/></draw:frame></text:p>
      <text:p text:style-name="Text_20_body"/>
      <text:p text:style-name="P37"><draw:frame draw:style-name="fr4" draw:name="Image165" text:anchor-type="char" svg:width="2in" svg:height="0.361in" draw:z-index="164"><draw:image xlink:href="https://translate.googleusercontent.com/image_128.png" xlink:type="simple" xlink:show="embed" xlink:actuate="onLoad"/></draw:frame><draw:frame draw:style-name="fr3" draw:name="Image164" text:anchor-type="char" svg:width="4.528in" svg:height="0.361in" draw:z-index="163"><draw:image xlink:href="https://translate.googleusercontent.com/image_127.png" xlink:type="simple" xlink:show="embed" xlink:actuate="onLoad"/></draw:frame><draw:frame draw:style-name="fr2" draw:name="Image163" text:anchor-type="char" svg:width="7.9445in" svg:height="0.0161in" draw:z-index="162"><draw:image xlink:href="https://translate.googleusercontent.com/image_1.png" xlink:type="simple" xlink:show="embed" xlink:actuate="onLoad"/></draw:frame></text:p>
      <text:p text:style-name="P254"><draw:frame draw:style-name="fr5" draw:name="Image166" text:anchor-type="as-char" svg:width="0.0161in" svg:height="0.2638in" draw:z-index="165"><draw:image xlink:href="https://translate.googleusercontent.com/image_129.png" xlink:type="simple" xlink:show="embed" xlink:actuate="onLoad"/></draw:frame></text:p>
      <text:p text:style-name="P255">Prédicat</text:p>
      <text:p text:style-name="P47"><draw:frame draw:style-name="fr5" draw:name="Image167" text:anchor-type="as-char" svg:width="3.1945in" svg:height="0.0161in" draw:z-index="166"><draw:image xlink:href="https://translate.googleusercontent.com/image_130.png" xlink:type="simple" xlink:show="embed" xlink:actuate="onLoad"/></draw:frame></text:p>
      <text:p text:style-name="P240"><text:span text:style-name="T67">12.Voir Wilson (2015) qui soutient que cette construction indique un«changement d'état».</text:span></text:p>
      <text:p text:style-name="P241"><text:span text:style-name="T70">13.Dans d'autrestravaux,jemontreque</text:span><text:span text:style-name="T108">fi</text:span><text:span text:style-name="T70">et</text:span><text:span text:style-name="T170">ל</text:span><text:span text:style-name="T70">peutégalementmarquerprimairecopularprédicatsetcomple-</text:span></text:p>
      <text:p text:style-name="P73">prédicats secondaires mentatifs (Boulet 2018b, sd).</text:p>
      <text:p text:style-name="P243"><text:soft-page-break/><text:span text:style-name="T56">14.Voir Boulet (sd) pour plus de preuves cross-linguistiques pour cette structure dugaéliqueégyptien, arabe et écossais.</text:span></text:p>
      <text:p text:style-name="P37"><draw:frame draw:style-name="fr7" draw:name="Image168" text:anchor-type="char" svg:width="0.3335in" svg:height="0.361in" draw:z-index="167"><draw:image xlink:href="https://translate.googleusercontent.com/image_131.png" xlink:type="simple" xlink:show="embed" xlink:actuate="onLoad"/></draw:frame></text:p>
      <text:p text:style-name="Text_20_body"/>
      <text:p text:style-name="P37"><draw:frame draw:style-name="fr4" draw:name="Image171" text:anchor-type="char" svg:width="2in" svg:height="0.361in" draw:z-index="170"><draw:image xlink:href="https://translate.googleusercontent.com/image_133.png" xlink:type="simple" xlink:show="embed" xlink:actuate="onLoad"/></draw:frame><draw:frame draw:style-name="fr3" draw:name="Image170" text:anchor-type="char" svg:width="4.528in" svg:height="0.361in" draw:z-index="169"><draw:image xlink:href="https://translate.googleusercontent.com/image_132.png" xlink:type="simple" xlink:show="embed" xlink:actuate="onLoad"/></draw:frame><draw:frame draw:style-name="fr2" draw:name="Image169" text:anchor-type="char" svg:width="7.9445in" svg:height="0.0161in" draw:z-index="168"><draw:image xlink:href="https://translate.googleusercontent.com/image_1.png" xlink:type="simple" xlink:show="embed" xlink:actuate="onLoad"/></draw:frame></text:p>
      <text:p text:style-name="P39"/>
      <text:p text:style-name="P146"><text:span text:style-name="T9">Dans le cas de l'argumentation departage prédicats secondaire, le prédicat secondaire</text:span><text:span text:style-name="T38">peut</text:span><text:span text:style-name="T46">être</text:span><text:span text:style-name="T9">unprédicatdel'objetoudel'objetdelapremièreprédication.On les appelle respectivement prédicats secondaires orientés sujet et orientés objet.Les deux types</text:span><text:span text:style-name="T38">impliquent</text:span><text:span text:style-name="T9">l'adjonction de la phrase de prédication secondaire à la prédication primaire.Les prédicats orientés sujet sont adjacents plus haut dans la structure à la</text:span><text:span text:style-name="T40">PrP</text:span><text:span text:style-name="T9">primaire</text:span><text:span text:style-name="T40">,</text:span><text:span text:style-name="T9">où il a accès à l'argument sujet de la prédication primaire.Les prédicats orientés objet sont joints</text:span><text:span text:style-name="T38">plus</text:span><text:span text:style-name="T9">bas dans la phrase verbale où il a accès à l'argumentobjet.</text:span><text:span text:style-name="T187">15</text:span></text:p>
      <text:p text:style-name="P187"><text:span text:style-name="T12">Des grammairienscommeJoüon(1947,§126a)</text:span><text:span text:style-name="T18">ont</text:span><text:span text:style-name="T12">déjàpris desexemplescomme</text:span><text:span text:style-name="T267">ִדים</text:span><text:span text:style-name="T165">Fi</text:span><text:span text:style-name="T267">ְגד</text:span></text:p>
      <text:p text:style-name="P68"><text:span text:style-name="T11">en (33) pour être accusateurs:</text:span><text:span text:style-name="T187">16</text:span></text:p>
      <text:p text:style-name="P37"><draw:frame draw:style-name="fr7" draw:name="Image172" text:anchor-type="char" svg:width="0.3335in" svg:height="0.361in" draw:z-index="171"><draw:image xlink:href="https://translate.googleusercontent.com/image_134.png" xlink:type="simple" xlink:show="embed" xlink:actuate="onLoad"/></draw:frame></text:p>
      <text:p text:style-name="Text_20_body"/>
      <text:p text:style-name="P37"><draw:frame draw:style-name="fr4" draw:name="Image175" text:anchor-type="char" svg:width="2in" svg:height="0.361in" draw:z-index="174"><draw:image xlink:href="https://translate.googleusercontent.com/image_136.png" xlink:type="simple" xlink:show="embed" xlink:actuate="onLoad"/></draw:frame><draw:frame draw:style-name="fr3" draw:name="Image174" text:anchor-type="char" svg:width="4.528in" svg:height="0.361in" draw:z-index="173"><draw:image xlink:href="https://translate.googleusercontent.com/image_135.png" xlink:type="simple" xlink:show="embed" xlink:actuate="onLoad"/></draw:frame><draw:frame draw:style-name="fr2" draw:name="Image173" text:anchor-type="char" svg:width="7.9445in" svg:height="0.0161in" draw:z-index="172"><draw:image xlink:href="https://translate.googleusercontent.com/image_1.png" xlink:type="simple" xlink:show="embed" xlink:actuate="onLoad"/></draw:frame></text:p>
      <text:p text:style-name="P201">(33)</text:p>
      <text:p text:style-name="P42"/>
      <text:p text:style-name="P244"><text:span text:style-name="T11">«Et Aram est sorti (en tant que)</text:span><text:span text:style-name="T27">voleurs</text:span><text:span text:style-name="T11">.(2 Rois 5: 2)</text:span></text:p>
      <text:p text:style-name="P202"><text:span text:style-name="T80"><text:line-break/></text:span><text:span text:style-name="T196">ְ</text:span><text:span text:style-name="T352">צ</text:span><text:span text:style-name="T171">֣</text:span><text:span text:style-name="T287">א</text:span><text:span text:style-name="T113">Fi</text:span><text:span text:style-name="T203">ְ</text:span><text:span text:style-name="T237">ג</text:span><text:span text:style-name="T203">ד</text:span><text:span text:style-name="T114">Fi</text:span><text:span text:style-name="T203">ִ</text:span><text:span text:style-name="T227">ד</text:span><text:span text:style-name="T203">י</text:span><text:span text:style-name="T194">ם</text:span><text:span text:style-name="T368">י</text:span></text:p>
      <text:p text:style-name="P256"><text:span text:style-name="T80"><text:line-break/></text:span><text:span text:style-name="T171">וא ָרם֙</text:span></text:p>
      <text:p text:style-name="P37"><draw:frame draw:style-name="fr7" draw:name="Image176" text:anchor-type="char" svg:width="0.3335in" svg:height="0.361in" draw:z-index="175"><draw:image xlink:href="https://translate.googleusercontent.com/image_137.png" xlink:type="simple" xlink:show="embed" xlink:actuate="onLoad"/></draw:frame></text:p>
      <text:p text:style-name="Text_20_body"/>
      <text:p text:style-name="P37"><draw:frame draw:style-name="fr4" draw:name="Image179" text:anchor-type="char" svg:width="2in" svg:height="0.361in" draw:z-index="178"><draw:image xlink:href="https://translate.googleusercontent.com/image_139.png" xlink:type="simple" xlink:show="embed" xlink:actuate="onLoad"/></draw:frame><draw:frame draw:style-name="fr3" draw:name="Image178" text:anchor-type="char" svg:width="4.528in" svg:height="0.361in" draw:z-index="177"><draw:image xlink:href="https://translate.googleusercontent.com/image_138.png" xlink:type="simple" xlink:show="embed" xlink:actuate="onLoad"/></draw:frame><draw:frame draw:style-name="fr2" draw:name="Image177" text:anchor-type="char" svg:width="7.9445in" svg:height="0.0161in" draw:z-index="176"><draw:image xlink:href="https://translate.googleusercontent.com/image_1.png" xlink:type="simple" xlink:show="embed" xlink:actuate="onLoad"/></draw:frame></text:p>
      <text:p text:style-name="P188"><text:span text:style-name="T22">Cependant,</text:span><text:span text:style-name="T12">depuis</text:span><text:span text:style-name="T267">ִדים</text:span><text:span text:style-name="T113">Fi</text:span><text:span text:style-name="T171">גד</text:span><text:span text:style-name="T12">est orienté sujet, je m'attendrais à ce qu'il</text:span><text:span text:style-name="T28">soit</text:span><text:span text:style-name="T12">nominatif,</text:span></text:p>
      <text:p text:style-name="P118"><text:span text:style-name="T9">toutcommele«prédicatnominatif»delagrammairetraditionnelle(voir</text:span><text:span text:style-name="T40">Waltke</text:span><text:span text:style-name="T9">etO'Connor 1990,§8.3).</text:span></text:p>
      <text:p text:style-name="P50"/>
      <text:p text:style-name="P105"><text:soft-page-break/><text:span text:style-name="T37">4</text:span><text:bookmark text:name="_TOC_250001"/><text:span text:style-name="T37">Sommaire</text:span></text:p>
      <text:p text:style-name="P106"><text:span text:style-name="T9">En</text:span><text:span text:style-name="T38">résumé,</text:span><text:span text:style-name="T41">j'ai</text:span><text:span text:style-name="T9">présentéunetroispartierépartitiondece quetraditionnelsgrammaires appellent l'accusatif en hébreu biblique.Alors que lestravaux antérieurs généralement</text:span><text:span text:style-name="T38">présente</text:span><text:span text:style-name="T40">deux</text:span><text:span text:style-name="T9">catégories, àpeu près « objets » et «adverbes, je l'</text:span><text:span text:style-name="T41">ai</text:span><text:span text:style-name="T9">montré denombreux exemples qui ne sont ni de ceux -ci, mais plutôt « prédicats secondaires » dans le sens linguistique.La figure1montrequeilsontadjointetcomplémentairessecondairesprédicats.</text:span><text:span text:style-name="T40">Aujourd'hui,</text:span><text:span text:style-name="T9">je</text:span><text:span text:style-name="T41">me</text:span><text:span text:style-name="T9">suisconcentré sur la sous-section des prédicats secondaires contigus qui</text:span><text:span text:style-name="T38">impliquent</text:span><text:span text:style-name="T9">le partage d'un argument avec laprédicationprincipale.</text:span></text:p>
      <text:p text:style-name="P154"><text:span text:style-name="T18">J'ai</text:span><text:span text:style-name="T12">identifié cinq types de prédicats secondaires de partage des arguments en hébreu biblique, àsavoir depictives, circumstantials, resultatives transitif, explicitesproductives de création et capacitives.La signification de chacun de ces types peut</text:span><text:span text:style-name="T28">être</text:span><text:span text:style-name="T12">articulée</text:span><text:span text:style-name="T18">par</text:span><text:span text:style-name="T12">une représentation sémantique distincte, qu'elle soit formelle ou informelle.Selonletype delaprédication</text:span><text:span text:style-name="T22">peut</text:span><text:span text:style-name="T28">être</text:span><text:span text:style-name="T12">marquée</text:span><text:span text:style-name="T18">par</text:span><text:span text:style-name="T12">uneparticuleavecpeuoupas dedifférence de sens.Les représentations et les productions de création explicites</text:span><text:span text:style-name="T22">peuvent</text:span><text:span text:style-name="T12">éventuellement</text:span><text:span text:style-name="T28">être</text:span><text:span text:style-name="T12">marquéesavec</text:span><text:span text:style-name="T135">fi</text:span><text:span text:style-name="T171">ְ</text:span><text:span text:style-name="T12">,Tandis queresultati</text:span><text:span text:style-name="T26">v</text:span><text:span text:style-name="T12">esetCapaciti</text:span><text:span text:style-name="T26">v</text:span><text:span text:style-name="T12">esm</text:span><text:span text:style-name="T26">a</text:span><text:span text:style-name="T12">y</text:span><text:span text:style-name="T30">b</text:span><text:span text:style-name="T12">eéventuellementmar</text:span><text:span text:style-name="T26">k</text:span><text:span text:style-name="T12">edavec</text:span><text:span text:style-name="T171">ְ</text:span><text:span text:style-name="T263">ל</text:span><text:span text:style-name="T12">.</text:span></text:p>
      <text:p text:style-name="P155"><draw:frame draw:style-name="fr5" draw:name="Image180" text:anchor-type="as-char" svg:width="3.1945in" svg:height="0.0161in" draw:z-index="179"><draw:image xlink:href="https://translate.googleusercontent.com/image_140.png" xlink:type="simple" xlink:show="embed" xlink:actuate="onLoad"/></draw:frame><text:span text:style-name="T101"><text:line-break/></text:span><text:span text:style-name="T22">Enfin,</text:span><text:span text:style-name="T12">bien queprécédemmentreconnussecondairesprédicats</text:span><text:span text:style-name="T18">ont</text:span><text:span text:style-name="T12">ététraitéscomme accusatifsquelle quesoitd'orientation,je l'</text:span><text:span text:style-name="T18">ai</text:span><text:span text:style-name="T12">fait valoirqueDISCIPLINEetobjets -secondaires orientéesprédicats</text:span><text:span text:style-name="T18">ont</text:span><text:span text:style-name="T12">distinctessyntaxe,étantaccolésàdifférentespositionsdansla</text:span></text:p>
      <text:p text:style-name="P239"><text:span text:style-name="T67">15.Plus précisément, ils sont adjacents à little-v si l'on suppose une expression verbale tripartite: Pr&gt; v&gt;Root.</text:span></text:p>
      <text:p text:style-name="P243"><text:span text:style-name="T56">16.Joüon les a appelés</text:span><text:span text:style-name="T75">accusatif</text:span><text:span text:style-name="T65">prédicatif</text:span><text:span text:style-name="T75">d'État</text:span><text:span text:style-name="T56">, ou «accusateur prédicatif d'État»;voir Joüon et Muraoka (2006,§126a).</text:span></text:p>
      <text:p text:style-name="P37"><draw:frame draw:style-name="fr7" draw:name="Image181" text:anchor-type="char" svg:width="0.3335in" svg:height="0.361in" draw:z-index="180"><draw:image xlink:href="https://translate.googleusercontent.com/image_141.png" xlink:type="simple" xlink:show="embed" xlink:actuate="onLoad"/></draw:frame></text:p>
      <text:p text:style-name="Text_20_body"/>
      <text:p text:style-name="P37"><draw:frame draw:style-name="fr4" draw:name="Image184" text:anchor-type="char" svg:width="2in" svg:height="0.361in" draw:z-index="183"><draw:image xlink:href="https://translate.googleusercontent.com/image_143.png" xlink:type="simple" xlink:show="embed" xlink:actuate="onLoad"/></draw:frame><draw:frame draw:style-name="fr3" draw:name="Image183" text:anchor-type="char" svg:width="4.528in" svg:height="0.361in" draw:z-index="182"><draw:image xlink:href="https://translate.googleusercontent.com/image_142.png" xlink:type="simple" xlink:show="embed" xlink:actuate="onLoad"/></draw:frame><draw:frame draw:style-name="fr2" draw:name="Image182" text:anchor-type="char" svg:width="7.9445in" svg:height="0.0161in" draw:z-index="181"><draw:image xlink:href="https://translate.googleusercontent.com/image_1.png" xlink:type="simple" xlink:show="embed" xlink:actuate="onLoad"/></draw:frame></text:p>
      <text:p text:style-name="P39"/>
      <text:p text:style-name="P257"><text:soft-page-break/><text:span text:style-name="T9">structure arborescente.Les prédicats secondaires orientés objet sont certes accusatifs, mais ceux orientés sujet devraient être nominatifs.</text:span><text:span text:style-name="T187">17</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1"><draw:frame draw:style-name="fr5" draw:name="Image185" text:anchor-type="as-char" svg:width="3.1945in" svg:height="0.0161in" draw:z-index="184"><draw:image xlink:href="https://translate.googleusercontent.com/image_144.png" xlink:type="simple" xlink:show="embed" xlink:actuate="onLoad"/></draw:frame></text:p>
      <text:p text:style-name="P258"><text:span text:style-name="T56">17.Voir Hasselbach (2013) qui soutient que le sémitique est un langage à nominatif marqué, où l'accusatif est le cas par défaut.Ainsi, les prédicats secondaires orientés objet devraient</text:span><text:span text:style-name="T76">être</text:span><text:span text:style-name="T56">accusatifs</text:span><text:span text:style-name="T57">par</text:span><text:span text:style-name="T56">défaut, mais ceuxprédictifs orientéssujet devraient</text:span><text:span text:style-name="T76">être</text:span><text:span text:style-name="T56">nominatifs afin d'être en accord avec lesujet.</text:span></text:p>
      <text:p text:style-name="P37"><draw:frame draw:style-name="fr7" draw:name="Image186" text:anchor-type="char" svg:width="0.3335in" svg:height="0.361in" draw:z-index="185"><draw:image xlink:href="https://translate.googleusercontent.com/image_145.png" xlink:type="simple" xlink:show="embed" xlink:actuate="onLoad"/></draw:frame></text:p>
      <text:p text:style-name="Text_20_body"><text:soft-page-break/></text:p>
      <text:p text:style-name="P37"><draw:frame draw:style-name="fr4" draw:name="Image189" text:anchor-type="char" svg:width="2in" svg:height="0.361in" draw:z-index="188"><draw:image xlink:href="https://translate.googleusercontent.com/image_147.png" xlink:type="simple" xlink:show="embed" xlink:actuate="onLoad"/></draw:frame><draw:frame draw:style-name="fr3" draw:name="Image188" text:anchor-type="char" svg:width="4.528in" svg:height="0.361in" draw:z-index="187"><draw:image xlink:href="https://translate.googleusercontent.com/image_146.png" xlink:type="simple" xlink:show="embed" xlink:actuate="onLoad"/></draw:frame><draw:frame draw:style-name="fr2" draw:name="Image187" text:anchor-type="char" svg:width="7.9445in" svg:height="0.0161in" draw:z-index="186"><draw:image xlink:href="https://translate.googleusercontent.com/image_1.png" xlink:type="simple" xlink:show="embed" xlink:actuate="onLoad"/></draw:frame></text:p>
      <text:p text:style-name="P93"><text:bookmark text:name="_TOC_250000"/>Bibliographie</text:p>
      <text:p text:style-name="P259">Boulet, Jacques EJ et «Une réévaluation linguistique de l'accusatif hébreu biblique».PhD diss., Université de Toronto.</text:p>
      <text:p text:style-name="P261"><draw:frame draw:style-name="fr14" draw:name="Image190" text:anchor-type="char" svg:width="0.6807in" svg:height="0.0161in" draw:z-index="189"><draw:image xlink:href="https://translate.googleusercontent.com/image_148.png" xlink:type="simple" xlink:show="embed" xlink:actuate="onLoad"/></draw:frame><text:span text:style-name="T9">.2018a."Phrasesnominalesadverbialesen</text:span><text:span text:style-name="T40">hébreu</text:span><text:span text:style-name="T9">biblique</text:span><text:span text:style-name="T40">."</text:span><text:span text:style-name="T9">Documentprésentéàla réunion annuelle de la Société canadienne des études bibliques.Regina, SK,28</text:span><text:span text:style-name="T38">mai</text:span><text:span text:style-name="T9">.</text:span></text:p>
      <text:p text:style-name="P262"><draw:frame draw:style-name="fr15" draw:name="Image191" text:anchor-type="char" svg:width="0.6807in" svg:height="0.0161in" draw:z-index="190"><draw:image xlink:href="https://translate.googleusercontent.com/image_148.png" xlink:type="simple" xlink:show="embed" xlink:actuate="onLoad"/></draw:frame><text:span text:style-name="T9">.2018b."L'hébreubiblique</text:span><text:span text:style-name="T43">BēthEssentiae</text:span><text:span text:style-name="T9">:</text:span><text:span text:style-name="T40">marqueur de</text:span><text:span text:style-name="T9">prédicat</text:span><text:span text:style-name="T40">."</text:span><text:span text:style-name="T9">Documentpré sentéàl'H.H.BinghamColloquedansNew</text:span><text:span text:style-name="T38">Testament</text:span><text:span text:style-name="T9">Studies.Hamilton, ON, le15juin.</text:span></text:p>
      <text:p text:style-name="P263"><text:span text:style-name="T11">Bowers,John.1993.«Lasyntaxede la</text:span><text:span text:style-name="T20">prédication».</text:span><text:span text:style-name="T14">Enquêtelinguistique</text:span><text:span text:style-name="T11">24(3):591–656.</text:span></text:p>
      <text:p text:style-name="P264"><draw:frame draw:style-name="fr16" draw:name="Image192" text:anchor-type="char" svg:width="0.6807in" svg:height="0.0161in" draw:z-index="191"><draw:image xlink:href="https://translate.googleusercontent.com/image_148.png" xlink:type="simple" xlink:show="embed" xlink:actuate="onLoad"/></draw:frame><text:span text:style-name="T11">.2001.</text:span><text:span text:style-name="T20">«Predication».</text:span><text:span text:style-name="T11">Dans</text:span><text:span text:style-name="T14">le</text:span><text:span text:style-name="T21">Handbook</text:span><text:span text:style-name="T14">of Contemporary SyntacticTheory,</text:span></text:p>
      <text:p text:style-name="P266">édité par Mark Baltin et Chris Collins, 299–333.Malden: Blackwell.</text:p>
      <text:p text:style-name="P267"><text:span text:style-name="T50">Dowty,</text:span><text:span text:style-name="T9">David.1991. «Proto-rôles thématiques et</text:span><text:span text:style-name="T38">sélection d'</text:span><text:span text:style-name="T9">arguments</text:span><text:span text:style-name="T38">».</text:span><text:span text:style-name="T43">Langue</text:span><text:span text:style-name="T9">67 (3): 547–619.</text:span></text:p>
      <text:p text:style-name="P94"><text:span text:style-name="T11">Hasselbach, Rebecca.2013.</text:span><text:span text:style-name="T14">Case in Semitic: Roles, Relations, and</text:span><text:span text:style-name="T21">Reconstruction.</text:span></text:p>
      <text:p text:style-name="P266">Oxford: Oxford University Press.</text:p>
      <text:p text:style-name="P267"><text:span text:style-name="T9">Joüon, Paul.1947.</text:span><text:span text:style-name="T39">Grammaire</text:span><text:span text:style-name="T43">de l'hébreu biblique.</text:span><text:span text:style-name="T9">2e éd.Rome: Institut Biblique Pontifical.</text:span></text:p>
      <text:p text:style-name="P260"><text:span text:style-name="T9">Joüon,PauletT.Muraoka.2006.</text:span><text:span text:style-name="T43">Unegrammairedel'hébreubiblique.</text:span><text:span text:style-name="T9">Roma:Pontificio istitutobiblico.</text:span></text:p>
      <text:p text:style-name="P268"><text:span text:style-name="T9">Rapoport,</text:span><text:span text:style-name="T44">Tova.</text:span><text:span text:style-name="T9">2018. «Prédicats secondaires: aperçus des</text:span><text:span text:style-name="T44">verbes</text:span><text:span text:style-name="T9">de création</text:span><text:span text:style-name="T44">».</text:span><text:span text:style-name="T9">Document présenté à l'Université de</text:span><text:span text:style-name="T38">Calgary.Calgary,</text:span><text:span text:style-name="T9">AB,30juillet.</text:span></text:p>
      <text:p text:style-name="P268"><text:span text:style-name="T9">Rothstein, Susan.2011. «</text:span><text:span text:style-name="T38">Prédicats</text:span><text:span text:style-name="T9">secondaires</text:span><text:span text:style-name="T38">».</text:span><text:span text:style-name="T9">In</text:span><text:span text:style-name="T43">Semantics:</text:span><text:span text:style-name="T51">An</text:span><text:span text:style-name="T43">International</text:span><text:span text:style-name="T39">Handbook</text:span><text:span text:style-name="T43">ofNaturalLanguageSignification,</text:span><text:span text:style-name="T9">édité</text:span><text:span text:style-name="T41">par</text:span><text:span text:style-name="T9">Klaus</text:span><text:span text:style-name="T38">von</text:span><text:span text:style-name="T9">Heusinger,Claudia Maienborn et Paul Portner, 2: 1442–1262.Berlin: De GruyterMouton.</text:span></text:p>
      <text:p text:style-name="P95"><text:soft-page-break/><text:span text:style-name="T11">Waltke, Bruce K. et M. O'Connor.1990.</text:span><text:span text:style-name="T14">Une introduction à la syntaxe hébraïque biblique.</text:span></text:p>
      <text:p text:style-name="P265">Lac Winona: Eisenbrauns.</text:p>
      <text:p text:style-name="P269">Wilson, Daniel Joseph.2015. «Copular Predication in Biblical Hebrew.»Mémoire de maîtrise, Université de l'État libre.</text:p>
      <text:p text:style-name="P37"><draw:frame draw:style-name="fr7" draw:name="Image193" text:anchor-type="char" svg:width="0.3335in" svg:height="0.361in" draw:z-index="192"><draw:image xlink:href="https://translate.googleusercontent.com/image_149.png" xlink:type="simple" xlink:show="embed" xlink:actuate="onLoad"/></draw:frame></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ABEL Unicode" svg:font-family="'BABEL Unicode'"/>
    <style:font-face style:name="Georgia" svg:font-family="Georgia"/>
    <style:font-face style:name="LM Roman 10" svg:font-family="'LM Roman 10'"/>
    <style:font-face style:name="LM Roman 12" svg:font-family="'LM Roman 12'"/>
    <style:font-face style:name="LM Roman 17" svg:font-family="'LM Roman 17'"/>
    <style:font-face style:name="LM Roman 7" svg:font-family="'LM Roman 7'"/>
    <style:font-face style:name="LM Roman 8" svg:font-family="'LM Roman 8'"/>
    <style:font-face style:name="LM Roman Caps 10" svg:font-family="'LM Roman Caps 10'"/>
    <style:font-face style:name="StarSymbol" svg:font-family="Star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Argument Sharing Secondary Predicates in Biblical Hebrew</dc:title>
    <dc:description/>
    <dc:subject/>
    <meta:keyword/>
    <meta:initial-creator/>
    <dc:creator>Žāle Mottahedin</dc:creator>
    <meta:creation-date>2020-05-21T18:02:27Z</meta:creation-date>
    <dc:date>2020-05-21T21:23:15.147495468</dc:date>
    <meta:editing-duration>PT1M34S</meta:editing-duration>
    <meta:editing-cycles>2</meta:editing-cycles>
    <meta:document-statistic meta:table-count="0" meta:image-count="193" meta:object-count="0" meta:page-count="25" meta:paragraph-count="254" meta:word-count="2497" meta:character-count="26344" meta:non-whitespace-character-count="24061"/>
  </office:meta>
</office:document-meta>
</file>